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я25" style:family="table">
      <style:table-properties style:width="17.595cm" fo:margin-left="0cm" table:align="left"/>
    </style:style>
    <style:style style:name="Таблиця25.A" style:family="table-column">
      <style:table-column-properties style:column-width="4.26cm"/>
    </style:style>
    <style:style style:name="Таблиця25.B" style:family="table-column">
      <style:table-column-properties style:column-width="13.335cm"/>
    </style:style>
    <style:style style:name="Таблиця25.A1" style:family="table-cell">
      <style:table-cell-properties fo:padding="0.097cm" fo:border="none"/>
    </style:style>
    <style:style style:name="Таблиця3" style:family="table">
      <style:table-properties style:width="17.568cm" table:align="left"/>
    </style:style>
    <style:style style:name="Таблиця3.A" style:family="table-column">
      <style:table-column-properties style:column-width="1.64cm"/>
    </style:style>
    <style:style style:name="Таблиця3.B" style:family="table-column">
      <style:table-column-properties style:column-width="6.138cm"/>
    </style:style>
    <style:style style:name="Таблиця3.C" style:family="table-column">
      <style:table-column-properties style:column-width="9.79cm"/>
    </style:style>
    <style:style style:name="Таблиця3.A1" style:family="table-cell">
      <style:table-cell-properties fo:padding="0.097cm" fo:border="none"/>
    </style:style>
    <style:style style:name="Таблиця17" style:family="table">
      <style:table-properties style:width="17.568cm" table:align="left"/>
    </style:style>
    <style:style style:name="Таблиця17.A" style:family="table-column">
      <style:table-column-properties style:column-width="1.64cm"/>
    </style:style>
    <style:style style:name="Таблиця17.B" style:family="table-column">
      <style:table-column-properties style:column-width="6.138cm"/>
    </style:style>
    <style:style style:name="Таблиця17.C" style:family="table-column">
      <style:table-column-properties style:column-width="9.79cm"/>
    </style:style>
    <style:style style:name="Таблиця17.A1" style:family="table-cell">
      <style:table-cell-properties fo:padding="0.097cm" fo:border="none"/>
    </style:style>
    <style:style style:name="Таблиця1" style:family="table">
      <style:table-properties style:width="17.568cm" table:align="left"/>
    </style:style>
    <style:style style:name="Таблиця1.A" style:family="table-column">
      <style:table-column-properties style:column-width="1.64cm"/>
    </style:style>
    <style:style style:name="Таблиця1.B" style:family="table-column">
      <style:table-column-properties style:column-width="6.138cm"/>
    </style:style>
    <style:style style:name="Таблиця1.C" style:family="table-column">
      <style:table-column-properties style:column-width="9.79cm"/>
    </style:style>
    <style:style style:name="Таблиця1.A1" style:family="table-cell">
      <style:table-cell-properties fo:padding="0.097cm" fo:border="none"/>
    </style:style>
    <style:style style:name="Таблиця15" style:family="table">
      <style:table-properties style:width="17.568cm" table:align="left"/>
    </style:style>
    <style:style style:name="Таблиця15.A" style:family="table-column">
      <style:table-column-properties style:column-width="1.64cm"/>
    </style:style>
    <style:style style:name="Таблиця15.B" style:family="table-column">
      <style:table-column-properties style:column-width="6.138cm"/>
    </style:style>
    <style:style style:name="Таблиця15.C" style:family="table-column">
      <style:table-column-properties style:column-width="9.79cm"/>
    </style:style>
    <style:style style:name="Таблиця15.A1" style:family="table-cell">
      <style:table-cell-properties fo:padding="0.097cm" fo:border="none"/>
    </style:style>
    <style:style style:name="Таблиця5" style:family="table">
      <style:table-properties style:width="17.568cm" table:align="left"/>
    </style:style>
    <style:style style:name="Таблиця5.A" style:family="table-column">
      <style:table-column-properties style:column-width="1.64cm"/>
    </style:style>
    <style:style style:name="Таблиця5.B" style:family="table-column">
      <style:table-column-properties style:column-width="6.138cm"/>
    </style:style>
    <style:style style:name="Таблиця5.C" style:family="table-column">
      <style:table-column-properties style:column-width="9.79cm"/>
    </style:style>
    <style:style style:name="Таблиця5.A1" style:family="table-cell">
      <style:table-cell-properties fo:padding="0.097cm" fo:border="none"/>
    </style:style>
    <style:style style:name="Таблиця4" style:family="table">
      <style:table-properties style:width="17.568cm" table:align="left"/>
    </style:style>
    <style:style style:name="Таблиця4.A" style:family="table-column">
      <style:table-column-properties style:column-width="1.64cm"/>
    </style:style>
    <style:style style:name="Таблиця4.B" style:family="table-column">
      <style:table-column-properties style:column-width="6.138cm"/>
    </style:style>
    <style:style style:name="Таблиця4.C" style:family="table-column">
      <style:table-column-properties style:column-width="9.79cm"/>
    </style:style>
    <style:style style:name="Таблиця4.A1" style:family="table-cell">
      <style:table-cell-properties fo:padding="0.097cm" fo:border="none"/>
    </style:style>
    <style:style style:name="Таблиця16" style:family="table">
      <style:table-properties style:width="17.568cm" table:align="left"/>
    </style:style>
    <style:style style:name="Таблиця16.A" style:family="table-column">
      <style:table-column-properties style:column-width="1.64cm"/>
    </style:style>
    <style:style style:name="Таблиця16.B" style:family="table-column">
      <style:table-column-properties style:column-width="6.138cm"/>
    </style:style>
    <style:style style:name="Таблиця16.C" style:family="table-column">
      <style:table-column-properties style:column-width="9.79cm"/>
    </style:style>
    <style:style style:name="Таблиця16.A1" style:family="table-cell">
      <style:table-cell-properties fo:padding="0.097cm" fo:border="none"/>
    </style:style>
    <style:style style:name="Таблиця14" style:family="table">
      <style:table-properties style:width="17.568cm" table:align="left"/>
    </style:style>
    <style:style style:name="Таблиця14.A" style:family="table-column">
      <style:table-column-properties style:column-width="1.64cm"/>
    </style:style>
    <style:style style:name="Таблиця14.B" style:family="table-column">
      <style:table-column-properties style:column-width="6.138cm"/>
    </style:style>
    <style:style style:name="Таблиця14.C" style:family="table-column">
      <style:table-column-properties style:column-width="9.79cm"/>
    </style:style>
    <style:style style:name="Таблиця14.A1" style:family="table-cell">
      <style:table-cell-properties fo:padding="0.097cm" fo:border="none"/>
    </style:style>
    <style:style style:name="Таблиця6" style:family="table">
      <style:table-properties style:width="17.595cm" fo:margin-left="0cm" table:align="left"/>
    </style:style>
    <style:style style:name="Таблиця6.A" style:family="table-column">
      <style:table-column-properties style:column-width="4.577cm"/>
    </style:style>
    <style:style style:name="Таблиця6.B" style:family="table-column">
      <style:table-column-properties style:column-width="13.018cm"/>
    </style:style>
    <style:style style:name="Таблиця6.A1" style:family="table-cell">
      <style:table-cell-properties fo:padding="0.097cm" fo:border="none"/>
    </style:style>
    <style:style style:name="Таблиця27" style:family="table">
      <style:table-properties style:width="17.595cm" fo:margin-left="0cm" table:align="left"/>
    </style:style>
    <style:style style:name="Таблиця27.A" style:family="table-column">
      <style:table-column-properties style:column-width="4.577cm"/>
    </style:style>
    <style:style style:name="Таблиця27.B" style:family="table-column">
      <style:table-column-properties style:column-width="13.018cm"/>
    </style:style>
    <style:style style:name="Таблиця27.A1" style:family="table-cell">
      <style:table-cell-properties fo:padding="0.097cm" fo:border="none"/>
    </style:style>
    <style:style style:name="Таблиця28" style:family="table">
      <style:table-properties style:width="17.595cm" fo:margin-left="0cm" table:align="left"/>
    </style:style>
    <style:style style:name="Таблиця28.A" style:family="table-column">
      <style:table-column-properties style:column-width="4.577cm"/>
    </style:style>
    <style:style style:name="Таблиця28.B" style:family="table-column">
      <style:table-column-properties style:column-width="13.018cm"/>
    </style:style>
    <style:style style:name="Таблиця28.A1" style:family="table-cell">
      <style:table-cell-properties fo:padding="0.097cm" fo:border="none"/>
    </style:style>
    <style:style style:name="Таблиця29" style:family="table">
      <style:table-properties style:width="17.595cm" fo:margin-left="0cm" table:align="left"/>
    </style:style>
    <style:style style:name="Таблиця29.A" style:family="table-column">
      <style:table-column-properties style:column-width="4.577cm"/>
    </style:style>
    <style:style style:name="Таблиця29.B" style:family="table-column">
      <style:table-column-properties style:column-width="13.018cm"/>
    </style:style>
    <style:style style:name="Таблиця29.A1" style:family="table-cell">
      <style:table-cell-properties fo:padding="0.097cm" fo:border="none"/>
    </style:style>
    <style:style style:name="Таблиця30" style:family="table">
      <style:table-properties style:width="17.595cm" fo:margin-left="0cm" table:align="left"/>
    </style:style>
    <style:style style:name="Таблиця30.A" style:family="table-column">
      <style:table-column-properties style:column-width="4.577cm"/>
    </style:style>
    <style:style style:name="Таблиця30.B" style:family="table-column">
      <style:table-column-properties style:column-width="13.018cm"/>
    </style:style>
    <style:style style:name="Таблиця30.A1" style:family="table-cell">
      <style:table-cell-properties fo:padding="0.097cm" fo:border="none"/>
    </style:style>
    <style:style style:name="Таблиця7" style:family="table">
      <style:table-properties style:width="17.595cm" fo:margin-left="0cm" table:align="left"/>
    </style:style>
    <style:style style:name="Таблиця7.A" style:family="table-column">
      <style:table-column-properties style:column-width="4.577cm"/>
    </style:style>
    <style:style style:name="Таблиця7.B" style:family="table-column">
      <style:table-column-properties style:column-width="13.018cm"/>
    </style:style>
    <style:style style:name="Таблиця7.A1" style:family="table-cell">
      <style:table-cell-properties fo:padding="0.097cm" fo:border="none"/>
    </style:style>
    <style:style style:name="Таблиця20" style:family="table">
      <style:table-properties style:width="17.595cm" fo:margin-left="0cm" table:align="left"/>
    </style:style>
    <style:style style:name="Таблиця20.A" style:family="table-column">
      <style:table-column-properties style:column-width="4.577cm"/>
    </style:style>
    <style:style style:name="Таблиця20.B" style:family="table-column">
      <style:table-column-properties style:column-width="13.018cm"/>
    </style:style>
    <style:style style:name="Таблиця20.A1" style:family="table-cell">
      <style:table-cell-properties fo:padding="0.097cm" fo:border="none"/>
    </style:style>
    <style:style style:name="Таблиця8" style:family="table">
      <style:table-properties style:width="17.595cm" fo:margin-left="0cm" table:align="left"/>
    </style:style>
    <style:style style:name="Таблиця8.A" style:family="table-column">
      <style:table-column-properties style:column-width="4.577cm"/>
    </style:style>
    <style:style style:name="Таблиця8.B" style:family="table-column">
      <style:table-column-properties style:column-width="13.018cm"/>
    </style:style>
    <style:style style:name="Таблиця8.A1" style:family="table-cell">
      <style:table-cell-properties fo:padding="0.097cm" fo:border="none"/>
    </style:style>
    <style:style style:name="Таблиця23" style:family="table">
      <style:table-properties style:width="17.595cm" fo:margin-left="0cm" table:align="left"/>
    </style:style>
    <style:style style:name="Таблиця23.A" style:family="table-column">
      <style:table-column-properties style:column-width="4.577cm"/>
    </style:style>
    <style:style style:name="Таблиця23.B" style:family="table-column">
      <style:table-column-properties style:column-width="13.018cm"/>
    </style:style>
    <style:style style:name="Таблиця23.A1" style:family="table-cell">
      <style:table-cell-properties fo:padding="0.097cm" fo:border="none"/>
    </style:style>
    <style:style style:name="Таблиця2" style:family="table">
      <style:table-properties style:width="17.595cm" fo:margin-left="0cm" table:align="left"/>
    </style:style>
    <style:style style:name="Таблиця2.A" style:family="table-column">
      <style:table-column-properties style:column-width="4.577cm"/>
    </style:style>
    <style:style style:name="Таблиця2.B" style:family="table-column">
      <style:table-column-properties style:column-width="13.018cm"/>
    </style:style>
    <style:style style:name="Таблиця2.A1" style:family="table-cell">
      <style:table-cell-properties fo:padding="0.097cm" fo:border="none"/>
    </style:style>
    <style:style style:name="Таблиця9" style:family="table">
      <style:table-properties style:width="17.595cm" fo:margin-left="0cm" table:align="left"/>
    </style:style>
    <style:style style:name="Таблиця9.A" style:family="table-column">
      <style:table-column-properties style:column-width="4.577cm"/>
    </style:style>
    <style:style style:name="Таблиця9.B" style:family="table-column">
      <style:table-column-properties style:column-width="13.018cm"/>
    </style:style>
    <style:style style:name="Таблиця9.A1" style:family="table-cell">
      <style:table-cell-properties fo:padding="0.097cm" fo:border="none"/>
    </style:style>
    <style:style style:name="Таблиця36" style:family="table">
      <style:table-properties style:width="17.595cm" fo:margin-left="0cm" table:align="left"/>
    </style:style>
    <style:style style:name="Таблиця36.A" style:family="table-column">
      <style:table-column-properties style:column-width="4.577cm"/>
    </style:style>
    <style:style style:name="Таблиця36.B" style:family="table-column">
      <style:table-column-properties style:column-width="13.018cm"/>
    </style:style>
    <style:style style:name="Таблиця36.A1" style:family="table-cell">
      <style:table-cell-properties fo:padding="0.097cm" fo:border="none"/>
    </style:style>
    <style:style style:name="Таблиця24" style:family="table">
      <style:table-properties style:width="17.595cm" fo:margin-left="0cm" table:align="left"/>
    </style:style>
    <style:style style:name="Таблиця24.A" style:family="table-column">
      <style:table-column-properties style:column-width="1.76cm"/>
    </style:style>
    <style:style style:name="Таблиця24.B" style:family="table-column">
      <style:table-column-properties style:column-width="4.325cm"/>
    </style:style>
    <style:style style:name="Таблиця24.C" style:family="table-column">
      <style:table-column-properties style:column-width="11.509cm"/>
    </style:style>
    <style:style style:name="Таблиця24.A1" style:family="table-cell">
      <style:table-cell-properties fo:padding="0.097cm" fo:border="none"/>
    </style:style>
    <style:style style:name="P1" style:family="paragraph" style:parent-style-name="Table_20_Contents">
      <style:text-properties style:font-name="Ubuntu" fo:font-size="10pt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Ubuntu" fo:font-size="10pt" fo:font-weight="bold" officeooo:paragraph-rsid="00196d2d" style:font-size-asian="10pt" style:font-weight-asian="bold" style:font-size-complex="10pt" style:font-weight-complex="bold"/>
    </style:style>
    <style:style style:name="P3" style:family="paragraph" style:parent-style-name="Table_20_Contents">
      <style:text-properties style:font-name="Ubuntu" fo:font-size="10pt" fo:font-weight="bold" officeooo:paragraph-rsid="003a5d60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Ubuntu" fo:font-size="10pt" fo:font-weight="bold" officeooo:paragraph-rsid="005002c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Ubuntu" fo:font-size="10pt" fo:font-weight="bold" officeooo:paragraph-rsid="0052c6e9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Ubuntu" fo:font-size="10pt" fo:font-weight="bold" officeooo:paragraph-rsid="0054446a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Ubuntu" fo:font-size="10pt" fo:font-weight="bold" officeooo:rsid="00400ad7" officeooo:paragraph-rsid="00400ad7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Ubuntu" fo:font-size="10pt" fo:font-weight="bold" officeooo:paragraph-rsid="0058b99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Ubuntu" fo:font-size="10pt" fo:font-weight="bold" officeooo:paragraph-rsid="0058c017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style:font-name="Ubuntu" fo:font-size="10pt" fo:font-weight="bold" officeooo:paragraph-rsid="005a4174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style:font-name="Ubuntu" fo:font-size="10pt" fo:font-weight="bold" officeooo:paragraph-rsid="0060d288" style:font-size-asian="10pt" style:font-weight-asian="bold" style:font-size-complex="10pt" style:font-weight-complex="bold"/>
    </style:style>
    <style:style style:name="P12" style:family="paragraph" style:parent-style-name="Table_20_Contents">
      <style:text-properties style:font-name="Ubuntu" fo:font-size="10pt" fo:font-weight="bold" officeooo:paragraph-rsid="0085cdb2" style:font-size-asian="10pt" style:font-weight-asian="bold" style:font-size-complex="10pt" style:font-weight-complex="bold"/>
    </style:style>
    <style:style style:name="P13" style:family="paragraph" style:parent-style-name="Table_20_Contents">
      <style:text-properties style:font-name="Ubuntu" fo:font-size="10pt" fo:font-weight="bold" officeooo:paragraph-rsid="00a3387a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style:font-name="Ubuntu" fo:font-size="10pt" fo:font-weight="bold" officeooo:paragraph-rsid="00a3432c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name="Ubuntu" fo:font-size="10pt" fo:font-weight="bold" officeooo:paragraph-rsid="001ae64a" style:font-size-asian="10pt" style:font-weight-asian="bold" style:font-size-complex="10pt" style:font-weight-complex="bold"/>
    </style:style>
    <style:style style:name="P16" style:family="paragraph" style:parent-style-name="Table_20_Contents">
      <style:text-properties style:font-name="Ubuntu" fo:font-size="10pt" fo:font-weight="bold" officeooo:rsid="0096d1f0" officeooo:paragraph-rsid="0096d1f0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style:font-name="Ubuntu" fo:font-size="10pt" fo:font-weight="bold" officeooo:rsid="00d9e599" officeooo:paragraph-rsid="00d9e599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Ubuntu" fo:font-size="10pt" fo:font-weight="bold" officeooo:rsid="00d9e599" officeooo:paragraph-rsid="00e2eea5" style:font-size-asian="10pt" style:font-weight-asian="bold" style:font-size-complex="10pt" style:font-weight-complex="bold"/>
    </style:style>
    <style:style style:name="P19" style:family="paragraph" style:parent-style-name="Table_20_Contents">
      <style:text-properties style:font-name="Ubuntu" fo:font-size="10pt" fo:font-weight="bold" officeooo:rsid="00d9e599" officeooo:paragraph-rsid="00ed535c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Ubuntu" fo:font-size="10pt" fo:font-weight="bold" officeooo:rsid="00ed535c" officeooo:paragraph-rsid="00ed535c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Ubuntu"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Ubuntu" fo:font-size="10pt" fo:font-weight="normal" officeooo:paragraph-rsid="00196d2d" style:font-size-asian="10pt" style:font-weight-asian="normal" style:font-size-complex="10pt" style:font-weight-complex="normal"/>
    </style:style>
    <style:style style:name="P23" style:family="paragraph" style:parent-style-name="Table_20_Contents">
      <style:text-properties style:font-name="Ubuntu" fo:font-size="10pt" fo:font-weight="normal" officeooo:paragraph-rsid="001ae64a" style:font-size-asian="10pt" style:font-weight-asian="normal" style:font-size-complex="10pt" style:font-weight-complex="normal"/>
    </style:style>
    <style:style style:name="P24" style:family="paragraph" style:parent-style-name="Table_20_Contents">
      <style:text-properties style:font-name="Ubuntu" fo:font-size="10pt" fo:font-weight="normal" officeooo:paragraph-rsid="001c4333" style:font-size-asian="10pt" style:font-weight-asian="normal" style:font-size-complex="10pt" style:font-weight-complex="normal"/>
    </style:style>
    <style:style style:name="P25" style:family="paragraph" style:parent-style-name="Table_20_Contents">
      <style:text-properties style:font-name="Ubuntu" fo:font-size="10pt" fo:font-weight="normal" officeooo:paragraph-rsid="0033d3d3" style:font-size-asian="10pt" style:font-weight-asian="normal" style:font-size-complex="10pt" style:font-weight-complex="normal"/>
    </style:style>
    <style:style style:name="P26" style:family="paragraph" style:parent-style-name="Table_20_Contents">
      <style:text-properties style:font-name="Ubuntu" fo:font-size="10pt" fo:font-weight="normal" officeooo:paragraph-rsid="0035695b" style:font-size-asian="10pt" style:font-weight-asian="normal" style:font-size-complex="10pt" style:font-weight-complex="normal"/>
    </style:style>
    <style:style style:name="P27" style:family="paragraph" style:parent-style-name="Table_20_Contents">
      <style:text-properties style:font-name="Ubuntu" fo:font-size="10pt" fo:font-weight="normal" officeooo:paragraph-rsid="003a5d60" style:font-size-asian="10pt" style:font-weight-asian="normal" style:font-size-complex="10pt" style:font-weight-complex="normal"/>
    </style:style>
    <style:style style:name="P28" style:family="paragraph" style:parent-style-name="Table_20_Contents">
      <style:text-properties style:font-name="Ubuntu" fo:font-size="10pt" fo:font-weight="normal" officeooo:paragraph-rsid="003b43ec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style:font-name="Ubuntu" fo:font-size="10pt" fo:font-weight="normal" officeooo:paragraph-rsid="004ab958" style:font-size-asian="10pt" style:font-weight-asian="normal" style:font-size-complex="10pt" style:font-weight-complex="normal"/>
    </style:style>
    <style:style style:name="P30" style:family="paragraph" style:parent-style-name="Table_20_Contents">
      <style:text-properties style:font-name="Ubuntu" fo:font-size="10pt" fo:font-weight="normal" officeooo:paragraph-rsid="004e6bae" style:font-size-asian="10pt" style:font-weight-asian="normal" style:font-size-complex="10pt" style:font-weight-complex="normal"/>
    </style:style>
    <style:style style:name="P31" style:family="paragraph" style:parent-style-name="Table_20_Contents">
      <style:text-properties style:font-name="Ubuntu" fo:font-size="10pt" fo:font-weight="normal" officeooo:paragraph-rsid="005002cd" style:font-size-asian="10pt" style:font-weight-asian="normal" style:font-size-complex="10pt" style:font-weight-complex="normal"/>
    </style:style>
    <style:style style:name="P32" style:family="paragraph" style:parent-style-name="Table_20_Contents">
      <style:text-properties style:font-name="Ubuntu" fo:font-size="10pt" fo:font-weight="normal" officeooo:paragraph-rsid="0052c6e9" style:font-size-asian="10pt" style:font-weight-asian="normal" style:font-size-complex="10pt" style:font-weight-complex="normal"/>
    </style:style>
    <style:style style:name="P33" style:family="paragraph" style:parent-style-name="Table_20_Contents">
      <style:text-properties style:font-name="Ubuntu" fo:font-size="10pt" fo:font-weight="normal" officeooo:paragraph-rsid="0054446a" style:font-size-asian="10pt" style:font-weight-asian="normal" style:font-size-complex="10pt" style:font-weight-complex="normal"/>
    </style:style>
    <style:style style:name="P34" style:family="paragraph" style:parent-style-name="Table_20_Contents">
      <style:text-properties style:font-name="Ubuntu" fo:font-size="10pt" fo:font-weight="normal" officeooo:rsid="0051cc16" officeooo:paragraph-rsid="0054446a" style:font-size-asian="10pt" style:font-weight-asian="normal" style:font-size-complex="10pt" style:font-weight-complex="normal"/>
    </style:style>
    <style:style style:name="P35" style:family="paragraph" style:parent-style-name="Table_20_Contents">
      <style:text-properties style:font-name="Ubuntu" fo:font-size="10pt" fo:font-weight="normal" officeooo:rsid="0051cc16" officeooo:paragraph-rsid="0052c6e9" style:font-size-asian="10pt" style:font-weight-asian="normal" style:font-size-complex="10pt" style:font-weight-complex="normal"/>
    </style:style>
    <style:style style:name="P36" style:family="paragraph" style:parent-style-name="Table_20_Contents">
      <style:text-properties style:font-name="Ubuntu" fo:font-size="10pt" fo:font-weight="normal" officeooo:rsid="0051cc16" officeooo:paragraph-rsid="005a4174" style:font-size-asian="10pt" style:font-weight-asian="normal" style:font-size-complex="10pt" style:font-weight-complex="normal"/>
    </style:style>
    <style:style style:name="P37" style:family="paragraph" style:parent-style-name="Table_20_Contents">
      <style:text-properties style:font-name="Ubuntu" fo:font-size="10pt" fo:font-weight="normal" officeooo:rsid="0050510e" officeooo:paragraph-rsid="0054446a" style:font-size-asian="10pt" style:font-weight-asian="normal" style:font-size-complex="10pt" style:font-weight-complex="normal"/>
    </style:style>
    <style:style style:name="P38" style:family="paragraph" style:parent-style-name="Table_20_Contents">
      <style:text-properties style:font-name="Ubuntu" fo:font-size="10pt" fo:font-weight="normal" officeooo:rsid="0050510e" officeooo:paragraph-rsid="0050510e" style:font-size-asian="10pt" style:font-weight-asian="normal" style:font-size-complex="10pt" style:font-weight-complex="normal"/>
    </style:style>
    <style:style style:name="P39" style:family="paragraph" style:parent-style-name="Table_20_Contents">
      <style:text-properties style:font-name="Ubuntu" fo:font-size="10pt" fo:font-weight="normal" officeooo:rsid="0050510e" officeooo:paragraph-rsid="0052c6e9" style:font-size-asian="10pt" style:font-weight-asian="normal" style:font-size-complex="10pt" style:font-weight-complex="normal"/>
    </style:style>
    <style:style style:name="P40" style:family="paragraph" style:parent-style-name="Table_20_Contents">
      <style:text-properties style:font-name="Ubuntu" fo:font-size="10pt" fo:font-weight="normal" officeooo:rsid="0050510e" officeooo:paragraph-rsid="0058c017" style:font-size-asian="10pt" style:font-weight-asian="normal" style:font-size-complex="10pt" style:font-weight-complex="normal"/>
    </style:style>
    <style:style style:name="P41" style:family="paragraph" style:parent-style-name="Table_20_Contents">
      <style:text-properties style:font-name="Ubuntu" fo:font-size="10pt" fo:font-weight="normal" officeooo:rsid="0050510e" officeooo:paragraph-rsid="005a4174" style:font-size-asian="10pt" style:font-weight-asian="normal" style:font-size-complex="10pt" style:font-weight-complex="normal"/>
    </style:style>
    <style:style style:name="P42" style:family="paragraph" style:parent-style-name="Table_20_Contents">
      <style:text-properties style:font-name="Ubuntu" fo:font-size="10pt" fo:font-weight="normal" officeooo:rsid="0050510e" officeooo:paragraph-rsid="0060d288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style:font-name="Ubuntu" fo:font-size="10pt" fo:font-weight="normal" officeooo:rsid="0050510e" officeooo:paragraph-rsid="0096d1f0" style:font-size-asian="10pt" style:font-weight-asian="normal" style:font-size-complex="10pt" style:font-weight-complex="normal"/>
    </style:style>
    <style:style style:name="P44" style:family="paragraph" style:parent-style-name="Table_20_Contents">
      <style:text-properties style:font-name="Ubuntu" fo:font-size="10pt" fo:font-weight="normal" officeooo:rsid="0050510e" officeooo:paragraph-rsid="00a527c9" style:font-size-asian="10pt" style:font-weight-asian="normal" style:font-size-complex="10pt" style:font-weight-complex="normal"/>
    </style:style>
    <style:style style:name="P45" style:family="paragraph" style:parent-style-name="Table_20_Contents">
      <style:text-properties style:font-name="Ubuntu" fo:font-size="10pt" fo:font-weight="normal" officeooo:rsid="0052c6e9" officeooo:paragraph-rsid="0052c6e9" style:font-size-asian="10pt" style:font-weight-asian="normal" style:font-size-complex="10pt" style:font-weight-complex="normal"/>
    </style:style>
    <style:style style:name="P46" style:family="paragraph" style:parent-style-name="Table_20_Contents">
      <style:text-properties style:font-name="Ubuntu" fo:font-size="10pt" fo:font-weight="normal" officeooo:rsid="0052c6e9" officeooo:paragraph-rsid="005a4174" style:font-size-asian="10pt" style:font-weight-asian="normal" style:font-size-complex="10pt" style:font-weight-complex="normal"/>
    </style:style>
    <style:style style:name="P47" style:family="paragraph" style:parent-style-name="Table_20_Contents">
      <style:text-properties style:font-name="Ubuntu" fo:font-size="10pt" fo:font-weight="normal" officeooo:rsid="0052c6e9" officeooo:paragraph-rsid="00d9e599" style:font-size-asian="10pt" style:font-weight-asian="normal" style:font-size-complex="10pt" style:font-weight-complex="normal"/>
    </style:style>
    <style:style style:name="P48" style:family="paragraph" style:parent-style-name="Table_20_Contents">
      <style:text-properties style:font-name="Ubuntu" fo:font-size="10pt" fo:font-weight="normal" officeooo:rsid="0052c6e9" officeooo:paragraph-rsid="00e0e540" style:font-size-asian="10pt" style:font-weight-asian="normal" style:font-size-complex="10pt" style:font-weight-complex="normal"/>
    </style:style>
    <style:style style:name="P49" style:family="paragraph" style:parent-style-name="Table_20_Contents">
      <style:text-properties style:font-name="Ubuntu" fo:font-size="10pt" fo:font-weight="normal" officeooo:rsid="0052c6e9" officeooo:paragraph-rsid="00e0eed8" style:font-size-asian="10pt" style:font-weight-asian="normal" style:font-size-complex="10pt" style:font-weight-complex="normal"/>
    </style:style>
    <style:style style:name="P50" style:family="paragraph" style:parent-style-name="Table_20_Contents">
      <style:text-properties style:font-name="Ubuntu" fo:font-size="10pt" fo:font-weight="normal" officeooo:rsid="005002cd" officeooo:paragraph-rsid="005002cd" style:font-size-asian="10pt" style:font-weight-asian="normal" style:font-size-complex="10pt" style:font-weight-complex="normal"/>
    </style:style>
    <style:style style:name="P51" style:family="paragraph" style:parent-style-name="Table_20_Contents">
      <style:text-properties style:font-name="Ubuntu" fo:font-size="10pt" fo:font-weight="normal" officeooo:rsid="0033d3d3" officeooo:paragraph-rsid="0033d3d3" style:font-size-asian="10pt" style:font-weight-asian="normal" style:font-size-complex="10pt" style:font-weight-complex="normal"/>
    </style:style>
    <style:style style:name="P52" style:family="paragraph" style:parent-style-name="Table_20_Contents">
      <style:text-properties style:font-name="Ubuntu" fo:font-size="10pt" fo:font-weight="normal" officeooo:paragraph-rsid="00579aac" style:font-size-asian="10pt" style:font-weight-asian="normal" style:font-size-complex="10pt" style:font-weight-complex="normal"/>
    </style:style>
    <style:style style:name="P53" style:family="paragraph" style:parent-style-name="Table_20_Contents">
      <style:text-properties style:font-name="Ubuntu" fo:font-size="10pt" fo:font-weight="normal" officeooo:paragraph-rsid="0058b992" style:font-size-asian="10pt" style:font-weight-asian="normal" style:font-size-complex="10pt" style:font-weight-complex="normal"/>
    </style:style>
    <style:style style:name="P54" style:family="paragraph" style:parent-style-name="Table_20_Contents">
      <style:text-properties style:font-name="Ubuntu" fo:font-size="10pt" fo:font-weight="normal" officeooo:paragraph-rsid="0058c017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style:font-name="Ubuntu" fo:font-size="10pt" fo:font-weight="normal" officeooo:paragraph-rsid="005a4174" style:font-size-asian="10pt" style:font-weight-asian="normal" style:font-size-complex="10pt" style:font-weight-complex="normal"/>
    </style:style>
    <style:style style:name="P56" style:family="paragraph" style:parent-style-name="Table_20_Contents">
      <style:text-properties style:font-name="Ubuntu" fo:font-size="10pt" fo:font-weight="normal" officeooo:rsid="00579aac" officeooo:paragraph-rsid="00579aac" style:font-size-asian="10pt" style:font-weight-asian="normal" style:font-size-complex="10pt" style:font-weight-complex="normal"/>
    </style:style>
    <style:style style:name="P57" style:family="paragraph" style:parent-style-name="Table_20_Contents">
      <style:text-properties style:font-name="Ubuntu" fo:font-size="10pt" fo:font-weight="normal" officeooo:rsid="0058c017" officeooo:paragraph-rsid="0058c017" style:font-size-asian="10pt" style:font-weight-asian="normal" style:font-size-complex="10pt" style:font-weight-complex="normal"/>
    </style:style>
    <style:style style:name="P58" style:family="paragraph" style:parent-style-name="Table_20_Contents">
      <style:text-properties style:font-name="Ubuntu" fo:font-size="10pt" fo:font-weight="normal" officeooo:rsid="005a4174" officeooo:paragraph-rsid="005a4174" style:font-size-asian="10pt" style:font-weight-asian="normal" style:font-size-complex="10pt" style:font-weight-complex="normal"/>
    </style:style>
    <style:style style:name="P59" style:family="paragraph" style:parent-style-name="Table_20_Contents">
      <style:text-properties style:font-name="Ubuntu" fo:font-size="10pt" fo:font-weight="normal" officeooo:rsid="005ae9ca" officeooo:paragraph-rsid="005ae9ca" style:font-size-asian="10pt" style:font-weight-asian="normal" style:font-size-complex="10pt" style:font-weight-complex="normal"/>
    </style:style>
    <style:style style:name="P60" style:family="paragraph" style:parent-style-name="Table_20_Contents">
      <style:text-properties style:font-name="Ubuntu" fo:font-size="10pt" fo:font-weight="normal" officeooo:paragraph-rsid="005bceb2" style:font-size-asian="10pt" style:font-weight-asian="normal" style:font-size-complex="10pt" style:font-weight-complex="normal"/>
    </style:style>
    <style:style style:name="P61" style:family="paragraph" style:parent-style-name="Table_20_Contents">
      <style:text-properties style:font-name="Ubuntu" fo:font-size="10pt" fo:font-weight="normal" officeooo:paragraph-rsid="0060d288" style:font-size-asian="10pt" style:font-weight-asian="normal" style:font-size-complex="10pt" style:font-weight-complex="normal"/>
    </style:style>
    <style:style style:name="P62" style:family="paragraph" style:parent-style-name="Table_20_Contents">
      <style:text-properties style:font-name="Ubuntu" fo:font-size="10pt" fo:font-weight="normal" officeooo:rsid="0060d288" officeooo:paragraph-rsid="0060d288" style:font-size-asian="10pt" style:font-weight-asian="normal" style:font-size-complex="10pt" style:font-weight-complex="normal"/>
    </style:style>
    <style:style style:name="P63" style:family="paragraph" style:parent-style-name="Table_20_Contents">
      <style:text-properties style:font-name="Ubuntu" fo:font-size="10pt" fo:font-weight="normal" officeooo:rsid="005bceb2" officeooo:paragraph-rsid="005bceb2" style:font-size-asian="10pt" style:font-weight-asian="normal" style:font-size-complex="10pt" style:font-weight-complex="normal"/>
    </style:style>
    <style:style style:name="P64" style:family="paragraph" style:parent-style-name="Table_20_Contents">
      <style:text-properties style:font-name="Ubuntu" fo:font-size="10pt" fo:font-weight="normal" officeooo:rsid="005bceb2" officeooo:paragraph-rsid="00e6e9bd" style:font-size-asian="10pt" style:font-weight-asian="normal" style:font-size-complex="10pt" style:font-weight-complex="normal"/>
    </style:style>
    <style:style style:name="P65" style:family="paragraph" style:parent-style-name="Table_20_Contents">
      <style:text-properties style:font-name="Ubuntu" fo:font-size="10pt" fo:font-weight="normal" officeooo:paragraph-rsid="007d4e86" style:font-size-asian="10pt" style:font-weight-asian="normal" style:font-size-complex="10pt" style:font-weight-complex="normal"/>
    </style:style>
    <style:style style:name="P66" style:family="paragraph" style:parent-style-name="Table_20_Contents">
      <style:text-properties style:font-name="Ubuntu" fo:font-size="10pt" fo:font-weight="normal" officeooo:paragraph-rsid="00800756" style:font-size-asian="10pt" style:font-weight-asian="normal" style:font-size-complex="10pt" style:font-weight-complex="normal"/>
    </style:style>
    <style:style style:name="P67" style:family="paragraph" style:parent-style-name="Table_20_Contents">
      <style:text-properties style:font-name="Ubuntu" fo:font-size="10pt" fo:font-weight="normal" officeooo:paragraph-rsid="00830a03" style:font-size-asian="10pt" style:font-weight-asian="normal" style:font-size-complex="10pt" style:font-weight-complex="normal"/>
    </style:style>
    <style:style style:name="P68" style:family="paragraph" style:parent-style-name="Table_20_Contents">
      <style:text-properties style:font-name="Ubuntu" fo:font-size="10pt" fo:font-weight="normal" officeooo:paragraph-rsid="0085cdb2" style:font-size-asian="10pt" style:font-weight-asian="normal" style:font-size-complex="10pt" style:font-weight-complex="normal"/>
    </style:style>
    <style:style style:name="P69" style:family="paragraph" style:parent-style-name="Table_20_Contents">
      <style:text-properties style:font-name="Ubuntu" fo:font-size="10pt" fo:font-weight="normal" officeooo:paragraph-rsid="008c4fc6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style:font-name="Ubuntu" fo:font-size="10pt" fo:font-weight="normal" officeooo:paragraph-rsid="00905b81" style:font-size-asian="10pt" style:font-weight-asian="normal" style:font-size-complex="10pt" style:font-weight-complex="normal"/>
    </style:style>
    <style:style style:name="P71" style:family="paragraph" style:parent-style-name="Table_20_Contents">
      <style:text-properties style:font-name="Ubuntu" fo:font-size="10pt" fo:font-weight="normal" officeooo:paragraph-rsid="0091e832" style:font-size-asian="10pt" style:font-weight-asian="normal" style:font-size-complex="10pt" style:font-weight-complex="normal"/>
    </style:style>
    <style:style style:name="P72" style:family="paragraph" style:parent-style-name="Table_20_Contents">
      <style:text-properties style:font-name="Ubuntu" fo:font-size="10pt" fo:font-weight="normal" officeooo:paragraph-rsid="00953d93" style:font-size-asian="10pt" style:font-weight-asian="normal" style:font-size-complex="10pt" style:font-weight-complex="normal"/>
    </style:style>
    <style:style style:name="P73" style:family="paragraph" style:parent-style-name="Table_20_Contents">
      <style:text-properties style:font-name="Ubuntu" fo:font-size="10pt" fo:font-weight="normal" officeooo:paragraph-rsid="0096d1f0" style:font-size-asian="10pt" style:font-weight-asian="normal" style:font-size-complex="10pt" style:font-weight-complex="normal"/>
    </style:style>
    <style:style style:name="P74" style:family="paragraph" style:parent-style-name="Table_20_Contents">
      <style:text-properties style:font-name="Ubuntu" fo:font-size="10pt" fo:font-weight="normal" officeooo:paragraph-rsid="00985425" style:font-size-asian="10pt" style:font-weight-asian="normal" style:font-size-complex="10pt" style:font-weight-complex="normal"/>
    </style:style>
    <style:style style:name="P75" style:family="paragraph" style:parent-style-name="Table_20_Contents">
      <style:text-properties style:font-name="Ubuntu" fo:font-size="10pt" fo:font-weight="normal" officeooo:paragraph-rsid="00991b34" style:font-size-asian="10pt" style:font-weight-asian="normal" style:font-size-complex="10pt" style:font-weight-complex="normal"/>
    </style:style>
    <style:style style:name="P76" style:family="paragraph" style:parent-style-name="Table_20_Contents">
      <style:text-properties style:font-name="Ubuntu" fo:font-size="10pt" fo:font-weight="normal" officeooo:paragraph-rsid="009d4e93" style:font-size-asian="10pt" style:font-weight-asian="normal" style:font-size-complex="10pt" style:font-weight-complex="normal"/>
    </style:style>
    <style:style style:name="P77" style:family="paragraph" style:parent-style-name="Table_20_Contents">
      <style:text-properties style:font-name="Ubuntu" fo:font-size="10pt" fo:font-weight="normal" officeooo:paragraph-rsid="00a3387a" style:font-size-asian="10pt" style:font-weight-asian="normal" style:font-size-complex="10pt" style:font-weight-complex="normal"/>
    </style:style>
    <style:style style:name="P78" style:family="paragraph" style:parent-style-name="Table_20_Contents">
      <style:text-properties style:font-name="Ubuntu" fo:font-size="10pt" fo:font-weight="normal" officeooo:paragraph-rsid="00a527c9" style:font-size-asian="10pt" style:font-weight-asian="normal" style:font-size-complex="10pt" style:font-weight-complex="normal"/>
    </style:style>
    <style:style style:name="P79" style:family="paragraph" style:parent-style-name="Table_20_Contents">
      <style:text-properties style:font-name="Ubuntu" fo:font-size="10pt" fo:font-weight="normal" officeooo:paragraph-rsid="00a821e1" style:font-size-asian="10pt" style:font-weight-asian="normal" style:font-size-complex="10pt" style:font-weight-complex="normal"/>
    </style:style>
    <style:style style:name="P80" style:family="paragraph" style:parent-style-name="Table_20_Contents">
      <style:text-properties style:font-name="Ubuntu" fo:font-size="10pt" fo:font-weight="normal" officeooo:paragraph-rsid="00b2901e" style:font-size-asian="10pt" style:font-weight-asian="normal" style:font-size-complex="10pt" style:font-weight-complex="normal"/>
    </style:style>
    <style:style style:name="P81" style:family="paragraph" style:parent-style-name="Table_20_Contents">
      <style:text-properties style:font-name="Ubuntu" fo:font-size="10pt" fo:font-weight="normal" officeooo:paragraph-rsid="00b35bf4" style:font-size-asian="10pt" style:font-weight-asian="normal" style:font-size-complex="10pt" style:font-weight-complex="normal"/>
    </style:style>
    <style:style style:name="P82" style:family="paragraph" style:parent-style-name="Table_20_Contents">
      <style:text-properties style:font-name="Ubuntu" fo:font-size="10pt" fo:font-weight="normal" officeooo:paragraph-rsid="00b7351c" style:font-size-asian="10pt" style:font-weight-asian="normal" style:font-size-complex="10pt" style:font-weight-complex="normal"/>
    </style:style>
    <style:style style:name="P83" style:family="paragraph" style:parent-style-name="Table_20_Contents">
      <style:text-properties style:font-name="Ubuntu" fo:font-size="10pt" fo:font-weight="normal" officeooo:paragraph-rsid="00b9daa5" style:font-size-asian="10pt" style:font-weight-asian="normal" style:font-size-complex="10pt" style:font-weight-complex="normal"/>
    </style:style>
    <style:style style:name="P84" style:family="paragraph" style:parent-style-name="Table_20_Contents">
      <style:text-properties style:font-name="Ubuntu" fo:font-size="10pt" fo:font-weight="normal" officeooo:paragraph-rsid="00bbfff5" style:font-size-asian="10pt" style:font-weight-asian="normal" style:font-size-complex="10pt" style:font-weight-complex="normal"/>
    </style:style>
    <style:style style:name="P85" style:family="paragraph" style:parent-style-name="Table_20_Contents">
      <style:text-properties style:font-name="Ubuntu" fo:font-size="10pt" fo:font-weight="normal" officeooo:paragraph-rsid="00c1ff84" style:font-size-asian="10pt" style:font-weight-asian="normal" style:font-size-complex="10pt" style:font-weight-complex="normal"/>
    </style:style>
    <style:style style:name="P86" style:family="paragraph" style:parent-style-name="Table_20_Contents">
      <style:text-properties style:font-name="Ubuntu" fo:font-size="10pt" fo:font-weight="normal" officeooo:paragraph-rsid="00c5307b" style:font-size-asian="10pt" style:font-weight-asian="normal" style:font-size-complex="10pt" style:font-weight-complex="normal"/>
    </style:style>
    <style:style style:name="P87" style:family="paragraph" style:parent-style-name="Table_20_Contents">
      <style:text-properties style:font-name="Ubuntu" fo:font-size="10pt" fo:font-weight="normal" officeooo:paragraph-rsid="00d5a5cb" style:font-size-asian="10pt" style:font-weight-asian="normal" style:font-size-complex="10pt" style:font-weight-complex="normal"/>
    </style:style>
    <style:style style:name="P88" style:family="paragraph" style:parent-style-name="Table_20_Contents">
      <style:text-properties style:font-name="Ubuntu" fo:font-size="10pt" fo:font-weight="normal" officeooo:paragraph-rsid="00d5fd91" style:font-size-asian="10pt" style:font-weight-asian="normal" style:font-size-complex="10pt" style:font-weight-complex="normal"/>
    </style:style>
    <style:style style:name="P89" style:family="paragraph" style:parent-style-name="Table_20_Contents">
      <style:text-properties style:font-name="Ubuntu" fo:font-size="10pt" fo:font-weight="normal" officeooo:paragraph-rsid="00d756f7" style:font-size-asian="10pt" style:font-weight-asian="normal" style:font-size-complex="10pt" style:font-weight-complex="normal"/>
    </style:style>
    <style:style style:name="P90" style:family="paragraph" style:parent-style-name="Table_20_Contents">
      <style:text-properties style:font-name="Ubuntu" fo:font-size="10pt" fo:font-weight="normal" officeooo:paragraph-rsid="00d9e599" style:font-size-asian="10pt" style:font-weight-asian="normal" style:font-size-complex="10pt" style:font-weight-complex="normal"/>
    </style:style>
    <style:style style:name="P91" style:family="paragraph" style:parent-style-name="Table_20_Contents">
      <style:text-properties style:font-name="Ubuntu" fo:font-size="10pt" fo:font-weight="normal" officeooo:paragraph-rsid="00e0e540" style:font-size-asian="10pt" style:font-weight-asian="normal" style:font-size-complex="10pt" style:font-weight-complex="normal"/>
    </style:style>
    <style:style style:name="P92" style:family="paragraph" style:parent-style-name="Table_20_Contents">
      <style:text-properties style:font-name="Ubuntu" fo:font-size="10pt" fo:font-weight="normal" officeooo:paragraph-rsid="00e0eed8" style:font-size-asian="10pt" style:font-weight-asian="normal" style:font-size-complex="10pt" style:font-weight-complex="normal"/>
    </style:style>
    <style:style style:name="P93" style:family="paragraph" style:parent-style-name="Table_20_Contents">
      <style:text-properties style:font-name="Ubuntu" fo:font-size="10pt" fo:font-weight="normal" officeooo:paragraph-rsid="00e6e9bd" style:font-size-asian="10pt" style:font-weight-asian="normal" style:font-size-complex="10pt" style:font-weight-complex="normal"/>
    </style:style>
    <style:style style:name="P94" style:family="paragraph" style:parent-style-name="Table_20_Contents">
      <style:text-properties style:font-name="Ubuntu" fo:font-size="10pt" fo:font-weight="normal" officeooo:paragraph-rsid="00ebcfdd" style:font-size-asian="10pt" style:font-weight-asian="normal" style:font-size-complex="10pt" style:font-weight-complex="normal"/>
    </style:style>
    <style:style style:name="P95" style:family="paragraph" style:parent-style-name="Table_20_Contents">
      <style:text-properties style:font-name="Ubuntu" fo:font-size="10pt" fo:font-weight="normal" officeooo:paragraph-rsid="00ed535c" style:font-size-asian="10pt" style:font-weight-asian="normal" style:font-size-complex="10pt" style:font-weight-complex="normal"/>
    </style:style>
    <style:style style:name="P96" style:family="paragraph" style:parent-style-name="Table_20_Contents">
      <style:text-properties style:font-name="Ubuntu" fo:font-size="10pt" fo:font-weight="normal" officeooo:rsid="00856bc4" officeooo:paragraph-rsid="00856bc4" style:font-size-asian="10pt" style:font-weight-asian="normal" style:font-size-complex="10pt" style:font-weight-complex="normal"/>
    </style:style>
    <style:style style:name="P97" style:family="paragraph" style:parent-style-name="Table_20_Contents">
      <style:text-properties style:font-name="Ubuntu" fo:font-size="10pt" fo:font-weight="normal" officeooo:rsid="007e18ed" officeooo:paragraph-rsid="007e18ed" style:font-size-asian="10pt" style:font-weight-asian="normal" style:font-size-complex="10pt" style:font-weight-complex="normal"/>
    </style:style>
    <style:style style:name="P98" style:family="paragraph" style:parent-style-name="Table_20_Contents">
      <style:text-properties style:font-name="Ubuntu" fo:font-size="10pt" fo:font-weight="normal" officeooo:rsid="00800756" officeooo:paragraph-rsid="00800756" style:font-size-asian="10pt" style:font-weight-asian="normal" style:font-size-complex="10pt" style:font-weight-complex="normal"/>
    </style:style>
    <style:style style:name="P99" style:family="paragraph" style:parent-style-name="Table_20_Contents">
      <style:text-properties style:font-name="Ubuntu" fo:font-size="10pt" fo:font-weight="normal" officeooo:rsid="00a821e1" officeooo:paragraph-rsid="00a821e1" style:font-size-asian="10pt" style:font-weight-asian="normal" style:font-size-complex="10pt" style:font-weight-complex="normal"/>
    </style:style>
    <style:style style:name="P100" style:family="paragraph" style:parent-style-name="Table_20_Contents">
      <style:text-properties style:font-name="Ubuntu" fo:font-size="10pt" fo:font-weight="normal" officeooo:rsid="00ed535c" officeooo:paragraph-rsid="00ed535c" style:font-size-asian="10pt" style:font-weight-asian="normal" style:font-size-complex="10pt" style:font-weight-complex="normal"/>
    </style:style>
    <style:style style:name="P101" style:family="paragraph" style:parent-style-name="Table_20_Contents">
      <style:text-properties style:font-name="Ubuntu" fo:font-size="10pt" fo:font-weight="normal" officeooo:rsid="00ed535c" officeooo:paragraph-rsid="00f03c7a" style:font-size-asian="10pt" style:font-weight-asian="normal" style:font-size-complex="10pt" style:font-weight-complex="normal"/>
    </style:style>
    <style:style style:name="P102" style:family="paragraph" style:parent-style-name="Table_20_Contents">
      <style:text-properties style:font-name="Ubuntu" fo:font-size="10pt" fo:font-weight="normal" officeooo:paragraph-rsid="00eeb860" style:font-size-asian="10pt" style:font-weight-asian="normal" style:font-size-complex="10pt" style:font-weight-complex="normal"/>
    </style:style>
    <style:style style:name="P103" style:family="paragraph" style:parent-style-name="Table_20_Contents">
      <style:text-properties style:font-name="Ubuntu" fo:font-size="10pt" fo:font-weight="normal" officeooo:paragraph-rsid="00f03c7a" style:font-size-asian="10pt" style:font-weight-asian="normal" style:font-size-complex="10pt" style:font-weight-complex="normal"/>
    </style:style>
    <style:style style:name="P104" style:family="paragraph" style:parent-style-name="Table_20_Contents">
      <style:text-properties style:font-name="Ubuntu" fo:font-size="10pt" fo:font-weight="normal" officeooo:rsid="00eeb860" officeooo:paragraph-rsid="00eeb860" style:font-size-asian="10pt" style:font-weight-asian="normal" style:font-size-complex="10pt" style:font-weight-complex="normal"/>
    </style:style>
    <style:style style:name="P105" style:family="paragraph" style:parent-style-name="Table_20_Contents">
      <style:text-properties style:font-name="Ubuntu" fo:font-size="10pt" fo:font-weight="normal" officeooo:paragraph-rsid="00579148" style:font-size-asian="8.75pt" style:font-weight-asian="normal" style:font-size-complex="10pt" style:font-weight-complex="normal"/>
    </style:style>
    <style:style style:name="P106" style:family="paragraph" style:parent-style-name="Table_20_Contents">
      <style:text-properties style:font-name="Ubuntu" fo:font-size="10pt" fo:font-weight="normal" officeooo:rsid="0052c6e9" officeooo:paragraph-rsid="0052c6e9" style:font-size-asian="8.75pt" style:font-weight-asian="normal" style:font-size-complex="10pt" style:font-weight-complex="normal"/>
    </style:style>
    <style:style style:name="P107" style:family="paragraph" style:parent-style-name="Table_20_Contents">
      <style:text-properties style:font-name="Ubuntu" fo:font-size="10pt" fo:font-weight="normal" officeooo:paragraph-rsid="00579aac" style:font-size-asian="8.75pt" style:font-weight-asian="normal" style:font-size-complex="10pt" style:font-weight-complex="normal"/>
    </style:style>
    <style:style style:name="P108" style:family="paragraph" style:parent-style-name="Table_20_Contents">
      <style:text-properties style:font-name="Ubuntu" fo:font-size="10pt" fo:font-weight="normal" officeooo:paragraph-rsid="0058b992" style:font-size-asian="8.75pt" style:font-weight-asian="normal" style:font-size-complex="10pt" style:font-weight-complex="normal"/>
    </style:style>
    <style:style style:name="P109" style:family="paragraph" style:parent-style-name="Table_20_Contents">
      <style:text-properties style:font-name="Ubuntu" fo:font-size="10pt" fo:font-weight="normal" officeooo:rsid="00579aac" officeooo:paragraph-rsid="00579aac" style:font-size-asian="8.75pt" style:font-weight-asian="normal" style:font-size-complex="10pt" style:font-weight-complex="normal"/>
    </style:style>
    <style:style style:name="P110" style:family="paragraph" style:parent-style-name="Table_20_Contents">
      <style:text-properties style:font-name="Ubuntu" fo:font-size="10pt" fo:font-weight="normal" officeooo:rsid="005a4174" officeooo:paragraph-rsid="0063cfe5" style:font-size-asian="8.75pt" style:font-weight-asian="normal" style:font-size-complex="10pt" style:font-weight-complex="normal"/>
    </style:style>
    <style:style style:name="P111" style:family="paragraph" style:parent-style-name="Table_20_Contents">
      <style:text-properties style:font-name="Ubuntu" fo:font-size="10pt" style:font-size-asian="10pt" style:font-size-complex="10pt"/>
    </style:style>
    <style:style style:name="P112" style:family="paragraph" style:parent-style-name="Table_20_Contents">
      <style:text-properties style:font-name="Ubuntu" fo:font-size="10pt" officeooo:paragraph-rsid="00196d2d" style:font-size-asian="10pt" style:font-size-complex="10pt"/>
    </style:style>
    <style:style style:name="P113" style:family="paragraph" style:parent-style-name="Table_20_Contents">
      <style:text-properties style:font-name="Ubuntu" fo:font-size="10pt" officeooo:paragraph-rsid="003a5d60" style:font-size-asian="10pt" style:font-size-complex="10pt"/>
    </style:style>
    <style:style style:name="P114" style:family="paragraph" style:parent-style-name="Table_20_Contents">
      <style:text-properties style:font-name="Ubuntu" fo:font-size="10pt" officeooo:paragraph-rsid="0085cdb2" style:font-size-asian="10pt" style:font-size-complex="10pt"/>
    </style:style>
    <style:style style:name="P115" style:family="paragraph" style:parent-style-name="Table_20_Contents">
      <style:text-properties style:font-name="Ubuntu" fo:font-size="10pt" officeooo:paragraph-rsid="0096d1f0" style:font-size-asian="10pt" style:font-size-complex="10pt"/>
    </style:style>
    <style:style style:name="P116" style:family="paragraph" style:parent-style-name="Table_20_Contents">
      <style:text-properties style:font-name="Ubuntu" fo:font-size="10pt" officeooo:paragraph-rsid="00a3387a" style:font-size-asian="10pt" style:font-size-complex="10pt"/>
    </style:style>
    <style:style style:name="P117" style:family="paragraph" style:parent-style-name="Table_20_Contents">
      <style:text-properties style:font-name="Ubuntu" fo:font-size="10pt" officeooo:paragraph-rsid="00a3432c" style:font-size-asian="10pt" style:font-size-complex="10pt"/>
    </style:style>
    <style:style style:name="P118" style:family="paragraph" style:parent-style-name="Table_20_Contents">
      <style:text-properties style:font-name="Ubuntu" fo:font-size="10pt" officeooo:paragraph-rsid="001ae64a" style:font-size-asian="10pt" style:font-size-complex="10pt"/>
    </style:style>
    <style:style style:name="P119" style:family="paragraph" style:parent-style-name="Table_20_Contents">
      <style:text-properties style:font-name="Ubuntu" fo:font-size="10pt" officeooo:paragraph-rsid="00d9e599" style:font-size-asian="10pt" style:font-size-complex="10pt"/>
    </style:style>
    <style:style style:name="P120" style:family="paragraph" style:parent-style-name="Table_20_Contents">
      <style:text-properties style:font-name="Ubuntu" fo:font-size="10pt" officeooo:paragraph-rsid="00e2eea5" style:font-size-asian="10pt" style:font-size-complex="10pt"/>
    </style:style>
    <style:style style:name="P121" style:family="paragraph" style:parent-style-name="Table_20_Contents">
      <style:text-properties style:font-name="Ubuntu" fo:font-size="10pt" officeooo:paragraph-rsid="00ed535c" style:font-size-asian="10pt" style:font-size-complex="10pt"/>
    </style:style>
    <style:style style:name="P122" style:family="paragraph" style:parent-style-name="Table_20_Contents">
      <style:text-properties style:font-name="Ubuntu" fo:font-size="10pt" officeooo:rsid="0096d1f0" officeooo:paragraph-rsid="0096d1f0" style:font-size-asian="10pt" style:font-size-complex="10pt"/>
    </style:style>
    <style:style style:name="P123" style:family="paragraph" style:parent-style-name="Table_20_Contents">
      <style:text-properties style:font-name="Ubuntu" fo:font-size="10pt" officeooo:rsid="00d9e599" officeooo:paragraph-rsid="00d9e599" style:font-size-asian="10pt" style:font-size-complex="10pt"/>
    </style:style>
    <style:style style:name="P124" style:family="paragraph" style:parent-style-name="Table_20_Contents">
      <style:text-properties style:font-name="Ubuntu" fo:font-size="10pt" officeooo:rsid="00d9e599" officeooo:paragraph-rsid="00e2eea5" style:font-size-asian="10pt" style:font-size-complex="10pt"/>
    </style:style>
    <style:style style:name="P125" style:family="paragraph" style:parent-style-name="Table_20_Contents">
      <style:text-properties style:font-name="Ubuntu" fo:font-size="10pt" officeooo:rsid="00d9e599" officeooo:paragraph-rsid="00ed535c" style:font-size-asian="10pt" style:font-size-complex="10pt"/>
    </style:style>
    <style:style style:name="P126" style:family="paragraph" style:parent-style-name="Table_20_Contents">
      <style:text-properties style:font-name="Ubuntu" fo:font-size="10pt" officeooo:rsid="00ed535c" officeooo:paragraph-rsid="00ed535c" style:font-size-asian="10pt" style:font-size-complex="10pt"/>
    </style:style>
    <style:style style:name="P127" style:family="paragraph" style:parent-style-name="Table_20_Contents">
      <style:text-properties style:font-name="Ubuntu" fo:font-size="11pt" style:font-size-asian="11pt" style:font-size-complex="11pt"/>
    </style:style>
    <style:style style:name="P128" style:family="paragraph" style:parent-style-name="Table_20_Contents">
      <style:text-properties style:font-name="Ubuntu" fo:font-size="11pt" officeooo:paragraph-rsid="00460dca" style:font-size-asian="11pt" style:font-size-complex="11pt"/>
    </style:style>
    <style:style style:name="P129" style:family="paragraph" style:parent-style-name="Table_20_Contents">
      <style:text-properties style:font-name="Ubuntu" fo:font-size="11pt" officeooo:rsid="00460dca" officeooo:paragraph-rsid="00460dca" style:font-size-asian="11pt" style:font-size-complex="11pt"/>
    </style:style>
    <style:style style:name="P130" style:family="paragraph" style:parent-style-name="Table_20_Contents">
      <style:text-properties style:font-name="Ubuntu" fo:font-size="11pt" fo:font-weight="normal" officeooo:paragraph-rsid="004ab958" style:font-size-asian="11pt" style:font-weight-asian="normal" style:font-size-complex="11pt" style:font-weight-complex="normal"/>
    </style:style>
    <style:style style:name="P131" style:family="paragraph" style:parent-style-name="Table_20_Contents">
      <style:text-properties style:font-name="Ubuntu" fo:font-size="11pt" fo:font-weight="normal" officeooo:rsid="004ab958" officeooo:paragraph-rsid="004ab958" style:font-size-asian="11pt" style:font-weight-asian="normal" style:font-size-complex="11pt" style:font-weight-complex="normal"/>
    </style:style>
    <style:style style:name="P132" style:family="paragraph" style:parent-style-name="Table_20_Contents">
      <style:text-properties style:font-name="Ubuntu" fo:font-size="11pt" fo:font-weight="normal" officeooo:rsid="004ab958" officeooo:paragraph-rsid="007d4e86" style:font-size-asian="11pt" style:font-weight-asian="normal" style:font-size-complex="11pt" style:font-weight-complex="normal"/>
    </style:style>
    <style:style style:name="P133" style:family="paragraph" style:parent-style-name="Table_20_Contents">
      <style:text-properties style:font-name="Ubuntu" fo:font-size="11pt" fo:font-weight="normal" officeooo:rsid="004ab958" officeooo:paragraph-rsid="00800756" style:font-size-asian="11pt" style:font-weight-asian="normal" style:font-size-complex="11pt" style:font-weight-complex="normal"/>
    </style:style>
    <style:style style:name="P134" style:family="paragraph" style:parent-style-name="Table_20_Contents">
      <style:text-properties style:font-name="Ubuntu" fo:font-size="11pt" fo:font-weight="normal" officeooo:rsid="004ab958" officeooo:paragraph-rsid="00830a03" style:font-size-asian="11pt" style:font-weight-asian="normal" style:font-size-complex="11pt" style:font-weight-complex="normal"/>
    </style:style>
    <style:style style:name="P135" style:family="paragraph" style:parent-style-name="Table_20_Contents">
      <style:text-properties style:font-name="Ubuntu" fo:font-size="11pt" fo:font-weight="normal" officeooo:rsid="004ab958" officeooo:paragraph-rsid="0085cdb2" style:font-size-asian="11pt" style:font-weight-asian="normal" style:font-size-complex="11pt" style:font-weight-complex="normal"/>
    </style:style>
    <style:style style:name="P136" style:family="paragraph" style:parent-style-name="Table_20_Contents">
      <style:text-properties style:font-name="Ubuntu" fo:font-size="11pt" fo:font-weight="normal" officeooo:rsid="004ab958" officeooo:paragraph-rsid="008c4fc6" style:font-size-asian="11pt" style:font-weight-asian="normal" style:font-size-complex="11pt" style:font-weight-complex="normal"/>
    </style:style>
    <style:style style:name="P137" style:family="paragraph" style:parent-style-name="Table_20_Contents">
      <style:text-properties style:font-name="Ubuntu" fo:font-size="11pt" fo:font-weight="normal" officeooo:rsid="004ab958" officeooo:paragraph-rsid="00905b81" style:font-size-asian="11pt" style:font-weight-asian="normal" style:font-size-complex="11pt" style:font-weight-complex="normal"/>
    </style:style>
    <style:style style:name="P138" style:family="paragraph" style:parent-style-name="Table_20_Contents">
      <style:text-properties style:font-name="Ubuntu" fo:font-size="11pt" fo:font-weight="normal" officeooo:rsid="004ab958" officeooo:paragraph-rsid="00953d93" style:font-size-asian="11pt" style:font-weight-asian="normal" style:font-size-complex="11pt" style:font-weight-complex="normal"/>
    </style:style>
    <style:style style:name="P139" style:family="paragraph" style:parent-style-name="Table_20_Contents">
      <style:text-properties style:font-name="Ubuntu" fo:font-size="11pt" fo:font-weight="normal" officeooo:rsid="004ab958" officeooo:paragraph-rsid="0096d1f0" style:font-size-asian="11pt" style:font-weight-asian="normal" style:font-size-complex="11pt" style:font-weight-complex="normal"/>
    </style:style>
    <style:style style:name="P140" style:family="paragraph" style:parent-style-name="Table_20_Contents">
      <style:text-properties style:font-name="Ubuntu" fo:font-size="11pt" fo:font-weight="normal" officeooo:rsid="004ab958" officeooo:paragraph-rsid="00985425" style:font-size-asian="11pt" style:font-weight-asian="normal" style:font-size-complex="11pt" style:font-weight-complex="normal"/>
    </style:style>
    <style:style style:name="P141" style:family="paragraph" style:parent-style-name="Table_20_Contents">
      <style:text-properties style:font-name="Ubuntu" fo:font-size="11pt" fo:font-weight="normal" officeooo:rsid="004ab958" officeooo:paragraph-rsid="009d4e93" style:font-size-asian="11pt" style:font-weight-asian="normal" style:font-size-complex="11pt" style:font-weight-complex="normal"/>
    </style:style>
    <style:style style:name="P142" style:family="paragraph" style:parent-style-name="Table_20_Contents">
      <style:text-properties style:font-name="Ubuntu" fo:font-size="11pt" fo:font-weight="normal" officeooo:rsid="004ab958" officeooo:paragraph-rsid="00a3387a" style:font-size-asian="11pt" style:font-weight-asian="normal" style:font-size-complex="11pt" style:font-weight-complex="normal"/>
    </style:style>
    <style:style style:name="P143" style:family="paragraph" style:parent-style-name="Table_20_Contents">
      <style:text-properties style:font-name="Ubuntu" fo:font-size="11pt" fo:font-weight="normal" officeooo:rsid="004ab958" officeooo:paragraph-rsid="00a527c9" style:font-size-asian="11pt" style:font-weight-asian="normal" style:font-size-complex="11pt" style:font-weight-complex="normal"/>
    </style:style>
    <style:style style:name="P144" style:family="paragraph" style:parent-style-name="Table_20_Contents">
      <style:text-properties style:font-name="Ubuntu" fo:font-size="11pt" fo:font-weight="normal" officeooo:rsid="004ab958" officeooo:paragraph-rsid="00a6b150" style:font-size-asian="11pt" style:font-weight-asian="normal" style:font-size-complex="11pt" style:font-weight-complex="normal"/>
    </style:style>
    <style:style style:name="P145" style:family="paragraph" style:parent-style-name="Table_20_Contents">
      <style:text-properties style:font-name="Ubuntu" fo:font-size="11pt" fo:font-weight="normal" officeooo:rsid="004ab958" officeooo:paragraph-rsid="00a821e1" style:font-size-asian="11pt" style:font-weight-asian="normal" style:font-size-complex="11pt" style:font-weight-complex="normal"/>
    </style:style>
    <style:style style:name="P146" style:family="paragraph" style:parent-style-name="Table_20_Contents">
      <style:text-properties style:font-name="Ubuntu" fo:font-size="11pt" fo:font-weight="normal" officeooo:rsid="004ab958" officeooo:paragraph-rsid="00ad186b" style:font-size-asian="11pt" style:font-weight-asian="normal" style:font-size-complex="11pt" style:font-weight-complex="normal"/>
    </style:style>
    <style:style style:name="P147" style:family="paragraph" style:parent-style-name="Table_20_Contents">
      <style:text-properties style:font-name="Ubuntu" fo:font-size="11pt" fo:font-weight="normal" officeooo:rsid="004ab958" officeooo:paragraph-rsid="00adcf67" style:font-size-asian="11pt" style:font-weight-asian="normal" style:font-size-complex="11pt" style:font-weight-complex="normal"/>
    </style:style>
    <style:style style:name="P148" style:family="paragraph" style:parent-style-name="Table_20_Contents">
      <style:text-properties style:font-name="Ubuntu" fo:font-size="11pt" fo:font-weight="normal" officeooo:rsid="004ab958" officeooo:paragraph-rsid="00b24ad7" style:font-size-asian="11pt" style:font-weight-asian="normal" style:font-size-complex="11pt" style:font-weight-complex="normal"/>
    </style:style>
    <style:style style:name="P149" style:family="paragraph" style:parent-style-name="Table_20_Contents">
      <style:text-properties style:font-name="Ubuntu" fo:font-size="11pt" fo:font-weight="normal" officeooo:rsid="004ab958" officeooo:paragraph-rsid="00b2901e" style:font-size-asian="11pt" style:font-weight-asian="normal" style:font-size-complex="11pt" style:font-weight-complex="normal"/>
    </style:style>
    <style:style style:name="P150" style:family="paragraph" style:parent-style-name="Table_20_Contents">
      <style:text-properties style:font-name="Ubuntu" fo:font-size="11pt" fo:font-weight="normal" officeooo:rsid="004ab958" officeooo:paragraph-rsid="00b7351c" style:font-size-asian="11pt" style:font-weight-asian="normal" style:font-size-complex="11pt" style:font-weight-complex="normal"/>
    </style:style>
    <style:style style:name="P151" style:family="paragraph" style:parent-style-name="Table_20_Contents">
      <style:text-properties style:font-name="Ubuntu" fo:font-size="11pt" fo:font-weight="normal" officeooo:rsid="004ab958" officeooo:paragraph-rsid="00b9daa5" style:font-size-asian="11pt" style:font-weight-asian="normal" style:font-size-complex="11pt" style:font-weight-complex="normal"/>
    </style:style>
    <style:style style:name="P152" style:family="paragraph" style:parent-style-name="Table_20_Contents">
      <style:text-properties style:font-name="Ubuntu" fo:font-size="11pt" fo:font-weight="normal" officeooo:rsid="004ab958" officeooo:paragraph-rsid="00bbfff5" style:font-size-asian="11pt" style:font-weight-asian="normal" style:font-size-complex="11pt" style:font-weight-complex="normal"/>
    </style:style>
    <style:style style:name="P153" style:family="paragraph" style:parent-style-name="Table_20_Contents">
      <style:text-properties style:font-name="Ubuntu" fo:font-size="11pt" fo:font-weight="normal" officeooo:rsid="004ab958" officeooo:paragraph-rsid="00c1ff84" style:font-size-asian="11pt" style:font-weight-asian="normal" style:font-size-complex="11pt" style:font-weight-complex="normal"/>
    </style:style>
    <style:style style:name="P154" style:family="paragraph" style:parent-style-name="Table_20_Contents">
      <style:text-properties style:font-name="Ubuntu" fo:font-size="11pt" fo:font-weight="normal" officeooo:rsid="004ab958" officeooo:paragraph-rsid="00c5835a" style:font-size-asian="11pt" style:font-weight-asian="normal" style:font-size-complex="11pt" style:font-weight-complex="normal"/>
    </style:style>
    <style:style style:name="P155" style:family="paragraph" style:parent-style-name="Table_20_Contents">
      <style:text-properties style:font-name="Ubuntu" fo:font-size="11pt" fo:font-weight="normal" officeooo:rsid="004ab958" officeooo:paragraph-rsid="00c64421" style:font-size-asian="11pt" style:font-weight-asian="normal" style:font-size-complex="11pt" style:font-weight-complex="normal"/>
    </style:style>
    <style:style style:name="P156" style:family="paragraph" style:parent-style-name="Table_20_Contents">
      <style:text-properties style:font-name="Ubuntu" fo:font-size="11pt" fo:font-weight="normal" officeooo:rsid="004ab958" officeooo:paragraph-rsid="00c657b8" style:font-size-asian="11pt" style:font-weight-asian="normal" style:font-size-complex="11pt" style:font-weight-complex="normal"/>
    </style:style>
    <style:style style:name="P157" style:family="paragraph" style:parent-style-name="Table_20_Contents">
      <style:text-properties style:font-name="Ubuntu" fo:font-size="11pt" fo:font-weight="normal" officeooo:rsid="004ab958" officeooo:paragraph-rsid="00c7652e" style:font-size-asian="11pt" style:font-weight-asian="normal" style:font-size-complex="11pt" style:font-weight-complex="normal"/>
    </style:style>
    <style:style style:name="P158" style:family="paragraph" style:parent-style-name="Table_20_Contents">
      <style:text-properties style:font-name="Ubuntu" fo:font-size="11pt" fo:font-weight="normal" officeooo:rsid="004ab958" officeooo:paragraph-rsid="00c7a884" style:font-size-asian="11pt" style:font-weight-asian="normal" style:font-size-complex="11pt" style:font-weight-complex="normal"/>
    </style:style>
    <style:style style:name="P159" style:family="paragraph" style:parent-style-name="Table_20_Contents">
      <style:text-properties style:font-name="Ubuntu" fo:font-size="11pt" fo:font-weight="normal" officeooo:rsid="004ab958" officeooo:paragraph-rsid="00c8bae3" style:font-size-asian="11pt" style:font-weight-asian="normal" style:font-size-complex="11pt" style:font-weight-complex="normal"/>
    </style:style>
    <style:style style:name="P160" style:family="paragraph" style:parent-style-name="Table_20_Contents">
      <style:text-properties style:font-name="Ubuntu" fo:font-size="11pt" fo:font-weight="normal" officeooo:rsid="004ab958" officeooo:paragraph-rsid="00d5a5cb" style:font-size-asian="11pt" style:font-weight-asian="normal" style:font-size-complex="11pt" style:font-weight-complex="normal"/>
    </style:style>
    <style:style style:name="P161" style:family="paragraph" style:parent-style-name="Table_20_Contents">
      <style:text-properties style:font-name="Ubuntu" fo:font-size="11pt" fo:font-weight="normal" officeooo:rsid="004ab958" officeooo:paragraph-rsid="00d5fd91" style:font-size-asian="11pt" style:font-weight-asian="normal" style:font-size-complex="11pt" style:font-weight-complex="normal"/>
    </style:style>
    <style:style style:name="P162" style:family="paragraph" style:parent-style-name="Table_20_Contents">
      <style:text-properties style:font-name="Ubuntu" fo:font-size="11pt" fo:font-weight="normal" officeooo:rsid="004ab958" officeooo:paragraph-rsid="00e0e540" style:font-size-asian="11pt" style:font-weight-asian="normal" style:font-size-complex="11pt" style:font-weight-complex="normal"/>
    </style:style>
    <style:style style:name="P163" style:family="paragraph" style:parent-style-name="Table_20_Contents">
      <style:text-properties style:font-name="Ubuntu" fo:font-size="11pt" fo:font-weight="normal" officeooo:rsid="004ab958" officeooo:paragraph-rsid="00e6e9bd" style:font-size-asian="11pt" style:font-weight-asian="normal" style:font-size-complex="11pt" style:font-weight-complex="normal"/>
    </style:style>
    <style:style style:name="P164" style:family="paragraph" style:parent-style-name="Table_20_Contents">
      <style:text-properties style:font-name="Ubuntu" fo:font-size="11pt" fo:font-weight="normal" officeooo:rsid="004ab958" officeooo:paragraph-rsid="00ebcfdd" style:font-size-asian="11pt" style:font-weight-asian="normal" style:font-size-complex="11pt" style:font-weight-complex="normal"/>
    </style:style>
    <style:style style:name="P165" style:family="paragraph" style:parent-style-name="Table_20_Contents">
      <style:text-properties style:font-name="Ubuntu" fo:font-size="11pt" fo:font-weight="normal" officeooo:rsid="004ab958" officeooo:paragraph-rsid="00cf4d4a" style:font-size-asian="11pt" style:font-weight-asian="normal" style:font-size-complex="11pt" style:font-weight-complex="normal"/>
    </style:style>
    <style:style style:name="P166" style:family="paragraph" style:parent-style-name="Table_20_Contents">
      <style:text-properties style:font-name="Ubuntu" fo:font-size="11pt" fo:font-weight="normal" officeooo:rsid="004ab958" officeooo:paragraph-rsid="00c922a7" style:font-size-asian="11pt" style:font-weight-asian="normal" style:font-size-complex="11pt" style:font-weight-complex="normal"/>
    </style:style>
    <style:style style:name="P167" style:family="paragraph" style:parent-style-name="Table_20_Contents">
      <style:text-properties style:font-name="Ubuntu" fo:font-size="11pt" fo:font-weight="normal" officeooo:rsid="004ab958" officeooo:paragraph-rsid="00d9e599" style:font-size-asian="11pt" style:font-weight-asian="normal" style:font-size-complex="11pt" style:font-weight-complex="normal"/>
    </style:style>
    <style:style style:name="P168" style:family="paragraph" style:parent-style-name="Table_20_Contents">
      <style:text-properties style:font-name="Ubuntu" fo:font-size="11pt" fo:font-weight="normal" officeooo:rsid="004ab958" officeooo:paragraph-rsid="00e2eea5" style:font-size-asian="11pt" style:font-weight-asian="normal" style:font-size-complex="11pt" style:font-weight-complex="normal"/>
    </style:style>
    <style:style style:name="P169" style:family="paragraph" style:parent-style-name="Table_20_Contents">
      <style:text-properties style:font-name="Ubuntu" fo:font-size="11pt" fo:font-weight="normal" officeooo:rsid="004ab958" officeooo:paragraph-rsid="00e0eed8" style:font-size-asian="11pt" style:font-weight-asian="normal" style:font-size-complex="11pt" style:font-weight-complex="normal"/>
    </style:style>
    <style:style style:name="P170" style:family="paragraph" style:parent-style-name="Table_20_Contents">
      <style:text-properties style:font-name="Ubuntu" fo:font-size="11pt" fo:font-weight="normal" officeooo:rsid="004ab958" officeooo:paragraph-rsid="00ed535c" style:font-size-asian="11pt" style:font-weight-asian="normal" style:font-size-complex="11pt" style:font-weight-complex="normal"/>
    </style:style>
    <style:style style:name="P171" style:family="paragraph" style:parent-style-name="Table_20_Contents">
      <style:text-properties style:font-name="Ubuntu" fo:font-size="11pt" fo:font-weight="normal" officeooo:rsid="004ab958" officeooo:paragraph-rsid="00eeb860" style:font-size-asian="11pt" style:font-weight-asian="normal" style:font-size-complex="11pt" style:font-weight-complex="normal"/>
    </style:style>
    <style:style style:name="P172" style:family="paragraph" style:parent-style-name="Table_20_Contents">
      <style:text-properties style:font-name="Ubuntu" fo:font-size="11pt" fo:font-weight="normal" officeooo:rsid="004ab958" officeooo:paragraph-rsid="00f03c7a" style:font-size-asian="11pt" style:font-weight-asian="normal" style:font-size-complex="11pt" style:font-weight-complex="normal"/>
    </style:style>
    <style:style style:name="P173" style:family="paragraph" style:parent-style-name="Table_20_Contents">
      <style:text-properties style:font-name="Ubuntu" fo:font-size="11pt" fo:font-weight="normal" officeooo:paragraph-rsid="00a3387a" style:font-size-asian="11pt" style:font-weight-asian="normal" style:font-size-complex="11pt" style:font-weight-complex="normal"/>
    </style:style>
    <style:style style:name="P174" style:family="paragraph" style:parent-style-name="Table_20_Contents">
      <style:text-properties style:font-name="Ubuntu" fo:font-size="11pt" fo:font-weight="normal" officeooo:paragraph-rsid="00a821e1" style:font-size-asian="11pt" style:font-weight-asian="normal" style:font-size-complex="11pt" style:font-weight-complex="normal"/>
    </style:style>
    <style:style style:name="P175" style:family="paragraph" style:parent-style-name="Table_20_Contents">
      <style:text-properties style:font-name="Ubuntu" fo:font-size="11pt" fo:font-weight="normal" officeooo:paragraph-rsid="00b2901e" style:font-size-asian="11pt" style:font-weight-asian="normal" style:font-size-complex="11pt" style:font-weight-complex="normal"/>
    </style:style>
    <style:style style:name="P176" style:family="paragraph" style:parent-style-name="Table_20_Contents">
      <style:text-properties style:font-name="Ubuntu" fo:font-size="11pt" fo:font-weight="normal" officeooo:paragraph-rsid="00d5a5cb" style:font-size-asian="11pt" style:font-weight-asian="normal" style:font-size-complex="11pt" style:font-weight-complex="normal"/>
    </style:style>
    <style:style style:name="P177" style:family="paragraph" style:parent-style-name="Table_20_Contents">
      <style:text-properties style:font-name="Ubuntu" fo:font-size="11pt" fo:font-weight="bold" officeooo:rsid="004427bc" officeooo:paragraph-rsid="004427bc" style:font-size-asian="11pt" style:font-weight-asian="bold" style:font-size-complex="11pt" style:font-weight-complex="bold"/>
    </style:style>
    <style:style style:name="P178" style:family="paragraph" style:parent-style-name="Table_20_Contents">
      <style:text-properties fo:color="#666666" style:font-name="Ubuntu" fo:font-size="10pt" fo:font-weight="normal" style:font-size-asian="10pt" style:font-weight-asian="normal" style:font-size-complex="10pt" style:font-weight-complex="normal"/>
    </style:style>
    <style:style style:name="P179" style:family="paragraph" style:parent-style-name="Table_20_Contents">
      <style:text-properties fo:color="#666666" style:font-name="Ubuntu" fo:font-size="10pt" fo:font-weight="normal" officeooo:paragraph-rsid="00196d2d" style:font-size-asian="10pt" style:font-weight-asian="normal" style:font-size-complex="10pt" style:font-weight-complex="normal"/>
    </style:style>
    <style:style style:name="P180" style:family="paragraph" style:parent-style-name="Table_20_Contents">
      <style:text-properties fo:color="#666666" style:font-name="Ubuntu" fo:font-size="10pt" fo:font-weight="normal" officeooo:paragraph-rsid="003a5d60" style:font-size-asian="10pt" style:font-weight-asian="normal" style:font-size-complex="10pt" style:font-weight-complex="normal"/>
    </style:style>
    <style:style style:name="P181" style:family="paragraph" style:parent-style-name="Table_20_Contents">
      <style:text-properties fo:color="#666666" style:font-name="Ubuntu" fo:font-size="10pt" fo:font-weight="normal" officeooo:paragraph-rsid="0085cdb2" style:font-size-asian="10pt" style:font-weight-asian="normal" style:font-size-complex="10pt" style:font-weight-complex="normal"/>
    </style:style>
    <style:style style:name="P182" style:family="paragraph" style:parent-style-name="Table_20_Contents">
      <style:text-properties fo:color="#666666" style:font-name="Ubuntu" fo:font-size="10pt" fo:font-weight="normal" officeooo:paragraph-rsid="0096d1f0" style:font-size-asian="10pt" style:font-weight-asian="normal" style:font-size-complex="10pt" style:font-weight-complex="normal"/>
    </style:style>
    <style:style style:name="P183" style:family="paragraph" style:parent-style-name="Table_20_Contents">
      <style:text-properties fo:color="#666666" style:font-name="Ubuntu" fo:font-size="10pt" fo:font-weight="normal" officeooo:paragraph-rsid="00a3387a" style:font-size-asian="10pt" style:font-weight-asian="normal" style:font-size-complex="10pt" style:font-weight-complex="normal"/>
    </style:style>
    <style:style style:name="P184" style:family="paragraph" style:parent-style-name="Table_20_Contents">
      <style:text-properties fo:color="#666666" style:font-name="Ubuntu" fo:font-size="10pt" fo:font-weight="normal" officeooo:paragraph-rsid="00a3432c" style:font-size-asian="10pt" style:font-weight-asian="normal" style:font-size-complex="10pt" style:font-weight-complex="normal"/>
    </style:style>
    <style:style style:name="P185" style:family="paragraph" style:parent-style-name="Table_20_Contents">
      <style:text-properties fo:color="#666666" style:font-name="Ubuntu" fo:font-size="10pt" fo:font-weight="normal" officeooo:paragraph-rsid="001ae64a" style:font-size-asian="10pt" style:font-weight-asian="normal" style:font-size-complex="10pt" style:font-weight-complex="normal"/>
    </style:style>
    <style:style style:name="P186" style:family="paragraph" style:parent-style-name="Table_20_Contents">
      <style:text-properties fo:color="#666666" style:font-name="Ubuntu" fo:font-size="10pt" fo:font-weight="normal" officeooo:rsid="00d9e599" officeooo:paragraph-rsid="00d9e599" style:font-size-asian="10pt" style:font-weight-asian="normal" style:font-size-complex="10pt" style:font-weight-complex="normal"/>
    </style:style>
    <style:style style:name="P187" style:family="paragraph" style:parent-style-name="Table_20_Contents">
      <style:text-properties fo:color="#666666" style:font-name="Ubuntu" fo:font-size="10pt" fo:font-weight="normal" officeooo:rsid="00d9e599" officeooo:paragraph-rsid="00e2eea5" style:font-size-asian="10pt" style:font-weight-asian="normal" style:font-size-complex="10pt" style:font-weight-complex="normal"/>
    </style:style>
    <style:style style:name="P188" style:family="paragraph" style:parent-style-name="Table_20_Contents">
      <style:text-properties fo:color="#666666" style:font-name="Ubuntu" fo:font-size="10pt" fo:font-weight="normal" officeooo:rsid="00d9e599" officeooo:paragraph-rsid="00ed535c" style:font-size-asian="10pt" style:font-weight-asian="normal" style:font-size-complex="10pt" style:font-weight-complex="normal"/>
    </style:style>
    <style:style style:name="P189" style:family="paragraph" style:parent-style-name="Table_20_Contents">
      <style:text-properties fo:color="#4c4c4c" style:font-name="Ubuntu" fo:font-size="10pt" fo:font-weight="normal" officeooo:rsid="007d4e86" officeooo:paragraph-rsid="0085cdb2" style:font-size-asian="10pt" style:font-weight-asian="normal" style:font-size-complex="10pt" style:font-weight-complex="normal"/>
    </style:style>
    <style:style style:name="P190" style:family="paragraph" style:parent-style-name="Table_20_Contents">
      <style:text-properties officeooo:paragraph-rsid="00fc4547"/>
    </style:style>
    <style:style style:name="P191" style:family="paragraph" style:parent-style-name="Standard">
      <style:text-properties style:font-name="Ubuntu" fo:font-size="12pt" fo:font-weight="bold" style:font-size-asian="12pt" style:font-weight-asian="bold" style:font-size-complex="12pt" style:font-weight-complex="bold"/>
    </style:style>
    <style:style style:name="P192" style:family="paragraph" style:parent-style-name="Standard">
      <style:text-properties style:font-name="Ubuntu" fo:font-size="12pt" fo:font-weight="bold" officeooo:paragraph-rsid="00196d2d" style:font-size-asian="12pt" style:font-weight-asian="bold" style:font-size-complex="12pt" style:font-weight-complex="bold"/>
    </style:style>
    <style:style style:name="P193" style:family="paragraph" style:parent-style-name="Standard">
      <style:text-properties style:font-name="Ubuntu" fo:font-size="12pt" fo:font-weight="bold" officeooo:paragraph-rsid="001ae64a" style:font-size-asian="12pt" style:font-weight-asian="bold" style:font-size-complex="12pt" style:font-weight-complex="bold"/>
    </style:style>
    <style:style style:name="P194" style:family="paragraph" style:parent-style-name="Standard">
      <style:text-properties style:font-name="Ubuntu" fo:font-size="12pt" fo:font-weight="bold" officeooo:paragraph-rsid="0035695b" style:font-size-asian="12pt" style:font-weight-asian="bold" style:font-size-complex="12pt" style:font-weight-complex="bold"/>
    </style:style>
    <style:style style:name="P195" style:family="paragraph" style:parent-style-name="Standard">
      <style:text-properties style:font-name="Ubuntu" fo:font-size="12pt" fo:font-weight="bold" officeooo:paragraph-rsid="003a5d60" style:font-size-asian="12pt" style:font-weight-asian="bold" style:font-size-complex="12pt" style:font-weight-complex="bold"/>
    </style:style>
    <style:style style:name="P196" style:family="paragraph" style:parent-style-name="Standard">
      <style:text-properties style:font-name="Ubuntu" fo:font-size="12pt" fo:font-weight="bold" officeooo:paragraph-rsid="005002cd" style:font-size-asian="12pt" style:font-weight-asian="bold" style:font-size-complex="12pt" style:font-weight-complex="bold"/>
    </style:style>
    <style:style style:name="P197" style:family="paragraph" style:parent-style-name="Standard">
      <style:text-properties style:font-name="Ubuntu" fo:font-size="12pt" fo:font-weight="bold" officeooo:paragraph-rsid="0054446a" style:font-size-asian="12pt" style:font-weight-asian="bold" style:font-size-complex="12pt" style:font-weight-complex="bold"/>
    </style:style>
    <style:style style:name="P198" style:family="paragraph" style:parent-style-name="Standard">
      <style:text-properties style:font-name="Ubuntu" fo:font-size="12pt" fo:font-weight="bold" officeooo:rsid="0050510e" officeooo:paragraph-rsid="0054446a" style:font-size-asian="12pt" style:font-weight-asian="bold" style:font-size-complex="12pt" style:font-weight-complex="bold"/>
    </style:style>
    <style:style style:name="P199" style:family="paragraph" style:parent-style-name="Standard">
      <style:text-properties style:font-name="Ubuntu" fo:font-size="12pt" fo:font-weight="bold" officeooo:rsid="0050510e" officeooo:paragraph-rsid="0052c6e9" style:font-size-asian="12pt" style:font-weight-asian="bold" style:font-size-complex="12pt" style:font-weight-complex="bold"/>
    </style:style>
    <style:style style:name="P200" style:family="paragraph" style:parent-style-name="Standard">
      <style:text-properties style:font-name="Ubuntu" fo:font-size="12pt" fo:font-weight="bold" officeooo:rsid="0050510e" officeooo:paragraph-rsid="0058c017" style:font-size-asian="12pt" style:font-weight-asian="bold" style:font-size-complex="12pt" style:font-weight-complex="bold"/>
    </style:style>
    <style:style style:name="P201" style:family="paragraph" style:parent-style-name="Standard">
      <style:text-properties style:font-name="Ubuntu" fo:font-size="12pt" fo:font-weight="bold" officeooo:rsid="0050510e" officeooo:paragraph-rsid="005a4174" style:font-size-asian="12pt" style:font-weight-asian="bold" style:font-size-complex="12pt" style:font-weight-complex="bold"/>
    </style:style>
    <style:style style:name="P202" style:family="paragraph" style:parent-style-name="Standard">
      <style:text-properties style:font-name="Ubuntu" fo:font-size="12pt" fo:font-weight="bold" officeooo:rsid="0050510e" officeooo:paragraph-rsid="0060d288" style:font-size-asian="12pt" style:font-weight-asian="bold" style:font-size-complex="12pt" style:font-weight-complex="bold"/>
    </style:style>
    <style:style style:name="P203" style:family="paragraph" style:parent-style-name="Standard">
      <style:text-properties style:font-name="Ubuntu" fo:font-size="12pt" fo:font-weight="bold" officeooo:rsid="00579148" officeooo:paragraph-rsid="00579148" style:font-size-asian="12pt" style:font-weight-asian="bold" style:font-size-complex="12pt" style:font-weight-complex="bold"/>
    </style:style>
    <style:style style:name="P204" style:family="paragraph" style:parent-style-name="Standard">
      <style:text-properties style:font-name="Ubuntu" fo:font-size="12pt" fo:font-weight="bold" officeooo:rsid="00579148" officeooo:paragraph-rsid="0058c017" style:font-size-asian="12pt" style:font-weight-asian="bold" style:font-size-complex="12pt" style:font-weight-complex="bold"/>
    </style:style>
    <style:style style:name="P205" style:family="paragraph" style:parent-style-name="Standard">
      <style:text-properties style:font-name="Ubuntu" fo:font-size="12pt" fo:font-weight="bold" officeooo:rsid="00579148" officeooo:paragraph-rsid="005a4174" style:font-size-asian="12pt" style:font-weight-asian="bold" style:font-size-complex="12pt" style:font-weight-complex="bold"/>
    </style:style>
    <style:style style:name="P206" style:family="paragraph" style:parent-style-name="Standard">
      <style:text-properties style:font-name="Ubuntu" fo:font-size="12pt" fo:font-weight="bold" officeooo:rsid="0052c6e9" officeooo:paragraph-rsid="005a4174" style:font-size-asian="12pt" style:font-weight-asian="bold" style:font-size-complex="12pt" style:font-weight-complex="bold"/>
    </style:style>
    <style:style style:name="P207" style:family="paragraph" style:parent-style-name="Standard">
      <style:text-properties style:font-name="Ubuntu" fo:font-size="12pt" fo:font-weight="bold" officeooo:paragraph-rsid="0058b992" style:font-size-asian="12pt" style:font-weight-asian="bold" style:font-size-complex="12pt" style:font-weight-complex="bold"/>
    </style:style>
    <style:style style:name="P208" style:family="paragraph" style:parent-style-name="Standard">
      <style:text-properties style:font-name="Ubuntu" fo:font-size="12pt" fo:font-weight="bold" officeooo:paragraph-rsid="0058c017" style:font-size-asian="12pt" style:font-weight-asian="bold" style:font-size-complex="12pt" style:font-weight-complex="bold"/>
    </style:style>
    <style:style style:name="P209" style:family="paragraph" style:parent-style-name="Standard">
      <style:text-properties style:font-name="Ubuntu" fo:font-size="12pt" fo:font-weight="bold" officeooo:paragraph-rsid="005a4174" style:font-size-asian="12pt" style:font-weight-asian="bold" style:font-size-complex="12pt" style:font-weight-complex="bold"/>
    </style:style>
    <style:style style:name="P210" style:family="paragraph" style:parent-style-name="Standard">
      <style:text-properties style:font-name="Ubuntu" fo:font-size="12pt" fo:font-weight="bold" officeooo:rsid="0051cc16" officeooo:paragraph-rsid="0060d288" style:font-size-asian="12pt" style:font-weight-asian="bold" style:font-size-complex="12pt" style:font-weight-complex="bold"/>
    </style:style>
    <style:style style:name="P211" style:family="paragraph" style:parent-style-name="Standard">
      <style:text-properties style:font-name="Ubuntu" fo:font-size="12pt" fo:font-weight="bold" officeooo:rsid="0060d288" officeooo:paragraph-rsid="0060d288" style:font-size-asian="12pt" style:font-weight-asian="bold" style:font-size-complex="12pt" style:font-weight-complex="bold"/>
    </style:style>
    <style:style style:name="P212" style:family="paragraph" style:parent-style-name="Standard">
      <style:text-properties style:font-name="Ubuntu" fo:font-size="12pt" fo:font-weight="bold" officeooo:rsid="005a4174" officeooo:paragraph-rsid="005a4174" style:font-size-asian="12pt" style:font-weight-asian="bold" style:font-size-complex="12pt" style:font-weight-complex="bold"/>
    </style:style>
    <style:style style:name="P213" style:family="paragraph" style:parent-style-name="Standard">
      <style:text-properties style:font-name="Ubuntu" fo:font-size="12pt" fo:font-weight="bold" officeooo:rsid="0058c017" officeooo:paragraph-rsid="0058c017" style:font-size-asian="12pt" style:font-weight-asian="bold" style:font-size-complex="12pt" style:font-weight-complex="bold"/>
    </style:style>
    <style:style style:name="P214" style:family="paragraph" style:parent-style-name="Standard">
      <style:text-properties style:font-name="Ubuntu" fo:font-size="12pt" fo:font-weight="bold" officeooo:paragraph-rsid="007d4e86" style:font-size-asian="12pt" style:font-weight-asian="bold" style:font-size-complex="12pt" style:font-weight-complex="bold"/>
    </style:style>
    <style:style style:name="P215" style:family="paragraph" style:parent-style-name="Standard">
      <style:text-properties style:font-name="Ubuntu" fo:font-size="12pt" fo:font-weight="bold" officeooo:paragraph-rsid="00800756" style:font-size-asian="12pt" style:font-weight-asian="bold" style:font-size-complex="12pt" style:font-weight-complex="bold"/>
    </style:style>
    <style:style style:name="P216" style:family="paragraph" style:parent-style-name="Standard">
      <style:text-properties style:font-name="Ubuntu" fo:font-size="12pt" fo:font-weight="bold" officeooo:paragraph-rsid="00830a03" style:font-size-asian="12pt" style:font-weight-asian="bold" style:font-size-complex="12pt" style:font-weight-complex="bold"/>
    </style:style>
    <style:style style:name="P217" style:family="paragraph" style:parent-style-name="Standard">
      <style:text-properties style:font-name="Ubuntu" fo:font-size="12pt" fo:font-weight="bold" officeooo:paragraph-rsid="0085cdb2" style:font-size-asian="12pt" style:font-weight-asian="bold" style:font-size-complex="12pt" style:font-weight-complex="bold"/>
    </style:style>
    <style:style style:name="P218" style:family="paragraph" style:parent-style-name="Standard">
      <style:text-properties style:font-name="Ubuntu" fo:font-size="12pt" fo:font-weight="bold" officeooo:paragraph-rsid="008c4fc6" style:font-size-asian="12pt" style:font-weight-asian="bold" style:font-size-complex="12pt" style:font-weight-complex="bold"/>
    </style:style>
    <style:style style:name="P219" style:family="paragraph" style:parent-style-name="Standard">
      <style:text-properties style:font-name="Ubuntu" fo:font-size="12pt" fo:font-weight="bold" officeooo:paragraph-rsid="00905b81" style:font-size-asian="12pt" style:font-weight-asian="bold" style:font-size-complex="12pt" style:font-weight-complex="bold"/>
    </style:style>
    <style:style style:name="P220" style:family="paragraph" style:parent-style-name="Standard">
      <style:text-properties style:font-name="Ubuntu" fo:font-size="12pt" fo:font-weight="bold" officeooo:paragraph-rsid="00953d93" style:font-size-asian="12pt" style:font-weight-asian="bold" style:font-size-complex="12pt" style:font-weight-complex="bold"/>
    </style:style>
    <style:style style:name="P221" style:family="paragraph" style:parent-style-name="Standard">
      <style:text-properties style:font-name="Ubuntu" fo:font-size="12pt" fo:font-weight="bold" officeooo:paragraph-rsid="0096d1f0" style:font-size-asian="12pt" style:font-weight-asian="bold" style:font-size-complex="12pt" style:font-weight-complex="bold"/>
    </style:style>
    <style:style style:name="P222" style:family="paragraph" style:parent-style-name="Standard">
      <style:text-properties style:font-name="Ubuntu" fo:font-size="12pt" fo:font-weight="bold" officeooo:paragraph-rsid="00985425" style:font-size-asian="12pt" style:font-weight-asian="bold" style:font-size-complex="12pt" style:font-weight-complex="bold"/>
    </style:style>
    <style:style style:name="P223" style:family="paragraph" style:parent-style-name="Standard">
      <style:text-properties style:font-name="Ubuntu" fo:font-size="12pt" fo:font-weight="bold" officeooo:paragraph-rsid="009d4e93" style:font-size-asian="12pt" style:font-weight-asian="bold" style:font-size-complex="12pt" style:font-weight-complex="bold"/>
    </style:style>
    <style:style style:name="P224" style:family="paragraph" style:parent-style-name="Standard">
      <style:text-properties style:font-name="Ubuntu" fo:font-size="12pt" fo:font-weight="bold" officeooo:paragraph-rsid="00a3387a" style:font-size-asian="12pt" style:font-weight-asian="bold" style:font-size-complex="12pt" style:font-weight-complex="bold"/>
    </style:style>
    <style:style style:name="P225" style:family="paragraph" style:parent-style-name="Standard">
      <style:text-properties style:font-name="Ubuntu" fo:font-size="12pt" fo:font-weight="bold" officeooo:paragraph-rsid="00a527c9" style:font-size-asian="12pt" style:font-weight-asian="bold" style:font-size-complex="12pt" style:font-weight-complex="bold"/>
    </style:style>
    <style:style style:name="P226" style:family="paragraph" style:parent-style-name="Standard">
      <style:text-properties style:font-name="Ubuntu" fo:font-size="12pt" fo:font-weight="bold" officeooo:paragraph-rsid="00a821e1" style:font-size-asian="12pt" style:font-weight-asian="bold" style:font-size-complex="12pt" style:font-weight-complex="bold"/>
    </style:style>
    <style:style style:name="P227" style:family="paragraph" style:parent-style-name="Standard">
      <style:text-properties style:font-name="Ubuntu" fo:font-size="12pt" fo:font-weight="bold" officeooo:paragraph-rsid="00b2901e" style:font-size-asian="12pt" style:font-weight-asian="bold" style:font-size-complex="12pt" style:font-weight-complex="bold"/>
    </style:style>
    <style:style style:name="P228" style:family="paragraph" style:parent-style-name="Standard">
      <style:text-properties style:font-name="Ubuntu" fo:font-size="12pt" fo:font-weight="bold" officeooo:paragraph-rsid="00b7351c" style:font-size-asian="12pt" style:font-weight-asian="bold" style:font-size-complex="12pt" style:font-weight-complex="bold"/>
    </style:style>
    <style:style style:name="P229" style:family="paragraph" style:parent-style-name="Standard">
      <style:text-properties style:font-name="Ubuntu" fo:font-size="12pt" fo:font-weight="bold" officeooo:paragraph-rsid="00b9daa5" style:font-size-asian="12pt" style:font-weight-asian="bold" style:font-size-complex="12pt" style:font-weight-complex="bold"/>
    </style:style>
    <style:style style:name="P230" style:family="paragraph" style:parent-style-name="Standard">
      <style:text-properties style:font-name="Ubuntu" fo:font-size="12pt" fo:font-weight="bold" officeooo:paragraph-rsid="00bbfff5" style:font-size-asian="12pt" style:font-weight-asian="bold" style:font-size-complex="12pt" style:font-weight-complex="bold"/>
    </style:style>
    <style:style style:name="P231" style:family="paragraph" style:parent-style-name="Standard">
      <style:text-properties style:font-name="Ubuntu" fo:font-size="12pt" fo:font-weight="bold" officeooo:paragraph-rsid="00c1ff84" style:font-size-asian="12pt" style:font-weight-asian="bold" style:font-size-complex="12pt" style:font-weight-complex="bold"/>
    </style:style>
    <style:style style:name="P232" style:family="paragraph" style:parent-style-name="Standard">
      <style:text-properties style:font-name="Ubuntu" fo:font-size="12pt" fo:font-weight="bold" officeooo:paragraph-rsid="00c5307b" style:font-size-asian="12pt" style:font-weight-asian="bold" style:font-size-complex="12pt" style:font-weight-complex="bold"/>
    </style:style>
    <style:style style:name="P233" style:family="paragraph" style:parent-style-name="Standard">
      <style:text-properties style:font-name="Ubuntu" fo:font-size="12pt" fo:font-weight="bold" officeooo:paragraph-rsid="00d5a5cb" style:font-size-asian="12pt" style:font-weight-asian="bold" style:font-size-complex="12pt" style:font-weight-complex="bold"/>
    </style:style>
    <style:style style:name="P234" style:family="paragraph" style:parent-style-name="Standard">
      <style:text-properties style:font-name="Ubuntu" fo:font-size="12pt" fo:font-weight="bold" officeooo:paragraph-rsid="00d5fd91" style:font-size-asian="12pt" style:font-weight-asian="bold" style:font-size-complex="12pt" style:font-weight-complex="bold"/>
    </style:style>
    <style:style style:name="P235" style:family="paragraph" style:parent-style-name="Standard">
      <style:text-properties style:font-name="Ubuntu" fo:font-size="12pt" fo:font-weight="bold" officeooo:paragraph-rsid="00d9e599" style:font-size-asian="12pt" style:font-weight-asian="bold" style:font-size-complex="12pt" style:font-weight-complex="bold"/>
    </style:style>
    <style:style style:name="P236" style:family="paragraph" style:parent-style-name="Standard">
      <style:text-properties style:font-name="Ubuntu" fo:font-size="12pt" fo:font-weight="bold" officeooo:paragraph-rsid="00e0e540" style:font-size-asian="12pt" style:font-weight-asian="bold" style:font-size-complex="12pt" style:font-weight-complex="bold"/>
    </style:style>
    <style:style style:name="P237" style:family="paragraph" style:parent-style-name="Standard">
      <style:text-properties style:font-name="Ubuntu" fo:font-size="12pt" fo:font-weight="bold" officeooo:paragraph-rsid="00e0eed8" style:font-size-asian="12pt" style:font-weight-asian="bold" style:font-size-complex="12pt" style:font-weight-complex="bold"/>
    </style:style>
    <style:style style:name="P238" style:family="paragraph" style:parent-style-name="Standard">
      <style:text-properties style:font-name="Ubuntu" fo:font-size="12pt" fo:font-weight="bold" officeooo:paragraph-rsid="00e6e9bd" style:font-size-asian="12pt" style:font-weight-asian="bold" style:font-size-complex="12pt" style:font-weight-complex="bold"/>
    </style:style>
    <style:style style:name="P239" style:family="paragraph" style:parent-style-name="Standard">
      <style:text-properties style:font-name="Ubuntu" fo:font-size="12pt" fo:font-weight="bold" officeooo:paragraph-rsid="00ebcfdd" style:font-size-asian="12pt" style:font-weight-asian="bold" style:font-size-complex="12pt" style:font-weight-complex="bold"/>
    </style:style>
    <style:style style:name="P240" style:family="paragraph" style:parent-style-name="Standard">
      <style:text-properties style:font-name="Ubuntu" fo:font-size="12pt" fo:font-weight="bold" officeooo:paragraph-rsid="00ed535c" style:font-size-asian="12pt" style:font-weight-asian="bold" style:font-size-complex="12pt" style:font-weight-complex="bold"/>
    </style:style>
    <style:style style:name="P241" style:family="paragraph" style:parent-style-name="Standard">
      <style:text-properties style:font-name="Ubuntu" fo:font-size="12pt" fo:font-weight="bold" officeooo:paragraph-rsid="00eeb860" style:font-size-asian="12pt" style:font-weight-asian="bold" style:font-size-complex="12pt" style:font-weight-complex="bold"/>
    </style:style>
    <style:style style:name="P242" style:family="paragraph" style:parent-style-name="Standard">
      <style:text-properties style:font-name="Ubuntu" fo:font-size="12pt" fo:font-weight="bold" officeooo:paragraph-rsid="00f03c7a" style:font-size-asian="12pt" style:font-weight-asian="bold" style:font-size-complex="12pt" style:font-weight-complex="bold"/>
    </style:style>
    <style:style style:name="P243" style:family="paragraph" style:parent-style-name="Standard">
      <style:text-properties style:font-name="Ubuntu" fo:font-size="12pt" fo:font-weight="bold" officeooo:paragraph-rsid="00f24f6f" style:font-size-asian="12pt" style:font-weight-asian="bold" style:font-size-complex="12pt" style:font-weight-complex="bold"/>
    </style:style>
    <style:style style:name="P244" style:family="paragraph" style:parent-style-name="Standard">
      <style:text-properties style:font-name="Ubuntu" fo:font-size="12pt" fo:font-weight="bold" officeooo:paragraph-rsid="0060d288" style:font-size-asian="12pt" style:font-weight-asian="bold" style:font-size-complex="12pt" style:font-weight-complex="bold"/>
    </style:style>
    <style:style style:name="P245" style:family="paragraph" style:parent-style-name="Standard">
      <style:text-properties style:font-name="Ubuntu" fo:font-size="12pt" fo:font-weight="bold" style:font-size-asian="10.5pt" style:font-weight-asian="bold" style:font-size-complex="12pt" style:font-weight-complex="bold"/>
    </style:style>
    <style:style style:name="P246" style:family="paragraph" style:parent-style-name="Standard">
      <style:text-properties style:font-name="Ubuntu" fo:font-size="10pt" fo:font-weight="normal" style:font-size-asian="8.75pt" style:font-weight-asian="normal" style:font-size-complex="10pt" style:font-weight-complex="normal"/>
    </style:style>
    <style:style style:name="P247" style:family="paragraph" style:parent-style-name="Standard">
      <style:text-properties style:font-name="Ubuntu" fo:font-size="10pt" fo:font-weight="normal" officeooo:paragraph-rsid="0029166a" style:font-size-asian="8.75pt" style:font-weight-asian="normal" style:font-size-complex="10pt" style:font-weight-complex="normal"/>
    </style:style>
    <style:style style:name="P248" style:family="paragraph" style:parent-style-name="Standard">
      <style:text-properties style:font-name="Ubuntu" fo:font-size="10pt" fo:font-weight="normal" officeooo:paragraph-rsid="0033d3d3" style:font-size-asian="8.75pt" style:font-weight-asian="normal" style:font-size-complex="10pt" style:font-weight-complex="normal"/>
    </style:style>
    <style:style style:name="P249" style:family="paragraph" style:parent-style-name="Standard">
      <style:text-properties style:font-name="Ubuntu" fo:font-size="10pt" fo:font-weight="normal" officeooo:paragraph-rsid="00400ad7" style:font-size-asian="8.75pt" style:font-weight-asian="normal" style:font-size-complex="10pt" style:font-weight-complex="normal"/>
    </style:style>
    <style:style style:name="P250" style:family="paragraph" style:parent-style-name="Standard">
      <style:text-properties style:font-name="Ubuntu" fo:font-size="10pt" fo:font-weight="normal" officeooo:paragraph-rsid="0054446a" style:font-size-asian="8.75pt" style:font-weight-asian="normal" style:font-size-complex="10pt" style:font-weight-complex="normal"/>
    </style:style>
    <style:style style:name="P251" style:family="paragraph" style:parent-style-name="Standard">
      <style:text-properties style:font-name="Ubuntu" fo:font-size="10pt" fo:font-weight="normal" officeooo:rsid="0050510e" officeooo:paragraph-rsid="0052c6e9" style:font-size-asian="8.75pt" style:font-weight-asian="normal" style:font-size-complex="10pt" style:font-weight-complex="normal"/>
    </style:style>
    <style:style style:name="P252" style:family="paragraph" style:parent-style-name="Standard">
      <style:text-properties style:font-name="Ubuntu" fo:font-size="10pt" fo:font-weight="normal" officeooo:rsid="0050510e" officeooo:paragraph-rsid="00579aac" style:font-size-asian="8.75pt" style:font-weight-asian="normal" style:font-size-complex="10pt" style:font-weight-complex="normal"/>
    </style:style>
    <style:style style:name="P253" style:family="paragraph" style:parent-style-name="Standard">
      <style:text-properties style:font-name="Ubuntu" fo:font-size="10pt" fo:font-weight="normal" officeooo:rsid="0052c6e9" officeooo:paragraph-rsid="0052c6e9" style:font-size-asian="8.75pt" style:font-weight-asian="normal" style:font-size-complex="10pt" style:font-weight-complex="normal"/>
    </style:style>
    <style:style style:name="P254" style:family="paragraph" style:parent-style-name="Standard">
      <style:text-properties style:font-name="Ubuntu" fo:font-size="10pt" fo:font-weight="normal" officeooo:rsid="0052c6e9" officeooo:paragraph-rsid="0058b992" style:font-size-asian="8.75pt" style:font-weight-asian="normal" style:font-size-complex="10pt" style:font-weight-complex="normal"/>
    </style:style>
    <style:style style:name="P255" style:family="paragraph" style:parent-style-name="Standard">
      <style:text-properties style:font-name="Ubuntu" fo:font-size="10pt" fo:font-weight="normal" officeooo:rsid="0052c6e9" officeooo:paragraph-rsid="0063cfe5" style:font-size-asian="8.75pt" style:font-weight-asian="normal" style:font-size-complex="10pt" style:font-weight-complex="normal"/>
    </style:style>
    <style:style style:name="P256" style:family="paragraph" style:parent-style-name="Standard">
      <style:text-properties style:font-name="Ubuntu" fo:font-size="10pt" fo:font-weight="normal" officeooo:rsid="00400ad7" officeooo:paragraph-rsid="00400ad7" style:font-size-asian="8.75pt" style:font-weight-asian="normal" style:font-size-complex="10pt" style:font-weight-complex="normal"/>
    </style:style>
    <style:style style:name="P257" style:family="paragraph" style:parent-style-name="Standard">
      <style:text-properties style:font-name="Ubuntu" fo:font-size="10pt" fo:font-weight="normal" officeooo:rsid="004d2247" officeooo:paragraph-rsid="004d2247" style:font-size-asian="8.75pt" style:font-weight-asian="normal" style:font-size-complex="10pt" style:font-weight-complex="normal"/>
    </style:style>
    <style:style style:name="P258" style:family="paragraph" style:parent-style-name="Standard">
      <style:text-properties style:font-name="Ubuntu" fo:font-size="10pt" fo:font-weight="normal" officeooo:paragraph-rsid="00621fa4" style:font-size-asian="8.75pt" style:font-weight-asian="normal" style:font-size-complex="10pt" style:font-weight-complex="normal"/>
    </style:style>
    <style:style style:name="P259" style:family="paragraph" style:parent-style-name="Standard">
      <style:text-properties style:font-name="Ubuntu" fo:font-size="10pt" fo:font-weight="normal" officeooo:rsid="005ae9ca" officeooo:paragraph-rsid="0063cfe5" style:font-size-asian="8.75pt" style:font-weight-asian="normal" style:font-size-complex="10pt" style:font-weight-complex="normal"/>
    </style:style>
    <style:style style:name="P260" style:family="paragraph" style:parent-style-name="Standard">
      <style:text-properties style:font-name="Ubuntu" fo:font-size="10pt" fo:font-weight="normal" officeooo:rsid="00856bc4" officeooo:paragraph-rsid="00856bc4" style:font-size-asian="8.75pt" style:font-weight-asian="normal" style:font-size-complex="10pt" style:font-weight-complex="normal"/>
    </style:style>
    <style:style style:name="P261" style:family="paragraph" style:parent-style-name="Standard">
      <style:text-properties style:font-name="Ubuntu" fo:font-size="10pt" officeooo:paragraph-rsid="005002cd" style:font-size-asian="8.75pt" style:font-size-complex="10pt"/>
    </style:style>
    <style:style style:name="P262" style:family="paragraph" style:parent-style-name="Standard">
      <style:text-properties style:font-name="Ubuntu" fo:font-size="10pt" officeooo:paragraph-rsid="00579aac" style:font-size-asian="8.75pt" style:font-size-complex="10pt"/>
    </style:style>
    <style:style style:name="P263" style:family="paragraph" style:parent-style-name="Standard">
      <style:text-properties style:font-name="Ubuntu" fo:font-size="10pt" officeooo:paragraph-rsid="005bceb2" style:font-size-asian="8.75pt" style:font-size-complex="10pt"/>
    </style:style>
    <style:style style:name="P264" style:family="paragraph" style:parent-style-name="Standard">
      <style:text-properties style:font-name="Ubuntu" fo:font-size="10pt" officeooo:rsid="005bceb2" officeooo:paragraph-rsid="005bceb2" style:font-size-asian="8.75pt" style:font-size-complex="10pt"/>
    </style:style>
    <style:style style:name="P265" style:family="paragraph" style:parent-style-name="Standard">
      <style:text-properties style:font-name="Ubuntu" fo:font-size="10pt" fo:font-weight="bold" officeooo:paragraph-rsid="005002cd" style:font-size-asian="10pt" style:font-weight-asian="bold" style:font-size-complex="10pt" style:font-weight-complex="bold"/>
    </style:style>
    <style:style style:name="P266" style:family="paragraph" style:parent-style-name="Standard">
      <style:text-properties style:font-name="Ubuntu" fo:font-size="11pt" fo:font-weight="normal" style:font-size-asian="11pt" style:font-weight-asian="normal" style:font-size-complex="11pt" style:font-weight-complex="normal"/>
    </style:style>
    <style:style style:name="P267" style:family="paragraph" style:parent-style-name="Standard">
      <style:text-properties style:font-name="Ubuntu" fo:font-size="11pt" fo:font-weight="normal" officeooo:paragraph-rsid="004427bc" style:font-size-asian="11pt" style:font-weight-asian="normal" style:font-size-complex="11pt" style:font-weight-complex="normal"/>
    </style:style>
    <style:style style:name="P268" style:family="paragraph" style:parent-style-name="Standard">
      <style:text-properties style:font-name="Ubuntu" fo:font-size="11pt" fo:font-weight="normal" officeooo:rsid="004427bc" officeooo:paragraph-rsid="004427bc" style:font-size-asian="11pt" style:font-weight-asian="normal" style:font-size-complex="11pt" style:font-weight-complex="normal"/>
    </style:style>
    <style:style style:name="P269" style:family="paragraph" style:parent-style-name="Standard">
      <style:text-properties style:font-name="Ubuntu" fo:font-size="11pt" fo:font-weight="bold" style:font-size-asian="11pt" style:font-weight-asian="bold" style:font-size-complex="11pt" style:font-weight-complex="bold"/>
    </style:style>
    <style:style style:name="P270" style:family="paragraph" style:parent-style-name="Standard">
      <style:text-properties style:font-name="Ubuntu" fo:font-size="11pt" fo:font-weight="bold" officeooo:rsid="004427bc" officeooo:paragraph-rsid="004427bc" style:font-size-asian="11pt" style:font-weight-asian="bold" style:font-size-complex="11pt" style:font-weight-complex="bold"/>
    </style:style>
    <style:style style:name="P271" style:family="paragraph" style:parent-style-name="Standard">
      <style:text-properties style:font-name="Ubuntu" fo:font-size="11pt" fo:font-weight="bold" officeooo:rsid="004427bc" officeooo:paragraph-rsid="0047b4d0" style:font-size-asian="9.60000038146973pt" style:font-weight-asian="bold" style:font-size-complex="11pt" style:font-weight-complex="bold"/>
    </style:style>
    <style:style style:name="P272" style:family="paragraph" style:parent-style-name="Standard">
      <style:text-properties style:font-name="Ubuntu" fo:font-size="11pt" fo:font-weight="bold" officeooo:paragraph-rsid="0058b992" style:font-size-asian="9.60000038146973pt" style:font-weight-asian="bold" style:font-size-complex="11pt" style:font-weight-complex="bold"/>
    </style:style>
    <style:style style:name="P273" style:family="paragraph" style:parent-style-name="Standard">
      <style:text-properties style:font-name="Ubuntu" fo:font-size="14pt" fo:font-weight="bold" officeooo:paragraph-rsid="002d5065" style:font-size-asian="14pt" style:font-weight-asian="bold" style:font-size-complex="14pt" style:font-weight-complex="bold"/>
    </style:style>
    <style:style style:name="P274" style:family="paragraph" style:parent-style-name="Standard">
      <style:text-properties style:font-name="Ubuntu Light" fo:font-size="11pt" fo:font-weight="normal" officeooo:rsid="006a0ab8" officeooo:paragraph-rsid="006a0ab8" style:font-size-asian="9.60000038146973pt" style:font-weight-asian="normal" style:font-size-complex="11pt" style:font-weight-complex="normal"/>
    </style:style>
    <style:style style:name="P275" style:family="paragraph" style:parent-style-name="Standard">
      <style:text-properties style:font-name="Ubuntu Light" fo:font-size="26pt" officeooo:paragraph-rsid="00f24f6f" style:font-size-asian="26pt" style:font-size-complex="26pt"/>
    </style:style>
    <style:style style:name="P276" style:family="paragraph" style:parent-style-name="Text_20_body">
      <style:paragraph-properties fo:margin-top="0cm" fo:margin-bottom="0cm" style:contextual-spacing="false"/>
    </style:style>
    <style:style style:name="P277" style:family="paragraph" style:parent-style-name="Text_20_body">
      <style:paragraph-properties fo:margin-top="0cm" fo:margin-bottom="0cm" style:contextual-spacing="false"/>
      <style:text-properties style:font-name="Ubuntu" fo:font-size="10pt" style:font-size-asian="10pt" style:font-size-complex="10pt"/>
    </style:style>
    <style:style style:name="P278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196d2d" style:font-size-asian="10pt" style:font-size-complex="10pt"/>
    </style:style>
    <style:style style:name="P279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1ae64a" style:font-size-asian="10pt" style:font-size-complex="10pt"/>
    </style:style>
    <style:style style:name="P280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2d5065" style:font-size-asian="10pt" style:font-size-complex="10pt"/>
    </style:style>
    <style:style style:name="P281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30c9de" style:font-size-asian="10pt" style:font-size-complex="10pt"/>
    </style:style>
    <style:style style:name="P282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35695b" style:font-size-asian="10pt" style:font-size-complex="10pt"/>
    </style:style>
    <style:style style:name="P283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3a5d60" style:font-size-asian="10pt" style:font-size-complex="10pt"/>
    </style:style>
    <style:style style:name="P284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7d4e86" style:font-size-asian="10pt" style:font-size-complex="10pt"/>
    </style:style>
    <style:style style:name="P285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800756" style:font-size-asian="10pt" style:font-size-complex="10pt"/>
    </style:style>
    <style:style style:name="P286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830a03" style:font-size-asian="10pt" style:font-size-complex="10pt"/>
    </style:style>
    <style:style style:name="P287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85cdb2" style:font-size-asian="10pt" style:font-size-complex="10pt"/>
    </style:style>
    <style:style style:name="P288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8c4fc6" style:font-size-asian="10pt" style:font-size-complex="10pt"/>
    </style:style>
    <style:style style:name="P289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905b81" style:font-size-asian="10pt" style:font-size-complex="10pt"/>
    </style:style>
    <style:style style:name="P290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953d93" style:font-size-asian="10pt" style:font-size-complex="10pt"/>
    </style:style>
    <style:style style:name="P291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96d1f0" style:font-size-asian="10pt" style:font-size-complex="10pt"/>
    </style:style>
    <style:style style:name="P292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985425" style:font-size-asian="10pt" style:font-size-complex="10pt"/>
    </style:style>
    <style:style style:name="P293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9d4e93" style:font-size-asian="10pt" style:font-size-complex="10pt"/>
    </style:style>
    <style:style style:name="P294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a3387a" style:font-size-asian="10pt" style:font-size-complex="10pt"/>
    </style:style>
    <style:style style:name="P295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a527c9" style:font-size-asian="10pt" style:font-size-complex="10pt"/>
    </style:style>
    <style:style style:name="P296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b7351c" style:font-size-asian="10pt" style:font-size-complex="10pt"/>
    </style:style>
    <style:style style:name="P297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b9daa5" style:font-size-asian="10pt" style:font-size-complex="10pt"/>
    </style:style>
    <style:style style:name="P298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bbfff5" style:font-size-asian="10pt" style:font-size-complex="10pt"/>
    </style:style>
    <style:style style:name="P299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c1ff84" style:font-size-asian="10pt" style:font-size-complex="10pt"/>
    </style:style>
    <style:style style:name="P300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c5307b" style:font-size-asian="10pt" style:font-size-complex="10pt"/>
    </style:style>
    <style:style style:name="P301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c5835a" style:font-size-asian="10pt" style:font-size-complex="10pt"/>
    </style:style>
    <style:style style:name="P302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d5fd91" style:font-size-asian="10pt" style:font-size-complex="10pt"/>
    </style:style>
    <style:style style:name="P303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d9e599" style:font-size-asian="10pt" style:font-size-complex="10pt"/>
    </style:style>
    <style:style style:name="P304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e0e540" style:font-size-asian="10pt" style:font-size-complex="10pt"/>
    </style:style>
    <style:style style:name="P305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e0eed8" style:font-size-asian="10pt" style:font-size-complex="10pt"/>
    </style:style>
    <style:style style:name="P306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e6e9bd" style:font-size-asian="10pt" style:font-size-complex="10pt"/>
    </style:style>
    <style:style style:name="P307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ebcfdd" style:font-size-asian="10pt" style:font-size-complex="10pt"/>
    </style:style>
    <style:style style:name="P308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ed535c" style:font-size-asian="10pt" style:font-size-complex="10pt"/>
    </style:style>
    <style:style style:name="P309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7d4e86" style:font-size-asian="10pt" style:font-size-complex="10pt"/>
    </style:style>
    <style:style style:name="P310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800756" style:font-size-asian="10pt" style:font-size-complex="10pt"/>
    </style:style>
    <style:style style:name="P311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830a03" style:font-size-asian="10pt" style:font-size-complex="10pt"/>
    </style:style>
    <style:style style:name="P312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85cdb2" style:font-size-asian="10pt" style:font-size-complex="10pt"/>
    </style:style>
    <style:style style:name="P313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8c4fc6" style:font-size-asian="10pt" style:font-size-complex="10pt"/>
    </style:style>
    <style:style style:name="P314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905b81" style:font-size-asian="10pt" style:font-size-complex="10pt"/>
    </style:style>
    <style:style style:name="P315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953d93" style:font-size-asian="10pt" style:font-size-complex="10pt"/>
    </style:style>
    <style:style style:name="P316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96d1f0" style:font-size-asian="10pt" style:font-size-complex="10pt"/>
    </style:style>
    <style:style style:name="P317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985425" style:font-size-asian="10pt" style:font-size-complex="10pt"/>
    </style:style>
    <style:style style:name="P318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9d4e93" style:font-size-asian="10pt" style:font-size-complex="10pt"/>
    </style:style>
    <style:style style:name="P319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a3387a" style:font-size-asian="10pt" style:font-size-complex="10pt"/>
    </style:style>
    <style:style style:name="P320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a527c9" style:font-size-asian="10pt" style:font-size-complex="10pt"/>
    </style:style>
    <style:style style:name="P321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b7351c" style:font-size-asian="10pt" style:font-size-complex="10pt"/>
    </style:style>
    <style:style style:name="P322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b9daa5" style:font-size-asian="10pt" style:font-size-complex="10pt"/>
    </style:style>
    <style:style style:name="P323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bbfff5" style:font-size-asian="10pt" style:font-size-complex="10pt"/>
    </style:style>
    <style:style style:name="P324" style:family="paragraph" style:parent-style-name="Text_20_body">
      <style:paragraph-properties fo:margin-top="0cm" fo:margin-bottom="0cm" style:contextual-spacing="false"/>
      <style:text-properties style:font-name="Ubuntu" fo:font-size="10pt" officeooo:rsid="007d4e86" officeooo:paragraph-rsid="00c1ff84" style:font-size-asian="10pt" style:font-size-complex="10pt"/>
    </style:style>
    <style:style style:name="P325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eeb860" style:font-size-asian="10pt" style:font-size-complex="10pt"/>
    </style:style>
    <style:style style:name="P326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f03c7a" style:font-size-asian="10pt" style:font-size-complex="10pt"/>
    </style:style>
    <style:style style:name="P327" style:family="paragraph" style:parent-style-name="Text_20_body">
      <style:paragraph-properties fo:margin-top="0cm" fo:margin-bottom="0cm" style:contextual-spacing="false"/>
      <style:text-properties style:font-name="Ubuntu" fo:font-size="10pt" fo:font-weight="bold" style:font-size-asian="10pt" style:font-weight-asian="bold" style:font-size-complex="10pt" style:font-weight-complex="bold"/>
    </style:style>
    <style:style style:name="P328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196d2d" style:font-size-asian="10pt" style:font-weight-asian="bold" style:font-size-complex="10pt" style:font-weight-complex="bold"/>
    </style:style>
    <style:style style:name="P329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1ae64a" style:font-size-asian="10pt" style:font-weight-asian="bold" style:font-size-complex="10pt" style:font-weight-complex="bold"/>
    </style:style>
    <style:style style:name="P330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3a5d60" style:font-size-asian="10pt" style:font-weight-asian="bold" style:font-size-complex="10pt" style:font-weight-complex="bold"/>
    </style:style>
    <style:style style:name="P331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4ab958" style:font-size-asian="10pt" style:font-weight-asian="bold" style:font-size-complex="10pt" style:font-weight-complex="bold"/>
    </style:style>
    <style:style style:name="P332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85cdb2" style:font-size-asian="10pt" style:font-weight-asian="bold" style:font-size-complex="10pt" style:font-weight-complex="bold"/>
    </style:style>
    <style:style style:name="P333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96d1f0" style:font-size-asian="10pt" style:font-weight-asian="bold" style:font-size-complex="10pt" style:font-weight-complex="bold"/>
    </style:style>
    <style:style style:name="P334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a3387a" style:font-size-asian="10pt" style:font-weight-asian="bold" style:font-size-complex="10pt" style:font-weight-complex="bold"/>
    </style:style>
    <style:style style:name="P335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a3432c" style:font-size-asian="10pt" style:font-weight-asian="bold" style:font-size-complex="10pt" style:font-weight-complex="bold"/>
    </style:style>
    <style:style style:name="P336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d9e599" style:font-size-asian="10pt" style:font-weight-asian="bold" style:font-size-complex="10pt" style:font-weight-complex="bold"/>
    </style:style>
    <style:style style:name="P337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e2eea5" style:font-size-asian="10pt" style:font-weight-asian="bold" style:font-size-complex="10pt" style:font-weight-complex="bold"/>
    </style:style>
    <style:style style:name="P338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paragraph-rsid="00ed535c" style:font-size-asian="10pt" style:font-weight-asian="bold" style:font-size-complex="10pt" style:font-weight-complex="bold"/>
    </style:style>
    <style:style style:name="P339" style:family="paragraph" style:parent-style-name="Text_20_body">
      <style:paragraph-properties fo:margin-top="0cm" fo:margin-bottom="0cm" style:contextual-spacing="false"/>
      <style:text-properties style:font-name="Ubuntu" fo:font-size="10pt" fo:font-weight="bold" officeooo:rsid="00371f70" officeooo:paragraph-rsid="00371f70" style:font-size-asian="10pt" style:font-weight-asian="bold" style:font-size-complex="10pt" style:font-weight-complex="bold"/>
    </style:style>
    <style:style style:name="P340" style:family="paragraph" style:parent-style-name="Text_20_body">
      <style:paragraph-properties fo:margin-top="0cm" fo:margin-bottom="0cm" style:contextual-spacing="false"/>
      <style:text-properties style:font-name="Ubuntu" fo:font-size="10pt" fo:font-weight="normal" officeooo:paragraph-rsid="00196d2d" style:font-size-asian="8.75pt" style:font-weight-asian="normal" style:font-size-complex="10pt" style:font-weight-complex="normal"/>
    </style:style>
    <style:style style:name="P341" style:family="paragraph" style:parent-style-name="Text_20_body">
      <style:paragraph-properties fo:margin-top="0cm" fo:margin-bottom="0cm" style:contextual-spacing="false"/>
      <style:text-properties style:font-name="Ubuntu" fo:font-size="10pt" fo:font-weight="normal" officeooo:paragraph-rsid="0035695b" style:font-size-asian="8.75pt" style:font-weight-asian="normal" style:font-size-complex="10pt" style:font-weight-complex="normal"/>
    </style:style>
    <style:style style:name="P342" style:family="paragraph" style:parent-style-name="Text_20_body">
      <style:paragraph-properties fo:margin-top="0cm" fo:margin-bottom="0cm" style:contextual-spacing="false"/>
      <style:text-properties style:font-name="Ubuntu" fo:font-size="10pt" fo:font-weight="normal" officeooo:rsid="0019883c" officeooo:paragraph-rsid="003a5d60" style:font-size-asian="8.75pt" style:font-weight-asian="normal" style:font-size-complex="10pt" style:font-weight-complex="normal"/>
    </style:style>
    <style:style style:name="P343" style:family="paragraph" style:parent-style-name="Text_20_body">
      <style:paragraph-properties fo:margin-top="0cm" fo:margin-bottom="0cm" style:contextual-spacing="false"/>
      <style:text-properties style:font-name="Ubuntu" fo:font-size="10pt" fo:font-weight="normal" officeooo:paragraph-rsid="001ae64a" style:font-size-asian="8.75pt" style:font-weight-asian="normal" style:font-size-complex="10pt" style:font-weight-complex="normal"/>
    </style:style>
    <style:style style:name="P344" style:family="paragraph" style:parent-style-name="Text_20_body">
      <style:paragraph-properties fo:margin-top="0cm" fo:margin-bottom="0cm" style:contextual-spacing="false"/>
      <style:text-properties style:font-name="Ubuntu" fo:font-size="10pt" fo:font-weight="normal" officeooo:paragraph-rsid="00d9e599" style:font-size-asian="8.75pt" style:font-weight-asian="normal" style:font-size-complex="10pt" style:font-weight-complex="normal"/>
    </style:style>
    <style:style style:name="P345" style:family="paragraph" style:parent-style-name="Text_20_body">
      <style:paragraph-properties fo:margin-top="0cm" fo:margin-bottom="0cm" style:contextual-spacing="false"/>
      <style:text-properties style:font-name="Ubuntu" fo:font-size="10pt" fo:font-weight="normal" officeooo:rsid="00ebcfdd" officeooo:paragraph-rsid="00eeb860" style:font-size-asian="8.75pt" style:font-weight-asian="normal" style:font-size-complex="10pt" style:font-weight-complex="normal"/>
    </style:style>
    <style:style style:name="P346" style:family="paragraph" style:parent-style-name="Text_20_body">
      <style:paragraph-properties fo:margin-top="0cm" fo:margin-bottom="0cm" style:contextual-spacing="false"/>
      <style:text-properties style:font-name="Ubuntu" fo:font-size="10pt" fo:font-weight="normal" officeooo:rsid="00ebcfdd" officeooo:paragraph-rsid="00f03c7a" style:font-size-asian="8.75pt" style:font-weight-asian="normal" style:font-size-complex="10pt" style:font-weight-complex="normal"/>
    </style:style>
    <style:style style:name="P347" style:family="paragraph" style:parent-style-name="Text_20_body">
      <style:paragraph-properties fo:margin-top="0cm" fo:margin-bottom="0cm" style:contextual-spacing="false"/>
      <style:text-properties style:font-name="Ubuntu" fo:font-size="10pt" officeooo:paragraph-rsid="00371f70" style:font-size-asian="8.75pt" style:font-size-complex="10pt"/>
    </style:style>
    <style:style style:name="P348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196d2d" style:font-size-asian="10pt" style:font-weight-asian="bold" style:font-size-complex="10pt" style:font-weight-complex="bold"/>
    </style:style>
    <style:style style:name="P349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35695b" style:font-size-asian="10pt" style:font-weight-asian="bold" style:font-size-complex="10pt" style:font-weight-complex="bold"/>
    </style:style>
    <style:style style:name="P350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4d0b88" style:font-size-asian="10pt" style:font-weight-asian="bold" style:font-size-complex="10pt" style:font-weight-complex="bold"/>
    </style:style>
    <style:style style:name="P351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7d4e86" style:font-size-asian="10pt" style:font-weight-asian="bold" style:font-size-complex="10pt" style:font-weight-complex="bold"/>
    </style:style>
    <style:style style:name="P352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800756" style:font-size-asian="10pt" style:font-weight-asian="bold" style:font-size-complex="10pt" style:font-weight-complex="bold"/>
    </style:style>
    <style:style style:name="P353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830a03" style:font-size-asian="10pt" style:font-weight-asian="bold" style:font-size-complex="10pt" style:font-weight-complex="bold"/>
    </style:style>
    <style:style style:name="P354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85cdb2" style:font-size-asian="10pt" style:font-weight-asian="bold" style:font-size-complex="10pt" style:font-weight-complex="bold"/>
    </style:style>
    <style:style style:name="P355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8c4fc6" style:font-size-asian="10pt" style:font-weight-asian="bold" style:font-size-complex="10pt" style:font-weight-complex="bold"/>
    </style:style>
    <style:style style:name="P356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905b81" style:font-size-asian="10pt" style:font-weight-asian="bold" style:font-size-complex="10pt" style:font-weight-complex="bold"/>
    </style:style>
    <style:style style:name="P357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953d93" style:font-size-asian="10pt" style:font-weight-asian="bold" style:font-size-complex="10pt" style:font-weight-complex="bold"/>
    </style:style>
    <style:style style:name="P358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96d1f0" style:font-size-asian="10pt" style:font-weight-asian="bold" style:font-size-complex="10pt" style:font-weight-complex="bold"/>
    </style:style>
    <style:style style:name="P359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985425" style:font-size-asian="10pt" style:font-weight-asian="bold" style:font-size-complex="10pt" style:font-weight-complex="bold"/>
    </style:style>
    <style:style style:name="P360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9d4e93" style:font-size-asian="10pt" style:font-weight-asian="bold" style:font-size-complex="10pt" style:font-weight-complex="bold"/>
    </style:style>
    <style:style style:name="P361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a3387a" style:font-size-asian="10pt" style:font-weight-asian="bold" style:font-size-complex="10pt" style:font-weight-complex="bold"/>
    </style:style>
    <style:style style:name="P362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a527c9" style:font-size-asian="10pt" style:font-weight-asian="bold" style:font-size-complex="10pt" style:font-weight-complex="bold"/>
    </style:style>
    <style:style style:name="P363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a6b150" style:font-size-asian="10pt" style:font-weight-asian="bold" style:font-size-complex="10pt" style:font-weight-complex="bold"/>
    </style:style>
    <style:style style:name="P364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a821e1" style:font-size-asian="10pt" style:font-weight-asian="bold" style:font-size-complex="10pt" style:font-weight-complex="bold"/>
    </style:style>
    <style:style style:name="P365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b2901e" style:font-size-asian="10pt" style:font-weight-asian="bold" style:font-size-complex="10pt" style:font-weight-complex="bold"/>
    </style:style>
    <style:style style:name="P366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b7351c" style:font-size-asian="10pt" style:font-weight-asian="bold" style:font-size-complex="10pt" style:font-weight-complex="bold"/>
    </style:style>
    <style:style style:name="P367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b9daa5" style:font-size-asian="10pt" style:font-weight-asian="bold" style:font-size-complex="10pt" style:font-weight-complex="bold"/>
    </style:style>
    <style:style style:name="P368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bbfff5" style:font-size-asian="10pt" style:font-weight-asian="bold" style:font-size-complex="10pt" style:font-weight-complex="bold"/>
    </style:style>
    <style:style style:name="P369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c1ff84" style:font-size-asian="10pt" style:font-weight-asian="bold" style:font-size-complex="10pt" style:font-weight-complex="bold"/>
    </style:style>
    <style:style style:name="P370" style:family="paragraph" style:parent-style-name="Text_20_body">
      <style:paragraph-properties fo:margin-top="0cm" fo:margin-bottom="0cm" style:contextual-spacing="false"/>
      <style:text-properties style:font-name="Ubuntu Mono" fo:font-size="10pt" fo:font-weight="bold" officeooo:paragraph-rsid="00d5a5cb" style:font-size-asian="10pt" style:font-weight-asian="bold" style:font-size-complex="10pt" style:font-weight-complex="bold"/>
    </style:style>
    <style:style style:name="P371" style:family="paragraph" style:parent-style-name="Text_20_body">
      <style:paragraph-properties fo:margin-top="0cm" fo:margin-bottom="0cm" style:contextual-spacing="false"/>
      <style:text-properties officeooo:paragraph-rsid="00196d2d"/>
    </style:style>
    <style:style style:name="P372" style:family="paragraph" style:parent-style-name="Text_20_body">
      <style:paragraph-properties fo:margin-top="0cm" fo:margin-bottom="0cm" style:contextual-spacing="false"/>
      <style:text-properties officeooo:paragraph-rsid="001ae64a"/>
    </style:style>
    <style:style style:name="P373" style:family="paragraph" style:parent-style-name="Text_20_body">
      <style:paragraph-properties fo:margin-top="0cm" fo:margin-bottom="0cm" style:contextual-spacing="false"/>
      <style:text-properties officeooo:paragraph-rsid="0022257d"/>
    </style:style>
    <style:style style:name="P374" style:family="paragraph" style:parent-style-name="Text_20_body">
      <style:paragraph-properties fo:margin-top="0cm" fo:margin-bottom="0cm" style:contextual-spacing="false"/>
      <style:text-properties officeooo:paragraph-rsid="002266de"/>
    </style:style>
    <style:style style:name="P375" style:family="paragraph" style:parent-style-name="Text_20_body">
      <style:paragraph-properties fo:margin-top="0cm" fo:margin-bottom="0cm" style:contextual-spacing="false"/>
      <style:text-properties officeooo:paragraph-rsid="002d5065"/>
    </style:style>
    <style:style style:name="P376" style:family="paragraph" style:parent-style-name="Text_20_body">
      <style:paragraph-properties fo:margin-top="0cm" fo:margin-bottom="0cm" style:contextual-spacing="false"/>
      <style:text-properties officeooo:paragraph-rsid="0030c9de"/>
    </style:style>
    <style:style style:name="P377" style:family="paragraph" style:parent-style-name="Text_20_body">
      <style:paragraph-properties fo:margin-top="0cm" fo:margin-bottom="0cm" style:contextual-spacing="false"/>
      <style:text-properties officeooo:paragraph-rsid="0038cdf7"/>
    </style:style>
    <style:style style:name="P378" style:family="paragraph" style:parent-style-name="Text_20_body">
      <style:paragraph-properties fo:margin-top="0cm" fo:margin-bottom="0cm" style:contextual-spacing="false"/>
      <style:text-properties officeooo:paragraph-rsid="003a5d60"/>
    </style:style>
    <style:style style:name="P379" style:family="paragraph" style:parent-style-name="Text_20_body">
      <style:paragraph-properties fo:margin-top="0cm" fo:margin-bottom="0cm" style:contextual-spacing="false"/>
      <style:text-properties officeooo:paragraph-rsid="003b673d"/>
    </style:style>
    <style:style style:name="P380" style:family="paragraph" style:parent-style-name="Text_20_body">
      <style:paragraph-properties fo:margin-top="0cm" fo:margin-bottom="0cm" style:contextual-spacing="false"/>
      <style:text-properties officeooo:paragraph-rsid="0041c325"/>
    </style:style>
    <style:style style:name="P381" style:family="paragraph" style:parent-style-name="Text_20_body">
      <style:paragraph-properties fo:margin-top="0cm" fo:margin-bottom="0cm" style:contextual-spacing="false"/>
      <style:text-properties officeooo:paragraph-rsid="004a8161"/>
    </style:style>
    <style:style style:name="P382" style:family="paragraph" style:parent-style-name="Text_20_body">
      <style:paragraph-properties fo:margin-top="0cm" fo:margin-bottom="0cm" style:contextual-spacing="false"/>
      <style:text-properties officeooo:paragraph-rsid="007d4e86"/>
    </style:style>
    <style:style style:name="P383" style:family="paragraph" style:parent-style-name="Text_20_body">
      <style:paragraph-properties fo:margin-top="0cm" fo:margin-bottom="0cm" style:contextual-spacing="false"/>
      <style:text-properties fo:color="#666666" fo:font-weight="normal" officeooo:paragraph-rsid="007e18ed" style:font-weight-asian="normal" style:font-weight-complex="normal"/>
    </style:style>
    <style:style style:name="P384" style:family="paragraph" style:parent-style-name="Text_20_body">
      <style:paragraph-properties fo:margin-top="0cm" fo:margin-bottom="0cm" style:contextual-spacing="false"/>
      <style:text-properties fo:color="#666666" fo:font-weight="normal" officeooo:paragraph-rsid="00800756" style:font-weight-asian="normal" style:font-weight-complex="normal"/>
    </style:style>
    <style:style style:name="P385" style:family="paragraph" style:parent-style-name="Text_20_body">
      <style:paragraph-properties fo:margin-top="0cm" fo:margin-bottom="0cm" style:contextual-spacing="false"/>
      <style:text-properties fo:color="#666666" fo:font-weight="normal" officeooo:paragraph-rsid="0082920a" style:font-weight-asian="normal" style:font-weight-complex="normal"/>
    </style:style>
    <style:style style:name="P386" style:family="paragraph" style:parent-style-name="Text_20_body">
      <style:paragraph-properties fo:margin-top="0cm" fo:margin-bottom="0cm" style:contextual-spacing="false"/>
      <style:text-properties fo:color="#666666" fo:font-weight="normal" officeooo:paragraph-rsid="00830a03" style:font-weight-asian="normal" style:font-weight-complex="normal"/>
    </style:style>
    <style:style style:name="P387" style:family="paragraph" style:parent-style-name="Text_20_body">
      <style:paragraph-properties fo:margin-top="0cm" fo:margin-bottom="0cm" style:contextual-spacing="false"/>
      <style:text-properties fo:color="#666666" fo:font-weight="normal" officeooo:paragraph-rsid="008c4fc6" style:font-weight-asian="normal" style:font-weight-complex="normal"/>
    </style:style>
    <style:style style:name="P388" style:family="paragraph" style:parent-style-name="Text_20_body">
      <style:paragraph-properties fo:margin-top="0cm" fo:margin-bottom="0cm" style:contextual-spacing="false"/>
      <style:text-properties fo:color="#666666" fo:font-weight="normal" officeooo:paragraph-rsid="00905b81" style:font-weight-asian="normal" style:font-weight-complex="normal"/>
    </style:style>
    <style:style style:name="P389" style:family="paragraph" style:parent-style-name="Text_20_body">
      <style:paragraph-properties fo:margin-top="0cm" fo:margin-bottom="0cm" style:contextual-spacing="false"/>
      <style:text-properties fo:color="#666666" fo:font-weight="normal" officeooo:paragraph-rsid="00953d93" style:font-weight-asian="normal" style:font-weight-complex="normal"/>
    </style:style>
    <style:style style:name="P390" style:family="paragraph" style:parent-style-name="Text_20_body">
      <style:paragraph-properties fo:margin-top="0cm" fo:margin-bottom="0cm" style:contextual-spacing="false"/>
      <style:text-properties fo:color="#666666" fo:font-weight="normal" officeooo:paragraph-rsid="0096d1f0" style:font-weight-asian="normal" style:font-weight-complex="normal"/>
    </style:style>
    <style:style style:name="P391" style:family="paragraph" style:parent-style-name="Text_20_body">
      <style:paragraph-properties fo:margin-top="0cm" fo:margin-bottom="0cm" style:contextual-spacing="false"/>
      <style:text-properties fo:color="#666666" fo:font-weight="normal" officeooo:paragraph-rsid="00985425" style:font-weight-asian="normal" style:font-weight-complex="normal"/>
    </style:style>
    <style:style style:name="P392" style:family="paragraph" style:parent-style-name="Text_20_body">
      <style:paragraph-properties fo:margin-top="0cm" fo:margin-bottom="0cm" style:contextual-spacing="false"/>
      <style:text-properties fo:color="#666666" fo:font-weight="normal" officeooo:paragraph-rsid="009d4e93" style:font-weight-asian="normal" style:font-weight-complex="normal"/>
    </style:style>
    <style:style style:name="P393" style:family="paragraph" style:parent-style-name="Text_20_body">
      <style:paragraph-properties fo:margin-top="0cm" fo:margin-bottom="0cm" style:contextual-spacing="false"/>
      <style:text-properties fo:color="#666666" fo:font-weight="normal" officeooo:paragraph-rsid="00a3387a" style:font-weight-asian="normal" style:font-weight-complex="normal"/>
    </style:style>
    <style:style style:name="P394" style:family="paragraph" style:parent-style-name="Text_20_body">
      <style:paragraph-properties fo:margin-top="0cm" fo:margin-bottom="0cm" style:contextual-spacing="false"/>
      <style:text-properties fo:color="#666666" fo:font-weight="normal" officeooo:paragraph-rsid="00a527c9" style:font-weight-asian="normal" style:font-weight-complex="normal"/>
    </style:style>
    <style:style style:name="P395" style:family="paragraph" style:parent-style-name="Text_20_body">
      <style:paragraph-properties fo:margin-top="0cm" fo:margin-bottom="0cm" style:contextual-spacing="false"/>
      <style:text-properties fo:color="#666666" fo:font-weight="normal" officeooo:paragraph-rsid="00b7351c" style:font-weight-asian="normal" style:font-weight-complex="normal"/>
    </style:style>
    <style:style style:name="P396" style:family="paragraph" style:parent-style-name="Text_20_body">
      <style:paragraph-properties fo:margin-top="0cm" fo:margin-bottom="0cm" style:contextual-spacing="false"/>
      <style:text-properties fo:color="#666666" fo:font-weight="normal" officeooo:paragraph-rsid="00b9daa5" style:font-weight-asian="normal" style:font-weight-complex="normal"/>
    </style:style>
    <style:style style:name="P397" style:family="paragraph" style:parent-style-name="Text_20_body">
      <style:paragraph-properties fo:margin-top="0cm" fo:margin-bottom="0cm" style:contextual-spacing="false"/>
      <style:text-properties fo:color="#666666" fo:font-weight="normal" officeooo:paragraph-rsid="00bf0328" style:font-weight-asian="normal" style:font-weight-complex="normal"/>
    </style:style>
    <style:style style:name="P398" style:family="paragraph" style:parent-style-name="Text_20_body">
      <style:paragraph-properties fo:margin-top="0cm" fo:margin-bottom="0cm" style:contextual-spacing="false"/>
      <style:text-properties fo:color="#666666" fo:font-weight="normal" officeooo:paragraph-rsid="00c1ff84" style:font-weight-asian="normal" style:font-weight-complex="normal"/>
    </style:style>
    <style:style style:name="P399" style:family="paragraph" style:parent-style-name="Text_20_body">
      <style:paragraph-properties fo:margin-top="0cm" fo:margin-bottom="0cm" style:contextual-spacing="false"/>
      <style:text-properties fo:color="#666666" fo:font-weight="normal" officeooo:paragraph-rsid="00c5307b" style:font-weight-asian="normal" style:font-weight-complex="normal"/>
    </style:style>
    <style:style style:name="P400" style:family="paragraph" style:parent-style-name="Text_20_body">
      <style:paragraph-properties fo:margin-top="0cm" fo:margin-bottom="0cm" style:contextual-spacing="false"/>
      <style:text-properties fo:color="#666666" fo:font-weight="normal" officeooo:paragraph-rsid="00c64421" style:font-weight-asian="normal" style:font-weight-complex="normal"/>
    </style:style>
    <style:style style:name="P401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7e18ed" style:font-size-asian="10pt" style:font-weight-asian="normal" style:font-size-complex="10pt" style:font-weight-complex="normal"/>
    </style:style>
    <style:style style:name="P402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800756" style:font-size-asian="10pt" style:font-weight-asian="normal" style:font-size-complex="10pt" style:font-weight-complex="normal"/>
    </style:style>
    <style:style style:name="P403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830a03" style:font-size-asian="10pt" style:font-weight-asian="normal" style:font-size-complex="10pt" style:font-weight-complex="normal"/>
    </style:style>
    <style:style style:name="P404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85cdb2" style:font-size-asian="10pt" style:font-weight-asian="normal" style:font-size-complex="10pt" style:font-weight-complex="normal"/>
    </style:style>
    <style:style style:name="P405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8c4fc6" style:font-size-asian="10pt" style:font-weight-asian="normal" style:font-size-complex="10pt" style:font-weight-complex="normal"/>
    </style:style>
    <style:style style:name="P406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905b81" style:font-size-asian="10pt" style:font-weight-asian="normal" style:font-size-complex="10pt" style:font-weight-complex="normal"/>
    </style:style>
    <style:style style:name="P407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953d93" style:font-size-asian="10pt" style:font-weight-asian="normal" style:font-size-complex="10pt" style:font-weight-complex="normal"/>
    </style:style>
    <style:style style:name="P408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96d1f0" style:font-size-asian="10pt" style:font-weight-asian="normal" style:font-size-complex="10pt" style:font-weight-complex="normal"/>
    </style:style>
    <style:style style:name="P409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985425" style:font-size-asian="10pt" style:font-weight-asian="normal" style:font-size-complex="10pt" style:font-weight-complex="normal"/>
    </style:style>
    <style:style style:name="P410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9d4e93" style:font-size-asian="10pt" style:font-weight-asian="normal" style:font-size-complex="10pt" style:font-weight-complex="normal"/>
    </style:style>
    <style:style style:name="P411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a3387a" style:font-size-asian="10pt" style:font-weight-asian="normal" style:font-size-complex="10pt" style:font-weight-complex="normal"/>
    </style:style>
    <style:style style:name="P412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a527c9" style:font-size-asian="10pt" style:font-weight-asian="normal" style:font-size-complex="10pt" style:font-weight-complex="normal"/>
    </style:style>
    <style:style style:name="P413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a6b150" style:font-size-asian="10pt" style:font-weight-asian="normal" style:font-size-complex="10pt" style:font-weight-complex="normal"/>
    </style:style>
    <style:style style:name="P414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a821e1" style:font-size-asian="10pt" style:font-weight-asian="normal" style:font-size-complex="10pt" style:font-weight-complex="normal"/>
    </style:style>
    <style:style style:name="P415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d5a5cb" style:font-size-asian="10pt" style:font-weight-asian="normal" style:font-size-complex="10pt" style:font-weight-complex="normal"/>
    </style:style>
    <style:style style:name="P416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b2901e" style:font-size-asian="10pt" style:font-weight-asian="normal" style:font-size-complex="10pt" style:font-weight-complex="normal"/>
    </style:style>
    <style:style style:name="P417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b7351c" style:font-size-asian="10pt" style:font-weight-asian="normal" style:font-size-complex="10pt" style:font-weight-complex="normal"/>
    </style:style>
    <style:style style:name="P418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b9daa5" style:font-size-asian="10pt" style:font-weight-asian="normal" style:font-size-complex="10pt" style:font-weight-complex="normal"/>
    </style:style>
    <style:style style:name="P419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7e18ed" officeooo:paragraph-rsid="00c1ff84" style:font-size-asian="10pt" style:font-weight-asian="normal" style:font-size-complex="10pt" style:font-weight-complex="normal"/>
    </style:style>
    <style:style style:name="P420" style:family="paragraph" style:parent-style-name="Text_20_body">
      <style:paragraph-properties fo:margin-top="0cm" fo:margin-bottom="0cm" style:contextual-spacing="false"/>
      <style:text-properties fo:color="#666666" style:font-name="Ubuntu" fo:font-size="10pt" fo:font-weight="normal" officeooo:rsid="00896cf6" officeooo:paragraph-rsid="00896cf6" style:font-size-asian="10pt" style:font-weight-asian="normal" style:font-size-complex="10pt" style:font-weight-complex="normal"/>
    </style:style>
    <style:style style:name="P421" style:family="paragraph" style:parent-style-name="Text_20_body">
      <style:paragraph-properties fo:margin-top="0cm" fo:margin-bottom="0cm" style:contextual-spacing="false"/>
      <style:text-properties fo:color="#666666" style:font-name="Ubuntu Mono" fo:font-size="10pt" fo:font-weight="normal" officeooo:rsid="007e18ed" officeooo:paragraph-rsid="00bbfff5" style:font-size-asian="10pt" style:font-weight-asian="normal" style:font-size-complex="10pt" style:font-weight-complex="normal"/>
    </style:style>
    <style:style style:name="P422" style:family="paragraph" style:parent-style-name="Text_20_body">
      <style:paragraph-properties fo:margin-top="0cm" fo:margin-bottom="0cm" style:contextual-spacing="false"/>
      <style:text-properties officeooo:paragraph-rsid="00800756"/>
    </style:style>
    <style:style style:name="P423" style:family="paragraph" style:parent-style-name="Text_20_body">
      <style:paragraph-properties fo:margin-top="0cm" fo:margin-bottom="0cm" style:contextual-spacing="false"/>
      <style:text-properties fo:font-weight="normal" officeooo:paragraph-rsid="0082920a" style:font-weight-asian="normal" style:font-weight-complex="normal"/>
    </style:style>
    <style:style style:name="P424" style:family="paragraph" style:parent-style-name="Text_20_body">
      <style:paragraph-properties fo:margin-top="0cm" fo:margin-bottom="0cm" style:contextual-spacing="false"/>
      <style:text-properties officeooo:paragraph-rsid="00830a03"/>
    </style:style>
    <style:style style:name="P425" style:family="paragraph" style:parent-style-name="Text_20_body">
      <style:paragraph-properties fo:margin-top="0cm" fo:margin-bottom="0cm" style:contextual-spacing="false"/>
      <style:text-properties officeooo:paragraph-rsid="008b47fb"/>
    </style:style>
    <style:style style:name="P426" style:family="paragraph" style:parent-style-name="Text_20_body">
      <style:paragraph-properties fo:margin-top="0cm" fo:margin-bottom="0cm" style:contextual-spacing="false"/>
      <style:text-properties officeooo:paragraph-rsid="008c4fc6"/>
    </style:style>
    <style:style style:name="P427" style:family="paragraph" style:parent-style-name="Text_20_body">
      <style:paragraph-properties fo:margin-top="0cm" fo:margin-bottom="0cm" style:contextual-spacing="false"/>
      <style:text-properties officeooo:paragraph-rsid="00905b81"/>
    </style:style>
    <style:style style:name="P428" style:family="paragraph" style:parent-style-name="Text_20_body">
      <style:paragraph-properties fo:margin-top="0cm" fo:margin-bottom="0cm" style:contextual-spacing="false"/>
      <style:text-properties officeooo:paragraph-rsid="00953d93"/>
    </style:style>
    <style:style style:name="P429" style:family="paragraph" style:parent-style-name="Text_20_body">
      <style:paragraph-properties fo:margin-top="0cm" fo:margin-bottom="0cm" style:contextual-spacing="false"/>
      <style:text-properties officeooo:paragraph-rsid="0096d1f0"/>
    </style:style>
    <style:style style:name="P430" style:family="paragraph" style:parent-style-name="Text_20_body">
      <style:paragraph-properties fo:margin-top="0cm" fo:margin-bottom="0cm" style:contextual-spacing="false"/>
      <style:text-properties officeooo:paragraph-rsid="00985425"/>
    </style:style>
    <style:style style:name="P431" style:family="paragraph" style:parent-style-name="Text_20_body">
      <style:paragraph-properties fo:margin-top="0cm" fo:margin-bottom="0cm" style:contextual-spacing="false"/>
      <style:text-properties officeooo:paragraph-rsid="009d4e93"/>
    </style:style>
    <style:style style:name="P432" style:family="paragraph" style:parent-style-name="Text_20_body">
      <style:paragraph-properties fo:margin-top="0cm" fo:margin-bottom="0cm" style:contextual-spacing="false"/>
      <style:text-properties officeooo:paragraph-rsid="00a3387a"/>
    </style:style>
    <style:style style:name="P433" style:family="paragraph" style:parent-style-name="Text_20_body">
      <style:paragraph-properties fo:margin-top="0cm" fo:margin-bottom="0cm" style:contextual-spacing="false"/>
      <style:text-properties officeooo:paragraph-rsid="00a3432c"/>
    </style:style>
    <style:style style:name="P434" style:family="paragraph" style:parent-style-name="Text_20_body">
      <style:paragraph-properties fo:margin-top="0cm" fo:margin-bottom="0cm" style:contextual-spacing="false"/>
      <style:text-properties officeooo:paragraph-rsid="00a527c9"/>
    </style:style>
    <style:style style:name="P435" style:family="paragraph" style:parent-style-name="Text_20_body">
      <style:paragraph-properties fo:margin-top="0cm" fo:margin-bottom="0cm" style:contextual-spacing="false"/>
      <style:text-properties officeooo:paragraph-rsid="00a821e1"/>
    </style:style>
    <style:style style:name="P436" style:family="paragraph" style:parent-style-name="Text_20_body">
      <style:paragraph-properties fo:margin-top="0cm" fo:margin-bottom="0cm" style:contextual-spacing="false"/>
      <style:text-properties officeooo:paragraph-rsid="00b2901e"/>
    </style:style>
    <style:style style:name="P437" style:family="paragraph" style:parent-style-name="Text_20_body">
      <style:paragraph-properties fo:margin-top="0cm" fo:margin-bottom="0cm" style:contextual-spacing="false"/>
      <style:text-properties officeooo:paragraph-rsid="00b7351c"/>
    </style:style>
    <style:style style:name="P438" style:family="paragraph" style:parent-style-name="Text_20_body">
      <style:paragraph-properties fo:margin-top="0cm" fo:margin-bottom="0cm" style:contextual-spacing="false"/>
      <style:text-properties officeooo:paragraph-rsid="00b9daa5"/>
    </style:style>
    <style:style style:name="P439" style:family="paragraph" style:parent-style-name="Text_20_body">
      <style:paragraph-properties fo:margin-top="0cm" fo:margin-bottom="0cm" style:contextual-spacing="false"/>
      <style:text-properties officeooo:paragraph-rsid="00bf0328"/>
    </style:style>
    <style:style style:name="P440" style:family="paragraph" style:parent-style-name="Text_20_body">
      <style:paragraph-properties fo:margin-top="0cm" fo:margin-bottom="0cm" style:contextual-spacing="false"/>
      <style:text-properties officeooo:paragraph-rsid="00c1ff84"/>
    </style:style>
    <style:style style:name="P441" style:family="paragraph" style:parent-style-name="Text_20_body">
      <style:paragraph-properties fo:margin-top="0cm" fo:margin-bottom="0cm" style:contextual-spacing="false"/>
      <style:text-properties officeooo:paragraph-rsid="00c5307b"/>
    </style:style>
    <style:style style:name="P442" style:family="paragraph" style:parent-style-name="Text_20_body">
      <style:paragraph-properties fo:margin-top="0cm" fo:margin-bottom="0cm" style:contextual-spacing="false"/>
      <style:text-properties officeooo:paragraph-rsid="00371f70"/>
    </style:style>
    <style:style style:name="P443" style:family="paragraph" style:parent-style-name="Text_20_body">
      <style:paragraph-properties fo:margin-top="0cm" fo:margin-bottom="0cm" style:contextual-spacing="false"/>
      <style:text-properties officeooo:paragraph-rsid="00d2c860"/>
    </style:style>
    <style:style style:name="P444" style:family="paragraph" style:parent-style-name="Text_20_body">
      <style:paragraph-properties fo:margin-top="0cm" fo:margin-bottom="0cm" style:contextual-spacing="false"/>
      <style:text-properties officeooo:paragraph-rsid="00d5a5cb"/>
    </style:style>
    <style:style style:name="P445" style:family="paragraph" style:parent-style-name="Text_20_body">
      <style:paragraph-properties fo:margin-top="0cm" fo:margin-bottom="0cm" style:contextual-spacing="false"/>
      <style:text-properties officeooo:paragraph-rsid="00d5fd91"/>
    </style:style>
    <style:style style:name="P446" style:family="paragraph" style:parent-style-name="Text_20_body">
      <style:paragraph-properties fo:margin-top="0cm" fo:margin-bottom="0cm" style:contextual-spacing="false"/>
      <style:text-properties officeooo:paragraph-rsid="00d9e599"/>
    </style:style>
    <style:style style:name="P447" style:family="paragraph" style:parent-style-name="Text_20_body">
      <style:paragraph-properties fo:margin-top="0cm" fo:margin-bottom="0cm" style:contextual-spacing="false"/>
      <style:text-properties officeooo:paragraph-rsid="00e0e540"/>
    </style:style>
    <style:style style:name="P448" style:family="paragraph" style:parent-style-name="Text_20_body">
      <style:paragraph-properties fo:margin-top="0cm" fo:margin-bottom="0cm" style:contextual-spacing="false"/>
      <style:text-properties officeooo:paragraph-rsid="00e0eed8"/>
    </style:style>
    <style:style style:name="P449" style:family="paragraph" style:parent-style-name="Text_20_body">
      <style:paragraph-properties fo:margin-top="0cm" fo:margin-bottom="0cm" style:contextual-spacing="false"/>
      <style:text-properties officeooo:paragraph-rsid="00e42c40"/>
    </style:style>
    <style:style style:name="P450" style:family="paragraph" style:parent-style-name="Text_20_body">
      <style:paragraph-properties fo:margin-top="0cm" fo:margin-bottom="0cm" style:contextual-spacing="false"/>
      <style:text-properties officeooo:paragraph-rsid="00e6e9bd"/>
    </style:style>
    <style:style style:name="P451" style:family="paragraph" style:parent-style-name="Text_20_body">
      <style:paragraph-properties fo:margin-top="0cm" fo:margin-bottom="0cm" style:contextual-spacing="false"/>
      <style:text-properties officeooo:paragraph-rsid="00ebcfdd"/>
    </style:style>
    <style:style style:name="P452" style:family="paragraph" style:parent-style-name="Text_20_body">
      <style:paragraph-properties fo:margin-top="0cm" fo:margin-bottom="0cm" style:contextual-spacing="false"/>
      <style:text-properties officeooo:paragraph-rsid="00ed535c"/>
    </style:style>
    <style:style style:name="P453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7d4e86" style:font-size-asian="10pt" style:font-weight-asian="normal" style:font-size-complex="10pt" style:font-weight-complex="normal"/>
    </style:style>
    <style:style style:name="P454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800756" style:font-size-asian="10pt" style:font-weight-asian="normal" style:font-size-complex="10pt" style:font-weight-complex="normal"/>
    </style:style>
    <style:style style:name="P455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830a03" style:font-size-asian="10pt" style:font-weight-asian="normal" style:font-size-complex="10pt" style:font-weight-complex="normal"/>
    </style:style>
    <style:style style:name="P456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8c4fc6" style:font-size-asian="10pt" style:font-weight-asian="normal" style:font-size-complex="10pt" style:font-weight-complex="normal"/>
    </style:style>
    <style:style style:name="P457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905b81" style:font-size-asian="10pt" style:font-weight-asian="normal" style:font-size-complex="10pt" style:font-weight-complex="normal"/>
    </style:style>
    <style:style style:name="P458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953d93" style:font-size-asian="10pt" style:font-weight-asian="normal" style:font-size-complex="10pt" style:font-weight-complex="normal"/>
    </style:style>
    <style:style style:name="P459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96d1f0" style:font-size-asian="10pt" style:font-weight-asian="normal" style:font-size-complex="10pt" style:font-weight-complex="normal"/>
    </style:style>
    <style:style style:name="P460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985425" style:font-size-asian="10pt" style:font-weight-asian="normal" style:font-size-complex="10pt" style:font-weight-complex="normal"/>
    </style:style>
    <style:style style:name="P461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9d4e93" style:font-size-asian="10pt" style:font-weight-asian="normal" style:font-size-complex="10pt" style:font-weight-complex="normal"/>
    </style:style>
    <style:style style:name="P462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a3432c" style:font-size-asian="10pt" style:font-weight-asian="normal" style:font-size-complex="10pt" style:font-weight-complex="normal"/>
    </style:style>
    <style:style style:name="P463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a527c9" style:font-size-asian="10pt" style:font-weight-asian="normal" style:font-size-complex="10pt" style:font-weight-complex="normal"/>
    </style:style>
    <style:style style:name="P464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a6b150" style:font-size-asian="10pt" style:font-weight-asian="normal" style:font-size-complex="10pt" style:font-weight-complex="normal"/>
    </style:style>
    <style:style style:name="P465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a821e1" style:font-size-asian="10pt" style:font-weight-asian="normal" style:font-size-complex="10pt" style:font-weight-complex="normal"/>
    </style:style>
    <style:style style:name="P466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d5a5cb" style:font-size-asian="10pt" style:font-weight-asian="normal" style:font-size-complex="10pt" style:font-weight-complex="normal"/>
    </style:style>
    <style:style style:name="P467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ad186b" style:font-size-asian="10pt" style:font-weight-asian="normal" style:font-size-complex="10pt" style:font-weight-complex="normal"/>
    </style:style>
    <style:style style:name="P468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b2901e" style:font-size-asian="10pt" style:font-weight-asian="normal" style:font-size-complex="10pt" style:font-weight-complex="normal"/>
    </style:style>
    <style:style style:name="P469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b7351c" style:font-size-asian="10pt" style:font-weight-asian="normal" style:font-size-complex="10pt" style:font-weight-complex="normal"/>
    </style:style>
    <style:style style:name="P470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b9daa5" style:font-size-asian="10pt" style:font-weight-asian="normal" style:font-size-complex="10pt" style:font-weight-complex="normal"/>
    </style:style>
    <style:style style:name="P471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bbfff5" style:font-size-asian="10pt" style:font-weight-asian="normal" style:font-size-complex="10pt" style:font-weight-complex="normal"/>
    </style:style>
    <style:style style:name="P472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c1ff84" style:font-size-asian="10pt" style:font-weight-asian="normal" style:font-size-complex="10pt" style:font-weight-complex="normal"/>
    </style:style>
    <style:style style:name="P473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c64421" style:font-size-asian="10pt" style:font-weight-asian="normal" style:font-size-complex="10pt" style:font-weight-complex="normal"/>
    </style:style>
    <style:style style:name="P474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c7652e" style:font-size-asian="10pt" style:font-weight-asian="normal" style:font-size-complex="10pt" style:font-weight-complex="normal"/>
    </style:style>
    <style:style style:name="P475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c7a884" style:font-size-asian="10pt" style:font-weight-asian="normal" style:font-size-complex="10pt" style:font-weight-complex="normal"/>
    </style:style>
    <style:style style:name="P476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c922a7" style:font-size-asian="10pt" style:font-weight-asian="normal" style:font-size-complex="10pt" style:font-weight-complex="normal"/>
    </style:style>
    <style:style style:name="P477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c8bae3" style:font-size-asian="10pt" style:font-weight-asian="normal" style:font-size-complex="10pt" style:font-weight-complex="normal"/>
    </style:style>
    <style:style style:name="P478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d5fd91" style:font-size-asian="10pt" style:font-weight-asian="normal" style:font-size-complex="10pt" style:font-weight-complex="normal"/>
    </style:style>
    <style:style style:name="P479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e0e540" style:font-size-asian="10pt" style:font-weight-asian="normal" style:font-size-complex="10pt" style:font-weight-complex="normal"/>
    </style:style>
    <style:style style:name="P480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e6e9bd" style:font-size-asian="10pt" style:font-weight-asian="normal" style:font-size-complex="10pt" style:font-weight-complex="normal"/>
    </style:style>
    <style:style style:name="P481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ebcfdd" style:font-size-asian="10pt" style:font-weight-asian="normal" style:font-size-complex="10pt" style:font-weight-complex="normal"/>
    </style:style>
    <style:style style:name="P482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d4e86" officeooo:paragraph-rsid="00f03c7a" style:font-size-asian="10pt" style:font-weight-asian="normal" style:font-size-complex="10pt" style:font-weight-complex="normal"/>
    </style:style>
    <style:style style:name="P483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e18ed" officeooo:paragraph-rsid="0082920a" style:font-size-asian="10pt" style:font-weight-asian="normal" style:font-size-complex="10pt" style:font-weight-complex="normal"/>
    </style:style>
    <style:style style:name="P484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7e18ed" officeooo:paragraph-rsid="00a3387a" style:font-size-asian="10pt" style:font-weight-asian="normal" style:font-size-complex="10pt" style:font-weight-complex="normal"/>
    </style:style>
    <style:style style:name="P485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207e5b" officeooo:paragraph-rsid="003a5d60" style:font-size-asian="10pt" style:font-weight-asian="normal" style:font-size-complex="10pt" style:font-weight-complex="normal"/>
    </style:style>
    <style:style style:name="P486" style:family="paragraph" style:parent-style-name="Text_20_body">
      <style:paragraph-properties fo:margin-top="0cm" fo:margin-bottom="0cm" style:contextual-spacing="false"/>
      <style:text-properties fo:color="#4c4c4c" style:font-name="Ubuntu" fo:font-size="10pt" fo:font-weight="normal" officeooo:rsid="0022257d" officeooo:paragraph-rsid="00d9e599" style:font-size-asian="10pt" style:font-weight-asian="normal" style:font-size-complex="10pt" style:font-weight-complex="normal"/>
    </style:style>
    <style:style style:name="P487" style:family="paragraph" style:parent-style-name="Text_20_body">
      <style:paragraph-properties fo:margin-top="0cm" fo:margin-bottom="0cm" style:contextual-spacing="false"/>
      <style:text-properties officeooo:paragraph-rsid="00eeb860"/>
    </style:style>
    <style:style style:name="P488" style:family="paragraph" style:parent-style-name="Text_20_body">
      <style:paragraph-properties fo:margin-top="0cm" fo:margin-bottom="0cm" style:contextual-spacing="false"/>
      <style:text-properties officeooo:paragraph-rsid="00f03c7a"/>
    </style:style>
    <style:style style:name="P489" style:family="paragraph" style:parent-style-name="Heading_20_2">
      <style:paragraph-properties fo:margin-top="0cm" fo:margin-bottom="0cm" style:contextual-spacing="false"/>
      <style:text-properties style:font-name="Ubuntu" fo:font-size="11pt" fo:font-weight="bold" style:font-size-asian="11pt" style:font-weight-asian="bold" style:font-size-complex="11pt" style:font-weight-complex="bold"/>
    </style:style>
    <style:style style:name="P490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196d2d" style:font-size-asian="11pt" style:font-weight-asian="bold" style:font-size-complex="11pt" style:font-weight-complex="bold"/>
    </style:style>
    <style:style style:name="P491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1ae64a" style:font-size-asian="11pt" style:font-weight-asian="bold" style:font-size-complex="11pt" style:font-weight-complex="bold"/>
    </style:style>
    <style:style style:name="P492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3a5d60" style:font-size-asian="11pt" style:font-weight-asian="bold" style:font-size-complex="11pt" style:font-weight-complex="bold"/>
    </style:style>
    <style:style style:name="P493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85cdb2" style:font-size-asian="11pt" style:font-weight-asian="bold" style:font-size-complex="11pt" style:font-weight-complex="bold"/>
    </style:style>
    <style:style style:name="P494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96d1f0" style:font-size-asian="11pt" style:font-weight-asian="bold" style:font-size-complex="11pt" style:font-weight-complex="bold"/>
    </style:style>
    <style:style style:name="P495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a3387a" style:font-size-asian="11pt" style:font-weight-asian="bold" style:font-size-complex="11pt" style:font-weight-complex="bold"/>
    </style:style>
    <style:style style:name="P496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a3432c" style:font-size-asian="11pt" style:font-weight-asian="bold" style:font-size-complex="11pt" style:font-weight-complex="bold"/>
    </style:style>
    <style:style style:name="P497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d9e599" style:font-size-asian="11pt" style:font-weight-asian="bold" style:font-size-complex="11pt" style:font-weight-complex="bold"/>
    </style:style>
    <style:style style:name="P498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e2eea5" style:font-size-asian="11pt" style:font-weight-asian="bold" style:font-size-complex="11pt" style:font-weight-complex="bold"/>
    </style:style>
    <style:style style:name="P499" style:family="paragraph" style:parent-style-name="Heading_20_2">
      <style:paragraph-properties fo:margin-top="0cm" fo:margin-bottom="0cm" style:contextual-spacing="false"/>
      <style:text-properties style:font-name="Ubuntu" fo:font-size="11pt" fo:font-weight="bold" officeooo:paragraph-rsid="00ed535c" style:font-size-asian="11pt" style:font-weight-asian="bold" style:font-size-complex="11pt" style:font-weight-complex="bold"/>
    </style:style>
    <style:style style:name="P500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/>
    </style:style>
    <style:style style:name="P501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style:font-size-asian="10pt" style:font-weight-asian="normal" style:font-size-complex="10pt" style:font-weight-complex="normal"/>
    </style:style>
    <style:style style:name="P502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196d2d" style:font-size-asian="10pt" style:font-weight-asian="normal" style:font-size-complex="10pt" style:font-weight-complex="normal"/>
    </style:style>
    <style:style style:name="P503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1ae64a" style:font-size-asian="10pt" style:font-weight-asian="normal" style:font-size-complex="10pt" style:font-weight-complex="normal"/>
    </style:style>
    <style:style style:name="P504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2266de" style:font-size-asian="10pt" style:font-weight-asian="normal" style:font-size-complex="10pt" style:font-weight-complex="normal"/>
    </style:style>
    <style:style style:name="P505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35695b" style:font-size-asian="10pt" style:font-weight-asian="normal" style:font-size-complex="10pt" style:font-weight-complex="normal"/>
    </style:style>
    <style:style style:name="P506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3a5d60" style:font-size-asian="10pt" style:font-weight-asian="normal" style:font-size-complex="10pt" style:font-weight-complex="normal"/>
    </style:style>
    <style:style style:name="P507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3b673d" style:font-size-asian="10pt" style:font-weight-asian="normal" style:font-size-complex="10pt" style:font-weight-complex="normal"/>
    </style:style>
    <style:style style:name="P508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4a8161" style:font-size-asian="10pt" style:font-weight-asian="normal" style:font-size-complex="10pt" style:font-weight-complex="normal"/>
    </style:style>
    <style:style style:name="P509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d9e599" style:font-size-asian="10pt" style:font-weight-asian="normal" style:font-size-complex="10pt" style:font-weight-complex="normal"/>
    </style:style>
    <style:style style:name="P510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830a03" style:font-size-asian="10pt" style:font-weight-asian="normal" style:font-size-complex="10pt" style:font-weight-complex="normal"/>
    </style:style>
    <style:style style:name="P511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85cdb2" style:font-size-asian="10pt" style:font-weight-asian="normal" style:font-size-complex="10pt" style:font-weight-complex="normal"/>
    </style:style>
    <style:style style:name="P512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8c4fc6" style:font-size-asian="10pt" style:font-weight-asian="normal" style:font-size-complex="10pt" style:font-weight-complex="normal"/>
    </style:style>
    <style:style style:name="P513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905b81" style:font-size-asian="10pt" style:font-weight-asian="normal" style:font-size-complex="10pt" style:font-weight-complex="normal"/>
    </style:style>
    <style:style style:name="P514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953d93" style:font-size-asian="10pt" style:font-weight-asian="normal" style:font-size-complex="10pt" style:font-weight-complex="normal"/>
    </style:style>
    <style:style style:name="P515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96d1f0" style:font-size-asian="10pt" style:font-weight-asian="normal" style:font-size-complex="10pt" style:font-weight-complex="normal"/>
    </style:style>
    <style:style style:name="P516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a3387a" style:font-size-asian="10pt" style:font-weight-asian="normal" style:font-size-complex="10pt" style:font-weight-complex="normal"/>
    </style:style>
    <style:style style:name="P517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a527c9" style:font-size-asian="10pt" style:font-weight-asian="normal" style:font-size-complex="10pt" style:font-weight-complex="normal"/>
    </style:style>
    <style:style style:name="P518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a6b150" style:font-size-asian="10pt" style:font-weight-asian="normal" style:font-size-complex="10pt" style:font-weight-complex="normal"/>
    </style:style>
    <style:style style:name="P519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a821e1" style:font-size-asian="10pt" style:font-weight-asian="normal" style:font-size-complex="10pt" style:font-weight-complex="normal"/>
    </style:style>
    <style:style style:name="P520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d5a5cb" style:font-size-asian="10pt" style:font-weight-asian="normal" style:font-size-complex="10pt" style:font-weight-complex="normal"/>
    </style:style>
    <style:style style:name="P521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ad5b75" style:font-size-asian="10pt" style:font-weight-asian="normal" style:font-size-complex="10pt" style:font-weight-complex="normal"/>
    </style:style>
    <style:style style:name="P522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b2901e" style:font-size-asian="10pt" style:font-weight-asian="normal" style:font-size-complex="10pt" style:font-weight-complex="normal"/>
    </style:style>
    <style:style style:name="P523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normal" officeooo:rsid="007e18ed" officeooo:paragraph-rsid="00bbfff5" style:font-size-asian="10pt" style:font-weight-asian="normal" style:font-size-complex="10pt" style:font-weight-complex="normal"/>
    </style:style>
    <style:style style:name="P524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bold" officeooo:paragraph-rsid="00c5307b" style:font-size-asian="10pt" style:font-weight-asian="bold" style:font-size-complex="10pt" style:font-weight-complex="bold"/>
    </style:style>
    <style:style style:name="P525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bold" officeooo:rsid="007e18ed" officeooo:paragraph-rsid="00905b81" style:font-size-asian="10pt" style:font-weight-asian="bold" style:font-size-complex="10pt" style:font-weight-complex="bold"/>
    </style:style>
    <style:style style:name="P526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bold" officeooo:rsid="007e18ed" officeooo:paragraph-rsid="00953d93" style:font-size-asian="10pt" style:font-weight-asian="bold" style:font-size-complex="10pt" style:font-weight-complex="bold"/>
    </style:style>
    <style:style style:name="P527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fo:font-weight="bold" officeooo:rsid="007e18ed" officeooo:paragraph-rsid="0096d1f0" style:font-size-asian="10pt" style:font-weight-asian="bold" style:font-size-complex="10pt" style:font-weight-complex="bold"/>
    </style:style>
    <style:style style:name="P528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officeooo:rsid="007e18ed" officeooo:paragraph-rsid="007e18ed" style:font-size-asian="10pt" style:font-size-complex="10pt"/>
    </style:style>
    <style:style style:name="P529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officeooo:rsid="007e18ed" officeooo:paragraph-rsid="008c4fc6" style:font-size-asian="10pt" style:font-size-complex="10pt"/>
    </style:style>
    <style:style style:name="P530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officeooo:rsid="007e18ed" officeooo:paragraph-rsid="00b7351c" style:font-size-asian="10pt" style:font-size-complex="10pt"/>
    </style:style>
    <style:style style:name="P531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1pt" fo:font-weight="normal" officeooo:paragraph-rsid="00196d2d" style:font-size-asian="11pt" style:font-weight-asian="normal" style:font-size-complex="11pt" style:font-weight-complex="normal"/>
    </style:style>
    <style:style style:name="P532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1pt" fo:font-weight="normal" officeooo:paragraph-rsid="003a5d60" style:font-size-asian="11pt" style:font-weight-asian="normal" style:font-size-complex="11pt" style:font-weight-complex="normal"/>
    </style:style>
    <style:style style:name="P533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1pt" fo:font-weight="normal" officeooo:rsid="00196d2d" officeooo:paragraph-rsid="0035695b" style:font-size-asian="11pt" style:font-weight-asian="normal" style:font-size-complex="11pt" style:font-weight-complex="normal"/>
    </style:style>
    <style:style style:name="P534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196d2d"/>
    </style:style>
    <style:style style:name="P535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38cdf7"/>
    </style:style>
    <style:style style:name="P536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weight="normal" officeooo:paragraph-rsid="003a5d60" style:font-weight-asian="normal" style:font-weight-complex="normal"/>
    </style:style>
    <style:style style:name="P537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c5307b"/>
    </style:style>
    <style:style style:name="P538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a3387a"/>
    </style:style>
    <style:style style:name="P539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e0e540"/>
    </style:style>
    <style:style style:name="P540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e0eed8"/>
    </style:style>
    <style:style style:name="P541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e6e9bd"/>
    </style:style>
    <style:style style:name="P542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3a5d60" style:font-size-asian="8.75pt" style:font-weight-asian="bold" style:font-size-complex="10pt" style:font-weight-complex="bold"/>
    </style:style>
    <style:style style:name="P543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style:font-size-asian="10pt" style:font-weight-asian="bold" style:font-size-complex="10pt" style:font-weight-complex="bold"/>
    </style:style>
    <style:style style:name="P544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c5307b" style:font-size-asian="10pt" style:font-weight-asian="bold" style:font-size-complex="10pt" style:font-weight-complex="bold"/>
    </style:style>
    <style:style style:name="P545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" fo:font-size="11pt" fo:font-weight="bold" officeooo:paragraph-rsid="002266de" style:font-size-asian="11pt" style:font-weight-asian="bold" style:font-size-complex="11pt" style:font-weight-complex="bold"/>
    </style:style>
    <style:style style:name="P546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" fo:font-size="11pt" fo:font-weight="bold" officeooo:paragraph-rsid="0038cdf7" style:font-size-asian="11pt" style:font-weight-asian="bold" style:font-size-complex="11pt" style:font-weight-complex="bold"/>
    </style:style>
    <style:style style:name="P547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" fo:font-size="11pt" fo:font-weight="bold" officeooo:paragraph-rsid="003b673d" style:font-size-asian="11pt" style:font-weight-asian="bold" style:font-size-complex="11pt" style:font-weight-complex="bold"/>
    </style:style>
    <style:style style:name="P548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" fo:font-size="11pt" fo:font-weight="bold" officeooo:paragraph-rsid="004a8161" style:font-size-asian="11pt" style:font-weight-asian="bold" style:font-size-complex="11pt" style:font-weight-complex="bold"/>
    </style:style>
    <style:style style:name="P549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style:font-name="Ubuntu" fo:font-size="10pt" fo:font-weight="bold" officeooo:paragraph-rsid="00196d2d" style:font-size-asian="8.75pt" style:font-weight-asian="bold" style:font-size-complex="10pt" style:font-weight-complex="bold"/>
    </style:style>
    <style:style style:name="P550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1060b6" style:font-name="Ubuntu Mono" fo:font-size="14pt" fo:font-weight="bold" officeooo:rsid="002ee8b2" officeooo:paragraph-rsid="007e18ed" style:font-size-asian="14pt" style:font-weight-asian="bold" style:font-size-complex="14pt" style:font-weight-complex="bold"/>
    </style:style>
    <style:style style:name="P551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1060b6" style:font-name="Ubuntu Mono" fo:font-size="14pt" fo:font-weight="bold" officeooo:rsid="007e18ed" officeooo:paragraph-rsid="00b7351c" style:font-size-asian="14pt" style:font-weight-asian="bold" style:font-size-complex="14pt" style:font-weight-complex="bold"/>
    </style:style>
    <style:style style:name="P552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1060b6" style:font-name="Ubuntu Mono" fo:font-size="10pt" fo:font-weight="normal" officeooo:rsid="003a5d60" officeooo:paragraph-rsid="003a5d60" style:font-size-asian="10pt" style:font-weight-asian="normal" style:font-size-complex="10pt" style:font-weight-complex="normal"/>
    </style:style>
    <style:style style:name="P553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1060b6" style:font-name="Ubuntu Mono" fo:font-size="10pt" fo:font-weight="normal" officeooo:rsid="007e18ed" officeooo:paragraph-rsid="00830a03" style:font-size-asian="10pt" style:font-weight-asian="normal" style:font-size-complex="10pt" style:font-weight-complex="normal"/>
    </style:style>
    <style:style style:name="P554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1060b6" style:font-name="Ubuntu Mono" fo:font-size="10pt" fo:font-weight="normal" officeooo:rsid="007e18ed" officeooo:paragraph-rsid="0085cdb2" style:font-size-asian="10pt" style:font-weight-asian="normal" style:font-size-complex="10pt" style:font-weight-complex="normal"/>
    </style:style>
    <style:style style:name="P555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1060b6" style:font-name="Ubuntu Mono" fo:font-size="10pt" fo:font-weight="normal" officeooo:rsid="007e18ed" officeooo:paragraph-rsid="00a3387a" style:font-size-asian="10pt" style:font-weight-asian="normal" style:font-size-complex="10pt" style:font-weight-complex="normal"/>
    </style:style>
    <style:style style:name="P556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1060b6" style:font-name="Ubuntu Mono" fo:font-size="10pt" fo:font-weight="normal" officeooo:rsid="007e18ed" officeooo:paragraph-rsid="00bbfff5" style:font-size-asian="10pt" style:font-weight-asian="normal" style:font-size-complex="10pt" style:font-weight-complex="normal"/>
    </style:style>
    <style:style style:name="P557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d5fd91"/>
    </style:style>
    <style:style style:name="P558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e0e540"/>
    </style:style>
    <style:style style:name="P559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e0eed8"/>
    </style:style>
    <style:style style:name="P560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e6e9bd"/>
    </style:style>
    <style:style style:name="P561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ebcfdd"/>
    </style:style>
    <style:style style:name="P562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ed535c"/>
    </style:style>
    <style:style style:name="P563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fo:font-size="10pt" officeooo:rsid="007e18ed" officeooo:paragraph-rsid="00800756" style:font-size-asian="10pt" style:font-size-complex="10pt"/>
    </style:style>
    <style:style style:name="P564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fo:font-size="10pt" fo:font-weight="normal" officeooo:rsid="007e18ed" officeooo:paragraph-rsid="00985425" style:font-size-asian="10pt" style:font-weight-asian="normal" style:font-size-complex="10pt" style:font-weight-complex="normal"/>
    </style:style>
    <style:style style:name="P565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fo:font-size="10pt" fo:font-weight="normal" officeooo:rsid="007e18ed" officeooo:paragraph-rsid="009d4e93" style:font-size-asian="10pt" style:font-weight-asian="normal" style:font-size-complex="10pt" style:font-weight-complex="normal"/>
    </style:style>
    <style:style style:name="P566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fo:font-size="10pt" fo:font-weight="normal" officeooo:rsid="007e18ed" officeooo:paragraph-rsid="00b9daa5" style:font-size-asian="10pt" style:font-weight-asian="normal" style:font-size-complex="10pt" style:font-weight-complex="normal"/>
    </style:style>
    <style:style style:name="P567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fo:font-size="10pt" fo:font-weight="normal" officeooo:rsid="00c413ab" officeooo:paragraph-rsid="00c413ab" style:font-size-asian="10pt" style:font-weight-asian="normal" style:font-size-complex="10pt" style:font-weight-complex="normal"/>
    </style:style>
    <style:style style:name="P568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eeb860"/>
    </style:style>
    <style:style style:name="P569" style:family="paragraph" style:parent-style-name="Preformatted_20_Text">
      <style:paragraph-properties fo:margin-top="0cm" fo:margin-bottom="0cm" style:contextual-spacing="false" fo:background-color="transparent">
        <style:background-image/>
      </style:paragraph-properties>
      <style:text-properties fo:color="#000020" style:font-name="Ubuntu Mono" officeooo:paragraph-rsid="00f03c7a"/>
    </style:style>
    <style:style style:name="P57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</style:style>
    <style:style style:name="P57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style:font-size-asian="10pt" style:font-weight-asian="bold" style:font-size-complex="10pt" style:font-weight-complex="bold"/>
    </style:style>
    <style:style style:name="P57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3a5d60" style:font-size-asian="10pt" style:font-weight-asian="bold" style:font-size-complex="10pt" style:font-weight-complex="bold"/>
    </style:style>
    <style:style style:name="P57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41c325" style:font-size-asian="10pt" style:font-weight-asian="bold" style:font-size-complex="10pt" style:font-weight-complex="bold"/>
    </style:style>
    <style:style style:name="P57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aff3ef" style:font-size-asian="10pt" style:font-weight-asian="bold" style:font-size-complex="10pt" style:font-weight-complex="bold"/>
    </style:style>
    <style:style style:name="P575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c5307b" style:font-size-asian="10pt" style:font-weight-asian="bold" style:font-size-complex="10pt" style:font-weight-complex="bold"/>
    </style:style>
    <style:style style:name="P57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c8bae3" style:font-size-asian="10pt" style:font-weight-asian="bold" style:font-size-complex="10pt" style:font-weight-complex="bold"/>
    </style:style>
    <style:style style:name="P577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cd06ba" style:font-size-asian="10pt" style:font-weight-asian="bold" style:font-size-complex="10pt" style:font-weight-complex="bold"/>
    </style:style>
    <style:style style:name="P57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3b673d" style:font-size-asian="10pt" style:font-weight-asian="bold" style:font-size-complex="10pt" style:font-weight-complex="bold"/>
    </style:style>
    <style:style style:name="P579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ce603a" style:font-size-asian="10pt" style:font-weight-asian="bold" style:font-size-complex="10pt" style:font-weight-complex="bold"/>
    </style:style>
    <style:style style:name="P58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4a8161" style:font-size-asian="10pt" style:font-weight-asian="bold" style:font-size-complex="10pt" style:font-weight-complex="bold"/>
    </style:style>
    <style:style style:name="P58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1ae64a" style:font-size-asian="10pt" style:font-weight-asian="bold" style:font-size-complex="10pt" style:font-weight-complex="bold"/>
    </style:style>
    <style:style style:name="P58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cf4d4a" style:font-size-asian="10pt" style:font-weight-asian="bold" style:font-size-complex="10pt" style:font-weight-complex="bold"/>
    </style:style>
    <style:style style:name="P58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2266de" style:font-size-asian="10pt" style:font-weight-asian="bold" style:font-size-complex="10pt" style:font-weight-complex="bold"/>
    </style:style>
    <style:style style:name="P58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d0a8c8" style:font-size-asian="10pt" style:font-weight-asian="bold" style:font-size-complex="10pt" style:font-weight-complex="bold"/>
    </style:style>
    <style:style style:name="P585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196d2d" style:font-size-asian="10pt" style:font-weight-asian="bold" style:font-size-complex="10pt" style:font-weight-complex="bold"/>
    </style:style>
    <style:style style:name="P58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d3baed" style:font-size-asian="10pt" style:font-weight-asian="bold" style:font-size-complex="10pt" style:font-weight-complex="bold"/>
    </style:style>
    <style:style style:name="P587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38cdf7" style:font-size-asian="10pt" style:font-weight-asian="bold" style:font-size-complex="10pt" style:font-weight-complex="bold"/>
    </style:style>
    <style:style style:name="P58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d57454" style:font-size-asian="10pt" style:font-weight-asian="bold" style:font-size-complex="10pt" style:font-weight-complex="bold"/>
    </style:style>
    <style:style style:name="P589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d5fd91" style:font-size-asian="10pt" style:font-weight-asian="bold" style:font-size-complex="10pt" style:font-weight-complex="bold"/>
    </style:style>
    <style:style style:name="P59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d9e599" style:font-size-asian="10pt" style:font-weight-asian="bold" style:font-size-complex="10pt" style:font-weight-complex="bold"/>
    </style:style>
    <style:style style:name="P59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e0e540" style:font-size-asian="10pt" style:font-weight-asian="bold" style:font-size-complex="10pt" style:font-weight-complex="bold"/>
    </style:style>
    <style:style style:name="P59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e0eed8" style:font-size-asian="10pt" style:font-weight-asian="bold" style:font-size-complex="10pt" style:font-weight-complex="bold"/>
    </style:style>
    <style:style style:name="P59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e6e9bd" style:font-size-asian="10pt" style:font-weight-asian="bold" style:font-size-complex="10pt" style:font-weight-complex="bold"/>
    </style:style>
    <style:style style:name="P59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e7ce01" style:font-size-asian="10pt" style:font-weight-asian="bold" style:font-size-complex="10pt" style:font-weight-complex="bold"/>
    </style:style>
    <style:style style:name="P595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ebcfdd" style:font-size-asian="10pt" style:font-weight-asian="bold" style:font-size-complex="10pt" style:font-weight-complex="bold"/>
    </style:style>
    <style:style style:name="P59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ed535c" style:font-size-asian="10pt" style:font-weight-asian="bold" style:font-size-complex="10pt" style:font-weight-complex="bold"/>
    </style:style>
    <style:style style:name="P597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eeb860" style:font-size-asian="10pt" style:font-weight-asian="bold" style:font-size-complex="10pt" style:font-weight-complex="bold"/>
    </style:style>
    <style:style style:name="P59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0pt" fo:font-weight="bold" officeooo:paragraph-rsid="00f03c7a" style:font-size-asian="10pt" style:font-weight-asian="bold" style:font-size-complex="10pt" style:font-weight-complex="bold"/>
    </style:style>
    <style:style style:name="P599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style:font-name="Ubuntu Mono" fo:font-size="14pt" fo:font-weight="bold" style:font-size-asian="14pt" style:font-weight-asian="bold" style:font-size-complex="14pt" style:font-weight-complex="bold"/>
    </style:style>
    <style:style style:name="P60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fo:font-size="10pt" style:font-size-asian="10pt" style:font-size-complex="10pt"/>
    </style:style>
    <style:style style:name="P60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406080" style:font-name="Ubuntu Mono" officeooo:paragraph-rsid="00c5307b"/>
    </style:style>
    <style:style style:name="P60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4c4c4c" style:font-name="Ubuntu Mono" fo:font-size="10pt" fo:font-weight="bold" officeooo:paragraph-rsid="002d5065" style:font-size-asian="10pt" style:font-weight-asian="bold" style:font-size-complex="10pt" style:font-weight-complex="bold"/>
    </style:style>
    <style:style style:name="P60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 Mono" fo:font-size="10pt" fo:font-weight="normal" officeooo:paragraph-rsid="00a6b150" style:font-size-asian="10pt" style:font-weight-asian="normal" style:font-size-complex="10pt" style:font-weight-complex="normal"/>
    </style:style>
    <style:style style:name="P60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 Mono" fo:font-size="10pt" fo:font-weight="normal" officeooo:paragraph-rsid="00a821e1" style:font-size-asian="10pt" style:font-weight-asian="normal" style:font-size-complex="10pt" style:font-weight-complex="normal"/>
    </style:style>
    <style:style style:name="P605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 Mono" fo:font-size="10pt" fo:font-weight="normal" officeooo:paragraph-rsid="00ad186b" style:font-size-asian="10pt" style:font-weight-asian="normal" style:font-size-complex="10pt" style:font-weight-complex="normal"/>
    </style:style>
    <style:style style:name="P60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 Mono" fo:font-size="10pt" fo:font-weight="normal" officeooo:paragraph-rsid="00b2901e" style:font-size-asian="10pt" style:font-weight-asian="normal" style:font-size-complex="10pt" style:font-weight-complex="normal"/>
    </style:style>
    <style:style style:name="P607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 Mono" fo:font-size="10pt" fo:font-weight="normal" officeooo:paragraph-rsid="00d5a5cb" style:font-size-asian="10pt" style:font-weight-asian="normal" style:font-size-complex="10pt" style:font-weight-complex="normal"/>
    </style:style>
    <style:style style:name="P60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d06ba" officeooo:paragraph-rsid="00cf4d4a" style:font-size-asian="10pt" style:font-weight-asian="normal" style:font-size-complex="10pt" style:font-weight-complex="normal"/>
    </style:style>
    <style:style style:name="P609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d06ba" officeooo:paragraph-rsid="00d3baed" style:font-size-asian="10pt" style:font-weight-asian="normal" style:font-size-complex="10pt" style:font-weight-complex="normal"/>
    </style:style>
    <style:style style:name="P61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d06ba" officeooo:paragraph-rsid="00d57454" style:font-size-asian="10pt" style:font-weight-asian="normal" style:font-size-complex="10pt" style:font-weight-complex="normal"/>
    </style:style>
    <style:style style:name="P61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ad186b" officeooo:paragraph-rsid="00ad186b" style:font-size-asian="10pt" style:font-weight-asian="normal" style:font-size-complex="10pt" style:font-weight-complex="normal"/>
    </style:style>
    <style:style style:name="P61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ad186b" officeooo:paragraph-rsid="00aff3ef" style:font-size-asian="10pt" style:font-weight-asian="normal" style:font-size-complex="10pt" style:font-weight-complex="normal"/>
    </style:style>
    <style:style style:name="P61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aff3ef" officeooo:paragraph-rsid="00aff3ef" style:font-size-asian="10pt" style:font-weight-asian="normal" style:font-size-complex="10pt" style:font-weight-complex="normal"/>
    </style:style>
    <style:style style:name="P61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c7652e" style:font-size-asian="10pt" style:font-weight-asian="normal" style:font-size-complex="10pt" style:font-weight-complex="normal"/>
    </style:style>
    <style:style style:name="P615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c8bae3" style:font-size-asian="10pt" style:font-weight-asian="normal" style:font-size-complex="10pt" style:font-weight-complex="normal"/>
    </style:style>
    <style:style style:name="P61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d5fd91" style:font-size-asian="10pt" style:font-weight-asian="normal" style:font-size-complex="10pt" style:font-weight-complex="normal"/>
    </style:style>
    <style:style style:name="P617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e0e540" style:font-size-asian="10pt" style:font-weight-asian="normal" style:font-size-complex="10pt" style:font-weight-complex="normal"/>
    </style:style>
    <style:style style:name="P61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e0eed8" style:font-size-asian="10pt" style:font-weight-asian="normal" style:font-size-complex="10pt" style:font-weight-complex="normal"/>
    </style:style>
    <style:style style:name="P619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e6e9bd" style:font-size-asian="10pt" style:font-weight-asian="normal" style:font-size-complex="10pt" style:font-weight-complex="normal"/>
    </style:style>
    <style:style style:name="P62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ebcfdd" style:font-size-asian="10pt" style:font-weight-asian="normal" style:font-size-complex="10pt" style:font-weight-complex="normal"/>
    </style:style>
    <style:style style:name="P62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ed535c" style:font-size-asian="10pt" style:font-weight-asian="normal" style:font-size-complex="10pt" style:font-weight-complex="normal"/>
    </style:style>
    <style:style style:name="P62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eeb860" style:font-size-asian="10pt" style:font-weight-asian="normal" style:font-size-complex="10pt" style:font-weight-complex="normal"/>
    </style:style>
    <style:style style:name="P62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64421" officeooo:paragraph-rsid="00f03c7a" style:font-size-asian="10pt" style:font-weight-asian="normal" style:font-size-complex="10pt" style:font-weight-complex="normal"/>
    </style:style>
    <style:style style:name="P62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7652e" officeooo:paragraph-rsid="00c7652e" style:font-size-asian="10pt" style:font-weight-asian="normal" style:font-size-complex="10pt" style:font-weight-complex="normal"/>
    </style:style>
    <style:style style:name="P625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d26a02" officeooo:paragraph-rsid="00d3baed" style:font-size-asian="10pt" style:font-weight-asian="normal" style:font-size-complex="10pt" style:font-weight-complex="normal"/>
    </style:style>
    <style:style style:name="P62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e603a" officeooo:paragraph-rsid="00cf4d4a" style:font-size-asian="10pt" style:font-weight-asian="normal" style:font-size-complex="10pt" style:font-weight-complex="normal"/>
    </style:style>
    <style:style style:name="P627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e603a" officeooo:paragraph-rsid="00ce603a" style:font-size-asian="10pt" style:font-weight-asian="normal" style:font-size-complex="10pt" style:font-weight-complex="normal"/>
    </style:style>
    <style:style style:name="P62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e603a" officeooo:paragraph-rsid="00d9e599" style:font-size-asian="10pt" style:font-weight-asian="normal" style:font-size-complex="10pt" style:font-weight-complex="normal"/>
    </style:style>
    <style:style style:name="P629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fo:color="#666666" style:font-name="Ubuntu" fo:font-size="10pt" fo:font-weight="normal" officeooo:rsid="00c8bae3" officeooo:paragraph-rsid="00c8bae3" style:font-size-asian="10pt" style:font-weight-asian="normal" style:font-size-complex="10pt" style:font-weight-complex="normal"/>
    </style:style>
    <style:style style:name="P63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aff3ef"/>
    </style:style>
    <style:style style:name="P631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c7652e"/>
    </style:style>
    <style:style style:name="P632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c8bae3"/>
    </style:style>
    <style:style style:name="P633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d5fd91"/>
    </style:style>
    <style:style style:name="P634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e0e540"/>
    </style:style>
    <style:style style:name="P635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e6e9bd"/>
    </style:style>
    <style:style style:name="P636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e7ce01"/>
    </style:style>
    <style:style style:name="P637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ebcfdd"/>
    </style:style>
    <style:style style:name="P638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ed535c"/>
    </style:style>
    <style:style style:name="P639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eeb860"/>
    </style:style>
    <style:style style:name="P640" style:family="paragraph" style:parent-style-name="Text_20_body">
      <style:paragraph-properties fo:margin-top="0cm" fo:margin-bottom="0cm" style:contextual-spacing="false" fo:background-color="transparent">
        <style:background-image/>
      </style:paragraph-properties>
      <style:text-properties officeooo:paragraph-rsid="00f03c7a"/>
    </style:style>
    <style:style style:name="P641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b24ad7" style:font-size-asian="11pt" style:font-weight-asian="normal" style:font-size-complex="11pt" style:font-weight-complex="normal"/>
    </style:style>
    <style:style style:name="P642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c64421" style:font-size-asian="11pt" style:font-weight-asian="normal" style:font-size-complex="11pt" style:font-weight-complex="normal"/>
    </style:style>
    <style:style style:name="P643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c7652e" style:font-size-asian="11pt" style:font-weight-asian="normal" style:font-size-complex="11pt" style:font-weight-complex="normal"/>
    </style:style>
    <style:style style:name="P644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c7a884" style:font-size-asian="11pt" style:font-weight-asian="normal" style:font-size-complex="11pt" style:font-weight-complex="normal"/>
    </style:style>
    <style:style style:name="P645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c9b733" style:font-size-asian="11pt" style:font-weight-asian="normal" style:font-size-complex="11pt" style:font-weight-complex="normal"/>
    </style:style>
    <style:style style:name="P646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ad186b" style:font-size-asian="11pt" style:font-weight-asian="normal" style:font-size-complex="11pt" style:font-weight-complex="normal"/>
    </style:style>
    <style:style style:name="P647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adcf67" style:font-size-asian="11pt" style:font-weight-asian="normal" style:font-size-complex="11pt" style:font-weight-complex="normal"/>
    </style:style>
    <style:style style:name="P648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cf4d4a" style:font-size-asian="11pt" style:font-weight-asian="normal" style:font-size-complex="11pt" style:font-weight-complex="normal"/>
    </style:style>
    <style:style style:name="P649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c922a7" style:font-size-asian="11pt" style:font-weight-asian="normal" style:font-size-complex="11pt" style:font-weight-complex="normal"/>
    </style:style>
    <style:style style:name="P650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d9e599" style:font-size-asian="11pt" style:font-weight-asian="normal" style:font-size-complex="11pt" style:font-weight-complex="normal"/>
    </style:style>
    <style:style style:name="P651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e2eea5" style:font-size-asian="11pt" style:font-weight-asian="normal" style:font-size-complex="11pt" style:font-weight-complex="normal"/>
    </style:style>
    <style:style style:name="P652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e6e9bd" style:font-size-asian="11pt" style:font-weight-asian="normal" style:font-size-complex="11pt" style:font-weight-complex="normal"/>
    </style:style>
    <style:style style:name="P653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ed535c" style:font-size-asian="11pt" style:font-weight-asian="normal" style:font-size-complex="11pt" style:font-weight-complex="normal"/>
    </style:style>
    <style:style style:name="P654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4ab958" officeooo:paragraph-rsid="00f03c7a" style:font-size-asian="11pt" style:font-weight-asian="normal" style:font-size-complex="11pt" style:font-weight-complex="normal"/>
    </style:style>
    <style:style style:name="P655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cf4d4a" style:font-size-asian="11pt" style:font-weight-asian="normal" style:font-size-complex="11pt" style:font-weight-complex="normal"/>
    </style:style>
    <style:style style:name="P656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c922a7" style:font-size-asian="11pt" style:font-weight-asian="normal" style:font-size-complex="11pt" style:font-weight-complex="normal"/>
    </style:style>
    <style:style style:name="P657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d9e599" style:font-size-asian="11pt" style:font-weight-asian="normal" style:font-size-complex="11pt" style:font-weight-complex="normal"/>
    </style:style>
    <style:style style:name="P658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e0e540" style:font-size-asian="11pt" style:font-weight-asian="normal" style:font-size-complex="11pt" style:font-weight-complex="normal"/>
    </style:style>
    <style:style style:name="P659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e2eea5" style:font-size-asian="11pt" style:font-weight-asian="normal" style:font-size-complex="11pt" style:font-weight-complex="normal"/>
    </style:style>
    <style:style style:name="P660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e6e9bd" style:font-size-asian="11pt" style:font-weight-asian="normal" style:font-size-complex="11pt" style:font-weight-complex="normal"/>
    </style:style>
    <style:style style:name="P661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ed535c" style:font-size-asian="11pt" style:font-weight-asian="normal" style:font-size-complex="11pt" style:font-weight-complex="normal"/>
    </style:style>
    <style:style style:name="P662" style:family="paragraph" style:parent-style-name="Table_20_Contents">
      <style:paragraph-properties fo:margin-top="0cm" fo:margin-bottom="0cm" style:contextual-spacing="false"/>
      <style:text-properties style:font-name="Ubuntu" fo:font-size="11pt" fo:font-weight="normal" officeooo:rsid="00c922a7" officeooo:paragraph-rsid="00f03c7a" style:font-size-asian="11pt" style:font-weight-asian="normal" style:font-size-complex="11pt" style:font-weight-complex="normal"/>
    </style:style>
    <style:style style:name="P663" style:family="paragraph" style:parent-style-name="Table_20_Contents">
      <style:paragraph-properties fo:margin-top="0cm" fo:margin-bottom="0cm" style:contextual-spacing="false"/>
      <style:text-properties style:font-name="Ubuntu" fo:font-size="10pt" fo:font-weight="normal" officeooo:rsid="004ab958" officeooo:paragraph-rsid="00c7652e" style:font-size-asian="8.75pt" style:font-weight-asian="normal" style:font-size-complex="10pt" style:font-weight-complex="normal"/>
    </style:style>
    <style:style style:name="P664" style:family="paragraph" style:parent-style-name="Heading_20_2">
      <style:text-properties style:font-name="Ubuntu" fo:font-size="11pt" fo:font-weight="bold" style:font-size-asian="11pt" style:font-weight-asian="bold" style:font-size-complex="11pt" style:font-weight-complex="bold"/>
    </style:style>
    <style:style style:name="P665" style:family="paragraph" style:parent-style-name="Heading_20_2">
      <style:text-properties style:font-name="Ubuntu" fo:font-size="11pt" fo:font-weight="bold" officeooo:paragraph-rsid="00196d2d" style:font-size-asian="11pt" style:font-weight-asian="bold" style:font-size-complex="11pt" style:font-weight-complex="bold"/>
    </style:style>
    <style:style style:name="P666" style:family="paragraph" style:parent-style-name="Heading_20_2">
      <style:text-properties style:font-name="Ubuntu" fo:font-size="11pt" fo:font-weight="bold" officeooo:paragraph-rsid="001ae64a" style:font-size-asian="11pt" style:font-weight-asian="bold" style:font-size-complex="11pt" style:font-weight-complex="bold"/>
    </style:style>
    <style:style style:name="P667" style:family="paragraph" style:parent-style-name="Heading_20_2">
      <style:text-properties style:font-name="Ubuntu" fo:font-size="11pt" fo:font-weight="bold" officeooo:paragraph-rsid="0035695b" style:font-size-asian="11pt" style:font-weight-asian="bold" style:font-size-complex="11pt" style:font-weight-complex="bold"/>
    </style:style>
    <style:style style:name="P668" style:family="paragraph" style:parent-style-name="Heading_20_2">
      <style:text-properties style:font-name="Ubuntu" fo:font-size="11pt" fo:font-weight="bold" officeooo:paragraph-rsid="003a5d60" style:font-size-asian="11pt" style:font-weight-asian="bold" style:font-size-complex="11pt" style:font-weight-complex="bold"/>
    </style:style>
    <style:style style:name="P669" style:family="paragraph" style:parent-style-name="Heading_20_2">
      <style:text-properties style:font-name="Ubuntu" fo:font-size="11pt" fo:font-weight="bold" officeooo:rsid="004ab958" officeooo:paragraph-rsid="004ab958" style:font-size-asian="11pt" style:font-weight-asian="bold" style:font-size-complex="11pt" style:font-weight-complex="bold"/>
    </style:style>
    <style:style style:name="P670" style:family="paragraph" style:parent-style-name="Heading_20_2">
      <style:text-properties style:font-name="Ubuntu" fo:font-size="11pt" fo:font-weight="bold" officeooo:rsid="004ab958" officeooo:paragraph-rsid="00a3387a" style:font-size-asian="11pt" style:font-weight-asian="bold" style:font-size-complex="11pt" style:font-weight-complex="bold"/>
    </style:style>
    <style:style style:name="P671" style:family="paragraph" style:parent-style-name="Heading_20_2">
      <style:text-properties style:font-name="Ubuntu" fo:font-size="11pt" fo:font-weight="bold" officeooo:rsid="004ab958" officeooo:paragraph-rsid="007d4e86" style:font-size-asian="11pt" style:font-weight-asian="bold" style:font-size-complex="11pt" style:font-weight-complex="bold"/>
    </style:style>
    <style:style style:name="P672" style:family="paragraph" style:parent-style-name="Heading_20_2">
      <style:text-properties style:font-name="Ubuntu" fo:font-size="11pt" fo:font-weight="bold" officeooo:rsid="004ab958" officeooo:paragraph-rsid="00800756" style:font-size-asian="11pt" style:font-weight-asian="bold" style:font-size-complex="11pt" style:font-weight-complex="bold"/>
    </style:style>
    <style:style style:name="P673" style:family="paragraph" style:parent-style-name="Heading_20_2">
      <style:text-properties style:font-name="Ubuntu" fo:font-size="11pt" fo:font-weight="bold" officeooo:rsid="004ab958" officeooo:paragraph-rsid="00830a03" style:font-size-asian="11pt" style:font-weight-asian="bold" style:font-size-complex="11pt" style:font-weight-complex="bold"/>
    </style:style>
    <style:style style:name="P674" style:family="paragraph" style:parent-style-name="Heading_20_2">
      <style:text-properties style:font-name="Ubuntu" fo:font-size="11pt" fo:font-weight="bold" officeooo:rsid="004ab958" officeooo:paragraph-rsid="0085cdb2" style:font-size-asian="11pt" style:font-weight-asian="bold" style:font-size-complex="11pt" style:font-weight-complex="bold"/>
    </style:style>
    <style:style style:name="P675" style:family="paragraph" style:parent-style-name="Heading_20_2">
      <style:text-properties style:font-name="Ubuntu" fo:font-size="11pt" fo:font-weight="bold" officeooo:rsid="004ab958" officeooo:paragraph-rsid="008c4fc6" style:font-size-asian="11pt" style:font-weight-asian="bold" style:font-size-complex="11pt" style:font-weight-complex="bold"/>
    </style:style>
    <style:style style:name="P676" style:family="paragraph" style:parent-style-name="Heading_20_2">
      <style:text-properties style:font-name="Ubuntu" fo:font-size="11pt" fo:font-weight="bold" officeooo:rsid="004ab958" officeooo:paragraph-rsid="00905b81" style:font-size-asian="11pt" style:font-weight-asian="bold" style:font-size-complex="11pt" style:font-weight-complex="bold"/>
    </style:style>
    <style:style style:name="P677" style:family="paragraph" style:parent-style-name="Heading_20_2">
      <style:text-properties style:font-name="Ubuntu" fo:font-size="11pt" fo:font-weight="bold" officeooo:rsid="004ab958" officeooo:paragraph-rsid="00953d93" style:font-size-asian="11pt" style:font-weight-asian="bold" style:font-size-complex="11pt" style:font-weight-complex="bold"/>
    </style:style>
    <style:style style:name="P678" style:family="paragraph" style:parent-style-name="Heading_20_2">
      <style:text-properties style:font-name="Ubuntu" fo:font-size="11pt" fo:font-weight="bold" officeooo:rsid="004ab958" officeooo:paragraph-rsid="0096d1f0" style:font-size-asian="11pt" style:font-weight-asian="bold" style:font-size-complex="11pt" style:font-weight-complex="bold"/>
    </style:style>
    <style:style style:name="P679" style:family="paragraph" style:parent-style-name="Heading_20_2">
      <style:text-properties style:font-name="Ubuntu" fo:font-size="11pt" fo:font-weight="bold" officeooo:rsid="004ab958" officeooo:paragraph-rsid="00985425" style:font-size-asian="11pt" style:font-weight-asian="bold" style:font-size-complex="11pt" style:font-weight-complex="bold"/>
    </style:style>
    <style:style style:name="P680" style:family="paragraph" style:parent-style-name="Heading_20_2">
      <style:text-properties style:font-name="Ubuntu" fo:font-size="11pt" fo:font-weight="bold" officeooo:rsid="004ab958" officeooo:paragraph-rsid="009d4e93" style:font-size-asian="11pt" style:font-weight-asian="bold" style:font-size-complex="11pt" style:font-weight-complex="bold"/>
    </style:style>
    <style:style style:name="P681" style:family="paragraph" style:parent-style-name="Heading_20_2">
      <style:text-properties style:font-name="Ubuntu" fo:font-size="11pt" fo:font-weight="bold" officeooo:rsid="004ab958" officeooo:paragraph-rsid="00a527c9" style:font-size-asian="11pt" style:font-weight-asian="bold" style:font-size-complex="11pt" style:font-weight-complex="bold"/>
    </style:style>
    <style:style style:name="P682" style:family="paragraph" style:parent-style-name="Heading_20_2">
      <style:text-properties style:font-name="Ubuntu" fo:font-size="11pt" fo:font-weight="bold" officeooo:rsid="004ab958" officeooo:paragraph-rsid="00a6b150" style:font-size-asian="11pt" style:font-weight-asian="bold" style:font-size-complex="11pt" style:font-weight-complex="bold"/>
    </style:style>
    <style:style style:name="P683" style:family="paragraph" style:parent-style-name="Heading_20_2">
      <style:text-properties style:font-name="Ubuntu" fo:font-size="11pt" fo:font-weight="bold" officeooo:rsid="004ab958" officeooo:paragraph-rsid="00a821e1" style:font-size-asian="11pt" style:font-weight-asian="bold" style:font-size-complex="11pt" style:font-weight-complex="bold"/>
    </style:style>
    <style:style style:name="P684" style:family="paragraph" style:parent-style-name="Heading_20_2">
      <style:text-properties style:font-name="Ubuntu" fo:font-size="11pt" fo:font-weight="bold" officeooo:rsid="004ab958" officeooo:paragraph-rsid="00d5a5cb" style:font-size-asian="11pt" style:font-weight-asian="bold" style:font-size-complex="11pt" style:font-weight-complex="bold"/>
    </style:style>
    <style:style style:name="P685" style:family="paragraph" style:parent-style-name="Heading_20_2">
      <style:text-properties style:font-name="Ubuntu" fo:font-size="11pt" fo:font-weight="bold" officeooo:rsid="004ab958" officeooo:paragraph-rsid="00ad186b" style:font-size-asian="11pt" style:font-weight-asian="bold" style:font-size-complex="11pt" style:font-weight-complex="bold"/>
    </style:style>
    <style:style style:name="P686" style:family="paragraph" style:parent-style-name="Heading_20_2">
      <style:text-properties style:font-name="Ubuntu" fo:font-size="11pt" fo:font-weight="bold" officeooo:rsid="004ab958" officeooo:paragraph-rsid="00adcf67" style:font-size-asian="11pt" style:font-weight-asian="bold" style:font-size-complex="11pt" style:font-weight-complex="bold"/>
    </style:style>
    <style:style style:name="P687" style:family="paragraph" style:parent-style-name="Heading_20_2">
      <style:text-properties style:font-name="Ubuntu" fo:font-size="11pt" fo:font-weight="bold" officeooo:rsid="004ab958" officeooo:paragraph-rsid="00b2901e" style:font-size-asian="11pt" style:font-weight-asian="bold" style:font-size-complex="11pt" style:font-weight-complex="bold"/>
    </style:style>
    <style:style style:name="P688" style:family="paragraph" style:parent-style-name="Heading_20_2">
      <style:text-properties style:font-name="Ubuntu" fo:font-size="11pt" fo:font-weight="bold" officeooo:rsid="004ab958" officeooo:paragraph-rsid="00b7351c" style:font-size-asian="11pt" style:font-weight-asian="bold" style:font-size-complex="11pt" style:font-weight-complex="bold"/>
    </style:style>
    <style:style style:name="P689" style:family="paragraph" style:parent-style-name="Heading_20_2">
      <style:text-properties style:font-name="Ubuntu" fo:font-size="11pt" fo:font-weight="bold" officeooo:rsid="004ab958" officeooo:paragraph-rsid="00b9daa5" style:font-size-asian="11pt" style:font-weight-asian="bold" style:font-size-complex="11pt" style:font-weight-complex="bold"/>
    </style:style>
    <style:style style:name="P690" style:family="paragraph" style:parent-style-name="Heading_20_2">
      <style:text-properties style:font-name="Ubuntu" fo:font-size="11pt" fo:font-weight="bold" officeooo:rsid="004ab958" officeooo:paragraph-rsid="00bbfff5" style:font-size-asian="11pt" style:font-weight-asian="bold" style:font-size-complex="11pt" style:font-weight-complex="bold"/>
    </style:style>
    <style:style style:name="P691" style:family="paragraph" style:parent-style-name="Heading_20_2">
      <style:text-properties style:font-name="Ubuntu" fo:font-size="11pt" fo:font-weight="bold" officeooo:rsid="004ab958" officeooo:paragraph-rsid="00c1ff84" style:font-size-asian="11pt" style:font-weight-asian="bold" style:font-size-complex="11pt" style:font-weight-complex="bold"/>
    </style:style>
    <style:style style:name="P692" style:family="paragraph" style:parent-style-name="Heading_20_2">
      <style:text-properties style:font-name="Ubuntu" fo:font-size="11pt" fo:font-weight="bold" officeooo:rsid="004ab958" officeooo:paragraph-rsid="00c5835a" style:font-size-asian="11pt" style:font-weight-asian="bold" style:font-size-complex="11pt" style:font-weight-complex="bold"/>
    </style:style>
    <style:style style:name="P693" style:family="paragraph" style:parent-style-name="Heading_20_2">
      <style:text-properties style:font-name="Ubuntu" fo:font-size="11pt" fo:font-weight="bold" officeooo:rsid="004ab958" officeooo:paragraph-rsid="00c64421" style:font-size-asian="11pt" style:font-weight-asian="bold" style:font-size-complex="11pt" style:font-weight-complex="bold"/>
    </style:style>
    <style:style style:name="P694" style:family="paragraph" style:parent-style-name="Heading_20_2">
      <style:text-properties style:font-name="Ubuntu" fo:font-size="11pt" fo:font-weight="bold" officeooo:rsid="004ab958" officeooo:paragraph-rsid="00c657b8" style:font-size-asian="11pt" style:font-weight-asian="bold" style:font-size-complex="11pt" style:font-weight-complex="bold"/>
    </style:style>
    <style:style style:name="P695" style:family="paragraph" style:parent-style-name="Heading_20_2">
      <style:text-properties style:font-name="Ubuntu" fo:font-size="11pt" fo:font-weight="bold" officeooo:rsid="004ab958" officeooo:paragraph-rsid="00c7652e" style:font-size-asian="11pt" style:font-weight-asian="bold" style:font-size-complex="11pt" style:font-weight-complex="bold"/>
    </style:style>
    <style:style style:name="P696" style:family="paragraph" style:parent-style-name="Heading_20_2">
      <style:text-properties style:font-name="Ubuntu" fo:font-size="11pt" fo:font-weight="bold" officeooo:rsid="004ab958" officeooo:paragraph-rsid="00c7a884" style:font-size-asian="11pt" style:font-weight-asian="bold" style:font-size-complex="11pt" style:font-weight-complex="bold"/>
    </style:style>
    <style:style style:name="P697" style:family="paragraph" style:parent-style-name="Heading_20_2">
      <style:text-properties style:font-name="Ubuntu" fo:font-size="11pt" fo:font-weight="bold" officeooo:rsid="004ab958" officeooo:paragraph-rsid="00cf4d4a" style:font-size-asian="11pt" style:font-weight-asian="bold" style:font-size-complex="11pt" style:font-weight-complex="bold"/>
    </style:style>
    <style:style style:name="P698" style:family="paragraph" style:parent-style-name="Heading_20_2">
      <style:text-properties style:font-name="Ubuntu" fo:font-size="11pt" fo:font-weight="bold" officeooo:rsid="004ab958" officeooo:paragraph-rsid="00c922a7" style:font-size-asian="11pt" style:font-weight-asian="bold" style:font-size-complex="11pt" style:font-weight-complex="bold"/>
    </style:style>
    <style:style style:name="P699" style:family="paragraph" style:parent-style-name="Heading_20_2">
      <style:text-properties style:font-name="Ubuntu" fo:font-size="11pt" fo:font-weight="bold" officeooo:rsid="004ab958" officeooo:paragraph-rsid="00c8bae3" style:font-size-asian="11pt" style:font-weight-asian="bold" style:font-size-complex="11pt" style:font-weight-complex="bold"/>
    </style:style>
    <style:style style:name="P700" style:family="paragraph" style:parent-style-name="Heading_20_2">
      <style:text-properties style:font-name="Ubuntu" fo:font-size="11pt" fo:font-weight="bold" officeooo:rsid="004ab958" officeooo:paragraph-rsid="00d5fd91" style:font-size-asian="11pt" style:font-weight-asian="bold" style:font-size-complex="11pt" style:font-weight-complex="bold"/>
    </style:style>
    <style:style style:name="P701" style:family="paragraph" style:parent-style-name="Heading_20_2">
      <style:text-properties style:font-name="Ubuntu" fo:font-size="11pt" fo:font-weight="bold" officeooo:rsid="004ab958" officeooo:paragraph-rsid="00d9e599" style:font-size-asian="11pt" style:font-weight-asian="bold" style:font-size-complex="11pt" style:font-weight-complex="bold"/>
    </style:style>
    <style:style style:name="P702" style:family="paragraph" style:parent-style-name="Heading_20_2">
      <style:text-properties style:font-name="Ubuntu" fo:font-size="11pt" fo:font-weight="bold" officeooo:rsid="004ab958" officeooo:paragraph-rsid="00e0e540" style:font-size-asian="11pt" style:font-weight-asian="bold" style:font-size-complex="11pt" style:font-weight-complex="bold"/>
    </style:style>
    <style:style style:name="P703" style:family="paragraph" style:parent-style-name="Heading_20_2">
      <style:text-properties style:font-name="Ubuntu" fo:font-size="11pt" fo:font-weight="bold" officeooo:rsid="004ab958" officeooo:paragraph-rsid="00e2eea5" style:font-size-asian="11pt" style:font-weight-asian="bold" style:font-size-complex="11pt" style:font-weight-complex="bold"/>
    </style:style>
    <style:style style:name="P704" style:family="paragraph" style:parent-style-name="Heading_20_2">
      <style:text-properties style:font-name="Ubuntu" fo:font-size="11pt" fo:font-weight="bold" officeooo:rsid="004ab958" officeooo:paragraph-rsid="00e6e9bd" style:font-size-asian="11pt" style:font-weight-asian="bold" style:font-size-complex="11pt" style:font-weight-complex="bold"/>
    </style:style>
    <style:style style:name="P705" style:family="paragraph" style:parent-style-name="Heading_20_2">
      <style:text-properties style:font-name="Ubuntu" fo:font-size="11pt" fo:font-weight="bold" officeooo:rsid="004ab958" officeooo:paragraph-rsid="00ebcfdd" style:font-size-asian="11pt" style:font-weight-asian="bold" style:font-size-complex="11pt" style:font-weight-complex="bold"/>
    </style:style>
    <style:style style:name="P706" style:family="paragraph" style:parent-style-name="Heading_20_2">
      <style:text-properties style:font-name="Ubuntu" fo:font-size="11pt" fo:font-weight="bold" officeooo:rsid="004ab958" officeooo:paragraph-rsid="00ed535c" style:font-size-asian="11pt" style:font-weight-asian="bold" style:font-size-complex="11pt" style:font-weight-complex="bold"/>
    </style:style>
    <style:style style:name="P707" style:family="paragraph" style:parent-style-name="Heading_20_2">
      <style:text-properties style:font-name="Ubuntu" fo:font-size="11pt" fo:font-weight="bold" officeooo:rsid="004ab958" officeooo:paragraph-rsid="00f03c7a" style:font-size-asian="11pt" style:font-weight-asian="bold" style:font-size-complex="11pt" style:font-weight-complex="bold"/>
    </style:style>
    <style:style style:name="P708" style:family="paragraph" style:parent-style-name="Heading_20_2">
      <style:text-properties style:font-name="Ubuntu" fo:font-size="11pt" fo:font-weight="bold" officeooo:paragraph-rsid="007d4e86" style:font-size-asian="11pt" style:font-weight-asian="bold" style:font-size-complex="11pt" style:font-weight-complex="bold"/>
    </style:style>
    <style:style style:name="P709" style:family="paragraph" style:parent-style-name="Heading_20_2">
      <style:text-properties style:font-name="Ubuntu" fo:font-size="11pt" fo:font-weight="bold" officeooo:paragraph-rsid="00800756" style:font-size-asian="11pt" style:font-weight-asian="bold" style:font-size-complex="11pt" style:font-weight-complex="bold"/>
    </style:style>
    <style:style style:name="P710" style:family="paragraph" style:parent-style-name="Heading_20_2">
      <style:text-properties style:font-name="Ubuntu" fo:font-size="11pt" fo:font-weight="bold" officeooo:paragraph-rsid="00830a03" style:font-size-asian="11pt" style:font-weight-asian="bold" style:font-size-complex="11pt" style:font-weight-complex="bold"/>
    </style:style>
    <style:style style:name="P711" style:family="paragraph" style:parent-style-name="Heading_20_2">
      <style:text-properties style:font-name="Ubuntu" fo:font-size="11pt" fo:font-weight="bold" officeooo:paragraph-rsid="0085cdb2" style:font-size-asian="11pt" style:font-weight-asian="bold" style:font-size-complex="11pt" style:font-weight-complex="bold"/>
    </style:style>
    <style:style style:name="P712" style:family="paragraph" style:parent-style-name="Heading_20_2">
      <style:text-properties style:font-name="Ubuntu" fo:font-size="11pt" fo:font-weight="bold" officeooo:paragraph-rsid="008c4fc6" style:font-size-asian="11pt" style:font-weight-asian="bold" style:font-size-complex="11pt" style:font-weight-complex="bold"/>
    </style:style>
    <style:style style:name="P713" style:family="paragraph" style:parent-style-name="Heading_20_2">
      <style:text-properties style:font-name="Ubuntu" fo:font-size="11pt" fo:font-weight="bold" officeooo:paragraph-rsid="00905b81" style:font-size-asian="11pt" style:font-weight-asian="bold" style:font-size-complex="11pt" style:font-weight-complex="bold"/>
    </style:style>
    <style:style style:name="P714" style:family="paragraph" style:parent-style-name="Heading_20_2">
      <style:text-properties style:font-name="Ubuntu" fo:font-size="11pt" fo:font-weight="bold" officeooo:paragraph-rsid="00953d93" style:font-size-asian="11pt" style:font-weight-asian="bold" style:font-size-complex="11pt" style:font-weight-complex="bold"/>
    </style:style>
    <style:style style:name="P715" style:family="paragraph" style:parent-style-name="Heading_20_2">
      <style:text-properties style:font-name="Ubuntu" fo:font-size="11pt" fo:font-weight="bold" officeooo:paragraph-rsid="0096d1f0" style:font-size-asian="11pt" style:font-weight-asian="bold" style:font-size-complex="11pt" style:font-weight-complex="bold"/>
    </style:style>
    <style:style style:name="P716" style:family="paragraph" style:parent-style-name="Heading_20_2">
      <style:text-properties style:font-name="Ubuntu" fo:font-size="11pt" fo:font-weight="bold" officeooo:paragraph-rsid="00985425" style:font-size-asian="11pt" style:font-weight-asian="bold" style:font-size-complex="11pt" style:font-weight-complex="bold"/>
    </style:style>
    <style:style style:name="P717" style:family="paragraph" style:parent-style-name="Heading_20_2">
      <style:text-properties style:font-name="Ubuntu" fo:font-size="11pt" fo:font-weight="bold" officeooo:paragraph-rsid="009d4e93" style:font-size-asian="11pt" style:font-weight-asian="bold" style:font-size-complex="11pt" style:font-weight-complex="bold"/>
    </style:style>
    <style:style style:name="P718" style:family="paragraph" style:parent-style-name="Heading_20_2">
      <style:text-properties style:font-name="Ubuntu" fo:font-size="11pt" fo:font-weight="bold" officeooo:paragraph-rsid="00a3387a" style:font-size-asian="11pt" style:font-weight-asian="bold" style:font-size-complex="11pt" style:font-weight-complex="bold"/>
    </style:style>
    <style:style style:name="P719" style:family="paragraph" style:parent-style-name="Heading_20_2">
      <style:text-properties style:font-name="Ubuntu" fo:font-size="11pt" fo:font-weight="bold" officeooo:paragraph-rsid="00a527c9" style:font-size-asian="11pt" style:font-weight-asian="bold" style:font-size-complex="11pt" style:font-weight-complex="bold"/>
    </style:style>
    <style:style style:name="P720" style:family="paragraph" style:parent-style-name="Heading_20_2">
      <style:text-properties style:font-name="Ubuntu" fo:font-size="11pt" fo:font-weight="bold" officeooo:paragraph-rsid="00a821e1" style:font-size-asian="11pt" style:font-weight-asian="bold" style:font-size-complex="11pt" style:font-weight-complex="bold"/>
    </style:style>
    <style:style style:name="P721" style:family="paragraph" style:parent-style-name="Heading_20_2">
      <style:text-properties style:font-name="Ubuntu" fo:font-size="11pt" fo:font-weight="bold" officeooo:paragraph-rsid="00b2901e" style:font-size-asian="11pt" style:font-weight-asian="bold" style:font-size-complex="11pt" style:font-weight-complex="bold"/>
    </style:style>
    <style:style style:name="P722" style:family="paragraph" style:parent-style-name="Heading_20_2">
      <style:text-properties style:font-name="Ubuntu" fo:font-size="11pt" fo:font-weight="bold" officeooo:paragraph-rsid="00b7351c" style:font-size-asian="11pt" style:font-weight-asian="bold" style:font-size-complex="11pt" style:font-weight-complex="bold"/>
    </style:style>
    <style:style style:name="P723" style:family="paragraph" style:parent-style-name="Heading_20_2">
      <style:text-properties style:font-name="Ubuntu" fo:font-size="11pt" fo:font-weight="bold" officeooo:paragraph-rsid="00b9daa5" style:font-size-asian="11pt" style:font-weight-asian="bold" style:font-size-complex="11pt" style:font-weight-complex="bold"/>
    </style:style>
    <style:style style:name="P724" style:family="paragraph" style:parent-style-name="Heading_20_2">
      <style:text-properties style:font-name="Ubuntu" fo:font-size="11pt" fo:font-weight="bold" officeooo:paragraph-rsid="00bbfff5" style:font-size-asian="11pt" style:font-weight-asian="bold" style:font-size-complex="11pt" style:font-weight-complex="bold"/>
    </style:style>
    <style:style style:name="P725" style:family="paragraph" style:parent-style-name="Heading_20_2">
      <style:text-properties style:font-name="Ubuntu" fo:font-size="11pt" fo:font-weight="bold" officeooo:paragraph-rsid="00c1ff84" style:font-size-asian="11pt" style:font-weight-asian="bold" style:font-size-complex="11pt" style:font-weight-complex="bold"/>
    </style:style>
    <style:style style:name="P726" style:family="paragraph" style:parent-style-name="Heading_20_2">
      <style:text-properties style:font-name="Ubuntu" fo:font-size="11pt" fo:font-weight="bold" officeooo:paragraph-rsid="00c5307b" style:font-size-asian="11pt" style:font-weight-asian="bold" style:font-size-complex="11pt" style:font-weight-complex="bold"/>
    </style:style>
    <style:style style:name="P727" style:family="paragraph" style:parent-style-name="Heading_20_2">
      <style:text-properties style:font-name="Ubuntu" fo:font-size="11pt" fo:font-weight="bold" officeooo:paragraph-rsid="00c5835a" style:font-size-asian="11pt" style:font-weight-asian="bold" style:font-size-complex="11pt" style:font-weight-complex="bold"/>
    </style:style>
    <style:style style:name="P728" style:family="paragraph" style:parent-style-name="Heading_20_2">
      <style:text-properties style:font-name="Ubuntu" fo:font-size="11pt" fo:font-weight="bold" officeooo:paragraph-rsid="00c657b8" style:font-size-asian="11pt" style:font-weight-asian="bold" style:font-size-complex="11pt" style:font-weight-complex="bold"/>
    </style:style>
    <style:style style:name="P729" style:family="paragraph" style:parent-style-name="Heading_20_2">
      <style:text-properties style:font-name="Ubuntu" fo:font-size="11pt" fo:font-weight="bold" officeooo:paragraph-rsid="00c8bae3" style:font-size-asian="11pt" style:font-weight-asian="bold" style:font-size-complex="11pt" style:font-weight-complex="bold"/>
    </style:style>
    <style:style style:name="P730" style:family="paragraph" style:parent-style-name="Heading_20_2">
      <style:text-properties style:font-name="Ubuntu" fo:font-size="11pt" fo:font-weight="bold" officeooo:paragraph-rsid="00cf4d4a" style:font-size-asian="11pt" style:font-weight-asian="bold" style:font-size-complex="11pt" style:font-weight-complex="bold"/>
    </style:style>
    <style:style style:name="P731" style:family="paragraph" style:parent-style-name="Heading_20_2">
      <style:text-properties style:font-name="Ubuntu" fo:font-size="11pt" fo:font-weight="bold" officeooo:paragraph-rsid="00d5a5cb" style:font-size-asian="11pt" style:font-weight-asian="bold" style:font-size-complex="11pt" style:font-weight-complex="bold"/>
    </style:style>
    <style:style style:name="P732" style:family="paragraph" style:parent-style-name="Heading_20_2">
      <style:text-properties style:font-name="Ubuntu" fo:font-size="11pt" fo:font-weight="bold" officeooo:paragraph-rsid="00d5fd91" style:font-size-asian="11pt" style:font-weight-asian="bold" style:font-size-complex="11pt" style:font-weight-complex="bold"/>
    </style:style>
    <style:style style:name="P733" style:family="paragraph" style:parent-style-name="Heading_20_2">
      <style:text-properties style:font-name="Ubuntu" fo:font-size="11pt" fo:font-weight="bold" officeooo:paragraph-rsid="00d9e599" style:font-size-asian="11pt" style:font-weight-asian="bold" style:font-size-complex="11pt" style:font-weight-complex="bold"/>
    </style:style>
    <style:style style:name="P734" style:family="paragraph" style:parent-style-name="Heading_20_2">
      <style:text-properties style:font-name="Ubuntu" fo:font-size="11pt" fo:font-weight="bold" officeooo:paragraph-rsid="00e0e540" style:font-size-asian="11pt" style:font-weight-asian="bold" style:font-size-complex="11pt" style:font-weight-complex="bold"/>
    </style:style>
    <style:style style:name="P735" style:family="paragraph" style:parent-style-name="Heading_20_2">
      <style:text-properties style:font-name="Ubuntu" fo:font-size="11pt" fo:font-weight="bold" officeooo:paragraph-rsid="00e0eed8" style:font-size-asian="11pt" style:font-weight-asian="bold" style:font-size-complex="11pt" style:font-weight-complex="bold"/>
    </style:style>
    <style:style style:name="P736" style:family="paragraph" style:parent-style-name="Heading_20_2">
      <style:text-properties style:font-name="Ubuntu" fo:font-size="11pt" fo:font-weight="bold" officeooo:paragraph-rsid="00e6e9bd" style:font-size-asian="11pt" style:font-weight-asian="bold" style:font-size-complex="11pt" style:font-weight-complex="bold"/>
    </style:style>
    <style:style style:name="P737" style:family="paragraph" style:parent-style-name="Heading_20_2">
      <style:text-properties style:font-name="Ubuntu" fo:font-size="11pt" fo:font-weight="bold" officeooo:paragraph-rsid="00ebcfdd" style:font-size-asian="11pt" style:font-weight-asian="bold" style:font-size-complex="11pt" style:font-weight-complex="bold"/>
    </style:style>
    <style:style style:name="P738" style:family="paragraph" style:parent-style-name="Heading_20_2">
      <style:text-properties style:font-name="Ubuntu" fo:font-size="11pt" fo:font-weight="bold" officeooo:paragraph-rsid="00ed535c" style:font-size-asian="11pt" style:font-weight-asian="bold" style:font-size-complex="11pt" style:font-weight-complex="bold"/>
    </style:style>
    <style:style style:name="P739" style:family="paragraph" style:parent-style-name="Heading_20_2">
      <style:text-properties style:font-name="Ubuntu" fo:font-size="11pt" fo:font-weight="bold" officeooo:rsid="007d4e86" officeooo:paragraph-rsid="007d4e86" style:font-size-asian="11pt" style:font-weight-asian="bold" style:font-size-complex="11pt" style:font-weight-complex="bold"/>
    </style:style>
    <style:style style:name="P740" style:family="paragraph" style:parent-style-name="Heading_20_2">
      <style:text-properties style:font-name="Ubuntu" fo:font-size="11pt" fo:font-weight="bold" officeooo:rsid="007d4e86" officeooo:paragraph-rsid="00800756" style:font-size-asian="11pt" style:font-weight-asian="bold" style:font-size-complex="11pt" style:font-weight-complex="bold"/>
    </style:style>
    <style:style style:name="P741" style:family="paragraph" style:parent-style-name="Heading_20_2">
      <style:text-properties style:font-name="Ubuntu" fo:font-size="11pt" fo:font-weight="bold" officeooo:rsid="007d4e86" officeooo:paragraph-rsid="00830a03" style:font-size-asian="11pt" style:font-weight-asian="bold" style:font-size-complex="11pt" style:font-weight-complex="bold"/>
    </style:style>
    <style:style style:name="P742" style:family="paragraph" style:parent-style-name="Heading_20_2">
      <style:text-properties style:font-name="Ubuntu" fo:font-size="11pt" fo:font-weight="bold" officeooo:rsid="007d4e86" officeooo:paragraph-rsid="008c4fc6" style:font-size-asian="11pt" style:font-weight-asian="bold" style:font-size-complex="11pt" style:font-weight-complex="bold"/>
    </style:style>
    <style:style style:name="P743" style:family="paragraph" style:parent-style-name="Heading_20_2">
      <style:text-properties style:font-name="Ubuntu" fo:font-size="11pt" fo:font-weight="bold" officeooo:rsid="007d4e86" officeooo:paragraph-rsid="00905b81" style:font-size-asian="11pt" style:font-weight-asian="bold" style:font-size-complex="11pt" style:font-weight-complex="bold"/>
    </style:style>
    <style:style style:name="P744" style:family="paragraph" style:parent-style-name="Heading_20_2">
      <style:text-properties style:font-name="Ubuntu" fo:font-size="11pt" fo:font-weight="bold" officeooo:rsid="007d4e86" officeooo:paragraph-rsid="00953d93" style:font-size-asian="11pt" style:font-weight-asian="bold" style:font-size-complex="11pt" style:font-weight-complex="bold"/>
    </style:style>
    <style:style style:name="P745" style:family="paragraph" style:parent-style-name="Heading_20_2">
      <style:text-properties style:font-name="Ubuntu" fo:font-size="11pt" fo:font-weight="bold" officeooo:rsid="007d4e86" officeooo:paragraph-rsid="00985425" style:font-size-asian="11pt" style:font-weight-asian="bold" style:font-size-complex="11pt" style:font-weight-complex="bold"/>
    </style:style>
    <style:style style:name="P746" style:family="paragraph" style:parent-style-name="Heading_20_2">
      <style:text-properties style:font-name="Ubuntu" fo:font-size="11pt" fo:font-weight="bold" officeooo:rsid="007d4e86" officeooo:paragraph-rsid="009d4e93" style:font-size-asian="11pt" style:font-weight-asian="bold" style:font-size-complex="11pt" style:font-weight-complex="bold"/>
    </style:style>
    <style:style style:name="P747" style:family="paragraph" style:parent-style-name="Heading_20_2">
      <style:text-properties style:font-name="Ubuntu" fo:font-size="11pt" fo:font-weight="bold" officeooo:rsid="007d4e86" officeooo:paragraph-rsid="00a527c9" style:font-size-asian="11pt" style:font-weight-asian="bold" style:font-size-complex="11pt" style:font-weight-complex="bold"/>
    </style:style>
    <style:style style:name="P748" style:family="paragraph" style:parent-style-name="Heading_20_2">
      <style:text-properties style:font-name="Ubuntu" fo:font-size="11pt" fo:font-weight="bold" officeooo:rsid="007d4e86" officeooo:paragraph-rsid="00a6b150" style:font-size-asian="11pt" style:font-weight-asian="bold" style:font-size-complex="11pt" style:font-weight-complex="bold"/>
    </style:style>
    <style:style style:name="P749" style:family="paragraph" style:parent-style-name="Heading_20_2">
      <style:text-properties style:font-name="Ubuntu" fo:font-size="11pt" fo:font-weight="bold" officeooo:rsid="007d4e86" officeooo:paragraph-rsid="00a821e1" style:font-size-asian="11pt" style:font-weight-asian="bold" style:font-size-complex="11pt" style:font-weight-complex="bold"/>
    </style:style>
    <style:style style:name="P750" style:family="paragraph" style:parent-style-name="Heading_20_2">
      <style:text-properties style:font-name="Ubuntu" fo:font-size="11pt" fo:font-weight="bold" officeooo:rsid="007d4e86" officeooo:paragraph-rsid="00d5a5cb" style:font-size-asian="11pt" style:font-weight-asian="bold" style:font-size-complex="11pt" style:font-weight-complex="bold"/>
    </style:style>
    <style:style style:name="P751" style:family="paragraph" style:parent-style-name="Heading_20_2">
      <style:text-properties style:font-name="Ubuntu" fo:font-size="11pt" fo:font-weight="bold" officeooo:rsid="007d4e86" officeooo:paragraph-rsid="00ad186b" style:font-size-asian="11pt" style:font-weight-asian="bold" style:font-size-complex="11pt" style:font-weight-complex="bold"/>
    </style:style>
    <style:style style:name="P752" style:family="paragraph" style:parent-style-name="Heading_20_2">
      <style:text-properties style:font-name="Ubuntu" fo:font-size="11pt" fo:font-weight="bold" officeooo:rsid="007d4e86" officeooo:paragraph-rsid="00b2901e" style:font-size-asian="11pt" style:font-weight-asian="bold" style:font-size-complex="11pt" style:font-weight-complex="bold"/>
    </style:style>
    <style:style style:name="P753" style:family="paragraph" style:parent-style-name="Heading_20_2">
      <style:text-properties style:font-name="Ubuntu" fo:font-size="11pt" fo:font-weight="bold" officeooo:rsid="007d4e86" officeooo:paragraph-rsid="00b7351c" style:font-size-asian="11pt" style:font-weight-asian="bold" style:font-size-complex="11pt" style:font-weight-complex="bold"/>
    </style:style>
    <style:style style:name="P754" style:family="paragraph" style:parent-style-name="Heading_20_2">
      <style:text-properties style:font-name="Ubuntu" fo:font-size="11pt" fo:font-weight="bold" officeooo:rsid="007d4e86" officeooo:paragraph-rsid="00b9daa5" style:font-size-asian="11pt" style:font-weight-asian="bold" style:font-size-complex="11pt" style:font-weight-complex="bold"/>
    </style:style>
    <style:style style:name="P755" style:family="paragraph" style:parent-style-name="Heading_20_2">
      <style:text-properties style:font-name="Ubuntu" fo:font-size="11pt" fo:font-weight="bold" officeooo:rsid="007d4e86" officeooo:paragraph-rsid="00bbfff5" style:font-size-asian="11pt" style:font-weight-asian="bold" style:font-size-complex="11pt" style:font-weight-complex="bold"/>
    </style:style>
    <style:style style:name="P756" style:family="paragraph" style:parent-style-name="Heading_20_2">
      <style:text-properties style:font-name="Ubuntu" fo:font-size="11pt" fo:font-weight="bold" officeooo:rsid="007d4e86" officeooo:paragraph-rsid="00c1ff84" style:font-size-asian="11pt" style:font-weight-asian="bold" style:font-size-complex="11pt" style:font-weight-complex="bold"/>
    </style:style>
    <style:style style:name="P757" style:family="paragraph" style:parent-style-name="Heading_20_2">
      <style:text-properties style:font-name="Ubuntu" fo:font-size="11pt" fo:font-weight="bold" officeooo:rsid="007d4e86" officeooo:paragraph-rsid="00c64421" style:font-size-asian="11pt" style:font-weight-asian="bold" style:font-size-complex="11pt" style:font-weight-complex="bold"/>
    </style:style>
    <style:style style:name="P758" style:family="paragraph" style:parent-style-name="Heading_20_2">
      <style:text-properties style:font-name="Ubuntu" fo:font-size="11pt" fo:font-weight="bold" officeooo:rsid="007d4e86" officeooo:paragraph-rsid="00c7652e" style:font-size-asian="11pt" style:font-weight-asian="bold" style:font-size-complex="11pt" style:font-weight-complex="bold"/>
    </style:style>
    <style:style style:name="P759" style:family="paragraph" style:parent-style-name="Heading_20_2">
      <style:text-properties style:font-name="Ubuntu" fo:font-size="11pt" fo:font-weight="bold" officeooo:rsid="007d4e86" officeooo:paragraph-rsid="00c7a884" style:font-size-asian="11pt" style:font-weight-asian="bold" style:font-size-complex="11pt" style:font-weight-complex="bold"/>
    </style:style>
    <style:style style:name="P760" style:family="paragraph" style:parent-style-name="Heading_20_2">
      <style:text-properties style:font-name="Ubuntu" fo:font-size="11pt" fo:font-weight="bold" officeooo:rsid="007d4e86" officeooo:paragraph-rsid="00c922a7" style:font-size-asian="11pt" style:font-weight-asian="bold" style:font-size-complex="11pt" style:font-weight-complex="bold"/>
    </style:style>
    <style:style style:name="P761" style:family="paragraph" style:parent-style-name="Heading_20_2">
      <style:text-properties style:font-name="Ubuntu" fo:font-size="11pt" fo:font-weight="bold" officeooo:rsid="007d4e86" officeooo:paragraph-rsid="00c8bae3" style:font-size-asian="11pt" style:font-weight-asian="bold" style:font-size-complex="11pt" style:font-weight-complex="bold"/>
    </style:style>
    <style:style style:name="P762" style:family="paragraph" style:parent-style-name="Heading_20_2">
      <style:text-properties style:font-name="Ubuntu" fo:font-size="11pt" fo:font-weight="bold" officeooo:rsid="007d4e86" officeooo:paragraph-rsid="00d5fd91" style:font-size-asian="11pt" style:font-weight-asian="bold" style:font-size-complex="11pt" style:font-weight-complex="bold"/>
    </style:style>
    <style:style style:name="P763" style:family="paragraph" style:parent-style-name="Heading_20_2">
      <style:text-properties style:font-name="Ubuntu" fo:font-size="11pt" fo:font-weight="bold" officeooo:rsid="007d4e86" officeooo:paragraph-rsid="00e0e540" style:font-size-asian="11pt" style:font-weight-asian="bold" style:font-size-complex="11pt" style:font-weight-complex="bold"/>
    </style:style>
    <style:style style:name="P764" style:family="paragraph" style:parent-style-name="Heading_20_2">
      <style:text-properties style:font-name="Ubuntu" fo:font-size="11pt" fo:font-weight="bold" officeooo:rsid="007d4e86" officeooo:paragraph-rsid="00e6e9bd" style:font-size-asian="11pt" style:font-weight-asian="bold" style:font-size-complex="11pt" style:font-weight-complex="bold"/>
    </style:style>
    <style:style style:name="P765" style:family="paragraph" style:parent-style-name="Heading_20_2">
      <style:text-properties style:font-name="Ubuntu" fo:font-size="11pt" fo:font-weight="bold" officeooo:rsid="007d4e86" officeooo:paragraph-rsid="00ebcfdd" style:font-size-asian="11pt" style:font-weight-asian="bold" style:font-size-complex="11pt" style:font-weight-complex="bold"/>
    </style:style>
    <style:style style:name="P766" style:family="paragraph" style:parent-style-name="Heading_20_2">
      <style:text-properties style:font-name="Ubuntu" fo:font-size="11pt" fo:font-weight="bold" officeooo:rsid="007d4e86" officeooo:paragraph-rsid="00f03c7a" style:font-size-asian="11pt" style:font-weight-asian="bold" style:font-size-complex="11pt" style:font-weight-complex="bold"/>
    </style:style>
    <style:style style:name="P767" style:family="paragraph" style:parent-style-name="Heading_20_2">
      <style:text-properties style:font-name="Ubuntu" fo:font-size="11pt" fo:font-weight="bold" officeooo:paragraph-rsid="00eeb860" style:font-size-asian="11pt" style:font-weight-asian="bold" style:font-size-complex="11pt" style:font-weight-complex="bold"/>
    </style:style>
    <style:style style:name="P768" style:family="paragraph" style:parent-style-name="Heading_20_2">
      <style:text-properties style:font-name="Ubuntu" fo:font-size="11pt" fo:font-weight="bold" officeooo:paragraph-rsid="00f03c7a" style:font-size-asian="11pt" style:font-weight-asian="bold" style:font-size-complex="11pt" style:font-weight-complex="bold"/>
    </style:style>
    <style:style style:name="P769" style:family="paragraph" style:parent-style-name="Standard">
      <style:paragraph-properties fo:break-before="page"/>
      <style:text-properties style:font-name="Ubuntu" fo:font-size="14pt" fo:font-weight="bold" officeooo:paragraph-rsid="00196d2d" style:font-size-asian="14pt" style:font-weight-asian="bold" style:font-size-complex="14pt" style:font-weight-complex="bold"/>
    </style:style>
    <style:style style:name="P770" style:family="paragraph" style:parent-style-name="Standard">
      <style:paragraph-properties fo:break-before="page"/>
      <style:text-properties style:font-name="Ubuntu" fo:font-size="14pt" fo:font-weight="bold" officeooo:paragraph-rsid="0030c9de" style:font-size-asian="14pt" style:font-weight-asian="bold" style:font-size-complex="14pt" style:font-weight-complex="bold"/>
    </style:style>
    <style:style style:name="P771" style:family="paragraph" style:parent-style-name="Standard">
      <style:paragraph-properties fo:break-before="page"/>
      <style:text-properties style:font-name="Ubuntu" fo:font-size="14pt" fo:font-weight="bold" officeooo:paragraph-rsid="0035695b" style:font-size-asian="14pt" style:font-weight-asian="bold" style:font-size-complex="14pt" style:font-weight-complex="bold"/>
    </style:style>
    <style:style style:name="P772" style:family="paragraph" style:parent-style-name="Standard">
      <style:paragraph-properties fo:break-before="page"/>
      <style:text-properties style:font-name="Ubuntu" fo:font-size="14pt" fo:font-weight="bold" officeooo:paragraph-rsid="001ae64a" style:font-size-asian="14pt" style:font-weight-asian="bold" style:font-size-complex="14pt" style:font-weight-complex="bold"/>
    </style:style>
    <style:style style:name="P773" style:family="paragraph" style:parent-style-name="Standard">
      <style:paragraph-properties fo:break-before="page"/>
      <style:text-properties style:font-name="Ubuntu" fo:font-size="14pt" fo:font-weight="bold" officeooo:paragraph-rsid="003a5d60" style:font-size-asian="14pt" style:font-weight-asian="bold" style:font-size-complex="14pt" style:font-weight-complex="bold"/>
    </style:style>
    <style:style style:name="P774" style:family="paragraph" style:parent-style-name="Standard">
      <style:paragraph-properties fo:break-before="page"/>
      <style:text-properties style:font-name="Ubuntu" fo:font-size="14pt" fo:font-weight="bold" officeooo:paragraph-rsid="002d5065" style:font-size-asian="14pt" style:font-weight-asian="bold" style:font-size-complex="14pt" style:font-weight-complex="bold"/>
    </style:style>
    <style:style style:name="P775" style:family="paragraph" style:parent-style-name="Standard">
      <style:paragraph-properties fo:break-before="page"/>
      <style:text-properties style:font-name="Ubuntu" fo:font-size="14pt" fo:font-weight="bold" officeooo:paragraph-rsid="007d4e86" style:font-size-asian="14pt" style:font-weight-asian="bold" style:font-size-complex="14pt" style:font-weight-complex="bold"/>
    </style:style>
    <style:style style:name="P776" style:family="paragraph" style:parent-style-name="Standard">
      <style:paragraph-properties fo:break-before="page"/>
      <style:text-properties style:font-name="Ubuntu" fo:font-size="14pt" fo:font-weight="bold" officeooo:paragraph-rsid="00800756" style:font-size-asian="14pt" style:font-weight-asian="bold" style:font-size-complex="14pt" style:font-weight-complex="bold"/>
    </style:style>
    <style:style style:name="P777" style:family="paragraph" style:parent-style-name="Standard">
      <style:paragraph-properties fo:break-before="page"/>
      <style:text-properties style:font-name="Ubuntu" fo:font-size="14pt" fo:font-weight="bold" officeooo:paragraph-rsid="00830a03" style:font-size-asian="14pt" style:font-weight-asian="bold" style:font-size-complex="14pt" style:font-weight-complex="bold"/>
    </style:style>
    <style:style style:name="P778" style:family="paragraph" style:parent-style-name="Standard">
      <style:paragraph-properties fo:break-before="page"/>
      <style:text-properties style:font-name="Ubuntu" fo:font-size="14pt" fo:font-weight="bold" officeooo:paragraph-rsid="0085cdb2" style:font-size-asian="14pt" style:font-weight-asian="bold" style:font-size-complex="14pt" style:font-weight-complex="bold"/>
    </style:style>
    <style:style style:name="P779" style:family="paragraph" style:parent-style-name="Standard">
      <style:paragraph-properties fo:break-before="page"/>
      <style:text-properties style:font-name="Ubuntu" fo:font-size="14pt" fo:font-weight="bold" officeooo:paragraph-rsid="002ee8b2" style:font-size-asian="14pt" style:font-weight-asian="bold" style:font-size-complex="14pt" style:font-weight-complex="bold"/>
    </style:style>
    <style:style style:name="P780" style:family="paragraph" style:parent-style-name="Standard">
      <style:paragraph-properties fo:break-before="page"/>
      <style:text-properties style:font-name="Ubuntu" fo:font-size="14pt" fo:font-weight="bold" officeooo:paragraph-rsid="008c4fc6" style:font-size-asian="14pt" style:font-weight-asian="bold" style:font-size-complex="14pt" style:font-weight-complex="bold"/>
    </style:style>
    <style:style style:name="P781" style:family="paragraph" style:parent-style-name="Standard">
      <style:paragraph-properties fo:break-before="page"/>
      <style:text-properties style:font-name="Ubuntu" fo:font-size="14pt" fo:font-weight="bold" officeooo:paragraph-rsid="00905b81" style:font-size-asian="14pt" style:font-weight-asian="bold" style:font-size-complex="14pt" style:font-weight-complex="bold"/>
    </style:style>
    <style:style style:name="P782" style:family="paragraph" style:parent-style-name="Standard">
      <style:paragraph-properties fo:break-before="page"/>
      <style:text-properties style:font-name="Ubuntu" fo:font-size="14pt" fo:font-weight="bold" officeooo:paragraph-rsid="00953d93" style:font-size-asian="14pt" style:font-weight-asian="bold" style:font-size-complex="14pt" style:font-weight-complex="bold"/>
    </style:style>
    <style:style style:name="P783" style:family="paragraph" style:parent-style-name="Standard">
      <style:paragraph-properties fo:break-before="page"/>
      <style:text-properties style:font-name="Ubuntu" fo:font-size="14pt" fo:font-weight="bold" officeooo:paragraph-rsid="0096d1f0" style:font-size-asian="14pt" style:font-weight-asian="bold" style:font-size-complex="14pt" style:font-weight-complex="bold"/>
    </style:style>
    <style:style style:name="P784" style:family="paragraph" style:parent-style-name="Standard">
      <style:paragraph-properties fo:break-before="page"/>
      <style:text-properties style:font-name="Ubuntu" fo:font-size="14pt" fo:font-weight="bold" officeooo:paragraph-rsid="00a3387a" style:font-size-asian="14pt" style:font-weight-asian="bold" style:font-size-complex="14pt" style:font-weight-complex="bold"/>
    </style:style>
    <style:style style:name="P785" style:family="paragraph" style:parent-style-name="Standard">
      <style:paragraph-properties fo:break-before="page"/>
      <style:text-properties style:font-name="Ubuntu" fo:font-size="14pt" fo:font-weight="bold" officeooo:paragraph-rsid="00a527c9" style:font-size-asian="14pt" style:font-weight-asian="bold" style:font-size-complex="14pt" style:font-weight-complex="bold"/>
    </style:style>
    <style:style style:name="P786" style:family="paragraph" style:parent-style-name="Standard">
      <style:paragraph-properties fo:break-before="page"/>
      <style:text-properties style:font-name="Ubuntu" fo:font-size="14pt" fo:font-weight="bold" officeooo:paragraph-rsid="00a821e1" style:font-size-asian="14pt" style:font-weight-asian="bold" style:font-size-complex="14pt" style:font-weight-complex="bold"/>
    </style:style>
    <style:style style:name="P787" style:family="paragraph" style:parent-style-name="Standard">
      <style:paragraph-properties fo:break-before="page"/>
      <style:text-properties style:font-name="Ubuntu" fo:font-size="14pt" fo:font-weight="bold" officeooo:paragraph-rsid="00b2901e" style:font-size-asian="14pt" style:font-weight-asian="bold" style:font-size-complex="14pt" style:font-weight-complex="bold"/>
    </style:style>
    <style:style style:name="P788" style:family="paragraph" style:parent-style-name="Standard">
      <style:paragraph-properties fo:break-before="page"/>
      <style:text-properties style:font-name="Ubuntu" fo:font-size="14pt" fo:font-weight="bold" officeooo:paragraph-rsid="00b7351c" style:font-size-asian="14pt" style:font-weight-asian="bold" style:font-size-complex="14pt" style:font-weight-complex="bold"/>
    </style:style>
    <style:style style:name="P789" style:family="paragraph" style:parent-style-name="Standard">
      <style:paragraph-properties fo:break-before="page"/>
      <style:text-properties style:font-name="Ubuntu" fo:font-size="14pt" fo:font-weight="bold" officeooo:paragraph-rsid="00b9daa5" style:font-size-asian="14pt" style:font-weight-asian="bold" style:font-size-complex="14pt" style:font-weight-complex="bold"/>
    </style:style>
    <style:style style:name="P790" style:family="paragraph" style:parent-style-name="Standard">
      <style:paragraph-properties fo:break-before="page"/>
      <style:text-properties style:font-name="Ubuntu" fo:font-size="14pt" fo:font-weight="bold" officeooo:paragraph-rsid="00bbfff5" style:font-size-asian="14pt" style:font-weight-asian="bold" style:font-size-complex="14pt" style:font-weight-complex="bold"/>
    </style:style>
    <style:style style:name="P791" style:family="paragraph" style:parent-style-name="Standard">
      <style:paragraph-properties fo:break-before="page"/>
      <style:text-properties style:font-name="Ubuntu" fo:font-size="14pt" fo:font-weight="bold" officeooo:paragraph-rsid="00c1ff84" style:font-size-asian="14pt" style:font-weight-asian="bold" style:font-size-complex="14pt" style:font-weight-complex="bold"/>
    </style:style>
    <style:style style:name="P792" style:family="paragraph" style:parent-style-name="Standard">
      <style:paragraph-properties fo:break-before="page"/>
      <style:text-properties style:font-name="Ubuntu" fo:font-size="14pt" fo:font-weight="bold" officeooo:paragraph-rsid="00c5307b" style:font-size-asian="14pt" style:font-weight-asian="bold" style:font-size-complex="14pt" style:font-weight-complex="bold"/>
    </style:style>
    <style:style style:name="P793" style:family="paragraph" style:parent-style-name="Standard">
      <style:paragraph-properties fo:break-before="page"/>
      <style:text-properties style:font-name="Ubuntu" fo:font-size="14pt" fo:font-weight="bold" officeooo:paragraph-rsid="00d5a5cb" style:font-size-asian="14pt" style:font-weight-asian="bold" style:font-size-complex="14pt" style:font-weight-complex="bold"/>
    </style:style>
    <style:style style:name="P794" style:family="paragraph" style:parent-style-name="Standard">
      <style:paragraph-properties fo:break-before="page"/>
      <style:text-properties style:font-name="Ubuntu" fo:font-size="14pt" fo:font-weight="bold" officeooo:paragraph-rsid="00d5fd91" style:font-size-asian="14pt" style:font-weight-asian="bold" style:font-size-complex="14pt" style:font-weight-complex="bold"/>
    </style:style>
    <style:style style:name="P795" style:family="paragraph" style:parent-style-name="Standard">
      <style:paragraph-properties fo:break-before="page"/>
      <style:text-properties style:font-name="Ubuntu" fo:font-size="14pt" fo:font-weight="bold" officeooo:paragraph-rsid="00d9e599" style:font-size-asian="14pt" style:font-weight-asian="bold" style:font-size-complex="14pt" style:font-weight-complex="bold"/>
    </style:style>
    <style:style style:name="P796" style:family="paragraph" style:parent-style-name="Standard">
      <style:paragraph-properties fo:break-before="page"/>
      <style:text-properties style:font-name="Ubuntu" fo:font-size="14pt" fo:font-weight="bold" officeooo:paragraph-rsid="00e0e540" style:font-size-asian="14pt" style:font-weight-asian="bold" style:font-size-complex="14pt" style:font-weight-complex="bold"/>
    </style:style>
    <style:style style:name="P797" style:family="paragraph" style:parent-style-name="Standard">
      <style:paragraph-properties fo:break-before="page"/>
      <style:text-properties style:font-name="Ubuntu" fo:font-size="14pt" fo:font-weight="bold" officeooo:paragraph-rsid="00e0eed8" style:font-size-asian="14pt" style:font-weight-asian="bold" style:font-size-complex="14pt" style:font-weight-complex="bold"/>
    </style:style>
    <style:style style:name="P798" style:family="paragraph" style:parent-style-name="Standard">
      <style:paragraph-properties fo:break-before="page"/>
      <style:text-properties style:font-name="Ubuntu" fo:font-size="14pt" fo:font-weight="bold" officeooo:paragraph-rsid="00e6e9bd" style:font-size-asian="14pt" style:font-weight-asian="bold" style:font-size-complex="14pt" style:font-weight-complex="bold"/>
    </style:style>
    <style:style style:name="P799" style:family="paragraph" style:parent-style-name="Standard">
      <style:paragraph-properties fo:break-before="page"/>
      <style:text-properties style:font-name="Ubuntu" fo:font-size="14pt" fo:font-weight="bold" officeooo:paragraph-rsid="00ebcfdd" style:font-size-asian="14pt" style:font-weight-asian="bold" style:font-size-complex="14pt" style:font-weight-complex="bold"/>
    </style:style>
    <style:style style:name="P800" style:family="paragraph" style:parent-style-name="Standard">
      <style:paragraph-properties fo:break-before="page"/>
      <style:text-properties style:font-name="Ubuntu" fo:font-size="14pt" fo:font-weight="bold" officeooo:paragraph-rsid="00ed535c" style:font-size-asian="14pt" style:font-weight-asian="bold" style:font-size-complex="14pt" style:font-weight-complex="bold"/>
    </style:style>
    <style:style style:name="P801" style:family="paragraph" style:parent-style-name="Standard">
      <style:paragraph-properties fo:break-before="page"/>
      <style:text-properties style:font-name="Ubuntu" fo:font-size="14pt" fo:font-weight="bold" officeooo:paragraph-rsid="00eeb860" style:font-size-asian="14pt" style:font-weight-asian="bold" style:font-size-complex="14pt" style:font-weight-complex="bold"/>
    </style:style>
    <style:style style:name="P802" style:family="paragraph" style:parent-style-name="Standard">
      <style:paragraph-properties fo:break-before="page"/>
      <style:text-properties style:font-name="Ubuntu" fo:font-size="14pt" fo:font-weight="bold" officeooo:paragraph-rsid="00f03c7a" style:font-size-asian="14pt" style:font-weight-asian="bold" style:font-size-complex="14pt" style:font-weight-complex="bold"/>
    </style:style>
    <style:style style:name="P803" style:family="paragraph" style:parent-style-name="Standard">
      <style:paragraph-properties fo:break-before="page"/>
      <style:text-properties style:font-name="Ubuntu" fo:font-size="14pt" officeooo:paragraph-rsid="0030c9de" style:font-size-asian="14pt" style:font-size-complex="14pt"/>
    </style:style>
    <style:style style:name="P804" style:family="paragraph" style:parent-style-name="Standard">
      <style:paragraph-properties fo:break-before="page"/>
      <style:text-properties style:font-name="Ubuntu Light" fo:font-size="26pt" fo:font-weight="normal" officeooo:rsid="006a0ab8" officeooo:paragraph-rsid="006a0ab8" style:font-size-asian="26pt" style:font-weight-asian="normal" style:font-size-complex="26pt" style:font-weight-complex="normal"/>
    </style:style>
    <style:style style:name="P805" style:family="paragraph" style:parent-style-name="Standard">
      <style:paragraph-properties fo:break-before="page"/>
      <style:text-properties style:font-name="Ubuntu Light" fo:font-size="26pt" fo:font-weight="normal" officeooo:rsid="0047b4d0" officeooo:paragraph-rsid="0047b4d0" style:font-size-asian="26pt" style:font-weight-asian="normal" style:font-size-complex="26pt" style:font-weight-complex="normal"/>
    </style:style>
    <style:style style:name="P806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/>
    </style:style>
    <style:style style:name="P807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196d2d"/>
    </style:style>
    <style:style style:name="P808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1ae64a"/>
    </style:style>
    <style:style style:name="P809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2266de"/>
    </style:style>
    <style:style style:name="P810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35695b"/>
    </style:style>
    <style:style style:name="P811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3a5d60"/>
    </style:style>
    <style:style style:name="P812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3b673d"/>
    </style:style>
    <style:style style:name="P813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4a8161"/>
    </style:style>
    <style:style style:name="P814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38cdf7"/>
    </style:style>
    <style:style style:name="P815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7e18ed"/>
    </style:style>
    <style:style style:name="P816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8c4fc6"/>
    </style:style>
    <style:style style:name="P817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b7351c"/>
    </style:style>
    <style:style style:name="P818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c5307b"/>
    </style:style>
    <style:style style:name="P819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de1a70"/>
    </style:style>
    <style:style style:name="P820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fo:font-size="10pt" fo:font-weight="normal" style:font-size-asian="10pt" style:font-weight-asian="normal" style:font-size-complex="10pt" style:font-weight-complex="normal"/>
    </style:style>
    <style:style style:name="P821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fo:font-size="10pt" fo:font-weight="normal" officeooo:paragraph-rsid="00bbfff5" style:font-size-asian="10pt" style:font-weight-asian="normal" style:font-size-complex="10pt" style:font-weight-complex="normal"/>
    </style:style>
    <style:style style:name="P822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953d93"/>
    </style:style>
    <style:style style:name="P823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96d1f0"/>
    </style:style>
    <style:style style:name="P824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fo:font-weight="normal" style:font-weight-asian="normal" style:font-weight-complex="normal"/>
    </style:style>
    <style:style style:name="P825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fo:font-weight="normal" officeooo:paragraph-rsid="00a6b150" style:font-weight-asian="normal" style:font-weight-complex="normal"/>
    </style:style>
    <style:style style:name="P826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fo:font-weight="normal" officeooo:paragraph-rsid="00a821e1" style:font-weight-asian="normal" style:font-weight-complex="normal"/>
    </style:style>
    <style:style style:name="P827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fo:font-weight="normal" officeooo:paragraph-rsid="00ad5b75" style:font-weight-asian="normal" style:font-weight-complex="normal"/>
    </style:style>
    <style:style style:name="P828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fo:font-weight="normal" officeooo:paragraph-rsid="00d5a5cb" style:font-weight-asian="normal" style:font-weight-complex="normal"/>
    </style:style>
    <style:style style:name="P829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ed535c"/>
    </style:style>
    <style:style style:name="P830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eeb860"/>
    </style:style>
    <style:style style:name="P831" style:family="paragraph" style:parent-style-name="Preformatted_20_Text">
      <style:paragraph-properties fo:background-color="transparent">
        <style:background-image/>
      </style:paragraph-properties>
      <style:text-properties fo:color="#000020" style:font-name="Ubuntu Mono" officeooo:paragraph-rsid="00f03c7a"/>
    </style:style>
    <style:style style:name="P832" style:family="paragraph" style:parent-style-name="Preformatted_20_Text">
      <style:paragraph-properties fo:background-color="transparent">
        <style:background-image/>
      </style:paragraph-properties>
      <style:text-properties fo:color="#406080" style:font-name="Ubuntu Mono"/>
    </style:style>
    <style:style style:name="P833" style:family="paragraph" style:parent-style-name="Preformatted_20_Text">
      <style:paragraph-properties fo:background-color="transparent">
        <style:background-image/>
      </style:paragraph-properties>
      <style:text-properties fo:color="#406080" style:font-name="Ubuntu Mono" officeooo:paragraph-rsid="003a5d60"/>
    </style:style>
    <style:style style:name="P834" style:family="paragraph" style:parent-style-name="Preformatted_20_Text">
      <style:paragraph-properties fo:background-color="transparent">
        <style:background-image/>
      </style:paragraph-properties>
      <style:text-properties fo:color="#406080" style:font-name="Ubuntu Mono" officeooo:rsid="0041c325" officeooo:paragraph-rsid="0041c325"/>
    </style:style>
    <style:style style:name="P835" style:family="paragraph" style:parent-style-name="Preformatted_20_Text">
      <style:paragraph-properties fo:background-color="transparent">
        <style:background-image/>
      </style:paragraph-properties>
      <style:text-properties fo:color="#406080" style:font-name="Ubuntu Mono" officeooo:rsid="0041c325" officeooo:paragraph-rsid="0075b42b"/>
    </style:style>
    <style:style style:name="P836" style:family="paragraph" style:parent-style-name="Preformatted_20_Text">
      <style:paragraph-properties fo:background-color="transparent">
        <style:background-image/>
      </style:paragraph-properties>
      <style:text-properties fo:color="#406080" style:font-name="Ubuntu Mono" officeooo:rsid="002ee8b2" officeooo:paragraph-rsid="003a5d60"/>
    </style:style>
    <style:style style:name="P837" style:family="paragraph" style:parent-style-name="Preformatted_20_Text">
      <style:paragraph-properties fo:background-color="transparent">
        <style:background-image/>
      </style:paragraph-properties>
      <style:text-properties fo:color="#000000" style:font-name="Ubuntu" fo:font-size="11pt" fo:font-style="normal" fo:font-weight="normal" officeooo:rsid="007784fc" officeooo:paragraph-rsid="0075b42b" style:font-size-asian="11pt" style:font-style-asian="normal" style:font-weight-asian="normal" style:font-size-complex="11pt" style:font-style-complex="normal" style:font-weight-complex="normal"/>
    </style:style>
    <style:style style:name="P838" style:family="paragraph" style:parent-style-name="Preformatted_20_Text">
      <style:paragraph-properties fo:background-color="transparent">
        <style:background-image/>
      </style:paragraph-properties>
      <style:text-properties fo:color="#1060b6" style:font-name="Ubuntu Mono" officeooo:rsid="002ee8b2" officeooo:paragraph-rsid="003a5d60"/>
    </style:style>
    <style:style style:name="P83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/>
    </style:style>
    <style:style style:name="P840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196d2d"/>
    </style:style>
    <style:style style:name="P841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2266de"/>
    </style:style>
    <style:style style:name="P842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35695b"/>
    </style:style>
    <style:style style:name="P84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3b673d"/>
    </style:style>
    <style:style style:name="P84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38cdf7"/>
    </style:style>
    <style:style style:name="P84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4a8161"/>
    </style:style>
    <style:style style:name="P84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c5307b"/>
    </style:style>
    <style:style style:name="P84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d9e599"/>
    </style:style>
    <style:style style:name="P84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fo:font-size="10pt" fo:font-weight="normal" style:font-size-asian="10pt" style:font-weight-asian="normal" style:font-size-complex="10pt" style:font-weight-complex="normal"/>
    </style:style>
    <style:style style:name="P84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a6b150" style:font-size-asian="10pt" style:font-weight-asian="normal" style:font-size-complex="10pt" style:font-weight-complex="normal"/>
    </style:style>
    <style:style style:name="P850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a821e1" style:font-size-asian="10pt" style:font-weight-asian="normal" style:font-size-complex="10pt" style:font-weight-complex="normal"/>
    </style:style>
    <style:style style:name="P851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bbfff5" style:font-size-asian="10pt" style:font-weight-asian="normal" style:font-size-complex="10pt" style:font-weight-complex="normal"/>
    </style:style>
    <style:style style:name="P852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fo:font-size="10pt" fo:font-weight="normal" officeooo:paragraph-rsid="00d5a5cb" style:font-size-asian="10pt" style:font-weight-asian="normal" style:font-size-complex="10pt" style:font-weight-complex="normal"/>
    </style:style>
    <style:style style:name="P853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953d93"/>
    </style:style>
    <style:style style:name="P854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officeooo:paragraph-rsid="0096d1f0"/>
    </style:style>
    <style:style style:name="P855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 Mono" fo:font-weight="normal" style:font-weight-asian="normal" style:font-weight-complex="normal"/>
    </style:style>
    <style:style style:name="P856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406080" style:font-name="Ubuntu" fo:font-size="10pt" fo:font-weight="normal" officeooo:rsid="00ad186b" officeooo:paragraph-rsid="00ad5b75" style:font-size-asian="10pt" style:font-weight-asian="normal" style:font-size-complex="10pt" style:font-weight-complex="normal"/>
    </style:style>
    <style:style style:name="P857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20" style:font-name="Ubuntu Mono"/>
    </style:style>
    <style:style style:name="P858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20" style:font-name="Ubuntu Mono" officeooo:paragraph-rsid="00ed535c"/>
    </style:style>
    <style:style style:name="P859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20" style:font-name="Ubuntu Mono" officeooo:paragraph-rsid="00eeb860"/>
    </style:style>
    <style:style style:name="P860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20" style:font-name="Ubuntu Mono" officeooo:paragraph-rsid="00f03c7a"/>
    </style:style>
    <style:style style:name="P861" style:family="paragraph" style:parent-style-name="Preformatted_20_Text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4pt" fo:font-weight="bold" officeooo:rsid="003f19b0" officeooo:paragraph-rsid="004a8161" style:font-size-asian="14pt" style:font-weight-asian="bold" style:font-size-complex="14pt" style:font-weight-complex="bold"/>
    </style:style>
    <style:style style:name="P862" style:family="paragraph" style:parent-style-name="Standard">
      <style:paragraph-properties fo:margin-top="0cm" fo:margin-bottom="0.499cm" style:contextual-spacing="false" fo:background-color="transparent">
        <style:background-image/>
      </style:paragraph-properties>
      <style:text-properties officeooo:paragraph-rsid="00400ad7"/>
    </style:style>
    <style:style style:name="P863" style:family="paragraph" style:parent-style-name="Standard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2pt" fo:font-weight="bold" officeooo:rsid="00400ad7" officeooo:paragraph-rsid="0047b4d0" style:font-size-asian="12pt" style:font-weight-asian="bold" style:font-size-complex="12pt" style:font-weight-complex="bold"/>
    </style:style>
    <style:style style:name="P864" style:family="paragraph" style:parent-style-name="Standard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1pt" fo:font-weight="normal" officeooo:rsid="00400ad7" officeooo:paragraph-rsid="00400ad7" style:font-size-asian="11pt" style:font-weight-asian="normal" style:font-size-complex="11pt" style:font-weight-complex="normal"/>
    </style:style>
    <style:style style:name="P865" style:family="paragraph" style:parent-style-name="Heading_20_2">
      <style:paragraph-properties fo:margin-top="0cm" fo:margin-bottom="0.499cm" style:contextual-spacing="false" fo:background-color="transparent">
        <style:background-image/>
      </style:paragraph-properties>
      <style:text-properties fo:color="#000000" style:font-name="Ubuntu" fo:font-size="12pt" fo:font-weight="bold" officeooo:rsid="00400ad7" officeooo:paragraph-rsid="00400ad7" style:font-size-asian="12pt" style:font-weight-asian="bold" style:font-size-complex="12pt" style:font-weight-complex="bold"/>
    </style:style>
    <style:style style:name="P866" style:family="paragraph" style:parent-style-name="Preformatted_20_Text">
      <style:paragraph-properties fo:margin-top="0cm" fo:margin-bottom="0.499cm" style:contextual-spacing="false" fo:background-color="#f6f8ff">
        <style:background-image/>
      </style:paragraph-properties>
      <style:text-properties fo:color="#406080" style:font-name="Ubuntu Mono"/>
    </style:style>
    <style:style style:name="P867" style:family="paragraph" style:parent-style-name="Preformatted_20_Text">
      <style:paragraph-properties fo:margin-top="0cm" fo:margin-bottom="0.499cm" style:contextual-spacing="false" fo:break-before="page" fo:background-color="transparent">
        <style:background-image/>
      </style:paragraph-properties>
      <style:text-properties fo:color="#000000" style:font-name="Ubuntu Light1" fo:font-size="26pt" fo:font-weight="normal" officeooo:rsid="003f19b0" officeooo:paragraph-rsid="0047b4d0" style:font-size-asian="26pt" style:font-weight-asian="normal" style:font-size-complex="26pt" style:font-weight-complex="normal"/>
    </style:style>
    <style:style style:name="P868" style:family="paragraph" style:parent-style-name="Text_20_body">
      <style:text-properties style:font-name="Ubuntu" fo:font-size="11pt" officeooo:paragraph-rsid="00400ad7" style:font-size-asian="11pt" style:font-size-complex="11pt"/>
    </style:style>
    <style:style style:name="P869" style:family="paragraph" style:parent-style-name="Text_20_body">
      <style:text-properties style:font-name="Ubuntu" fo:font-size="10pt" officeooo:paragraph-rsid="00400ad7" style:font-size-asian="8.75pt" style:font-size-complex="10pt"/>
    </style:style>
    <style:style style:name="P870" style:family="paragraph" style:parent-style-name="Preformatted_20_Text">
      <style:paragraph-properties fo:background-color="#f6f8ff">
        <style:background-image/>
      </style:paragraph-properties>
      <style:text-properties fo:color="#406080" style:font-name="Ubuntu Mono" officeooo:paragraph-rsid="003a5d60"/>
    </style:style>
    <style:style style:name="P871" style:family="paragraph" style:parent-style-name="Preformatted_20_Text">
      <style:paragraph-properties fo:background-color="#f6f8ff">
        <style:background-image/>
      </style:paragraph-properties>
      <style:text-properties fo:color="#000020" style:font-name="Ubuntu Mono"/>
    </style:style>
    <style:style style:name="P872" style:family="paragraph" style:parent-style-name="Standard" style:list-style-name="L1">
      <style:text-properties style:font-name="Ubuntu" fo:font-size="14pt" officeooo:rsid="006a0ab8" officeooo:paragraph-rsid="00f24f6f" style:font-size-asian="14pt" style:font-size-complex="14pt"/>
    </style:style>
    <style:style style:name="P873" style:family="paragraph" style:parent-style-name="Standard" style:list-style-name="L1">
      <style:text-properties style:font-name="Ubuntu" fo:font-size="14pt" officeooo:rsid="007a15b6" officeooo:paragraph-rsid="00f24f6f" style:font-size-asian="14pt" style:font-size-complex="14pt"/>
    </style:style>
    <style:style style:name="P874" style:family="paragraph" style:parent-style-name="Standard" style:list-style-name="L1">
      <style:text-properties style:font-name="Ubuntu" fo:font-size="14pt" officeooo:rsid="003f19b0" officeooo:paragraph-rsid="00f24f6f" style:font-size-asian="14pt" style:font-size-complex="14pt"/>
    </style:style>
    <style:style style:name="P875" style:family="paragraph" style:parent-style-name="Standard">
      <style:paragraph-properties fo:break-before="page"/>
      <style:text-properties style:font-name="Ubuntu" officeooo:paragraph-rsid="009d4e93"/>
    </style:style>
    <style:style style:name="P876" style:family="paragraph">
      <style:paragraph-properties fo:text-align="center"/>
    </style:style>
    <style:style style:name="T1" style:family="text">
      <style:text-properties style:font-name="Ubuntu" fo:font-size="10pt" fo:font-weight="bold" style:font-size-asian="10pt" style:font-weight-asian="bold" style:font-size-complex="10pt" style:font-weight-complex="bold"/>
    </style:style>
    <style:style style:name="T2" style:family="text">
      <style:text-properties style:font-name="Ubuntu" fo:font-size="10pt" fo:font-weight="bold" officeooo:rsid="001ae64a" style:font-size-asian="10pt" style:font-weight-asian="bold" style:font-size-complex="10pt" style:font-weight-complex="bold"/>
    </style:style>
    <style:style style:name="T3" style:family="text">
      <style:text-properties style:font-name="Ubuntu" fo:font-size="10pt" fo:font-weight="bold" officeooo:rsid="001c4333" style:font-size-asian="10pt" style:font-weight-asian="bold" style:font-size-complex="10pt" style:font-weight-complex="bold"/>
    </style:style>
    <style:style style:name="T4" style:family="text">
      <style:text-properties style:font-name="Ubuntu" fo:font-size="10pt" fo:font-weight="bold" officeooo:rsid="0022257d" style:font-size-asian="10pt" style:font-weight-asian="bold" style:font-size-complex="10pt" style:font-weight-complex="bold"/>
    </style:style>
    <style:style style:name="T5" style:family="text">
      <style:text-properties style:font-name="Ubuntu" fo:font-size="10pt" fo:font-weight="bold" officeooo:rsid="00371f70" style:font-size-asian="10pt" style:font-weight-asian="bold" style:font-size-complex="10pt" style:font-weight-complex="bold"/>
    </style:style>
    <style:style style:name="T6" style:family="text">
      <style:text-properties style:font-name="Ubuntu" fo:font-size="10pt" fo:font-weight="bold" officeooo:rsid="0038cdf7" style:font-size-asian="10pt" style:font-weight-asian="bold" style:font-size-complex="10pt" style:font-weight-complex="bold"/>
    </style:style>
    <style:style style:name="T7" style:family="text">
      <style:text-properties style:font-name="Ubuntu" fo:font-size="10pt" fo:font-weight="bold" officeooo:rsid="003a5d60" style:font-size-asian="10pt" style:font-weight-asian="bold" style:font-size-complex="10pt" style:font-weight-complex="bold"/>
    </style:style>
    <style:style style:name="T8" style:family="text">
      <style:text-properties style:font-name="Ubuntu" fo:font-size="10pt" fo:font-weight="bold" officeooo:rsid="0041c325" style:font-size-asian="10pt" style:font-weight-asian="bold" style:font-size-complex="10pt" style:font-weight-complex="bold"/>
    </style:style>
    <style:style style:name="T9" style:family="text">
      <style:text-properties style:font-name="Ubuntu" fo:font-size="10pt" fo:font-weight="bold" officeooo:rsid="007d4e86" style:font-size-asian="10pt" style:font-weight-asian="bold" style:font-size-complex="10pt" style:font-weight-complex="bold"/>
    </style:style>
    <style:style style:name="T10" style:family="text">
      <style:text-properties style:font-name="Ubuntu" fo:font-size="10pt" fo:font-weight="bold" officeooo:rsid="0082920a" style:font-size-asian="10pt" style:font-weight-asian="bold" style:font-size-complex="10pt" style:font-weight-complex="bold"/>
    </style:style>
    <style:style style:name="T11" style:family="text">
      <style:text-properties style:font-name="Ubuntu" fo:font-size="10pt" fo:font-weight="bold" officeooo:rsid="00830a03" style:font-size-asian="10pt" style:font-weight-asian="bold" style:font-size-complex="10pt" style:font-weight-complex="bold"/>
    </style:style>
    <style:style style:name="T12" style:family="text">
      <style:text-properties style:font-name="Ubuntu" fo:font-size="10pt" fo:font-weight="bold" officeooo:rsid="008b47fb" style:font-size-asian="10pt" style:font-weight-asian="bold" style:font-size-complex="10pt" style:font-weight-complex="bold"/>
    </style:style>
    <style:style style:name="T13" style:family="text">
      <style:text-properties style:font-name="Ubuntu" fo:font-size="10pt" fo:font-weight="bold" officeooo:rsid="008d3dbb" style:font-size-asian="10pt" style:font-weight-asian="bold" style:font-size-complex="10pt" style:font-weight-complex="bold"/>
    </style:style>
    <style:style style:name="T14" style:family="text">
      <style:text-properties style:font-name="Ubuntu" fo:font-size="10pt" fo:font-weight="bold" officeooo:rsid="00953d93" style:font-size-asian="10pt" style:font-weight-asian="bold" style:font-size-complex="10pt" style:font-weight-complex="bold"/>
    </style:style>
    <style:style style:name="T15" style:family="text">
      <style:text-properties style:font-name="Ubuntu" fo:font-size="10pt" fo:font-weight="bold" officeooo:rsid="0096d1f0" style:font-size-asian="10pt" style:font-weight-asian="bold" style:font-size-complex="10pt" style:font-weight-complex="bold"/>
    </style:style>
    <style:style style:name="T16" style:family="text">
      <style:text-properties style:font-name="Ubuntu" fo:font-size="10pt" fo:font-weight="bold" officeooo:rsid="00991b34" style:font-size-asian="10pt" style:font-weight-asian="bold" style:font-size-complex="10pt" style:font-weight-complex="bold"/>
    </style:style>
    <style:style style:name="T17" style:family="text">
      <style:text-properties style:font-name="Ubuntu" fo:font-size="10pt" fo:font-weight="bold" officeooo:rsid="009d4e93" style:font-size-asian="10pt" style:font-weight-asian="bold" style:font-size-complex="10pt" style:font-weight-complex="bold"/>
    </style:style>
    <style:style style:name="T18" style:family="text">
      <style:text-properties style:font-name="Ubuntu" fo:font-size="10pt" fo:font-weight="bold" officeooo:rsid="00a3387a" style:font-size-asian="10pt" style:font-weight-asian="bold" style:font-size-complex="10pt" style:font-weight-complex="bold"/>
    </style:style>
    <style:style style:name="T19" style:family="text">
      <style:text-properties style:font-name="Ubuntu" fo:font-size="10pt" fo:font-weight="bold" officeooo:rsid="00a3432c" style:font-size-asian="10pt" style:font-weight-asian="bold" style:font-size-complex="10pt" style:font-weight-complex="bold"/>
    </style:style>
    <style:style style:name="T20" style:family="text">
      <style:text-properties style:font-name="Ubuntu" fo:font-size="10pt" fo:font-weight="bold" officeooo:rsid="00a527c9" style:font-size-asian="10pt" style:font-weight-asian="bold" style:font-size-complex="10pt" style:font-weight-complex="bold"/>
    </style:style>
    <style:style style:name="T21" style:family="text">
      <style:text-properties style:font-name="Ubuntu" fo:font-size="10pt" fo:font-weight="bold" officeooo:rsid="00a6b150" style:font-size-asian="10pt" style:font-weight-asian="bold" style:font-size-complex="10pt" style:font-weight-complex="bold"/>
    </style:style>
    <style:style style:name="T22" style:family="text">
      <style:text-properties style:font-name="Ubuntu" fo:font-size="10pt" fo:font-weight="bold" officeooo:rsid="00a821e1" style:font-size-asian="10pt" style:font-weight-asian="bold" style:font-size-complex="10pt" style:font-weight-complex="bold"/>
    </style:style>
    <style:style style:name="T23" style:family="text">
      <style:text-properties style:font-name="Ubuntu" fo:font-size="10pt" fo:font-weight="bold" officeooo:rsid="00ad186b" style:font-size-asian="10pt" style:font-weight-asian="bold" style:font-size-complex="10pt" style:font-weight-complex="bold"/>
    </style:style>
    <style:style style:name="T24" style:family="text">
      <style:text-properties style:font-name="Ubuntu" fo:font-size="10pt" fo:font-weight="bold" officeooo:rsid="00adcf67" style:font-size-asian="10pt" style:font-weight-asian="bold" style:font-size-complex="10pt" style:font-weight-complex="bold"/>
    </style:style>
    <style:style style:name="T25" style:family="text">
      <style:text-properties style:font-name="Ubuntu" fo:font-size="10pt" fo:font-weight="bold" officeooo:rsid="00afc4e2" style:font-size-asian="10pt" style:font-weight-asian="bold" style:font-size-complex="10pt" style:font-weight-complex="bold"/>
    </style:style>
    <style:style style:name="T26" style:family="text">
      <style:text-properties style:font-name="Ubuntu" fo:font-size="10pt" fo:font-weight="bold" officeooo:rsid="00aff3ef" style:font-size-asian="10pt" style:font-weight-asian="bold" style:font-size-complex="10pt" style:font-weight-complex="bold"/>
    </style:style>
    <style:style style:name="T27" style:family="text">
      <style:text-properties style:font-name="Ubuntu" fo:font-size="10pt" fo:font-weight="bold" officeooo:rsid="00b1bed1" style:font-size-asian="10pt" style:font-weight-asian="bold" style:font-size-complex="10pt" style:font-weight-complex="bold"/>
    </style:style>
    <style:style style:name="T28" style:family="text">
      <style:text-properties style:font-name="Ubuntu" fo:font-size="10pt" fo:font-weight="bold" officeooo:rsid="00b42452" style:font-size-asian="10pt" style:font-weight-asian="bold" style:font-size-complex="10pt" style:font-weight-complex="bold"/>
    </style:style>
    <style:style style:name="T29" style:family="text">
      <style:text-properties style:font-name="Ubuntu" fo:font-size="10pt" fo:font-weight="bold" officeooo:rsid="00b85dd9" style:font-size-asian="10pt" style:font-weight-asian="bold" style:font-size-complex="10pt" style:font-weight-complex="bold"/>
    </style:style>
    <style:style style:name="T30" style:family="text">
      <style:text-properties style:font-name="Ubuntu" fo:font-size="10pt" fo:font-weight="bold" officeooo:rsid="00ba7e7f" style:font-size-asian="10pt" style:font-weight-asian="bold" style:font-size-complex="10pt" style:font-weight-complex="bold"/>
    </style:style>
    <style:style style:name="T31" style:family="text">
      <style:text-properties style:font-name="Ubuntu" fo:font-size="10pt" fo:font-weight="bold" officeooo:rsid="00bf0328" style:font-size-asian="10pt" style:font-weight-asian="bold" style:font-size-complex="10pt" style:font-weight-complex="bold"/>
    </style:style>
    <style:style style:name="T32" style:family="text">
      <style:text-properties style:font-name="Ubuntu" fo:font-size="10pt" fo:font-weight="bold" officeooo:rsid="00c1ff84" style:font-size-asian="10pt" style:font-weight-asian="bold" style:font-size-complex="10pt" style:font-weight-complex="bold"/>
    </style:style>
    <style:style style:name="T33" style:family="text">
      <style:text-properties style:font-name="Ubuntu" fo:font-size="10pt" fo:font-weight="bold" officeooo:rsid="00c5307b" style:font-size-asian="10pt" style:font-weight-asian="bold" style:font-size-complex="10pt" style:font-weight-complex="bold"/>
    </style:style>
    <style:style style:name="T34" style:family="text">
      <style:text-properties style:font-name="Ubuntu" fo:font-size="10pt" fo:font-weight="bold" officeooo:rsid="00c64421" style:font-size-asian="10pt" style:font-weight-asian="bold" style:font-size-complex="10pt" style:font-weight-complex="bold"/>
    </style:style>
    <style:style style:name="T35" style:family="text">
      <style:text-properties style:font-name="Ubuntu" fo:font-size="10pt" fo:font-weight="bold" officeooo:rsid="00c7652e" style:font-size-asian="10pt" style:font-weight-asian="bold" style:font-size-complex="10pt" style:font-weight-complex="bold"/>
    </style:style>
    <style:style style:name="T36" style:family="text">
      <style:text-properties style:font-name="Ubuntu" fo:font-size="10pt" fo:font-weight="bold" officeooo:rsid="00c7a884" style:font-size-asian="10pt" style:font-weight-asian="bold" style:font-size-complex="10pt" style:font-weight-complex="bold"/>
    </style:style>
    <style:style style:name="T37" style:family="text">
      <style:text-properties style:font-name="Ubuntu" fo:font-size="10pt" fo:font-weight="bold" officeooo:rsid="00cba1a7" style:font-size-asian="10pt" style:font-weight-asian="bold" style:font-size-complex="10pt" style:font-weight-complex="bold"/>
    </style:style>
    <style:style style:name="T38" style:family="text">
      <style:text-properties style:font-name="Ubuntu" fo:font-size="10pt" fo:font-weight="bold" officeooo:rsid="00cf4d4a" style:font-size-asian="10pt" style:font-weight-asian="bold" style:font-size-complex="10pt" style:font-weight-complex="bold"/>
    </style:style>
    <style:style style:name="T39" style:family="text">
      <style:text-properties style:font-name="Ubuntu" fo:font-size="10pt" fo:font-weight="bold" officeooo:rsid="00d2c860" style:font-size-asian="10pt" style:font-weight-asian="bold" style:font-size-complex="10pt" style:font-weight-complex="bold"/>
    </style:style>
    <style:style style:name="T40" style:family="text">
      <style:text-properties style:font-name="Ubuntu" fo:font-size="10pt" fo:font-weight="bold" officeooo:rsid="00d5a5cb" style:font-size-asian="10pt" style:font-weight-asian="bold" style:font-size-complex="10pt" style:font-weight-complex="bold"/>
    </style:style>
    <style:style style:name="T41" style:family="text">
      <style:text-properties style:font-name="Ubuntu" fo:font-size="10pt" fo:font-weight="bold" officeooo:rsid="00d756f7" style:font-size-asian="10pt" style:font-weight-asian="bold" style:font-size-complex="10pt" style:font-weight-complex="bold"/>
    </style:style>
    <style:style style:name="T42" style:family="text">
      <style:text-properties style:font-name="Ubuntu" fo:font-size="10pt" fo:font-weight="bold" officeooo:rsid="00db6505" style:font-size-asian="10pt" style:font-weight-asian="bold" style:font-size-complex="10pt" style:font-weight-complex="bold"/>
    </style:style>
    <style:style style:name="T43" style:family="text">
      <style:text-properties style:font-name="Ubuntu" fo:font-size="10pt" fo:font-weight="bold" officeooo:rsid="00e0e540" style:font-size-asian="10pt" style:font-weight-asian="bold" style:font-size-complex="10pt" style:font-weight-complex="bold"/>
    </style:style>
    <style:style style:name="T44" style:family="text">
      <style:text-properties style:font-name="Ubuntu" fo:font-size="10pt" fo:font-weight="bold" officeooo:rsid="00e7ce01" style:font-size-asian="10pt" style:font-weight-asian="bold" style:font-size-complex="10pt" style:font-weight-complex="bold"/>
    </style:style>
    <style:style style:name="T45" style:family="text">
      <style:text-properties style:font-name="Ubuntu" fo:font-size="10pt" fo:font-weight="bold" officeooo:rsid="00ed535c" style:font-size-asian="10pt" style:font-weight-asian="bold" style:font-size-complex="10pt" style:font-weight-complex="bold"/>
    </style:style>
    <style:style style:name="T46" style:family="text">
      <style:text-properties style:font-name="Ubuntu" fo:font-size="10pt" fo:font-weight="bold" officeooo:rsid="00f03c7a" style:font-size-asian="10pt" style:font-weight-asian="bold" style:font-size-complex="10pt" style:font-weight-complex="bold"/>
    </style:style>
    <style:style style:name="T47" style:family="text">
      <style:text-properties style:font-name="Ubuntu" fo:font-size="10pt" style:font-size-asian="10pt" style:font-size-complex="10pt"/>
    </style:style>
    <style:style style:name="T48" style:family="text">
      <style:text-properties style:font-name="Ubuntu" fo:font-size="10pt" officeooo:rsid="007e18ed" style:font-size-asian="10pt" style:font-size-complex="10pt"/>
    </style:style>
    <style:style style:name="T49" style:family="text">
      <style:text-properties style:font-name="Ubuntu" fo:font-size="10pt" officeooo:rsid="00800756" style:font-size-asian="10pt" style:font-size-complex="10pt"/>
    </style:style>
    <style:style style:name="T50" style:family="text">
      <style:text-properties style:font-name="Ubuntu" fo:font-size="10pt" officeooo:rsid="0084dc0d" style:font-size-asian="10pt" style:font-size-complex="10pt"/>
    </style:style>
    <style:style style:name="T51" style:family="text">
      <style:text-properties style:font-name="Ubuntu" fo:font-size="10pt" officeooo:rsid="008d3dbb" style:font-size-asian="10pt" style:font-size-complex="10pt"/>
    </style:style>
    <style:style style:name="T52" style:family="text">
      <style:text-properties style:font-name="Ubuntu" fo:font-size="10pt" officeooo:rsid="009367a6" style:font-size-asian="10pt" style:font-size-complex="10pt"/>
    </style:style>
    <style:style style:name="T53" style:family="text">
      <style:text-properties style:font-name="Ubuntu" fo:font-size="10pt" officeooo:rsid="00953d93" style:font-size-asian="10pt" style:font-size-complex="10pt"/>
    </style:style>
    <style:style style:name="T54" style:family="text">
      <style:text-properties style:font-name="Ubuntu" fo:font-size="10pt" officeooo:rsid="0096d1f0" style:font-size-asian="10pt" style:font-size-complex="10pt"/>
    </style:style>
    <style:style style:name="T55" style:family="text">
      <style:text-properties style:font-name="Ubuntu" fo:font-size="10pt" officeooo:rsid="00991b34" style:font-size-asian="10pt" style:font-size-complex="10pt"/>
    </style:style>
    <style:style style:name="T56" style:family="text">
      <style:text-properties style:font-name="Ubuntu" fo:font-size="10pt" officeooo:rsid="009d4e93" style:font-size-asian="10pt" style:font-size-complex="10pt"/>
    </style:style>
    <style:style style:name="T57" style:family="text">
      <style:text-properties style:font-name="Ubuntu" fo:font-size="10pt" officeooo:rsid="00a3387a" style:font-size-asian="10pt" style:font-size-complex="10pt"/>
    </style:style>
    <style:style style:name="T58" style:family="text">
      <style:text-properties style:font-name="Ubuntu" fo:font-size="10pt" officeooo:rsid="00a3432c" style:font-size-asian="10pt" style:font-size-complex="10pt"/>
    </style:style>
    <style:style style:name="T59" style:family="text">
      <style:text-properties style:font-name="Ubuntu" fo:font-size="10pt" officeooo:rsid="00a527c9" style:font-size-asian="10pt" style:font-size-complex="10pt"/>
    </style:style>
    <style:style style:name="T60" style:family="text">
      <style:text-properties style:font-name="Ubuntu" fo:font-size="10pt" officeooo:rsid="00b85dd9" style:font-size-asian="10pt" style:font-size-complex="10pt"/>
    </style:style>
    <style:style style:name="T61" style:family="text">
      <style:text-properties style:font-name="Ubuntu" fo:font-size="10pt" officeooo:rsid="00ba7e7f" style:font-size-asian="10pt" style:font-size-complex="10pt"/>
    </style:style>
    <style:style style:name="T62" style:family="text">
      <style:text-properties style:font-name="Ubuntu" fo:font-size="10pt" officeooo:rsid="00c1ff84" style:font-size-asian="10pt" style:font-size-complex="10pt"/>
    </style:style>
    <style:style style:name="T63" style:family="text">
      <style:text-properties style:font-name="Ubuntu" fo:font-size="10pt" officeooo:rsid="00c5307b" style:font-size-asian="10pt" style:font-size-complex="10pt"/>
    </style:style>
    <style:style style:name="T64" style:family="text">
      <style:text-properties style:font-name="Ubuntu" fo:font-size="10pt" officeooo:rsid="00c64421" style:font-size-asian="10pt" style:font-size-complex="10pt"/>
    </style:style>
    <style:style style:name="T65" style:family="text">
      <style:text-properties style:font-name="Ubuntu" fo:font-size="10pt" officeooo:rsid="00dc4a72" style:font-size-asian="10pt" style:font-size-complex="10pt"/>
    </style:style>
    <style:style style:name="T66" style:family="text">
      <style:text-properties style:font-name="Ubuntu" fo:font-size="11pt" fo:font-weight="normal" officeooo:rsid="004a8161" style:font-size-asian="11pt" style:font-weight-asian="normal" style:font-size-complex="11pt" style:font-weight-complex="normal"/>
    </style:style>
    <style:style style:name="T67" style:family="text">
      <style:text-properties style:font-name="Ubuntu" fo:font-size="11pt" fo:font-weight="normal" officeooo:rsid="00460dca" style:font-size-asian="11pt" style:font-weight-asian="normal" style:font-size-complex="11pt" style:font-weight-complex="normal"/>
    </style:style>
    <style:style style:name="T68" style:family="text">
      <style:text-properties style:font-name="Ubuntu" fo:font-size="11pt" fo:font-weight="normal" officeooo:rsid="00fc4547" style:font-size-asian="11pt" style:font-weight-asian="normal" style:font-size-complex="11pt" style:font-weight-complex="normal"/>
    </style:style>
    <style:style style:name="T69" style:family="text">
      <style:text-properties style:font-name="Ubuntu" fo:font-size="11pt" officeooo:rsid="00460dca" style:font-size-asian="11pt" style:font-size-complex="11pt"/>
    </style:style>
    <style:style style:name="T70" style:family="text">
      <style:text-properties style:font-name="Ubuntu" fo:font-size="11pt" officeooo:rsid="00fc4547" style:font-size-asian="11pt" style:font-size-complex="11pt"/>
    </style:style>
    <style:style style:name="T71" style:family="text">
      <style:text-properties style:font-name="Ubuntu" fo:font-size="11pt" officeooo:rsid="00484417" style:font-size-asian="11pt" style:font-size-complex="11pt"/>
    </style:style>
    <style:style style:name="T72" style:family="text">
      <style:text-properties style:font-name="Ubuntu" fo:font-size="11pt" fo:language="en" fo:country="none" fo:font-weight="normal" officeooo:rsid="00fc4547" style:font-size-asian="11pt" style:font-weight-asian="normal" style:font-size-complex="11pt" style:font-weight-complex="normal"/>
    </style:style>
    <style:style style:name="T73" style:family="text">
      <style:text-properties style:font-name="Ubuntu" officeooo:rsid="007e18ed"/>
    </style:style>
    <style:style style:name="T74" style:family="text">
      <style:text-properties style:font-name="Ubuntu" officeooo:rsid="00a527c9"/>
    </style:style>
    <style:style style:name="T75" style:family="text">
      <style:text-properties style:font-name="Ubuntu" officeooo:rsid="008d3dbb"/>
    </style:style>
    <style:style style:name="T76" style:family="text">
      <style:text-properties style:font-name="Ubuntu" officeooo:rsid="00a6b150"/>
    </style:style>
    <style:style style:name="T77" style:family="text">
      <style:text-properties style:font-name="Ubuntu" officeooo:rsid="00a821e1"/>
    </style:style>
    <style:style style:name="T78" style:family="text">
      <style:text-properties style:font-name="Ubuntu" officeooo:rsid="00ad186b"/>
    </style:style>
    <style:style style:name="T79" style:family="text">
      <style:text-properties style:font-name="Ubuntu" officeooo:rsid="00b65e9c"/>
    </style:style>
    <style:style style:name="T80" style:family="text">
      <style:text-properties style:font-name="Ubuntu" officeooo:rsid="00bacf48"/>
    </style:style>
    <style:style style:name="T81" style:family="text">
      <style:text-properties style:font-name="Ubuntu" officeooo:rsid="00d5a5cb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officeooo:rsid="00ad186b" style:font-weight-asian="bold" style:font-weight-complex="bold"/>
    </style:style>
    <style:style style:name="T84" style:family="text">
      <style:text-properties fo:font-weight="bold" officeooo:rsid="00ed535c" style:font-weight-asian="bold" style:font-weight-complex="bold"/>
    </style:style>
    <style:style style:name="T85" style:family="text">
      <style:text-properties fo:color="#4c4c4c" style:font-name="Ubuntu" fo:font-size="10pt" fo:font-weight="bold" style:font-size-asian="10pt" style:font-weight-asian="bold" style:font-size-complex="10pt" style:font-weight-complex="bold"/>
    </style:style>
    <style:style style:name="T86" style:family="text">
      <style:text-properties fo:color="#4c4c4c" style:font-name="Ubuntu" fo:font-size="10pt" fo:font-weight="bold" officeooo:rsid="001ae64a" style:font-size-asian="10pt" style:font-weight-asian="bold" style:font-size-complex="10pt" style:font-weight-complex="bold"/>
    </style:style>
    <style:style style:name="T87" style:family="text">
      <style:text-properties fo:color="#4c4c4c" style:font-name="Ubuntu" fo:font-size="10pt" fo:font-weight="bold" officeooo:rsid="003b673d" style:font-size-asian="10pt" style:font-weight-asian="bold" style:font-size-complex="10pt" style:font-weight-complex="bold"/>
    </style:style>
    <style:style style:name="T88" style:family="text">
      <style:text-properties fo:color="#4c4c4c" style:font-name="Ubuntu" fo:font-size="10pt" fo:font-weight="bold" officeooo:rsid="007d4e86" style:font-size-asian="10pt" style:font-weight-asian="bold" style:font-size-complex="10pt" style:font-weight-complex="bold"/>
    </style:style>
    <style:style style:name="T89" style:family="text">
      <style:text-properties fo:color="#4c4c4c" style:font-name="Ubuntu" fo:font-size="10pt" fo:font-weight="bold" officeooo:rsid="00800756" style:font-size-asian="10pt" style:font-weight-asian="bold" style:font-size-complex="10pt" style:font-weight-complex="bold"/>
    </style:style>
    <style:style style:name="T90" style:family="text">
      <style:text-properties fo:color="#4c4c4c" style:font-name="Ubuntu" fo:font-size="10pt" fo:font-weight="bold" officeooo:rsid="00896cf6" style:font-size-asian="10pt" style:font-weight-asian="bold" style:font-size-complex="10pt" style:font-weight-complex="bold"/>
    </style:style>
    <style:style style:name="T91" style:family="text">
      <style:text-properties fo:color="#4c4c4c" style:font-name="Ubuntu" fo:font-size="10pt" fo:font-weight="bold" officeooo:rsid="009367a6" style:font-size-asian="10pt" style:font-weight-asian="bold" style:font-size-complex="10pt" style:font-weight-complex="bold"/>
    </style:style>
    <style:style style:name="T92" style:family="text">
      <style:text-properties fo:color="#4c4c4c" style:font-name="Ubuntu" fo:font-size="10pt" fo:font-weight="bold" officeooo:rsid="0096d1f0" style:font-size-asian="10pt" style:font-weight-asian="bold" style:font-size-complex="10pt" style:font-weight-complex="bold"/>
    </style:style>
    <style:style style:name="T93" style:family="text">
      <style:text-properties fo:color="#4c4c4c" style:font-name="Ubuntu" fo:font-size="10pt" fo:font-weight="bold" officeooo:rsid="00953d93" style:font-size-asian="10pt" style:font-weight-asian="bold" style:font-size-complex="10pt" style:font-weight-complex="bold"/>
    </style:style>
    <style:style style:name="T94" style:family="text">
      <style:text-properties fo:color="#4c4c4c" style:font-name="Ubuntu" fo:font-size="10pt" fo:font-weight="bold" officeooo:rsid="00b42452" style:font-size-asian="10pt" style:font-weight-asian="bold" style:font-size-complex="10pt" style:font-weight-complex="bold"/>
    </style:style>
    <style:style style:name="T95" style:family="text">
      <style:text-properties fo:color="#4c4c4c" style:font-name="Ubuntu" fo:font-size="10pt" fo:font-weight="bold" officeooo:rsid="00d9e599" style:font-size-asian="10pt" style:font-weight-asian="bold" style:font-size-complex="10pt" style:font-weight-complex="bold"/>
    </style:style>
    <style:style style:name="T96" style:family="text">
      <style:text-properties fo:color="#4c4c4c" style:font-name="Ubuntu" fo:font-size="10pt" fo:font-weight="bold" officeooo:rsid="00e0e540" style:font-size-asian="10pt" style:font-weight-asian="bold" style:font-size-complex="10pt" style:font-weight-complex="bold"/>
    </style:style>
    <style:style style:name="T97" style:family="text">
      <style:text-properties fo:color="#4c4c4c" style:font-name="Ubuntu" fo:font-size="10pt" fo:font-weight="bold" officeooo:rsid="00e2eea5" style:font-size-asian="10pt" style:font-weight-asian="bold" style:font-size-complex="10pt" style:font-weight-complex="bold"/>
    </style:style>
    <style:style style:name="T98" style:family="text">
      <style:text-properties fo:color="#4c4c4c" style:font-name="Ubuntu" fo:font-size="10pt" fo:font-weight="bold" officeooo:rsid="00e7ce01" style:font-size-asian="10pt" style:font-weight-asian="bold" style:font-size-complex="10pt" style:font-weight-complex="bold"/>
    </style:style>
    <style:style style:name="T99" style:family="text">
      <style:text-properties fo:color="#4c4c4c" style:font-name="Ubuntu" fo:font-size="10pt" fo:font-weight="bold" officeooo:rsid="00f03c7a" style:font-size-asian="10pt" style:font-weight-asian="bold" style:font-size-complex="10pt" style:font-weight-complex="bold"/>
    </style:style>
    <style:style style:name="T100" style:family="text">
      <style:text-properties fo:color="#4c4c4c" style:font-name="Ubuntu" fo:font-size="10pt" fo:font-weight="normal" style:font-size-asian="10pt" style:font-weight-asian="normal" style:font-size-complex="10pt" style:font-weight-complex="normal"/>
    </style:style>
    <style:style style:name="T101" style:family="text">
      <style:text-properties fo:color="#4c4c4c" style:font-name="Ubuntu" fo:font-size="10pt" fo:font-weight="normal" officeooo:rsid="00207e5b" style:font-size-asian="10pt" style:font-weight-asian="normal" style:font-size-complex="10pt" style:font-weight-complex="normal"/>
    </style:style>
    <style:style style:name="T102" style:family="text">
      <style:text-properties fo:color="#4c4c4c" style:font-name="Ubuntu" fo:font-size="10pt" fo:font-weight="normal" officeooo:rsid="0022257d" style:font-size-asian="10pt" style:font-weight-asian="normal" style:font-size-complex="10pt" style:font-weight-complex="normal"/>
    </style:style>
    <style:style style:name="T103" style:family="text">
      <style:text-properties fo:color="#4c4c4c" style:font-name="Ubuntu" fo:font-size="10pt" fo:font-weight="normal" officeooo:rsid="002266de" style:font-size-asian="10pt" style:font-weight-asian="normal" style:font-size-complex="10pt" style:font-weight-complex="normal"/>
    </style:style>
    <style:style style:name="T104" style:family="text">
      <style:text-properties fo:color="#4c4c4c" style:font-name="Ubuntu" fo:font-size="10pt" fo:font-weight="normal" officeooo:rsid="0038cdf7" style:font-size-asian="10pt" style:font-weight-asian="normal" style:font-size-complex="10pt" style:font-weight-complex="normal"/>
    </style:style>
    <style:style style:name="T105" style:family="text">
      <style:text-properties fo:color="#4c4c4c" style:font-name="Ubuntu" fo:font-size="10pt" fo:font-weight="normal" officeooo:rsid="003b673d" style:font-size-asian="10pt" style:font-weight-asian="normal" style:font-size-complex="10pt" style:font-weight-complex="normal"/>
    </style:style>
    <style:style style:name="T106" style:family="text">
      <style:text-properties fo:color="#4c4c4c" style:font-name="Ubuntu" fo:font-size="10pt" fo:font-weight="normal" officeooo:rsid="004a8161" style:font-size-asian="10pt" style:font-weight-asian="normal" style:font-size-complex="10pt" style:font-weight-complex="normal"/>
    </style:style>
    <style:style style:name="T107" style:family="text">
      <style:text-properties fo:color="#4c4c4c" style:font-name="Ubuntu" fo:font-size="10pt" fo:font-weight="normal" officeooo:rsid="00896cf6" style:font-size-asian="10pt" style:font-weight-asian="normal" style:font-size-complex="10pt" style:font-weight-complex="normal"/>
    </style:style>
    <style:style style:name="T108" style:family="text">
      <style:text-properties fo:color="#4c4c4c" style:font-name="Ubuntu" fo:font-size="10pt" fo:font-weight="normal" officeooo:rsid="00953d93" style:font-size-asian="10pt" style:font-weight-asian="normal" style:font-size-complex="10pt" style:font-weight-complex="normal"/>
    </style:style>
    <style:style style:name="T109" style:family="text">
      <style:text-properties fo:color="#4c4c4c" style:font-name="Ubuntu" fo:font-size="10pt" fo:font-weight="normal" officeooo:rsid="00dc4a72" style:font-size-asian="10pt" style:font-weight-asian="normal" style:font-size-complex="10pt" style:font-weight-complex="normal"/>
    </style:style>
    <style:style style:name="T110" style:family="text">
      <style:text-properties fo:color="#4c4c4c" style:font-name="Ubuntu" fo:font-size="10pt" fo:font-weight="normal" officeooo:rsid="00e42c40" style:font-size-asian="10pt" style:font-weight-asian="normal" style:font-size-complex="10pt" style:font-weight-complex="normal"/>
    </style:style>
    <style:style style:name="T111" style:family="text">
      <style:text-properties fo:color="#4c4c4c" style:font-name="Ubuntu" fo:font-size="10pt" fo:font-weight="normal" officeooo:rsid="00e7ce01" style:font-size-asian="10pt" style:font-weight-asian="normal" style:font-size-complex="10pt" style:font-weight-complex="normal"/>
    </style:style>
    <style:style style:name="T112" style:family="text">
      <style:text-properties fo:color="#4c4c4c" style:font-name="Ubuntu" fo:font-size="10pt" officeooo:rsid="007e18ed" style:font-size-asian="10pt" style:font-size-complex="10pt"/>
    </style:style>
    <style:style style:name="T113" style:family="text">
      <style:text-properties fo:color="#4c4c4c" style:font-name="Ubuntu" fo:font-size="10pt" officeooo:rsid="0082920a" style:font-size-asian="10pt" style:font-size-complex="10pt"/>
    </style:style>
    <style:style style:name="T114" style:family="text">
      <style:text-properties fo:color="#4c4c4c" style:font-name="Ubuntu" fo:font-size="10pt" officeooo:rsid="00a3387a" style:font-size-asian="10pt" style:font-size-complex="10pt"/>
    </style:style>
    <style:style style:name="T115" style:family="text">
      <style:text-properties fo:color="#4c4c4c" style:font-name="Ubuntu" fo:font-weight="normal" officeooo:rsid="003b673d" style:font-weight-asian="normal" style:font-weight-complex="normal"/>
    </style:style>
    <style:style style:name="T116" style:family="text">
      <style:text-properties fo:color="#4c4c4c" style:font-name="Ubuntu" fo:font-weight="normal" officeooo:rsid="00207e5b" style:font-weight-asian="normal" style:font-weight-complex="normal"/>
    </style:style>
    <style:style style:name="T117" style:family="text">
      <style:text-properties fo:color="#4c4c4c" style:font-name="Ubuntu" fo:font-weight="normal" officeooo:rsid="00ce603a" style:font-weight-asian="normal" style:font-weight-complex="normal"/>
    </style:style>
    <style:style style:name="T118" style:family="text">
      <style:text-properties fo:color="#4c4c4c" style:font-name="Ubuntu" fo:font-weight="normal" officeooo:rsid="004a8161" style:font-weight-asian="normal" style:font-weight-complex="normal"/>
    </style:style>
    <style:style style:name="T119" style:family="text">
      <style:text-properties fo:color="#4c4c4c" style:font-name="Ubuntu" fo:font-weight="normal" officeooo:rsid="002266de" style:font-weight-asian="normal" style:font-weight-complex="normal"/>
    </style:style>
    <style:style style:name="T120" style:family="text">
      <style:text-properties style:font-size-asian="8.75pt"/>
    </style:style>
    <style:style style:name="T121" style:family="text">
      <style:text-properties officeooo:rsid="00579aac" style:font-size-asian="8.75pt"/>
    </style:style>
    <style:style style:name="T122" style:family="text">
      <style:text-properties officeooo:rsid="005a4174" style:font-size-asian="8.75pt"/>
    </style:style>
    <style:style style:name="T123" style:family="text">
      <style:text-properties officeooo:rsid="00e0e540" style:font-size-asian="8.75pt"/>
    </style:style>
    <style:style style:name="T124" style:family="text">
      <style:text-properties officeooo:rsid="00e0eed8" style:font-size-asian="8.75pt"/>
    </style:style>
    <style:style style:name="T125" style:family="text">
      <style:text-properties officeooo:rsid="00e6e9bd" style:font-size-asian="8.75pt"/>
    </style:style>
    <style:style style:name="T126" style:family="text">
      <style:text-properties fo:color="#1060b6"/>
    </style:style>
    <style:style style:name="T127" style:family="text">
      <style:text-properties fo:color="#1060b6" officeooo:rsid="007e18ed"/>
    </style:style>
    <style:style style:name="T128" style:family="text">
      <style:text-properties fo:color="#1060b6" officeooo:rsid="008f3933"/>
    </style:style>
    <style:style style:name="T129" style:family="text">
      <style:text-properties fo:color="#1060b6" officeooo:rsid="0096d1f0"/>
    </style:style>
    <style:style style:name="T130" style:family="text">
      <style:text-properties fo:color="#1060b6" officeooo:rsid="00aa4610"/>
    </style:style>
    <style:style style:name="T131" style:family="text">
      <style:text-properties fo:color="#1060b6" officeooo:rsid="00ab285e"/>
    </style:style>
    <style:style style:name="T132" style:family="text">
      <style:text-properties fo:color="#1060b6" officeooo:rsid="00ab7c35"/>
    </style:style>
    <style:style style:name="T133" style:family="text">
      <style:text-properties fo:color="#1060b6" officeooo:rsid="00ad0206"/>
    </style:style>
    <style:style style:name="T134" style:family="text">
      <style:text-properties fo:color="#1060b6" officeooo:rsid="00b9a75b"/>
    </style:style>
    <style:style style:name="T135" style:family="text">
      <style:text-properties fo:color="#1060b6" officeooo:rsid="00bf0328"/>
    </style:style>
    <style:style style:name="T136" style:family="text">
      <style:text-properties fo:color="#1060b6" officeooo:rsid="00bf492f"/>
    </style:style>
    <style:style style:name="T137" style:family="text">
      <style:text-properties fo:color="#1060b6" officeooo:rsid="00c13162"/>
    </style:style>
    <style:style style:name="T138" style:family="text">
      <style:text-properties fo:color="#1060b6" officeooo:rsid="00de1a70"/>
    </style:style>
    <style:style style:name="T139" style:family="text">
      <style:text-properties fo:color="#406080"/>
    </style:style>
    <style:style style:name="T140" style:family="text">
      <style:text-properties fo:color="#008c00"/>
    </style:style>
    <style:style style:name="T141" style:family="text">
      <style:text-properties fo:color="#008c00" officeooo:rsid="002266de"/>
    </style:style>
    <style:style style:name="T142" style:family="text">
      <style:text-properties fo:color="#008c00" officeooo:rsid="0038cdf7"/>
    </style:style>
    <style:style style:name="T143" style:family="text">
      <style:text-properties fo:color="#008c00" officeooo:rsid="00bd6620"/>
    </style:style>
    <style:style style:name="T144" style:family="text">
      <style:text-properties fo:color="#308080"/>
    </style:style>
    <style:style style:name="T145" style:family="text">
      <style:text-properties fo:font-weight="normal" style:font-size-asian="8.75pt" style:font-weight-asian="normal" style:font-weight-complex="normal"/>
    </style:style>
    <style:style style:name="T146" style:family="text">
      <style:text-properties fo:font-weight="normal" officeooo:rsid="00ad186b" style:font-size-asian="8.75pt" style:font-weight-asian="normal" style:font-weight-complex="normal"/>
    </style:style>
    <style:style style:name="T147" style:family="text">
      <style:text-properties fo:font-weight="normal" officeooo:rsid="00ad5b75" style:font-size-asian="8.75pt" style:font-weight-asian="normal" style:font-weight-complex="normal"/>
    </style:style>
    <style:style style:name="T148" style:family="text">
      <style:text-properties fo:font-weight="normal" officeooo:rsid="00c5835a" style:font-size-asian="8.75pt" style:font-weight-asian="normal" style:font-weight-complex="normal"/>
    </style:style>
    <style:style style:name="T149" style:family="text">
      <style:text-properties fo:font-weight="normal" officeooo:rsid="00c657b8" style:font-size-asian="8.75pt" style:font-weight-asian="normal" style:font-weight-complex="normal"/>
    </style:style>
    <style:style style:name="T150" style:family="text">
      <style:text-properties fo:font-weight="normal" officeooo:rsid="00c7652e" style:font-size-asian="8.75pt" style:font-weight-asian="normal" style:font-weight-complex="normal"/>
    </style:style>
    <style:style style:name="T151" style:family="text">
      <style:text-properties fo:font-weight="normal" officeooo:rsid="00c7a884" style:font-size-asian="8.75pt" style:font-weight-asian="normal" style:font-weight-complex="normal"/>
    </style:style>
    <style:style style:name="T152" style:family="text">
      <style:text-properties fo:font-weight="normal" officeooo:rsid="00cba1a7" style:font-size-asian="8.75pt" style:font-weight-asian="normal" style:font-weight-complex="normal"/>
    </style:style>
    <style:style style:name="T153" style:family="text">
      <style:text-properties fo:font-weight="normal" officeooo:rsid="00ce603a" style:font-size-asian="8.75pt" style:font-weight-asian="normal" style:font-weight-complex="normal"/>
    </style:style>
    <style:style style:name="T154" style:family="text">
      <style:text-properties fo:font-weight="normal" officeooo:rsid="00d756f7" style:font-size-asian="8.75pt" style:font-weight-asian="normal" style:font-weight-complex="normal"/>
    </style:style>
    <style:style style:name="T155" style:family="text">
      <style:text-properties fo:font-weight="normal" officeooo:rsid="00d9e599" style:font-size-asian="8.75pt" style:font-weight-asian="normal" style:font-weight-complex="normal"/>
    </style:style>
    <style:style style:name="T156" style:family="text">
      <style:text-properties fo:font-weight="normal" officeooo:rsid="00e0e540" style:font-size-asian="8.75pt" style:font-weight-asian="normal" style:font-weight-complex="normal"/>
    </style:style>
    <style:style style:name="T157" style:family="text">
      <style:text-properties fo:font-weight="normal" officeooo:rsid="00e6e9bd" style:font-size-asian="8.75pt" style:font-weight-asian="normal" style:font-weight-complex="normal"/>
    </style:style>
    <style:style style:name="T158" style:family="text">
      <style:text-properties fo:font-weight="normal" officeooo:rsid="00ebcfdd" style:font-size-asian="8.75pt" style:font-weight-asian="normal" style:font-weight-complex="normal"/>
    </style:style>
    <style:style style:name="T159" style:family="text">
      <style:text-properties fo:font-weight="normal" officeooo:rsid="00eeb860" style:font-size-asian="8.75pt" style:font-weight-asian="normal" style:font-weight-complex="normal"/>
    </style:style>
    <style:style style:name="T160" style:family="text">
      <style:text-properties fo:font-weight="normal" style:font-weight-asian="normal" style:font-weight-complex="normal"/>
    </style:style>
    <style:style style:name="T161" style:family="text">
      <style:text-properties fo:font-weight="normal" officeooo:rsid="005002cd" style:font-weight-asian="normal" style:font-weight-complex="normal"/>
    </style:style>
    <style:style style:name="T162" style:family="text">
      <style:text-properties fo:font-weight="normal" officeooo:rsid="00579aac" style:font-weight-asian="normal" style:font-weight-complex="normal"/>
    </style:style>
    <style:style style:name="T163" style:family="text">
      <style:text-properties fo:font-weight="normal" officeooo:rsid="005bceb2" style:font-weight-asian="normal" style:font-weight-complex="normal"/>
    </style:style>
    <style:style style:name="T164" style:family="text">
      <style:text-properties fo:font-weight="normal" officeooo:rsid="006a0ab8" style:font-weight-asian="normal" style:font-weight-complex="normal"/>
    </style:style>
    <style:style style:name="T165" style:family="text">
      <style:text-properties fo:font-weight="normal" officeooo:rsid="00f24f6f" style:font-weight-asian="normal" style:font-weight-complex="normal"/>
    </style:style>
    <style:style style:name="T166" style:family="text">
      <style:text-properties fo:font-weight="normal" officeooo:rsid="00faf0e9" style:font-weight-asian="normal" style:font-weight-complex="normal"/>
    </style:style>
    <style:style style:name="T167" style:family="text">
      <style:text-properties fo:color="#0f69ff"/>
    </style:style>
    <style:style style:name="T168" style:family="text">
      <style:text-properties officeooo:rsid="00196d2d"/>
    </style:style>
    <style:style style:name="T169" style:family="text">
      <style:text-properties officeooo:rsid="0019883c"/>
    </style:style>
    <style:style style:name="T170" style:family="text">
      <style:text-properties officeooo:rsid="001ae64a"/>
    </style:style>
    <style:style style:name="T171" style:family="text">
      <style:text-properties officeooo:rsid="001c4333"/>
    </style:style>
    <style:style style:name="T172" style:family="text">
      <style:text-properties officeooo:rsid="001e88f1"/>
    </style:style>
    <style:style style:name="T173" style:family="text">
      <style:text-properties officeooo:rsid="00207e5b"/>
    </style:style>
    <style:style style:name="T174" style:family="text">
      <style:text-properties officeooo:rsid="002266de"/>
    </style:style>
    <style:style style:name="T175" style:family="text">
      <style:text-properties officeooo:rsid="0024face"/>
    </style:style>
    <style:style style:name="T176" style:family="text">
      <style:text-properties officeooo:rsid="0029166a"/>
    </style:style>
    <style:style style:name="T177" style:family="text">
      <style:text-properties officeooo:rsid="002d5065"/>
    </style:style>
    <style:style style:name="T178" style:family="text">
      <style:text-properties officeooo:rsid="0033d3d3"/>
    </style:style>
    <style:style style:name="T179" style:family="text">
      <style:text-properties officeooo:rsid="00371f70"/>
    </style:style>
    <style:style style:name="T180" style:family="text">
      <style:text-properties officeooo:rsid="0038cdf7"/>
    </style:style>
    <style:style style:name="T181" style:family="text">
      <style:text-properties officeooo:rsid="003a5d60"/>
    </style:style>
    <style:style style:name="T182" style:family="text">
      <style:text-properties officeooo:rsid="003b43ec"/>
    </style:style>
    <style:style style:name="T183" style:family="text">
      <style:text-properties officeooo:rsid="003b673d"/>
    </style:style>
    <style:style style:name="T184" style:family="text">
      <style:text-properties officeooo:rsid="00400ad7"/>
    </style:style>
    <style:style style:name="T185" style:family="text">
      <style:text-properties fo:color="#000000" style:font-name="Ubuntu" fo:font-size="11pt" fo:font-weight="normal" officeooo:rsid="00400ad7" style:font-size-asian="11pt" style:font-weight-asian="normal" style:font-size-complex="11pt" style:font-weight-complex="normal"/>
    </style:style>
    <style:style style:name="T186" style:family="text">
      <style:text-properties fo:color="#000000" style:font-name="Ubuntu" fo:font-weight="normal" officeooo:rsid="00400ad7" style:font-weight-asian="normal" style:font-weight-complex="normal"/>
    </style:style>
    <style:style style:name="T187" style:family="text">
      <style:text-properties officeooo:rsid="004427bc"/>
    </style:style>
    <style:style style:name="T188" style:family="text">
      <style:text-properties officeooo:rsid="00460dca"/>
    </style:style>
    <style:style style:name="T189" style:family="text">
      <style:text-properties officeooo:rsid="00484417"/>
    </style:style>
    <style:style style:name="T190" style:family="text">
      <style:text-properties officeooo:rsid="004ab958"/>
    </style:style>
    <style:style style:name="T191" style:family="text">
      <style:text-properties officeooo:rsid="004e6bae"/>
    </style:style>
    <style:style style:name="T192" style:family="text">
      <style:text-properties officeooo:rsid="005002cd"/>
    </style:style>
    <style:style style:name="T193" style:family="text">
      <style:text-properties officeooo:rsid="0050510e"/>
    </style:style>
    <style:style style:name="T194" style:family="text">
      <style:text-properties officeooo:rsid="0051cc16"/>
    </style:style>
    <style:style style:name="T195" style:family="text">
      <style:text-properties officeooo:rsid="0052c6e9"/>
    </style:style>
    <style:style style:name="T196" style:family="text">
      <style:text-properties officeooo:rsid="00579aac"/>
    </style:style>
    <style:style style:name="T197" style:family="text">
      <style:text-properties officeooo:rsid="0058b992"/>
    </style:style>
    <style:style style:name="T198" style:family="text">
      <style:text-properties officeooo:rsid="0058c017"/>
    </style:style>
    <style:style style:name="T199" style:family="text">
      <style:text-properties officeooo:rsid="005a4174"/>
    </style:style>
    <style:style style:name="T200" style:family="text">
      <style:text-properties officeooo:rsid="005bceb2"/>
    </style:style>
    <style:style style:name="T201" style:family="text">
      <style:text-properties officeooo:rsid="005f64ed"/>
    </style:style>
    <style:style style:name="T202" style:family="text">
      <style:text-properties officeooo:rsid="0060d288"/>
    </style:style>
    <style:style style:name="T203" style:family="text">
      <style:text-properties officeooo:rsid="007c6b58"/>
    </style:style>
    <style:style style:name="T204" style:family="text">
      <style:text-properties officeooo:rsid="007d4e86"/>
    </style:style>
    <style:style style:name="T205" style:family="text">
      <style:text-properties officeooo:rsid="007e18ed"/>
    </style:style>
    <style:style style:name="T206" style:family="text">
      <style:text-properties officeooo:rsid="00800756"/>
    </style:style>
    <style:style style:name="T207" style:family="text">
      <style:text-properties officeooo:rsid="00810c38"/>
    </style:style>
    <style:style style:name="T208" style:family="text">
      <style:text-properties officeooo:rsid="00830a03"/>
    </style:style>
    <style:style style:name="T209" style:family="text">
      <style:text-properties officeooo:rsid="0085cdb2"/>
    </style:style>
    <style:style style:name="T210" style:family="text">
      <style:text-properties fo:color="#666666" style:font-name="Ubuntu" fo:font-size="10pt" fo:font-weight="normal" officeooo:rsid="007e18ed" style:font-size-asian="10pt" style:font-weight-asian="normal" style:font-size-complex="10pt" style:font-weight-complex="normal"/>
    </style:style>
    <style:style style:name="T211" style:family="text">
      <style:text-properties fo:color="#666666" style:font-name="Ubuntu" fo:font-size="10pt" fo:font-weight="normal" officeooo:rsid="00a527c9" style:font-size-asian="10pt" style:font-weight-asian="normal" style:font-size-complex="10pt" style:font-weight-complex="normal"/>
    </style:style>
    <style:style style:name="T212" style:family="text">
      <style:text-properties fo:color="#666666" style:font-name="Ubuntu" fo:font-size="10pt" fo:font-weight="normal" officeooo:rsid="008d3dbb" style:font-size-asian="10pt" style:font-weight-asian="normal" style:font-size-complex="10pt" style:font-weight-complex="normal"/>
    </style:style>
    <style:style style:name="T213" style:family="text">
      <style:text-properties fo:color="#666666" style:font-name="Ubuntu" fo:font-size="10pt" fo:font-weight="normal" officeooo:rsid="00aff3ef" style:font-size-asian="10pt" style:font-weight-asian="normal" style:font-size-complex="10pt" style:font-weight-complex="normal"/>
    </style:style>
    <style:style style:name="T214" style:family="text">
      <style:text-properties fo:color="#666666" style:font-name="Ubuntu" fo:font-size="10pt" fo:font-weight="normal" officeooo:rsid="00b1bed1" style:font-size-asian="10pt" style:font-weight-asian="normal" style:font-size-complex="10pt" style:font-weight-complex="normal"/>
    </style:style>
    <style:style style:name="T215" style:family="text">
      <style:text-properties fo:color="#666666" style:font-name="Ubuntu" fo:font-size="10pt" fo:font-weight="normal" officeooo:rsid="00c7652e" style:font-size-asian="10pt" style:font-weight-asian="normal" style:font-size-complex="10pt" style:font-weight-complex="normal"/>
    </style:style>
    <style:style style:name="T216" style:family="text">
      <style:text-properties fo:color="#666666" style:font-name="Ubuntu" fo:font-size="10pt" fo:font-weight="normal" officeooo:rsid="00c5307b" style:font-size-asian="10pt" style:font-weight-asian="normal" style:font-size-complex="10pt" style:font-weight-complex="normal"/>
    </style:style>
    <style:style style:name="T217" style:family="text">
      <style:text-properties fo:color="#666666" style:font-name="Ubuntu" fo:font-size="10pt" fo:font-weight="normal" officeooo:rsid="00ba7e7f" style:font-size-asian="10pt" style:font-weight-asian="normal" style:font-size-complex="10pt" style:font-weight-complex="normal"/>
    </style:style>
    <style:style style:name="T218" style:family="text">
      <style:text-properties fo:color="#666666" style:font-name="Ubuntu" fo:font-size="10pt" fo:font-weight="normal" officeooo:rsid="00c64421" style:font-size-asian="10pt" style:font-weight-asian="normal" style:font-size-complex="10pt" style:font-weight-complex="normal"/>
    </style:style>
    <style:style style:name="T219" style:family="text">
      <style:text-properties fo:color="#666666" style:font-name="Ubuntu" fo:font-size="10pt" fo:font-weight="normal" officeooo:rsid="00c8bae3" style:font-size-asian="10pt" style:font-weight-asian="normal" style:font-size-complex="10pt" style:font-weight-complex="normal"/>
    </style:style>
    <style:style style:name="T220" style:family="text">
      <style:text-properties fo:color="#666666" style:font-name="Ubuntu" fo:font-size="10pt" fo:font-weight="normal" officeooo:rsid="00cd06ba" style:font-size-asian="10pt" style:font-weight-asian="normal" style:font-size-complex="10pt" style:font-weight-complex="normal"/>
    </style:style>
    <style:style style:name="T221" style:family="text">
      <style:text-properties fo:color="#666666" style:font-name="Ubuntu" fo:font-size="10pt" fo:font-weight="normal" officeooo:rsid="00d756f7" style:font-size-asian="10pt" style:font-weight-asian="normal" style:font-size-complex="10pt" style:font-weight-complex="normal"/>
    </style:style>
    <style:style style:name="T222" style:family="text">
      <style:text-properties fo:color="#666666" style:font-name="Ubuntu" fo:font-size="10pt" fo:font-weight="normal" officeooo:rsid="00e0e540" style:font-size-asian="10pt" style:font-weight-asian="normal" style:font-size-complex="10pt" style:font-weight-complex="normal"/>
    </style:style>
    <style:style style:name="T223" style:family="text">
      <style:text-properties fo:color="#666666" style:font-name="Ubuntu" fo:font-size="10pt" fo:font-weight="normal" officeooo:rsid="00e2eea5" style:font-size-asian="10pt" style:font-weight-asian="normal" style:font-size-complex="10pt" style:font-weight-complex="normal"/>
    </style:style>
    <style:style style:name="T224" style:family="text">
      <style:text-properties fo:color="#666666" style:font-name="Ubuntu" fo:font-size="10pt" fo:font-weight="normal" officeooo:rsid="00e7ce01" style:font-size-asian="10pt" style:font-weight-asian="normal" style:font-size-complex="10pt" style:font-weight-complex="normal"/>
    </style:style>
    <style:style style:name="T225" style:family="text">
      <style:text-properties fo:color="#666666" style:font-name="Ubuntu" fo:font-size="10pt" fo:font-weight="normal" officeooo:rsid="00ed535c" style:font-size-asian="10pt" style:font-weight-asian="normal" style:font-size-complex="10pt" style:font-weight-complex="normal"/>
    </style:style>
    <style:style style:name="T226" style:family="text">
      <style:text-properties fo:color="#666666" style:font-name="Ubuntu" fo:font-size="10pt" fo:font-weight="normal" officeooo:rsid="00f03c7a" style:font-size-asian="10pt" style:font-weight-asian="normal" style:font-size-complex="10pt" style:font-weight-complex="normal"/>
    </style:style>
    <style:style style:name="T227" style:family="text">
      <style:text-properties fo:color="#666666" style:font-name="Ubuntu" fo:font-weight="normal" officeooo:rsid="007e18ed" style:font-weight-asian="normal" style:font-weight-complex="normal"/>
    </style:style>
    <style:style style:name="T228" style:family="text">
      <style:text-properties fo:color="#666666" style:font-name="Ubuntu" fo:font-weight="normal" officeooo:rsid="00a527c9" style:font-weight-asian="normal" style:font-weight-complex="normal"/>
    </style:style>
    <style:style style:name="T229" style:family="text">
      <style:text-properties fo:color="#666666" style:font-name="Ubuntu" fo:font-weight="normal" officeooo:rsid="008d3dbb" style:font-weight-asian="normal" style:font-weight-complex="normal"/>
    </style:style>
    <style:style style:name="T230" style:family="text">
      <style:text-properties fo:color="#666666" style:font-name="Ubuntu" fo:font-weight="normal" officeooo:rsid="00b575e6" style:font-weight-asian="normal" style:font-weight-complex="normal"/>
    </style:style>
    <style:style style:name="T231" style:family="text">
      <style:text-properties fo:color="#666666" style:font-name="Ubuntu" fo:font-weight="normal" officeooo:rsid="00c7652e" style:font-weight-asian="normal" style:font-weight-complex="normal"/>
    </style:style>
    <style:style style:name="T232" style:family="text">
      <style:text-properties fo:color="#666666" style:font-name="Ubuntu" fo:font-weight="normal" officeooo:rsid="00c8bae3" style:font-weight-asian="normal" style:font-weight-complex="normal"/>
    </style:style>
    <style:style style:name="T233" style:family="text">
      <style:text-properties fo:color="#666666" style:font-name="Ubuntu" fo:font-weight="normal" officeooo:rsid="00cd06ba" style:font-weight-asian="normal" style:font-weight-complex="normal"/>
    </style:style>
    <style:style style:name="T234" style:family="text">
      <style:text-properties fo:color="#666666" style:font-name="Ubuntu" fo:font-weight="normal" officeooo:rsid="00ce603a" style:font-weight-asian="normal" style:font-weight-complex="normal"/>
    </style:style>
    <style:style style:name="T235" style:family="text">
      <style:text-properties fo:color="#666666" style:font-name="Ubuntu" fo:font-weight="normal" officeooo:rsid="00cf4d4a" style:font-weight-asian="normal" style:font-weight-complex="normal"/>
    </style:style>
    <style:style style:name="T236" style:family="text">
      <style:text-properties fo:color="#666666" style:font-name="Ubuntu" fo:font-weight="normal" officeooo:rsid="00d26a02" style:font-weight-asian="normal" style:font-weight-complex="normal"/>
    </style:style>
    <style:style style:name="T237" style:family="text">
      <style:text-properties fo:color="#666666" style:font-name="Ubuntu" fo:font-weight="normal" officeooo:rsid="00d3baed" style:font-weight-asian="normal" style:font-weight-complex="normal"/>
    </style:style>
    <style:style style:name="T238" style:family="text">
      <style:text-properties fo:color="#666666" style:font-name="Ubuntu" fo:font-weight="normal" officeooo:rsid="00d57454" style:font-weight-asian="normal" style:font-weight-complex="normal"/>
    </style:style>
    <style:style style:name="T239" style:family="text">
      <style:text-properties fo:color="#666666" style:font-name="Ubuntu" fo:font-weight="normal" officeooo:rsid="00db6505" style:font-weight-asian="normal" style:font-weight-complex="normal"/>
    </style:style>
    <style:style style:name="T240" style:family="text">
      <style:text-properties fo:color="#666666" style:font-name="Ubuntu" fo:font-weight="normal" officeooo:rsid="00df678e" style:font-weight-asian="normal" style:font-weight-complex="normal"/>
    </style:style>
    <style:style style:name="T241" style:family="text">
      <style:text-properties fo:color="#666666" style:font-name="Ubuntu" fo:font-weight="normal" officeooo:rsid="00e7ce01" style:font-weight-asian="normal" style:font-weight-complex="normal"/>
    </style:style>
    <style:style style:name="T242" style:family="text">
      <style:text-properties officeooo:rsid="008635ac"/>
    </style:style>
    <style:style style:name="T243" style:family="text">
      <style:text-properties officeooo:rsid="0087a0fe"/>
    </style:style>
    <style:style style:name="T244" style:family="text">
      <style:text-properties officeooo:rsid="008c4fc6"/>
    </style:style>
    <style:style style:name="T245" style:family="text">
      <style:text-properties officeooo:rsid="008d3dbb"/>
    </style:style>
    <style:style style:name="T246" style:family="text">
      <style:text-properties officeooo:rsid="00905b81"/>
    </style:style>
    <style:style style:name="T247" style:family="text">
      <style:text-properties officeooo:rsid="0091e832"/>
    </style:style>
    <style:style style:name="T248" style:family="text">
      <style:text-properties officeooo:rsid="00953d93"/>
    </style:style>
    <style:style style:name="T249" style:family="text">
      <style:text-properties officeooo:rsid="0096d1f0"/>
    </style:style>
    <style:style style:name="T250" style:family="text">
      <style:text-properties officeooo:rsid="00985425"/>
    </style:style>
    <style:style style:name="T251" style:family="text">
      <style:text-properties officeooo:rsid="00991b34"/>
    </style:style>
    <style:style style:name="T252" style:family="text">
      <style:text-properties officeooo:rsid="009d4e93"/>
    </style:style>
    <style:style style:name="T253" style:family="text">
      <style:text-properties officeooo:rsid="00a1001d"/>
    </style:style>
    <style:style style:name="T254" style:family="text">
      <style:text-properties officeooo:rsid="00a10b6c"/>
    </style:style>
    <style:style style:name="T255" style:family="text">
      <style:text-properties officeooo:rsid="00a278bf"/>
    </style:style>
    <style:style style:name="T256" style:family="text">
      <style:text-properties officeooo:rsid="00a3387a"/>
    </style:style>
    <style:style style:name="T257" style:family="text">
      <style:text-properties fo:font-size="14pt" fo:font-weight="bold" style:font-size-asian="14pt" style:font-weight-asian="bold" style:font-size-complex="14pt" style:font-weight-complex="bold"/>
    </style:style>
    <style:style style:name="T258" style:family="text">
      <style:text-properties fo:font-size="14pt" fo:font-weight="bold" officeooo:rsid="00800756" style:font-size-asian="14pt" style:font-weight-asian="bold" style:font-size-complex="14pt" style:font-weight-complex="bold"/>
    </style:style>
    <style:style style:name="T259" style:family="text">
      <style:text-properties fo:font-size="14pt" fo:font-weight="bold" officeooo:rsid="009d4e93" style:font-size-asian="14pt" style:font-weight-asian="bold" style:font-size-complex="14pt" style:font-weight-complex="bold"/>
    </style:style>
    <style:style style:name="T260" style:family="text">
      <style:text-properties officeooo:rsid="00a527c9"/>
    </style:style>
    <style:style style:name="T261" style:family="text">
      <style:text-properties officeooo:rsid="00a52b4f"/>
    </style:style>
    <style:style style:name="T262" style:family="text">
      <style:text-properties officeooo:rsid="00a821e1"/>
    </style:style>
    <style:style style:name="T263" style:family="text">
      <style:text-properties officeooo:rsid="00ad5b75"/>
    </style:style>
    <style:style style:name="T264" style:family="text">
      <style:text-properties officeooo:rsid="00b2901e"/>
    </style:style>
    <style:style style:name="T265" style:family="text">
      <style:text-properties officeooo:rsid="00b35bf4"/>
    </style:style>
    <style:style style:name="T266" style:family="text">
      <style:text-properties officeooo:rsid="00b42452"/>
    </style:style>
    <style:style style:name="T267" style:family="text">
      <style:text-properties officeooo:rsid="00b7351c"/>
    </style:style>
    <style:style style:name="T268" style:family="text">
      <style:text-properties officeooo:rsid="00b9daa5"/>
    </style:style>
    <style:style style:name="T269" style:family="text">
      <style:text-properties officeooo:rsid="00ba7e7f"/>
    </style:style>
    <style:style style:name="T270" style:family="text">
      <style:text-properties officeooo:rsid="00bbfff5"/>
    </style:style>
    <style:style style:name="T271" style:family="text">
      <style:text-properties officeooo:rsid="00bf0328"/>
    </style:style>
    <style:style style:name="T272" style:family="text">
      <style:text-properties officeooo:rsid="00c1ff84"/>
    </style:style>
    <style:style style:name="T273" style:family="text">
      <style:text-properties officeooo:rsid="00c23ef2"/>
    </style:style>
    <style:style style:name="T274" style:family="text">
      <style:text-properties officeooo:rsid="00c5307b"/>
    </style:style>
    <style:style style:name="T275" style:family="text">
      <style:text-properties officeooo:rsid="00c542b6"/>
    </style:style>
    <style:style style:name="T276" style:family="text">
      <style:text-properties officeooo:rsid="00c5835a"/>
    </style:style>
    <style:style style:name="T277" style:family="text">
      <style:text-properties officeooo:rsid="00c657b8"/>
    </style:style>
    <style:style style:name="T278" style:family="text">
      <style:text-properties officeooo:rsid="00c7652e"/>
    </style:style>
    <style:style style:name="T279" style:family="text">
      <style:text-properties officeooo:rsid="00c7a884"/>
    </style:style>
    <style:style style:name="T280" style:family="text">
      <style:text-properties officeooo:rsid="00c8bae3"/>
    </style:style>
    <style:style style:name="T281" style:family="text">
      <style:text-properties officeooo:rsid="00ca70a0"/>
    </style:style>
    <style:style style:name="T282" style:family="text">
      <style:text-properties officeooo:rsid="00ce603a"/>
    </style:style>
    <style:style style:name="T283" style:family="text">
      <style:text-properties officeooo:rsid="00d5a5cb"/>
    </style:style>
    <style:style style:name="T284" style:family="text">
      <style:text-properties officeooo:rsid="00d756f7"/>
    </style:style>
    <style:style style:name="T285" style:family="text">
      <style:text-properties officeooo:rsid="00d863ad"/>
    </style:style>
    <style:style style:name="T286" style:family="text">
      <style:text-properties officeooo:rsid="00d9e599"/>
    </style:style>
    <style:style style:name="T287" style:family="text">
      <style:text-properties officeooo:rsid="00e0e540"/>
    </style:style>
    <style:style style:name="T288" style:family="text">
      <style:text-properties officeooo:rsid="00e0eed8"/>
    </style:style>
    <style:style style:name="T289" style:family="text">
      <style:text-properties officeooo:rsid="00e6e9bd"/>
    </style:style>
    <style:style style:name="T290" style:family="text">
      <style:text-properties officeooo:rsid="00ebcfdd"/>
    </style:style>
    <style:style style:name="T291" style:family="text">
      <style:text-properties officeooo:rsid="00ed535c"/>
    </style:style>
    <style:style style:name="T292" style:family="text">
      <style:text-properties officeooo:rsid="00eeb860"/>
    </style:style>
    <style:style style:name="T293" style:family="text">
      <style:text-properties officeooo:rsid="00f03c7a"/>
    </style:style>
    <style:style style:name="T294" style:family="text">
      <style:text-properties officeooo:rsid="00f24f6f"/>
    </style:style>
    <style:style style:name="T295" style:family="text">
      <style:text-properties officeooo:rsid="00f45db5"/>
    </style:style>
    <style:style style:name="T296" style:family="text">
      <style:text-properties officeooo:rsid="00fc454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49cm" svg:stroke-color="#000000" draw:marker-start-width="0.28cm" draw:marker-end-width="0.28cm" draw:fill="solid" draw:fill-color="#99ccff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5"><text:span text:style-name="T160">S</text:span><text:span text:style-name="T166">LITE</text:span><text:span text:style-name="T160"> </text:span><text:span text:style-name="T164">v1.0 </text:span><text:span text:style-name="T165">REST API</text:span></text:p>
      <text:p text:style-name="P243"/>
      <text:list xml:id="list15737971191" text:style-name="L1">
        <text:list-item>
          <text:p text:style-name="P872">Getting Started</text:p>
        </text:list-item>
        <text:list-item>
          <text:p text:style-name="P873">Re<text:span text:style-name="T294">sources</text:span></text:p>
        </text:list-item>
        <text:list-item>
          <text:p text:style-name="P874">Error Codes &amp; Responses</text:p>
        </text:list-item>
      </text:list>
      <text:p text:style-name="P804">Getting Started</text:p>
      <text:p text:style-name="P274"/>
      <text:p text:style-name="P266"/>
      <text:p text:style-name="P266">When generating HTTP requests to the <text:span text:style-name="T296">Slite</text:span><text:span text:style-name="T187"> </text:span>API, pay special attention to the following headers: </text:p>
      <text:p text:style-name="P266"/>
      <table:table table:name="Таблиця25" table:style-name="Таблиця25">
        <table:table-column table:style-name="Таблиця25.A"/>
        <table:table-column table:style-name="Таблиця25.B"/>
        <table:table-row>
          <table:table-cell table:style-name="Таблиця25.A1" office:value-type="string">
            <text:p text:style-name="P270">Header</text:p>
          </table:table-cell>
          <table:table-cell table:style-name="Таблиця25.A1" office:value-type="string">
            <text:p text:style-name="P177">Description</text:p>
          </table:table-cell>
        </table:table-row>
        <table:table-row>
          <table:table-cell table:style-name="Таблиця25.A1" office:value-type="string">
            <text:p text:style-name="P267"><text:bookmark-start text:name="__DdeLink__7710_1282572632"/><text:bookmark-start text:name="__DdeLink__4984_1689160490"/><text:bookmark-start text:name="__DdeLink__4974_1689160490"/>Accept<text:bookmark-end text:name="__DdeLink__7710_1282572632"/><text:bookmark-end text:name="__DdeLink__4984_1689160490"/><text:bookmark-end text:name="__DdeLink__4974_1689160490"/></text:p>
          </table:table-cell>
          <table:table-cell table:style-name="Таблиця25.A1" office:value-type="string">
            <text:p text:style-name="P128"><text:span text:style-name="T188">Укажите </text:span><text:bookmark-start text:name="__DdeLink__4966_1689160490"/><text:span text:style-name="T188">application/xml или application/json для того, чтобы </text:span><text:bookmark-end text:name="__DdeLink__4966_1689160490"/><text:span text:style-name="T188">выбрать формат возвращаемого ответа. </text:span><text:span text:style-name="T203">Если заголовок не указан, или в нем отсутсвуют данные значения, то формат ответа будет</text:span><text:span text:style-name="T189"> JSON, но это можно изменить в файле кофигурации slite.cfg.</text:span><text:bookmark-start text:name="__DdeLink__7686_242850229"/><text:span text:style-name="T296">Также</text:span><text:span text:style-name="T189"> </text:span><text:span text:style-name="T296">можно воспользоваться API для работы с конфигом.</text:span><text:bookmark-end text:name="__DdeLink__7686_242850229"/></text:p>
          </table:table-cell>
        </table:table-row>
        <table:table-row>
          <table:table-cell table:style-name="Таблиця25.A1" office:value-type="string">
            <text:p text:style-name="P268">Accept-Encoding</text:p>
          </table:table-cell>
          <table:table-cell table:style-name="Таблиця25.A1" office:value-type="string">
            <text:p text:style-name="P129"><text:span text:style-name="T296">Slite</text:span> может возвращать compressed data в формате zlib, для этого надо указать значение deflate в данном заголовке.</text:p>
          </table:table-cell>
        </table:table-row>
        <table:table-row>
          <table:table-cell table:style-name="Таблиця25.A1" office:value-type="string">
            <text:p text:style-name="P267">Authentication</text:p>
          </table:table-cell>
          <table:table-cell table:style-name="Таблиця25.A1" office:value-type="string">
            <text:p text:style-name="P190"><text:span text:style-name="T66">User name + password for </text:span><text:a xlink:type="simple" xlink:href="http://en.wikipedia.org/wiki/Basic_access_authentication"><text:span text:style-name="T66">b</text:span></text:a><text:a xlink:type="simple" xlink:href="http://en.wikipedia.org/wiki/Basic_access_authentication"><text:span text:style-name="T67">asic access authentication</text:span></text:a><text:span text:style-name="T67"> </text:span><text:span text:style-name="T68">or </text:span><text:a xlink:type="simple" xlink:href="http://en.wikipedia.org/wiki/Digest_access_authentication"><text:span text:style-name="T68">d</text:span></text:a><text:a xlink:type="simple" xlink:href="http://en.wikipedia.org/wiki/Digest_access_authentication"><text:span text:style-name="T72">igest access authentication</text:span></text:a><text:span text:style-name="T69">. </text:span><text:span text:style-name="T70">Тип аутентификации можно выставить в </text:span><text:span text:style-name="T71">slite.cfg. </text:span><text:span text:style-name="T70">Также</text:span><text:span text:style-name="T71"> </text:span><text:span text:style-name="T70">можно воспользоваться API для работы с конфигом. По умолчанию <text:s/>аутентификация выключена.</text:span></text:p>
          </table:table-cell>
        </table:table-row>
        <table:table-row>
          <table:table-cell table:style-name="Таблиця25.A1" office:value-type="string">
            <text:p text:style-name="P267">Content-Length</text:p>
          </table:table-cell>
          <table:table-cell table:style-name="Таблиця25.A1" office:value-type="string">
            <text:p text:style-name="P127"><text:span text:style-name="T188">I</text:span>ndicates the size of the entity-body, <text:span text:style-name="T188">обязательно указывайте это значение при передаче данных.</text:span></text:p>
          </table:table-cell>
        </table:table-row>
      </table:table>
      <text:p text:style-name="P269"/>
      <text:p text:style-name="P269"/>
      <text:p text:style-name="P805">Resources</text:p>
      <text:p text:style-name="P271"/>
      <text:p text:style-name="P271"/>
      <text:p text:style-name="P198">BACKUPS</text:p>
      <text:p text:style-name="P198"/>
      <table:table table:name="Таблиця3" table:style-name="Таблиця3">
        <table:table-column table:style-name="Таблиця3.A"/>
        <table:table-column table:style-name="Таблиця3.B"/>
        <table:table-column table:style-name="Таблиця3.C"/>
        <table:table-row>
          <table:table-cell table:style-name="Таблиця3.A1" office:value-type="string">
            <text:p text:style-name="P6">Method</text:p>
          </table:table-cell>
          <table:table-cell table:style-name="Таблиця3.A1" office:value-type="string">
            <text:p text:style-name="P6">Resource </text:p>
          </table:table-cell>
          <table:table-cell table:style-name="Таблиця3.A1" office:value-type="string">
            <text:p text:style-name="P6">Description </text:p>
          </table:table-cell>
        </table:table-row>
        <table:table-row>
          <table:table-cell table:style-name="Таблиця3.A1" office:value-type="string">
            <text:p text:style-name="P34">DELETE</text:p>
          </table:table-cell>
          <table:table-cell table:style-name="Таблиця3.A1" office:value-type="string">
            <text:p text:style-name="P37">backups</text:p>
          </table:table-cell>
          <table:table-cell table:style-name="Таблиця3.A1" office:value-type="string">
            <text:p text:style-name="P33"><text:span text:style-name="T193">drops all</text:span> <text:span text:style-name="T194">backups</text:span></text:p>
          </table:table-cell>
        </table:table-row>
        <table:table-row>
          <table:table-cell table:style-name="Таблиця3.A1" office:value-type="string">
            <text:p text:style-name="P33">GET</text:p>
          </table:table-cell>
          <table:table-cell table:style-name="Таблиця3.A1" office:value-type="string">
            <text:p text:style-name="P37">backups</text:p>
          </table:table-cell>
          <table:table-cell table:style-name="Таблиця3.A1" office:value-type="string">
            <text:p text:style-name="P33">returns a list of <text:span text:style-name="T193">backups</text:span></text:p>
          </table:table-cell>
        </table:table-row>
        <table:table-row>
          <table:table-cell table:style-name="Таблиця3.A1" office:value-type="string">
            <text:p text:style-name="P37">POST</text:p>
          </table:table-cell>
          <table:table-cell table:style-name="Таблиця3.A1" office:value-type="string">
            <text:p text:style-name="P250"><text:span text:style-name="T176">b</text:span>ackup<text:span text:style-name="T193">s</text:span></text:p>
          </table:table-cell>
          <table:table-cell table:style-name="Таблиця3.A1" office:value-type="string">
            <text:p text:style-name="P33">makes backup of a database</text:p>
          </table:table-cell>
        </table:table-row>
        <table:table-row>
          <table:table-cell table:style-name="Таблиця3.A1" office:value-type="string">
            <text:p text:style-name="P34">DELETE</text:p>
          </table:table-cell>
          <table:table-cell table:style-name="Таблиця3.A1" office:value-type="string">
            <text:p text:style-name="P258"><text:span text:style-name="T194">b</text:span>ackup<text:span text:style-name="T193">s/</text:span><text:span text:style-name="T194">&lt;</text:span><text:span text:style-name="T208">backup</text:span><text:span text:style-name="T194">&gt;</text:span></text:p>
          </table:table-cell>
          <table:table-cell table:style-name="Таблиця3.A1" office:value-type="string">
            <text:p text:style-name="P33"><text:span text:style-name="T194">drop</text:span><text:span text:style-name="T195">s</text:span><text:span text:style-name="T194"> a backup</text:span></text:p>
          </table:table-cell>
        </table:table-row>
        <table:table-row>
          <table:table-cell table:style-name="Таблиця3.A1" office:value-type="string">
            <text:p text:style-name="P96">POST</text:p>
          </table:table-cell>
          <table:table-cell table:style-name="Таблиця3.A1" office:value-type="string">
            <text:p text:style-name="P260">backups/&lt;backup&gt;/restore</text:p>
          </table:table-cell>
          <table:table-cell table:style-name="Таблиця3.A1" office:value-type="string">
            <text:p text:style-name="P96">restores a backup</text:p>
          </table:table-cell>
        </table:table-row>
      </table:table>
      <text:p text:style-name="P197"/>
      <text:p text:style-name="P197"/>
      <text:p text:style-name="P211">CONFIG</text:p>
      <text:p text:style-name="P202"/>
      <table:table table:name="Таблиця17" table:style-name="Таблиця17">
        <table:table-column table:style-name="Таблиця17.A"/>
        <table:table-column table:style-name="Таблиця17.B"/>
        <table:table-column table:style-name="Таблиця17.C"/>
        <table:table-row>
          <table:table-cell table:style-name="Таблиця17.A1" office:value-type="string">
            <text:p text:style-name="P11">Method</text:p>
          </table:table-cell>
          <table:table-cell table:style-name="Таблиця17.A1" office:value-type="string">
            <text:p text:style-name="P11">Resource </text:p>
          </table:table-cell>
          <table:table-cell table:style-name="Таблиця17.A1" office:value-type="string">
            <text:p text:style-name="P11">Description </text:p>
          </table:table-cell>
        </table:table-row>
        <table:table-row>
          <table:table-cell table:style-name="Таблиця17.A1" office:value-type="string">
            <text:p text:style-name="P62">DELETE</text:p>
          </table:table-cell>
          <table:table-cell table:style-name="Таблиця17.A1" office:value-type="string">
            <text:p text:style-name="P62">config</text:p>
          </table:table-cell>
          <table:table-cell table:style-name="Таблиця17.A1" office:value-type="string">
            <text:p text:style-name="P62">reset config to default values</text:p>
          </table:table-cell>
        </table:table-row>
        <table:table-row>
          <table:table-cell table:style-name="Таблиця17.A1" office:value-type="string">
            <text:p text:style-name="P61">GET</text:p>
          </table:table-cell>
          <table:table-cell table:style-name="Таблиця17.A1" office:value-type="string">
            <text:p text:style-name="P62">config</text:p>
          </table:table-cell>
          <table:table-cell table:style-name="Таблиця17.A1" office:value-type="string">
            <text:p text:style-name="P61"><text:bookmark-start text:name="__DdeLink__3892_1434952532"/>returns a list of <text:span text:style-name="T202">all options and it values</text:span><text:bookmark-end text:name="__DdeLink__3892_1434952532"/></text:p>
          </table:table-cell>
        </table:table-row>
        <table:table-row>
          <table:table-cell table:style-name="Таблиця17.A1" office:value-type="string">
            <text:p text:style-name="P42">GET</text:p>
          </table:table-cell>
          <table:table-cell table:style-name="Таблиця17.A1" office:value-type="string">
            <text:p text:style-name="P61"><text:span text:style-name="T202">config</text:span>/<text:span text:style-name="T193">&lt;</text:span><text:span text:style-name="T202">key</text:span><text:span text:style-name="T193">&gt;</text:span></text:p>
          </table:table-cell>
          <table:table-cell table:style-name="Таблиця17.A1" office:value-type="string">
            <text:p text:style-name="P42">returns<text:bookmark-start text:name="__DdeLink__3477_1595685959"/> <text:span text:style-name="T202">option's value</text:span><text:bookmark-end text:name="__DdeLink__3477_1595685959"/></text:p>
          </table:table-cell>
        </table:table-row>
        <table:table-row>
          <table:table-cell table:style-name="Таблиця17.A1" office:value-type="string">
            <text:p text:style-name="P62">PUT</text:p>
          </table:table-cell>
          <table:table-cell table:style-name="Таблиця17.A1" office:value-type="string">
            <text:p text:style-name="P61"><text:span text:style-name="T202">config</text:span>/<text:span text:style-name="T193">&lt;</text:span><text:span text:style-name="T202">key</text:span><text:span text:style-name="T193">&gt;</text:span></text:p>
          </table:table-cell>
          <table:table-cell table:style-name="Таблиця17.A1" office:value-type="string">
            <text:p text:style-name="P42"><text:bookmark-start text:name="__DdeLink__3948_1434952532"/><text:span text:style-name="T202">sets</text:span> <text:span text:style-name="T202">option's value</text:span><text:bookmark-end text:name="__DdeLink__3948_1434952532"/></text:p>
          </table:table-cell>
        </table:table-row>
      </table:table>
      <text:p text:style-name="P210"/>
      <text:p text:style-name="P244"/>
      <text:p text:style-name="P196"><text:bookmark-start text:name="__DdeLink__178_1744790797"/>DATABASE<text:bookmark-end text:name="__DdeLink__178_1744790797"/><text:span text:style-name="T193">S</text:span></text:p>
      <text:p text:style-name="P265"/>
      <table:table table:name="Таблиця1" table:style-name="Таблиця1">
        <table:table-column table:style-name="Таблиця1.A"/>
        <table:table-column table:style-name="Таблиця1.B"/>
        <table:table-column table:style-name="Таблиця1.C"/>
        <table:table-row>
          <table:table-cell table:style-name="Таблиця1.A1" office:value-type="string">
            <text:p text:style-name="P4">Method</text:p>
          </table:table-cell>
          <table:table-cell table:style-name="Таблиця1.A1" office:value-type="string">
            <text:p text:style-name="P4">Resource </text:p>
          </table:table-cell>
          <table:table-cell table:style-name="Таблиця1.A1" office:value-type="string">
            <text:p text:style-name="P4">Description </text:p>
          </table:table-cell>
        </table:table-row>
        <table:table-row>
          <table:table-cell table:style-name="Таблиця1.A1" office:value-type="string">
            <text:p text:style-name="P31">GET</text:p>
          </table:table-cell>
          <table:table-cell table:style-name="Таблиця1.A1" office:value-type="string">
            <text:p text:style-name="P109">databases</text:p>
          </table:table-cell>
          <table:table-cell table:style-name="Таблиця1.A1" office:value-type="string">
            <text:p text:style-name="P31"><text:bookmark-start text:name="__DdeLink__4487_1434952532"/>returns a list of databases<text:bookmark-end text:name="__DdeLink__4487_1434952532"/></text:p>
          </table:table-cell>
        </table:table-row>
        <table:table-row>
          <table:table-cell table:style-name="Таблиця1.A1" office:value-type="string">
            <text:p text:style-name="P50">POST</text:p>
          </table:table-cell>
          <table:table-cell table:style-name="Таблиця1.A1" office:value-type="string">
            <text:p text:style-name="P109">databases</text:p>
          </table:table-cell>
          <table:table-cell table:style-name="Таблиця1.A1" office:value-type="string">
            <text:p text:style-name="P31">creates a new database</text:p>
          </table:table-cell>
        </table:table-row>
        <table:table-row>
          <table:table-cell table:style-name="Таблиця1.A1" office:value-type="string">
            <text:p text:style-name="P50">DELETE</text:p>
          </table:table-cell>
          <table:table-cell table:style-name="Таблиця1.A1" office:value-type="string">
            <text:p text:style-name="P107"><text:span text:style-name="T196">databases</text:span><text:span text:style-name="T192">/&lt;db&gt;</text:span></text:p>
          </table:table-cell>
          <table:table-cell table:style-name="Таблиця1.A1" office:value-type="string">
            <text:p text:style-name="P31">drops a database from a disk</text:p>
          </table:table-cell>
        </table:table-row>
        <table:table-row>
          <table:table-cell table:style-name="Таблиця1.A1" office:value-type="string">
            <text:p text:style-name="P251">POST</text:p>
          </table:table-cell>
          <table:table-cell table:style-name="Таблиця1.A1" office:value-type="string">
            <text:p text:style-name="P107"><text:span text:style-name="T196">databases</text:span><text:span text:style-name="T192">/&lt;db&gt;/</text:span><text:span text:style-name="T201">check</text:span></text:p>
          </table:table-cell>
          <table:table-cell table:style-name="Таблиця1.A1" office:value-type="string">
            <text:p text:style-name="P38">does an integrity check of the entire database</text:p>
          </table:table-cell>
        </table:table-row>
        <table:table-row>
          <table:table-cell table:style-name="Таблиця1.A1" office:value-type="string">
            <text:p text:style-name="P251">POST</text:p>
          </table:table-cell>
          <table:table-cell table:style-name="Таблиця1.A1" office:value-type="string">
            <text:p text:style-name="P107"><text:span text:style-name="T196">databases</text:span><text:span text:style-name="T192">/&lt;db&gt;/</text:span><text:span text:style-name="T195">close</text:span></text:p>
          </table:table-cell>
          <table:table-cell table:style-name="Таблиця1.A1" office:value-type="string">
            <text:p text:style-name="P38">returns current state of a database</text:p>
          </table:table-cell>
        </table:table-row>
        <table:table-row>
          <table:table-cell table:style-name="Таблиця1.A1" office:value-type="string">
            <text:p text:style-name="P251">POST</text:p>
          </table:table-cell>
          <table:table-cell table:style-name="Таблиця1.A1" office:value-type="string">
            <text:p text:style-name="P107"><text:span text:style-name="T196">databases</text:span><text:span text:style-name="T192">/&lt;db&gt;/</text:span><text:span text:style-name="T195">flush</text:span></text:p>
          </table:table-cell>
          <table:table-cell table:style-name="Таблиця1.A1" office:value-type="string">
            <text:p text:style-name="P38">opens/closes or flushes database</text:p>
          </table:table-cell>
        </table:table-row>
        <table:table-row>
          <table:table-cell table:style-name="Таблиця1.A1" office:value-type="string">
            <text:p text:style-name="P252">POST</text:p>
          </table:table-cell>
          <table:table-cell table:style-name="Таблиця1.A1" office:value-type="string">
            <text:p text:style-name="P107"><text:span text:style-name="T196">databases</text:span><text:span text:style-name="T192">/&lt;db&gt;/</text:span><text:span text:style-name="T196">interrupt</text:span></text:p>
          </table:table-cell>
          <table:table-cell table:style-name="Таблиця1.A1" office:value-type="string">
            <text:p text:style-name="P56">Interrupt all active queries for database</text:p>
          </table:table-cell>
        </table:table-row>
        <table:table-row>
          <table:table-cell table:style-name="Таблиця1.A1" office:value-type="string">
            <text:p text:style-name="P251">POST</text:p>
          </table:table-cell>
          <table:table-cell table:style-name="Таблиця1.A1" office:value-type="string">
            <text:p text:style-name="P107"><text:span text:style-name="T196">databases</text:span><text:span text:style-name="T192">/&lt;db&gt;/</text:span><text:span text:style-name="T195">open</text:span></text:p>
          </table:table-cell>
          <table:table-cell table:style-name="Таблиця1.A1" office:value-type="string">
            <text:p text:style-name="P38">opens/closes or flushes database</text:p>
          </table:table-cell>
        </table:table-row>
        <table:table-row>
          <table:table-cell table:style-name="Таблиця1.A1" office:value-type="string">
            <text:p text:style-name="P261">POST</text:p>
          </table:table-cell>
          <table:table-cell table:style-name="Таблиця1.A1" office:value-type="string">
            <text:p text:style-name="P262"><text:span text:style-name="T162">databases</text:span><text:span text:style-name="T161">/&lt;db&gt;/</text:span>query</text:p>
          </table:table-cell>
          <table:table-cell table:style-name="Таблиця1.A1" office:value-type="string">
            <text:p text:style-name="P31">executes query and returns result</text:p>
          </table:table-cell>
        </table:table-row>
        <table:table-row>
          <table:table-cell table:style-name="Таблиця1.A1" office:value-type="string">
            <text:p text:style-name="P264">GET</text:p>
          </table:table-cell>
          <table:table-cell table:style-name="Таблиця1.A1" office:value-type="string">
            <text:p text:style-name="P263"><text:span text:style-name="T162">databases</text:span><text:span text:style-name="T161">/&lt;db&gt;/</text:span><text:span text:style-name="T163">stats</text:span></text:p>
          </table:table-cell>
          <table:table-cell table:style-name="Таблиця1.A1" office:value-type="string">
            <text:p text:style-name="P60">returns statistics for a <text:span text:style-name="T200">database</text:span></text:p>
          </table:table-cell>
        </table:table-row>
      </table:table>
      <text:p text:style-name="P208"/>
      <text:p text:style-name="P213">LOGS</text:p>
      <text:p text:style-name="P200"/>
      <table:table table:name="Таблиця15" table:style-name="Таблиця15">
        <table:table-column table:style-name="Таблиця15.A"/>
        <table:table-column table:style-name="Таблиця15.B"/>
        <table:table-column table:style-name="Таблиця15.C"/>
        <table:table-row>
          <table:table-cell table:style-name="Таблиця15.A1" office:value-type="string">
            <text:p text:style-name="P9">Method</text:p>
          </table:table-cell>
          <table:table-cell table:style-name="Таблиця15.A1" office:value-type="string">
            <text:p text:style-name="P9">Resource </text:p>
          </table:table-cell>
          <table:table-cell table:style-name="Таблиця15.A1" office:value-type="string">
            <text:p text:style-name="P9">Description </text:p>
          </table:table-cell>
        </table:table-row>
        <table:table-row>
          <table:table-cell table:style-name="Таблиця15.A1" office:value-type="string">
            <text:p text:style-name="P57">DELETE</text:p>
          </table:table-cell>
          <table:table-cell table:style-name="Таблиця15.A1" office:value-type="string">
            <text:p text:style-name="P57">logs</text:p>
          </table:table-cell>
          <table:table-cell table:style-name="Таблиця15.A1" office:value-type="string">
            <text:p text:style-name="P57">deletes all logs</text:p>
          </table:table-cell>
        </table:table-row>
        <table:table-row>
          <table:table-cell table:style-name="Таблиця15.A1" office:value-type="string">
            <text:p text:style-name="P54">GET</text:p>
          </table:table-cell>
          <table:table-cell table:style-name="Таблиця15.A1" office:value-type="string">
            <text:p text:style-name="P57">logs</text:p>
          </table:table-cell>
          <table:table-cell table:style-name="Таблиця15.A1" office:value-type="string">
            <text:p text:style-name="P54">returns a list of <text:span text:style-name="T198">server logs</text:span></text:p>
          </table:table-cell>
        </table:table-row>
        <table:table-row>
          <table:table-cell table:style-name="Таблиця15.A1" office:value-type="string">
            <text:p text:style-name="P40">DELETE</text:p>
          </table:table-cell>
          <table:table-cell table:style-name="Таблиця15.A1" office:value-type="string">
            <text:p text:style-name="P54"><text:bookmark-start text:name="__DdeLink__3448_791503996"/><text:span text:style-name="T198">log</text:span><text:span text:style-name="T200">s</text:span>/<text:span text:style-name="T193">&lt;</text:span><text:span text:style-name="T198">log</text:span><text:span text:style-name="T193">&gt;</text:span><text:bookmark-end text:name="__DdeLink__3448_791503996"/></text:p>
          </table:table-cell>
          <table:table-cell table:style-name="Таблиця15.A1" office:value-type="string">
            <text:p text:style-name="P57">deletes single log file</text:p>
          </table:table-cell>
        </table:table-row>
        <text:soft-page-break/>
        <table:table-row>
          <table:table-cell table:style-name="Таблиця15.A1" office:value-type="string">
            <text:p text:style-name="P40">GET</text:p>
          </table:table-cell>
          <table:table-cell table:style-name="Таблиця15.A1" office:value-type="string">
            <text:p text:style-name="P54"><text:span text:style-name="T198">log</text:span><text:span text:style-name="T200">s</text:span><text:span text:style-name="T193">/&lt;</text:span><text:span text:style-name="T198">log</text:span><text:span text:style-name="T193">&gt;</text:span></text:p>
          </table:table-cell>
          <table:table-cell table:style-name="Таблиця15.A1" office:value-type="string">
            <text:p text:style-name="P40">returns <text:span text:style-name="T198">single log file</text:span></text:p>
          </table:table-cell>
        </table:table-row>
      </table:table>
      <text:p text:style-name="P204"/>
      <text:p text:style-name="P203"/>
      <text:p text:style-name="P199">RECORDS</text:p>
      <text:p text:style-name="P245"/>
      <table:table table:name="Таблиця5" table:style-name="Таблиця5">
        <table:table-column table:style-name="Таблиця5.A"/>
        <table:table-column table:style-name="Таблиця5.B"/>
        <table:table-column table:style-name="Таблиця5.C"/>
        <table:table-row>
          <table:table-cell table:style-name="Таблиця5.A1" office:value-type="string">
            <text:p text:style-name="P1">Method</text:p>
          </table:table-cell>
          <table:table-cell table:style-name="Таблиця5.A1" office:value-type="string">
            <text:p text:style-name="P1">Resource </text:p>
          </table:table-cell>
          <table:table-cell table:style-name="Таблиця5.A1" office:value-type="string">
            <text:p text:style-name="P1">Description </text:p>
          </table:table-cell>
        </table:table-row>
        <table:table-row>
          <table:table-cell table:style-name="Таблиця5.A1" office:value-type="string">
            <text:p text:style-name="P246">DELETE</text:p>
          </table:table-cell>
          <table:table-cell table:style-name="Таблиця5.A1" office:value-type="string">
            <text:p text:style-name="P105"><text:span text:style-name="T196">records</text:span>/&lt;db&gt;/&lt;table&gt;</text:p>
          </table:table-cell>
          <table:table-cell table:style-name="Таблиця5.A1" office:value-type="string">
            <text:p text:style-name="P21">deletes records from a table</text:p>
          </table:table-cell>
        </table:table-row>
        <table:table-row>
          <table:table-cell table:style-name="Таблиця5.A1" office:value-type="string">
            <text:p text:style-name="P248">DELETE</text:p>
          </table:table-cell>
          <table:table-cell table:style-name="Таблиця5.A1" office:value-type="string">
            <text:p text:style-name="P107"><text:span text:style-name="T196">records</text:span>/&lt;db&gt;/&lt;table&gt;/&lt;<text:span text:style-name="T197">rec_</text:span>id&gt;</text:p>
          </table:table-cell>
          <table:table-cell table:style-name="Таблиця5.A1" office:value-type="string">
            <text:p text:style-name="P51">deletes single record from a table</text:p>
          </table:table-cell>
        </table:table-row>
        <table:table-row>
          <table:table-cell table:style-name="Таблиця5.A1" office:value-type="string">
            <text:p text:style-name="P21">GET</text:p>
          </table:table-cell>
          <table:table-cell table:style-name="Таблиця5.A1" office:value-type="string">
            <text:p text:style-name="P52"><text:span text:style-name="T121">records</text:span><text:span text:style-name="T120">/</text:span>&lt;db&gt;/&lt;table&gt;</text:p>
          </table:table-cell>
          <table:table-cell table:style-name="Таблиця5.A1" office:value-type="string">
            <text:p text:style-name="P21">returns records from a table</text:p>
          </table:table-cell>
        </table:table-row>
        <table:table-row>
          <table:table-cell table:style-name="Таблиця5.A1" office:value-type="string">
            <text:p text:style-name="P25">GET</text:p>
          </table:table-cell>
          <table:table-cell table:style-name="Таблиця5.A1" office:value-type="string">
            <text:p text:style-name="P108"><text:span text:style-name="T196">records</text:span>/&lt;db&gt;/&lt;table&gt;/&lt;<text:span text:style-name="T197">rec_</text:span>id&gt;</text:p>
          </table:table-cell>
          <table:table-cell table:style-name="Таблиця5.A1" office:value-type="string">
            <text:p text:style-name="P25">returns <text:span text:style-name="T178">single </text:span>record from a table</text:p>
          </table:table-cell>
        </table:table-row>
        <table:table-row>
          <table:table-cell table:style-name="Таблиця5.A1" office:value-type="string">
            <text:p text:style-name="P246">POST</text:p>
          </table:table-cell>
          <table:table-cell table:style-name="Таблиця5.A1" office:value-type="string">
            <text:p text:style-name="P52"><text:span text:style-name="T121">records</text:span><text:span text:style-name="T120">/&lt;db&gt;</text:span>/&lt;table&gt;<text:tab/></text:p>
          </table:table-cell>
          <table:table-cell table:style-name="Таблиця5.A1" office:value-type="string">
            <text:p text:style-name="P21">insert a new record into a table</text:p>
          </table:table-cell>
        </table:table-row>
        <table:table-row>
          <table:table-cell table:style-name="Таблиця5.A1" office:value-type="string">
            <text:p text:style-name="P246">PUT</text:p>
          </table:table-cell>
          <table:table-cell table:style-name="Таблиця5.A1" office:value-type="string">
            <text:p text:style-name="P52"><text:span text:style-name="T121">records</text:span><text:span text:style-name="T120">/&lt;db&gt;</text:span>/&lt;table&gt;</text:p>
          </table:table-cell>
          <table:table-cell table:style-name="Таблиця5.A1" office:value-type="string">
            <text:p text:style-name="P21">update records into a table</text:p>
          </table:table-cell>
        </table:table-row>
        <table:table-row>
          <table:table-cell table:style-name="Таблиця5.A1" office:value-type="string">
            <text:p text:style-name="P248">PUT</text:p>
          </table:table-cell>
          <table:table-cell table:style-name="Таблиця5.A1" office:value-type="string">
            <text:p text:style-name="P108"><text:span text:style-name="T196">records</text:span>/&lt;db&gt;/&lt;table&gt;/&lt;<text:span text:style-name="T197">rec_</text:span>id&gt;</text:p>
          </table:table-cell>
          <table:table-cell table:style-name="Таблиця5.A1" office:value-type="string">
            <text:p text:style-name="P25">update <text:span text:style-name="T178">single </text:span>record into a table</text:p>
          </table:table-cell>
        </table:table-row>
      </table:table>
      <text:p text:style-name="P269"/>
      <text:p text:style-name="P269"/>
      <text:p text:style-name="P207">SERVER</text:p>
      <text:p text:style-name="P207"/>
      <table:table table:name="Таблиця4" table:style-name="Таблиця4">
        <table:table-column table:style-name="Таблиця4.A"/>
        <table:table-column table:style-name="Таблиця4.B"/>
        <table:table-column table:style-name="Таблиця4.C"/>
        <table:table-row>
          <table:table-cell table:style-name="Таблиця4.A1" office:value-type="string">
            <text:p text:style-name="P8">Method</text:p>
          </table:table-cell>
          <table:table-cell table:style-name="Таблиця4.A1" office:value-type="string">
            <text:p text:style-name="P8">Resource </text:p>
          </table:table-cell>
          <table:table-cell table:style-name="Таблиця4.A1" office:value-type="string">
            <text:p text:style-name="P8">Description </text:p>
          </table:table-cell>
        </table:table-row>
        <table:table-row>
          <table:table-cell table:style-name="Таблиця4.A1" office:value-type="string">
            <text:p text:style-name="P62">POST</text:p>
          </table:table-cell>
          <table:table-cell table:style-name="Таблиця4.A1" office:value-type="string">
            <text:p text:style-name="P62">server/shutdown</text:p>
          </table:table-cell>
          <table:table-cell table:style-name="Таблиця4.A1" office:value-type="string">
            <text:p text:style-name="P62">shutdowns the server</text:p>
          </table:table-cell>
        </table:table-row>
        <table:table-row>
          <table:table-cell table:style-name="Таблиця4.A1" office:value-type="string">
            <text:p text:style-name="P53">GET</text:p>
          </table:table-cell>
          <table:table-cell table:style-name="Таблиця4.A1" office:value-type="string">
            <text:p text:style-name="P53"><text:span text:style-name="T197">server/</text:span>stats<text:tab/></text:p>
          </table:table-cell>
          <table:table-cell table:style-name="Таблиця4.A1" office:value-type="string">
            <text:p text:style-name="P53"><text:bookmark-start text:name="__DdeLink__3469_1595685959"/><text:bookmark-start text:name="__DdeLink__1716_1461242481"/>returns statistics for a server<text:bookmark-end text:name="__DdeLink__3469_1595685959"/><text:bookmark-end text:name="__DdeLink__1716_1461242481"/></text:p>
          </table:table-cell>
        </table:table-row>
        <table:table-row>
          <table:table-cell table:style-name="Таблиця4.A1" office:value-type="string">
            <text:p text:style-name="P53"><text:bookmark-start text:name="__DdeLink__1662_1461242481"/>GET<text:bookmark-end text:name="__DdeLink__1662_1461242481"/></text:p>
          </table:table-cell>
          <table:table-cell table:style-name="Таблиця4.A1" office:value-type="string">
            <text:p text:style-name="P53"><text:span text:style-name="T197">server/</text:span>version</text:p>
          </table:table-cell>
          <table:table-cell table:style-name="Таблиця4.A1" office:value-type="string">
            <text:p text:style-name="P53"><text:bookmark-start text:name="__DdeLink__1713_1461242481"/>returns version of a server<text:bookmark-end text:name="__DdeLink__1713_1461242481"/> and it's components</text:p>
          </table:table-cell>
        </table:table-row>
      </table:table>
      <text:p text:style-name="P272"/>
      <text:p text:style-name="P272"/>
      <text:p text:style-name="P212">STORED PROCEDURES</text:p>
      <text:p text:style-name="P201"/>
      <table:table table:name="Таблиця16" table:style-name="Таблиця16">
        <table:table-column table:style-name="Таблиця16.A"/>
        <table:table-column table:style-name="Таблиця16.B"/>
        <table:table-column table:style-name="Таблиця16.C"/>
        <table:table-row>
          <table:table-cell table:style-name="Таблиця16.A1" office:value-type="string">
            <text:p text:style-name="P10">Method</text:p>
          </table:table-cell>
          <table:table-cell table:style-name="Таблиця16.A1" office:value-type="string">
            <text:p text:style-name="P10">Resource </text:p>
          </table:table-cell>
          <table:table-cell table:style-name="Таблиця16.A1" office:value-type="string">
            <text:p text:style-name="P10">Description </text:p>
          </table:table-cell>
        </table:table-row>
        <table:table-row>
          <table:table-cell table:style-name="Таблиця16.A1" office:value-type="string">
            <text:p text:style-name="P55">GET</text:p>
          </table:table-cell>
          <table:table-cell table:style-name="Таблиця16.A1" office:value-type="string">
            <text:p text:style-name="P110">procedures/&lt;db&gt;</text:p>
          </table:table-cell>
          <table:table-cell table:style-name="Таблиця16.A1" office:value-type="string">
            <text:p text:style-name="P55">returns a list of <text:span text:style-name="T122">procedures</text:span></text:p>
          </table:table-cell>
        </table:table-row>
        <table:table-row>
          <table:table-cell table:style-name="Таблиця16.A1" office:value-type="string">
            <text:p text:style-name="P41">POST</text:p>
          </table:table-cell>
          <table:table-cell table:style-name="Таблиця16.A1" office:value-type="string">
            <text:p text:style-name="P110">procedures/&lt;db&gt;</text:p>
          </table:table-cell>
          <table:table-cell table:style-name="Таблиця16.A1" office:value-type="string">
            <text:p text:style-name="P46"><text:bookmark-start text:name="__DdeLink__4520_1434952532"/>creates a new <text:span text:style-name="T199">stored procedure</text:span><text:bookmark-end text:name="__DdeLink__4520_1434952532"/></text:p>
          </table:table-cell>
        </table:table-row>
        <table:table-row>
          <table:table-cell table:style-name="Таблиця16.A1" office:value-type="string">
            <text:p text:style-name="P36">DELETE</text:p>
          </table:table-cell>
          <table:table-cell table:style-name="Таблиця16.A1" office:value-type="string">
            <text:p text:style-name="P255"><text:span text:style-name="T199">procedures/&lt;db&gt;</text:span>/&lt;<text:span text:style-name="T199">proc</text:span>&gt;</text:p>
          </table:table-cell>
          <table:table-cell table:style-name="Таблиця16.A1" office:value-type="string">
            <text:p text:style-name="P55"><text:span text:style-name="T194">drop</text:span><text:span text:style-name="T195">s</text:span><text:span text:style-name="T194"> a </text:span><text:span text:style-name="T122">procedure</text:span></text:p>
          </table:table-cell>
        </table:table-row>
        <table:table-row>
          <table:table-cell table:style-name="Таблиця16.A1" office:value-type="string">
            <text:p text:style-name="P46">GET</text:p>
          </table:table-cell>
          <table:table-cell table:style-name="Таблиця16.A1" office:value-type="string">
            <text:p text:style-name="P255"><text:span text:style-name="T199">procedures/&lt;db&gt;</text:span>/&lt;<text:span text:style-name="T199">proc</text:span>&gt;</text:p>
          </table:table-cell>
          <table:table-cell table:style-name="Таблиця16.A1" office:value-type="string">
            <text:p text:style-name="P46">returns <text:span text:style-name="T199">text of procedure</text:span></text:p>
          </table:table-cell>
        </table:table-row>
        <table:table-row>
          <table:table-cell table:style-name="Таблиця16.A1" office:value-type="string">
            <text:p text:style-name="P46">PUT</text:p>
          </table:table-cell>
          <table:table-cell table:style-name="Таблиця16.A1" office:value-type="string">
            <text:p text:style-name="P255"><text:span text:style-name="T199">procedures/&lt;db&gt;</text:span>/&lt;<text:span text:style-name="T199">proc</text:span>&gt;</text:p>
          </table:table-cell>
          <table:table-cell table:style-name="Таблиця16.A1" office:value-type="string">
            <text:p text:style-name="P58">change procedure</text:p>
          </table:table-cell>
        </table:table-row>
        <table:table-row>
          <table:table-cell table:style-name="Таблиця16.A1" office:value-type="string">
            <text:p text:style-name="P59">POST</text:p>
          </table:table-cell>
          <table:table-cell table:style-name="Таблиця16.A1" office:value-type="string">
            <text:p text:style-name="P259"><text:span text:style-name="T202">p</text:span>rocedures<text:span text:style-name="T199">/&lt;db&gt;</text:span>/&lt;proc&gt;/call</text:p>
          </table:table-cell>
          <table:table-cell table:style-name="Таблиця16.A1" office:value-type="string">
            <text:p text:style-name="P63">calls procedure</text:p>
          </table:table-cell>
        </table:table-row>
      </table:table>
      <text:p text:style-name="P209"/>
      <text:p text:style-name="P205"/>
      <text:p text:style-name="P206"/>
      <text:p text:style-name="P206"/>
      <text:p text:style-name="P206"/>
      <text:p text:style-name="P206">USERS</text:p>
      <text:p text:style-name="P199"/>
      <table:table table:name="Таблиця14" table:style-name="Таблиця14">
        <table:table-column table:style-name="Таблиця14.A"/>
        <table:table-column table:style-name="Таблиця14.B"/>
        <table:table-column table:style-name="Таблиця14.C"/>
        <table:table-row>
          <table:table-cell table:style-name="Таблиця14.A1" office:value-type="string">
            <text:p text:style-name="P5">Method</text:p>
          </table:table-cell>
          <table:table-cell table:style-name="Таблиця14.A1" office:value-type="string">
            <text:p text:style-name="P5">Resource </text:p>
          </table:table-cell>
          <table:table-cell table:style-name="Таблиця14.A1" office:value-type="string">
            <text:p text:style-name="P5">Description </text:p>
          </table:table-cell>
        </table:table-row>
        <table:table-row>
          <table:table-cell table:style-name="Таблиця14.A1" office:value-type="string">
            <text:p text:style-name="P32">GET</text:p>
          </table:table-cell>
          <table:table-cell table:style-name="Таблиця14.A1" office:value-type="string">
            <text:p text:style-name="P106">users</text:p>
          </table:table-cell>
          <table:table-cell table:style-name="Таблиця14.A1" office:value-type="string">
            <text:p text:style-name="P32">returns a list of <text:span text:style-name="T195">users</text:span></text:p>
          </table:table-cell>
        </table:table-row>
        <table:table-row>
          <table:table-cell table:style-name="Таблиця14.A1" office:value-type="string">
            <text:p text:style-name="P39">POST</text:p>
          </table:table-cell>
          <table:table-cell table:style-name="Таблиця14.A1" office:value-type="string">
            <text:p text:style-name="P253">users</text:p>
          </table:table-cell>
          <table:table-cell table:style-name="Таблиця14.A1" office:value-type="string">
            <text:p text:style-name="P45">creates a new user</text:p>
          </table:table-cell>
        </table:table-row>
        <table:table-row>
          <table:table-cell table:style-name="Таблиця14.A1" office:value-type="string">
            <text:p text:style-name="P35">DELETE</text:p>
          </table:table-cell>
          <table:table-cell table:style-name="Таблиця14.A1" office:value-type="string">
            <text:p text:style-name="P253">users/&lt;user&gt;</text:p>
          </table:table-cell>
          <table:table-cell table:style-name="Таблиця14.A1" office:value-type="string">
            <text:p text:style-name="P32"><text:span text:style-name="T194">drop</text:span><text:span text:style-name="T195">s</text:span><text:span text:style-name="T194"> a </text:span><text:span text:style-name="T195">user</text:span></text:p>
          </table:table-cell>
        </table:table-row>
        <text:soft-page-break/>
        <table:table-row>
          <table:table-cell table:style-name="Таблиця14.A1" office:value-type="string">
            <text:p text:style-name="P45">PUT</text:p>
          </table:table-cell>
          <table:table-cell table:style-name="Таблиця14.A1" office:value-type="string">
            <text:p text:style-name="P254">users/&lt;user&gt;</text:p>
          </table:table-cell>
          <table:table-cell table:style-name="Таблиця14.A1" office:value-type="string">
            <text:p text:style-name="P45">update user <text:span text:style-name="T295">properties</text:span></text:p>
          </table:table-cell>
        </table:table-row>
      </table:table>
      <text:p text:style-name="P273"/>
      <text:p text:style-name="P775"><text:bookmark-start text:name="__DdeLink__3727_1434952532"/><text:span text:style-name="T204">DELETE</text:span> backup<text:span text:style-name="T204">s</text:span></text:p>
      <text:p text:style-name="P214"><draw:line text:anchor-type="paragraph" draw:z-index="11" draw:style-name="gr1" draw:text-style-name="P876" svg:x1="0.011cm" svg:y1="0.083cm" svg:x2="17.553cm" svg:y2="0.083cm"><text:p/></draw:line></text:p>
      <text:p text:style-name="P97">Deletes all backups for all databases.</text:p>
      <text:p text:style-name="P65"><text:bookmark-start text:name="__DdeLink__4988_16891604901"/></text:p>
      <text:h text:style-name="P708" text:outline-level="2">Resource URL</text:h>
      <text:p text:style-name="P284"><text:bookmark-start text:name="__DdeLink__604_13120518411"/><text:bookmark-start text:name="__DdeLink__841_18081870231"/><text:bookmark-start text:name="__DdeLink__812_5825272072"/><text:a xlink:type="simple" xlink:href="http://server.com:15555/backups">http</text:a><text:bookmark-end text:name="__DdeLink__812_5825272072"/><text:a xlink:type="simple" xlink:href="http://server.com:15555/backups">://server.com:15555/backup</text:a><text:bookmark-end text:name="__DdeLink__4988_16891604901"/><text:bookmark-end text:name="__DdeLink__604_13120518411"/><text:bookmark-end text:name="__DdeLink__841_18081870231"/><text:a xlink:type="simple" xlink:href="http://server.com:15555/backups"><text:span text:style-name="T204">s</text:span></text:a></text:p>
      <text:p text:style-name="P309"/>
      <text:h text:style-name="P739" text:outline-level="2">Parameters</text:h>
      <text:p text:style-name="P453">None</text:p>
      <text:p text:style-name="P453"/>
      <text:h text:style-name="P671" text:outline-level="2">Returns</text:h>
      <text:p text:style-name="P132">200 OK</text:p>
      <text:p text:style-name="P132">401 Unauthorized</text:p>
      <text:p text:style-name="P132">500 Internal Server Error</text:p>
      <text:p text:style-name="P132"/>
      <text:h text:style-name="P708" text:outline-level="2">Example Request</text:h>
      <text:p text:style-name="P382"><text:span text:style-name="T88">DELETE </text:span><text:a xlink:type="simple" xlink:href="https://localhost:15555/backups"><text:span text:style-name="T1">http://localhost:15555/backup</text:span></text:a><text:a xlink:type="simple" xlink:href="https://localhost:15555/backups"><text:span text:style-name="T9">s</text:span></text:a></text:p>
      <text:p text:style-name="P401"/>
      <text:p text:style-name="P383"><text:span text:style-name="T48">curl -X DELETE http</text:span><text:span text:style-name="T48">://localhost:15555/backups</text:span></text:p>
      <text:p text:style-name="P351"/>
      <text:p text:style-name="P528">{ </text:p>
      <text:p text:style-name="P815"><text:span text:style-name="T127"><text:s text:c="4"/>"message": "4</text:span><text:span text:style-name="T205"> </text:span><text:span text:style-name="T127">files</text:span><text:span text:style-name="T205"> </text:span><text:span text:style-name="T127">were</text:span><text:span text:style-name="T205"> </text:span><text:span text:style-name="T127">deleted"</text:span></text:p>
      <text:p text:style-name="P528">} </text:p>
      <text:p text:style-name="P550"><text:bookmark-end text:name="__DdeLink__3727_1434952532"/></text:p>
      <text:p text:style-name="P776"><text:bookmark-start text:name="__DdeLink__3966_1434952532"/><text:span text:style-name="T206">GET</text:span> backup<text:span text:style-name="T204">s</text:span></text:p>
      <text:p text:style-name="P215"><draw:line text:anchor-type="paragraph" draw:z-index="12" draw:style-name="gr1" draw:text-style-name="P876" svg:x1="0.011cm" svg:y1="0.083cm" svg:x2="17.553cm" svg:y2="0.083cm"><text:p/></draw:line></text:p>
      <text:p text:style-name="P98">Returns list of available backups.</text:p>
      <text:p text:style-name="P66"><text:bookmark-start text:name="__DdeLink__4988_168916049011"/></text:p>
      <text:h text:style-name="P709" text:outline-level="2">Resource URL</text:h>
      <text:p text:style-name="P285"><text:bookmark-start text:name="__DdeLink__604_131205184111"/><text:bookmark-start text:name="__DdeLink__841_180818702311"/><text:bookmark-start text:name="__DdeLink__812_58252720721"/><text:a xlink:type="simple" xlink:href="https://server.com:15555/backups">h</text:a><text:bookmark-end text:name="__DdeLink__812_58252720721"/><text:a xlink:type="simple" xlink:href="https://server.com:15555/backups">ttp://server.com:15555/backup</text:a><text:bookmark-end text:name="__DdeLink__4988_168916049011"/><text:bookmark-end text:name="__DdeLink__604_131205184111"/><text:bookmark-end text:name="__DdeLink__841_180818702311"/><text:a xlink:type="simple" xlink:href="https://server.com:15555/backups"><text:span text:style-name="T204">s</text:span></text:a></text:p>
      <text:p text:style-name="P310"/>
      <text:h text:style-name="P740" text:outline-level="2">Parameters</text:h>
      <text:p text:style-name="P454">None</text:p>
      <text:p text:style-name="P454"/>
      <text:h text:style-name="P672" text:outline-level="2">Returns</text:h>
      <text:p text:style-name="P133">200 OK</text:p>
      <text:p text:style-name="P133">401 Unauthorized</text:p>
      <text:p text:style-name="P133"/>
      <text:h text:style-name="P709" text:outline-level="2">Example Request</text:h>
      <text:p text:style-name="P422"><text:span text:style-name="T89">GET</text:span><text:span text:style-name="T88"> </text:span><text:a xlink:type="simple" xlink:href="https://localhost:15555/backups"><text:span text:style-name="T1">http://localhost:15555/backup</text:span></text:a><text:a xlink:type="simple" xlink:href="https://localhost:15555/backups"><text:span text:style-name="T9">s</text:span></text:a></text:p>
      <text:p text:style-name="P402"/>
      <text:p text:style-name="P384"><text:span text:style-name="T48">curl -X </text:span><text:span text:style-name="T49">GET</text:span><text:span text:style-name="T48"> http</text:span><text:span text:style-name="T48">://localhost:15555/backups</text:span></text:p>
      <text:p text:style-name="P352"/>
      <text:p text:style-name="P563">[</text:p>
      <text:p text:style-name="P806"><text:s text:c="4"/><text:span text:style-name="T139">{</text:span></text:p>
      <text:p text:style-name="P806"><text:s text:c="8"/><text:span text:style-name="T126">"Name"</text:span><text:span text:style-name="T144">:</text:span> <text:span text:style-name="T126">"mydb 12-09-22 15:31:00"</text:span><text:span text:style-name="T144">,</text:span></text:p>
      <text:p text:style-name="P806"><text:s text:c="8"/><text:span text:style-name="T126">"Size"</text:span><text:span text:style-name="T144">:</text:span> <text:span text:style-name="T140">9216</text:span></text:p>
      <text:p text:style-name="P806"><text:s text:c="4"/><text:span text:style-name="T139">}</text:span></text:p>
      <text:p text:style-name="P857">]<text:bookmark-end text:name="__DdeLink__3966_1434952532"/></text:p>
      <text:p text:style-name="P774">POST backup<text:span text:style-name="T206">s</text:span></text:p>
      <text:p text:style-name="P191"><draw:line text:anchor-type="paragraph" draw:z-index="1" draw:style-name="gr1" draw:text-style-name="P876" svg:x1="0.011cm" svg:y1="0.083cm" svg:x2="17.553cm" svg:y2="0.083cm"><text:p/></draw:line></text:p>
      <text:p text:style-name="P21">Makes 'live' backup of database <text:s/>to 'backups' <text:bookmark-start text:name="__DdeLink__806_582527207"/>subdirectory<text:bookmark-end text:name="__DdeLink__806_582527207"/>. Database isn<text:span text:style-name="T177">'</text:span>t lock during backup and can be readed/changed.</text:p>
      <text:p text:style-name="P21"><text:bookmark-start text:name="__DdeLink__4988_1689160490"/></text:p>
      <text:h text:style-name="P664" text:outline-level="2">Resource URL</text:h>
      <text:p text:style-name="P280"><text:bookmark-start text:name="__DdeLink__604_1312051841"/><text:bookmark-start text:name="__DdeLink__841_1808187023"/><text:bookmark-start text:name="__DdeLink__812_582527207"/><text:a xlink:type="simple" xlink:href="https://server.com:15555/backups">h</text:a><text:bookmark-end text:name="__DdeLink__812_582527207"/><text:a xlink:type="simple" xlink:href="https://server.com:15555/backups">ttp://server.com:15555/backup</text:a><text:bookmark-end text:name="__DdeLink__4988_1689160490"/><text:bookmark-end text:name="__DdeLink__604_1312051841"/><text:bookmark-end text:name="__DdeLink__841_1808187023"/><text:a xlink:type="simple" xlink:href="https://server.com:15555/backups"><text:span text:style-name="T207">s</text:span></text:a></text:p>
      <text:p text:style-name="P277"/>
      <text:p text:style-name="P277"/>
      <text:h text:style-name="P489" text:outline-level="2"><text:bookmark-start text:name="__DdeLink__606_1312051841"/>Parameters<text:bookmark-end text:name="__DdeLink__606_1312051841"/></text:h>
      <text:p text:style-name="P327"/>
      <table:table table:name="Таблиця6" table:style-name="Таблиця6">
        <table:table-column table:style-name="Таблиця6.A"/>
        <table:table-column table:style-name="Таблиця6.B"/>
        <table:table-row>
          <table:table-cell table:style-name="Таблиця6.A1" office:value-type="string">
            <text:p text:style-name="P1">db</text:p>
            <text:p text:style-name="P178">required</text:p>
          </table:table-cell>
          <table:table-cell table:style-name="Таблиця6.A1" office:value-type="string">
            <text:p text:style-name="P111">Source database.</text:p>
            <text:p text:style-name="P1"/>
            <text:p text:style-name="P111"><text:span text:style-name="T82">Example Value:</text:span> <text:s/><text:bookmark-start text:name="__DdeLink__856_1808187023"/>m<text:bookmark-end text:name="__DdeLink__856_1808187023"/>ydb</text:p>
          </table:table-cell>
        </table:table-row>
        <table:table-row>
          <table:table-cell table:style-name="Таблиця6.A1" office:value-type="string">
            <text:p text:style-name="P1">name</text:p>
            <text:p text:style-name="P178">optional</text:p>
          </table:table-cell>
          <table:table-cell table:style-name="Таблиця6.A1" office:value-type="string">
            <text:p text:style-name="P111">Name for new backup file, by default used <text:span text:style-name="T160">name 'mydb_DATE_TIME'. Name cannot starts from '.' and '_' characters.</text:span></text:p>
            <text:p text:style-name="P21"/>
            <text:p text:style-name="P111"><text:span text:style-name="T82">Example Value:</text:span><text:span text:style-name="T160"> <text:s/>mydb_backup</text:span></text:p>
          </table:table-cell>
        </table:table-row>
      </table:table>
      <text:p text:style-name="P29"/>
      <text:h text:style-name="P669" text:outline-level="2">Returns</text:h>
      <text:p text:style-name="P131">20<text:span text:style-name="T253">1</text:span> <text:span text:style-name="T253">Created</text:span></text:p>
      <text:p text:style-name="P130"><text:span text:style-name="T190">400 </text:span><text:span text:style-name="T184">Bad Request</text:span></text:p>
      <text:p text:style-name="P131">401 Unauthorized</text:p>
      <text:p text:style-name="P131">500 Internal Server Error</text:p>
      <text:p text:style-name="P331"/>
      <text:h text:style-name="P664" text:outline-level="2">Example Request</text:h>
      <text:p text:style-name="P375"><text:span text:style-name="T85">POST</text:span><text:span text:style-name="T1"><text:tab/><text:tab/></text:span><text:a xlink:type="simple" xlink:href="https://localhost:15555/backups?db=dbname"><text:span text:style-name="T1">http://localhost:15555/backup</text:span></text:a><text:a xlink:type="simple" xlink:href="https://localhost:15555/backups?db=dbname"><text:span text:style-name="T10">s?db=mydb</text:span></text:a></text:p>
      <text:p text:style-name="P276"><text:span text:style-name="T85">POST Data<text:tab/></text:span><text:span text:style-name="T100">None</text:span></text:p>
      <text:p text:style-name="P483"/>
      <text:p text:style-name="P385"><text:bookmark-start text:name="__DdeLink__3743_1434952532"/><text:span text:style-name="T112">curl -X </text:span><text:span text:style-name="T113">POST</text:span><text:span text:style-name="T112"> http</text:span><text:span text:style-name="T112">://localhost:15555/backups</text:span><text:span text:style-name="T113">\?db=m</text:span><text:bookmark-end text:name="__DdeLink__3743_1434952532"/><text:span text:style-name="T113">ydb</text:span></text:p>
      <text:p text:style-name="P350"/>
      <text:p text:style-name="P500">{</text:p>
      <text:p text:style-name="P806"><text:s text:c="4"/><text:span text:style-name="T126">"file"</text:span><text:span text:style-name="T144">:</text:span> <text:span text:style-name="T126">"mydb 12-09-22 15:40:45.db"</text:span><text:span text:style-name="T144">,</text:span></text:p>
      <text:p text:style-name="P806"><text:s text:c="4"/><text:span text:style-name="T126">"time"</text:span><text:span text:style-name="T144">:</text:span> <text:span text:style-name="T126">"1.0 second(s)"</text:span></text:p>
      <text:p text:style-name="P839">}</text:p>
      <text:p text:style-name="P602"/>
      <text:p text:style-name="P375"><text:span text:style-name="T85">POST</text:span><text:span text:style-name="T1"><text:tab/><text:tab/></text:span><text:bookmark-start text:name="__DdeLink__3820_1434952532"/><text:bookmark-start text:name="__DdeLink__4745_1689160490"/><text:a xlink:type="simple" xlink:href="https://localhost:15555/backups?db=dbname&amp;name=mybackup"><text:span text:style-name="T1">http://localhost:15555/backup</text:span></text:a><text:a xlink:type="simple" xlink:href="https://localhost:15555/backups?db=dbname&amp;name=mybackup"><text:span text:style-name="T10">s</text:span></text:a><text:bookmark-end text:name="__DdeLink__4745_1689160490"/><text:a xlink:type="simple" xlink:href="https://localhost:15555/backups?db=dbname&amp;name=mybackup"><text:span text:style-name="T10">?db=mydb&amp;name=mybackup</text:span></text:a><text:bookmark-end text:name="__DdeLink__3820_1434952532"/></text:p>
      <text:p text:style-name="P375"><text:span text:style-name="T85">POST Data<text:tab/></text:span><text:span text:style-name="T100">None</text:span></text:p>
      <text:p text:style-name="P483"/>
      <text:p text:style-name="P423"><text:span text:style-name="T112">curl -X </text:span><text:span text:style-name="T113">POST</text:span><text:span text:style-name="T112"> </text:span><text:bookmark-start text:name="__DdeLink__4745_16891604902"/><text:span text:style-name="T113">http</text:span><text:span text:style-name="T113">://localhost:15555/backups</text:span><text:bookmark-end text:name="__DdeLink__4745_16891604902"/><text:span text:style-name="T113">\?db=mydb\&amp;name=mybackup</text:span></text:p>
      <text:p text:style-name="P350"/>
      <text:p text:style-name="P836">{</text:p>
      <text:p text:style-name="P806"><text:s text:c="4"/><text:span text:style-name="T126">"file"</text:span><text:span text:style-name="T144">:</text:span> <text:span text:style-name="T126">"mybackup.db"</text:span><text:span text:style-name="T144">,</text:span></text:p>
      <text:p text:style-name="P806"><text:s text:c="4"/><text:span text:style-name="T126">"time"</text:span><text:span text:style-name="T144">:</text:span> <text:span text:style-name="T126">"1.0 second(s)"</text:span></text:p>
      <text:p text:style-name="P839">}</text:p>
      <text:p text:style-name="P838"/>
      <text:p text:style-name="P777"><text:bookmark-start text:name="__DdeLink__4264_1434952532"/><text:span text:style-name="T204">DELETE</text:span> backup<text:span text:style-name="T204">s/</text:span><text:span text:style-name="T208">&lt;backup&gt;</text:span></text:p>
      <text:p text:style-name="P216"><draw:line text:anchor-type="paragraph" draw:z-index="13" draw:style-name="gr1" draw:text-style-name="P876" svg:x1="0.011cm" svg:y1="0.083cm" svg:x2="17.553cm" svg:y2="0.083cm"><text:p/></draw:line></text:p>
      <text:p text:style-name="P67"><text:span text:style-name="T205">Deletes </text:span><text:span text:style-name="T208">single backup by file name.</text:span></text:p>
      <text:p text:style-name="P67"><text:bookmark-start text:name="__DdeLink__4988_168916049012"/></text:p>
      <text:h text:style-name="P710" text:outline-level="2">Resource URL</text:h>
      <text:p text:style-name="P286"><text:bookmark-start text:name="__DdeLink__604_131205184112"/><text:bookmark-start text:name="__DdeLink__841_180818702312"/><text:bookmark-start text:name="__DdeLink__812_58252720722"/><text:a xlink:type="simple" xlink:href="https://server.com:15555/backups/%3Cbackup%3E">h</text:a><text:bookmark-end text:name="__DdeLink__812_58252720722"/><text:a xlink:type="simple" xlink:href="https://server.com:15555/backups/%3Cbackup%3E">ttp://server.com:15555/backup</text:a><text:bookmark-end text:name="__DdeLink__4988_168916049012"/><text:bookmark-end text:name="__DdeLink__604_131205184112"/><text:bookmark-end text:name="__DdeLink__841_180818702312"/><text:a xlink:type="simple" xlink:href="https://server.com:15555/backups/%3Cbackup%3E"><text:span text:style-name="T204">s/</text:span></text:a><text:a xlink:type="simple" xlink:href="https://server.com:15555/backups/%3Cbackup%3E"><text:span text:style-name="T208">&lt;backup&gt;</text:span></text:a></text:p>
      <text:p text:style-name="P311"/>
      <text:h text:style-name="P741" text:outline-level="2">Parameters</text:h>
      <text:p text:style-name="P455">None</text:p>
      <text:p text:style-name="P455"/>
      <text:h text:style-name="P673" text:outline-level="2">Returns</text:h>
      <text:p text:style-name="P134">200 OK</text:p>
      <text:p text:style-name="P134">400 <text:span text:style-name="T184">Bad Request</text:span></text:p>
      <text:p text:style-name="P134">401 Unauthorized</text:p>
      <text:p text:style-name="P134">500 Internal Server Error</text:p>
      <text:p text:style-name="P134"/>
      <text:h text:style-name="P710" text:outline-level="2">Example Request</text:h>
      <text:p text:style-name="P424"><text:span text:style-name="T88">DELETE </text:span><text:a xlink:type="simple" xlink:href="https://localhost:15555/backups/mybackup"><text:span text:style-name="T1">http://localhost:15555/backup</text:span></text:a><text:a xlink:type="simple" xlink:href="https://localhost:15555/backups/mybackup"><text:span text:style-name="T9">s/</text:span></text:a><text:a xlink:type="simple" xlink:href="https://localhost:15555/backups/mybackup"><text:span text:style-name="T11">mybackup</text:span></text:a></text:p>
      <text:p text:style-name="P403"/>
      <text:p text:style-name="P386"><text:bookmark-start text:name="__DdeLink__3781_1434952532"/><text:span text:style-name="T48">curl -X DELETE http</text:span><text:span text:style-name="T48">://localhost:15555/backups/</text:span><text:span text:style-name="T50">mybackup</text:span><text:bookmark-end text:name="__DdeLink__3781_1434952532"/></text:p>
      <text:p text:style-name="P353"/>
      <text:p text:style-name="P510">{</text:p>
      <text:p text:style-name="P820"><text:s text:c="4"/><text:span text:style-name="T126">"message"</text:span><text:span text:style-name="T144">:</text:span> <text:span text:style-name="T126">"</text:span><text:span text:style-name="T136">ok</text:span><text:span text:style-name="T126">"</text:span></text:p>
      <text:p text:style-name="P848">}</text:p>
      <text:p text:style-name="P553"><text:bookmark-end text:name="__DdeLink__4264_1434952532"/></text:p>
      <text:p text:style-name="P778"><text:span text:style-name="T209">POST</text:span> backup<text:span text:style-name="T204">s/</text:span><text:span text:style-name="T208">&lt;backup&gt;/</text:span><text:span text:style-name="T209">restore</text:span></text:p>
      <text:p text:style-name="P217"><draw:line text:anchor-type="paragraph" draw:z-index="14" draw:style-name="gr1" draw:text-style-name="P876" svg:x1="0.011cm" svg:y1="0.083cm" svg:x2="17.553cm" svg:y2="0.083cm"><text:p/></draw:line></text:p>
      <text:p text:style-name="P68"><text:span text:style-name="T242">Закрывает БД, восстанавливает ее из резервной копии и снова открывает. Во время восстановления </text:span><text:span text:style-name="T243">destination </text:span><text:span text:style-name="T242">БД не доступна для клиентских соединений.</text:span></text:p>
      <text:p text:style-name="P68"><text:bookmark-start text:name="__DdeLink__4988_1689160490121"/></text:p>
      <text:h text:style-name="P711" text:outline-level="2">Resource URL</text:h>
      <text:p text:style-name="P287"><text:bookmark-start text:name="__DdeLink__604_1312051841121"/><text:bookmark-start text:name="__DdeLink__841_1808187023121"/><text:bookmark-start text:name="__DdeLink__812_582527207221"/><text:a xlink:type="simple" xlink:href="https://server.com:15555/backups/%3Cbackup%3E/restore">h</text:a><text:bookmark-end text:name="__DdeLink__812_582527207221"/><text:a xlink:type="simple" xlink:href="https://server.com:15555/backups/%3Cbackup%3E/restore">ttp://server.com:15555/backup</text:a><text:bookmark-end text:name="__DdeLink__4988_1689160490121"/><text:bookmark-end text:name="__DdeLink__604_1312051841121"/><text:bookmark-end text:name="__DdeLink__841_1808187023121"/><text:a xlink:type="simple" xlink:href="https://server.com:15555/backups/%3Cbackup%3E/restore"><text:span text:style-name="T204">s/</text:span></text:a><text:a xlink:type="simple" xlink:href="https://server.com:15555/backups/%3Cbackup%3E/restore"><text:span text:style-name="T208">&lt;backup&gt;/</text:span></text:a><text:a xlink:type="simple" xlink:href="https://server.com:15555/backups/%3Cbackup%3E/restore"><text:span text:style-name="T209">restore</text:span></text:a></text:p>
      <text:p text:style-name="P312"/>
      <text:p text:style-name="P312"/>
      <text:h text:style-name="P493" text:outline-level="2"><text:bookmark-start text:name="__DdeLink__606_13120518412"/>Parameters<text:bookmark-end text:name="__DdeLink__606_13120518412"/></text:h>
      <text:p text:style-name="P332"/>
      <table:table table:name="Таблиця27" table:style-name="Таблиця27">
        <table:table-column table:style-name="Таблиця27.A"/>
        <table:table-column table:style-name="Таблиця27.B"/>
        <table:table-row>
          <table:table-cell table:style-name="Таблиця27.A1" office:value-type="string">
            <text:p text:style-name="P12">db</text:p>
            <text:p text:style-name="P181">required</text:p>
          </table:table-cell>
          <table:table-cell table:style-name="Таблиця27.A1" office:value-type="string">
            <text:p text:style-name="P114"><text:span text:style-name="T209">Destination</text:span> database.</text:p>
            <text:p text:style-name="P12"/>
            <text:p text:style-name="P114"><text:span text:style-name="T82">Example Value:</text:span> <text:s/><text:bookmark-start text:name="__DdeLink__856_18081870233"/>m<text:bookmark-end text:name="__DdeLink__856_18081870233"/>ydb</text:p>
          </table:table-cell>
        </table:table-row>
      </table:table>
      <text:p text:style-name="P189"/>
      <text:h text:style-name="P674" text:outline-level="2">Returns</text:h>
      <text:p text:style-name="P135">200 OK</text:p>
      <text:p text:style-name="P135"><text:bookmark-start text:name="__DdeLink__3950_1434952532"/>400 <text:span text:style-name="T184">Bad Request</text:span><text:bookmark-end text:name="__DdeLink__3950_1434952532"/></text:p>
      <text:p text:style-name="P135">401 Unauthorized</text:p>
      <text:p text:style-name="P135">500 Internal Server Error</text:p>
      <text:p text:style-name="P135"/>
      <text:h text:style-name="P711" text:outline-level="2">Example Request</text:h>
      <text:p text:style-name="P425"><text:span text:style-name="T85">POST</text:span><text:span text:style-name="T1"><text:tab/><text:tab/></text:span><text:a xlink:type="simple" xlink:href="https://localhost:15555/backups/mybackup/restore?db=dbname"><text:span text:style-name="T12">http://localhost:15555/backups/mybackup/restore?db=mydb</text:span></text:a></text:p>
      <text:p text:style-name="P425"><text:span text:style-name="T90">POST Data<text:tab/></text:span><text:span text:style-name="T107">None</text:span></text:p>
      <text:p text:style-name="P404"/>
      <text:p text:style-name="P420">curl -X POST http://localhost:15555/backups/mybackup/restore\?db=mydb</text:p>
      <text:p text:style-name="P354"/>
      <text:p text:style-name="P511">{</text:p>
      <text:p text:style-name="P806"><text:s text:c="4"/><text:span text:style-name="T126">"time"</text:span><text:span text:style-name="T144">:</text:span> <text:span text:style-name="T126">"1 millisecond(s)"</text:span></text:p>
      <text:p text:style-name="P839">}</text:p>
      <text:p text:style-name="P554"/>
      <text:p text:style-name="P780"><text:span text:style-name="T204">DELETE</text:span> <text:span text:style-name="T244">config</text:span></text:p>
      <text:p text:style-name="P218"><draw:line text:anchor-type="paragraph" draw:z-index="15" draw:style-name="gr1" draw:text-style-name="P876" svg:x1="0.011cm" svg:y1="0.083cm" svg:x2="17.553cm" svg:y2="0.083cm"><text:p/></draw:line></text:p>
      <text:p text:style-name="P69"><text:span text:style-name="T244">Reset config to default </text:span><text:span text:style-name="T202">values.</text:span></text:p>
      <text:p text:style-name="P69"><text:bookmark-start text:name="__DdeLink__4988_168916049013"/></text:p>
      <text:h text:style-name="P712" text:outline-level="2">Resource URL</text:h>
      <text:p text:style-name="P288"><text:bookmark-start text:name="__DdeLink__604_131205184114"/><text:bookmark-start text:name="__DdeLink__841_180818702314"/><text:bookmark-start text:name="__DdeLink__812_58252720724"/><text:a xlink:type="simple" xlink:href="http://server.com:15555/config">http</text:a><text:bookmark-end text:name="__DdeLink__812_58252720724"/><text:a xlink:type="simple" xlink:href="http://server.com:15555/config">://server.com:15555/</text:a><text:bookmark-end text:name="__DdeLink__4988_168916049013"/><text:bookmark-end text:name="__DdeLink__604_131205184114"/><text:bookmark-end text:name="__DdeLink__841_180818702314"/><text:a xlink:type="simple" xlink:href="http://server.com:15555/config"><text:span text:style-name="T245">config</text:span></text:a></text:p>
      <text:p text:style-name="P313"/>
      <text:h text:style-name="P742" text:outline-level="2">Parameters</text:h>
      <text:p text:style-name="P456">None</text:p>
      <text:p text:style-name="P456"/>
      <text:h text:style-name="P675" text:outline-level="2">Returns</text:h>
      <text:p text:style-name="P136">200 OK</text:p>
      <text:p text:style-name="P136">401 Unauthorized</text:p>
      <text:p text:style-name="P136"/>
      <text:h text:style-name="P712" text:outline-level="2">Example Request</text:h>
      <text:p text:style-name="P426"><text:span text:style-name="T88">DELETE </text:span><text:a xlink:type="simple" xlink:href="http://localhost:15555/config"><text:span text:style-name="T1">http://localhost:15555/</text:span></text:a><text:a xlink:type="simple" xlink:href="http://localhost:15555/config"><text:span text:style-name="T13">config</text:span></text:a></text:p>
      <text:p text:style-name="P405"/>
      <text:p text:style-name="P387"><text:bookmark-start text:name="__DdeLink__3879_1434952532"/><text:span text:style-name="T48">curl -X DELETE http://localhost:15555/</text:span><text:span text:style-name="T51">config</text:span><text:bookmark-end text:name="__DdeLink__3879_1434952532"/></text:p>
      <text:p text:style-name="P355"/>
      <text:p text:style-name="P529">{ </text:p>
      <text:p text:style-name="P816"><text:span text:style-name="T127"><text:s text:c="4"/>"message": "</text:span><text:span text:style-name="T128">ok</text:span><text:span text:style-name="T127">"</text:span></text:p>
      <text:p text:style-name="P512">} </text:p>
      <text:p text:style-name="P781"><text:span text:style-name="T246">GET</text:span> <text:span text:style-name="T244">config</text:span></text:p>
      <text:p text:style-name="P219"><draw:line text:anchor-type="paragraph" draw:z-index="16" draw:style-name="gr1" draw:text-style-name="P876" svg:x1="0.011cm" svg:y1="0.083cm" svg:x2="17.553cm" svg:y2="0.083cm"><text:p/></draw:line></text:p>
      <text:p text:style-name="P71"><text:span text:style-name="T247">R</text:span><text:span text:style-name="T202">eturns a list of all options and it values.</text:span></text:p>
      <text:p text:style-name="P70"><text:bookmark-start text:name="__DdeLink__4988_1689160490131"/></text:p>
      <text:h text:style-name="P713" text:outline-level="2">Resource URL</text:h>
      <text:p text:style-name="P289"><text:bookmark-start text:name="__DdeLink__604_1312051841141"/><text:bookmark-start text:name="__DdeLink__841_1808187023141"/><text:bookmark-start text:name="__DdeLink__812_582527207241"/><text:a xlink:type="simple" xlink:href="http://server.com:15555/config">http</text:a><text:bookmark-end text:name="__DdeLink__812_582527207241"/><text:a xlink:type="simple" xlink:href="http://server.com:15555/config">://server.com:15555/</text:a><text:bookmark-end text:name="__DdeLink__4988_1689160490131"/><text:bookmark-end text:name="__DdeLink__604_1312051841141"/><text:bookmark-end text:name="__DdeLink__841_1808187023141"/><text:a xlink:type="simple" xlink:href="http://server.com:15555/config"><text:span text:style-name="T245">config</text:span></text:a></text:p>
      <text:p text:style-name="P314"/>
      <text:h text:style-name="P743" text:outline-level="2">Parameters</text:h>
      <text:p text:style-name="P457">None</text:p>
      <text:p text:style-name="P457"/>
      <text:h text:style-name="P676" text:outline-level="2">Returns</text:h>
      <text:p text:style-name="P137">200 OK</text:p>
      <text:p text:style-name="P137">401 Unauthorized</text:p>
      <text:p text:style-name="P137"/>
      <text:h text:style-name="P713" text:outline-level="2">Example Request</text:h>
      <text:p text:style-name="P427"><text:span text:style-name="T91">GET</text:span><text:span text:style-name="T88"> </text:span><text:a xlink:type="simple" xlink:href="http://localhost:15555/config"><text:span text:style-name="T1">http://localhost:15555/</text:span></text:a><text:a xlink:type="simple" xlink:href="http://localhost:15555/config"><text:span text:style-name="T13">config</text:span></text:a></text:p>
      <text:p text:style-name="P406"/>
      <text:p text:style-name="P388"><text:bookmark-start text:name="__DdeLink__3894_1434952532"/><text:bookmark-start text:name="__DdeLink__3879_14349525321"/><text:span text:style-name="T48">curl -X </text:span><text:span text:style-name="T52">GET</text:span><text:span text:style-name="T48"> http://localhost:15555/</text:span><text:span text:style-name="T51">config</text:span><text:bookmark-end text:name="__DdeLink__3894_1434952532"/><text:bookmark-end text:name="__DdeLink__3879_14349525321"/></text:p>
      <text:p text:style-name="P356"/>
      <text:p text:style-name="P513">{</text:p>
      <text:p text:style-name="P806"><text:s text:c="4"/><text:span text:style-name="T126">"auth"</text:span><text:span text:style-name="T144">:</text:span> <text:span text:style-name="T140">0</text:span><text:span text:style-name="T144">,</text:span></text:p>
      <text:p text:style-name="P806"><text:s text:c="4"/><text:span text:style-name="T126">"default_format"</text:span><text:span text:style-name="T144">:</text:span> <text:span text:style-name="T126">"JSON"</text:span><text:span text:style-name="T144">,</text:span></text:p>
      <text:p text:style-name="P806"><text:s text:c="4"/><text:span text:style-name="T126">"log"</text:span><text:span text:style-name="T144">:</text:span> <text:span text:style-name="T140">1</text:span><text:span text:style-name="T144">,</text:span></text:p>
      <text:p text:style-name="P806"><text:s text:c="4"/><text:span text:style-name="T126">"ports"</text:span><text:span text:style-name="T144">:</text:span> <text:span text:style-name="T126">"15555,15556s"</text:span><text:span text:style-name="T144">,</text:span></text:p>
      <text:p text:style-name="P806"><text:s text:c="4"/><text:span text:style-name="T126">"threads"</text:span><text:span text:style-name="T144">:</text:span> <text:span text:style-name="T140">8</text:span></text:p>
      <text:p text:style-name="P839">}</text:p>
      <text:p text:style-name="P525"/>
      <text:p text:style-name="P782"><text:span text:style-name="T246">GET</text:span> <text:span text:style-name="T244">config/</text:span><text:span text:style-name="T248">&lt;key&gt;</text:span></text:p>
      <text:p text:style-name="P220"><draw:line text:anchor-type="paragraph" draw:z-index="17" draw:style-name="gr1" draw:text-style-name="P876" svg:x1="0.011cm" svg:y1="0.083cm" svg:x2="17.553cm" svg:y2="0.083cm"><text:p/></draw:line></text:p>
      <text:p text:style-name="P72"><text:span text:style-name="T248">R</text:span><text:span text:style-name="T193">eturns</text:span><text:bookmark-start text:name="__DdeLink__3477_15956859591"/><text:span text:style-name="T193"> </text:span><text:span text:style-name="T202">option's value</text:span><text:bookmark-end text:name="__DdeLink__3477_15956859591"/><text:span text:style-name="T202">.</text:span></text:p>
      <text:p text:style-name="P72"><text:bookmark-start text:name="__DdeLink__4988_16891604901311"/></text:p>
      <text:h text:style-name="P714" text:outline-level="2">Resource URL</text:h>
      <text:p text:style-name="P290"><text:bookmark-start text:name="__DdeLink__604_13120518411411"/><text:bookmark-start text:name="__DdeLink__841_18081870231411"/><text:bookmark-start text:name="__DdeLink__812_5825272072411"/><text:a xlink:type="simple" xlink:href="http://server.com:15555/config/%3Ckey%3E">http</text:a><text:bookmark-end text:name="__DdeLink__812_5825272072411"/><text:a xlink:type="simple" xlink:href="http://server.com:15555/config/%3Ckey%3E">://server.com:15555/</text:a><text:bookmark-end text:name="__DdeLink__4988_16891604901311"/><text:bookmark-end text:name="__DdeLink__604_13120518411411"/><text:bookmark-end text:name="__DdeLink__841_18081870231411"/><text:a xlink:type="simple" xlink:href="http://server.com:15555/config/%3Ckey%3E"><text:span text:style-name="T245">config</text:span></text:a><text:a xlink:type="simple" xlink:href="http://server.com:15555/config/%3Ckey%3E"><text:span text:style-name="T248">/&lt;key&gt;</text:span></text:a></text:p>
      <text:p text:style-name="P315"/>
      <text:h text:style-name="P744" text:outline-level="2">Parameters</text:h>
      <text:p text:style-name="P458">None</text:p>
      <text:p text:style-name="P458"/>
      <text:h text:style-name="P677" text:outline-level="2">Returns</text:h>
      <text:p text:style-name="P138">200 OK</text:p>
      <text:p text:style-name="P139">400 <text:span text:style-name="T184">Bad Request</text:span></text:p>
      <text:p text:style-name="P138">401 Unauthorized</text:p>
      <text:p text:style-name="P138"/>
      <text:h text:style-name="P714" text:outline-level="2">Example Request</text:h>
      <text:p text:style-name="P428"><text:span text:style-name="T91">GET</text:span><text:span text:style-name="T88"> </text:span><text:a xlink:type="simple" xlink:href="http://localhost:15555/config/threads"><text:span text:style-name="T1">http://localhost:15555/</text:span></text:a><text:a xlink:type="simple" xlink:href="http://localhost:15555/config/threads"><text:span text:style-name="T13">config/</text:span></text:a><text:a xlink:type="simple" xlink:href="http://localhost:15555/config/threads"><text:span text:style-name="T14">threads</text:span></text:a></text:p>
      <text:p text:style-name="P407"/>
      <text:p text:style-name="P389"><text:bookmark-start text:name="__DdeLink__3927_1434952532"/><text:bookmark-start text:name="__DdeLink__3894_14349525321"/><text:bookmark-start text:name="__DdeLink__3879_143495253211"/><text:span text:style-name="T48">curl -X </text:span><text:span text:style-name="T52">GET</text:span><text:span text:style-name="T48"> </text:span><text:bookmark-end text:name="__DdeLink__3894_14349525321"/><text:bookmark-end text:name="__DdeLink__3879_143495253211"/><text:span text:style-name="T48">http://localhost:15555/</text:span><text:span text:style-name="T51">config/</text:span><text:span text:style-name="T53">threads</text:span><text:bookmark-end text:name="__DdeLink__3927_1434952532"/></text:p>
      <text:p text:style-name="P357"/>
      <text:p text:style-name="P514">{</text:p>
      <text:p text:style-name="P822"><text:s text:c="4"/><text:span text:style-name="T126">"threads"</text:span><text:span text:style-name="T144">:</text:span> <text:span text:style-name="T140">8</text:span></text:p>
      <text:p text:style-name="P853">}</text:p>
      <text:p text:style-name="P526"/>
      <text:p text:style-name="P783"><text:span text:style-name="T249">PUT</text:span> <text:span text:style-name="T244">config/</text:span><text:span text:style-name="T248">&lt;key&gt;</text:span></text:p>
      <text:p text:style-name="P221"><draw:line text:anchor-type="paragraph" draw:z-index="18" draw:style-name="gr1" draw:text-style-name="P876" svg:x1="0.011cm" svg:y1="0.083cm" svg:x2="17.553cm" svg:y2="0.083cm"><text:p/></draw:line></text:p>
      <text:p text:style-name="P43"><text:span text:style-name="T249">S</text:span><text:span text:style-name="T202">ets option's value.</text:span></text:p>
      <text:p text:style-name="P73"><text:bookmark-start text:name="__DdeLink__4988_168916049013111"/></text:p>
      <text:h text:style-name="P715" text:outline-level="2">Resource URL</text:h>
      <text:p text:style-name="P291"><text:bookmark-start text:name="__DdeLink__604_131205184114111"/><text:bookmark-start text:name="__DdeLink__841_180818702314111"/><text:bookmark-start text:name="__DdeLink__812_58252720724111"/><text:a xlink:type="simple" xlink:href="http://server.com:15555/config/%3Ckey%3E">http</text:a><text:bookmark-end text:name="__DdeLink__812_58252720724111"/><text:a xlink:type="simple" xlink:href="http://server.com:15555/config/%3Ckey%3E">://server.com:15555/</text:a><text:bookmark-end text:name="__DdeLink__4988_168916049013111"/><text:bookmark-end text:name="__DdeLink__604_131205184114111"/><text:bookmark-end text:name="__DdeLink__841_180818702314111"/><text:a xlink:type="simple" xlink:href="http://server.com:15555/config/%3Ckey%3E"><text:span text:style-name="T245">config</text:span></text:a><text:a xlink:type="simple" xlink:href="http://server.com:15555/config/%3Ckey%3E"><text:span text:style-name="T248">/&lt;key&gt;</text:span></text:a></text:p>
      <text:p text:style-name="P316"/>
      <text:h text:style-name="P494" text:outline-level="2">Parameters</text:h>
      <text:p text:style-name="P333"/>
      <table:table table:name="Таблиця28" table:style-name="Таблиця28">
        <table:table-column table:style-name="Таблиця28.A"/>
        <table:table-column table:style-name="Таблиця28.B"/>
        <table:table-row>
          <table:table-cell table:style-name="Таблиця28.A1" office:value-type="string">
            <text:p text:style-name="P16">value</text:p>
            <text:p text:style-name="P182">required</text:p>
          </table:table-cell>
          <table:table-cell table:style-name="Таблиця28.A1" office:value-type="string">
            <text:p text:style-name="P122">New value for an option.</text:p>
            <text:p text:style-name="P115"/>
            <text:p text:style-name="P115"><text:span text:style-name="T82">Example Value:</text:span> <text:s/><text:span text:style-name="T249">10</text:span></text:p>
          </table:table-cell>
        </table:table-row>
      </table:table>
      <text:p text:style-name="P459"/>
      <text:h text:style-name="P678" text:outline-level="2">Returns</text:h>
      <text:p text:style-name="P139">200 OK</text:p>
      <text:p text:style-name="P139"><text:bookmark-start text:name="__DdeLink__3999_1434952532"/>400 <text:span text:style-name="T184">Bad Request</text:span><text:bookmark-end text:name="__DdeLink__3999_1434952532"/></text:p>
      <text:p text:style-name="P139">401 Unauthorized</text:p>
      <text:p text:style-name="P139"/>
      <text:h text:style-name="P715" text:outline-level="2">Example Request</text:h>
      <text:p text:style-name="P429"><text:span text:style-name="T92">PUT</text:span><text:span text:style-name="T88"> </text:span><text:a xlink:type="simple" xlink:href="http://localhost:15555/config/threads?value=10"><text:span text:style-name="T1">http://localhost:15555/</text:span></text:a><text:a xlink:type="simple" xlink:href="http://localhost:15555/config/threads?value=10"><text:span text:style-name="T13">config/</text:span></text:a><text:a xlink:type="simple" xlink:href="http://localhost:15555/config/threads?value=10"><text:span text:style-name="T14">threads?</text:span></text:a><text:a xlink:type="simple" xlink:href="http://localhost:15555/config/threads?value=10"><text:span text:style-name="T15">value=10</text:span></text:a></text:p>
      <text:p text:style-name="P408"/>
      <text:p text:style-name="P390"><text:bookmark-start text:name="__DdeLink__3927_14349525321"/><text:bookmark-start text:name="__DdeLink__3894_143495253211"/><text:bookmark-start text:name="__DdeLink__3879_1434952532111"/><text:span text:style-name="T48">curl -X </text:span><text:span text:style-name="T54">PUT</text:span><text:span text:style-name="T48"> </text:span><text:bookmark-end text:name="__DdeLink__3894_143495253211"/><text:bookmark-end text:name="__DdeLink__3879_1434952532111"/><text:span text:style-name="T48">http://localhost:15555/</text:span><text:span text:style-name="T51">config/</text:span><text:span text:style-name="T53">threads</text:span><text:bookmark-end text:name="__DdeLink__3927_14349525321"/><text:span text:style-name="T54">\?value=10</text:span></text:p>
      <text:p text:style-name="P358"/>
      <text:p text:style-name="P515">{</text:p>
      <text:p text:style-name="P823"><text:s text:c="4"/><text:span text:style-name="T126">"</text:span><text:span text:style-name="T129">message</text:span><text:span text:style-name="T126">"</text:span><text:span text:style-name="T144">:</text:span> <text:span text:style-name="T129">"You must restart server to apply this settings"</text:span></text:p>
      <text:p text:style-name="P854">}</text:p>
      <text:p text:style-name="P527"/>
      <text:p text:style-name="P875"><text:span text:style-name="T258">GET</text:span><text:span text:style-name="T257"> </text:span><text:span text:style-name="T259">databases</text:span></text:p>
      <text:p text:style-name="P223"><draw:line text:anchor-type="paragraph" draw:z-index="19" draw:style-name="gr1" draw:text-style-name="P876" svg:x1="0.011cm" svg:y1="0.083cm" svg:x2="17.553cm" svg:y2="0.083cm"><text:p/></draw:line></text:p>
      <text:p text:style-name="P76"><text:span text:style-name="T252">R</text:span><text:span text:style-name="T206">eturns a list of databases.</text:span></text:p>
      <text:p text:style-name="P76"><text:bookmark-start text:name="__DdeLink__4988_1689160490112"/></text:p>
      <text:h text:style-name="P717" text:outline-level="2">Resource URL</text:h>
      <text:p text:style-name="P293"><text:bookmark-start text:name="__DdeLink__604_1312051841112"/><text:bookmark-start text:name="__DdeLink__841_1808187023112"/><text:bookmark-start text:name="__DdeLink__812_582527207212"/><text:a xlink:type="simple" xlink:href="http://server.com:15555/databases">http</text:a><text:bookmark-end text:name="__DdeLink__812_582527207212"/><text:a xlink:type="simple" xlink:href="http://server.com:15555/databases">://server.com:15555/</text:a><text:bookmark-end text:name="__DdeLink__4988_1689160490112"/><text:bookmark-end text:name="__DdeLink__604_1312051841112"/><text:bookmark-end text:name="__DdeLink__841_1808187023112"/><text:a xlink:type="simple" xlink:href="http://server.com:15555/databases"><text:span text:style-name="T252">databases</text:span></text:a></text:p>
      <text:p text:style-name="P318"/>
      <text:h text:style-name="P746" text:outline-level="2">Parameters</text:h>
      <text:p text:style-name="P461">None</text:p>
      <text:p text:style-name="P461"/>
      <text:h text:style-name="P680" text:outline-level="2">Returns</text:h>
      <text:p text:style-name="P141">200 OK</text:p>
      <text:p text:style-name="P141">401 Unauthorized</text:p>
      <text:p text:style-name="P141"/>
      <text:h text:style-name="P717" text:outline-level="2">Example Request</text:h>
      <text:p text:style-name="P431"><text:span text:style-name="T89">GET</text:span><text:span text:style-name="T88"> </text:span><text:a xlink:type="simple" xlink:href="http://localhost:15555/databases"><text:span text:style-name="T1">http://localhost:15555/</text:span></text:a><text:a xlink:type="simple" xlink:href="http://localhost:15555/databases"><text:span text:style-name="T17">databases</text:span></text:a></text:p>
      <text:p text:style-name="P410"/>
      <text:p text:style-name="P392"><text:bookmark-start text:name="__DdeLink__4038_1434952532"/><text:bookmark-start text:name="__DdeLink__4032_1434952532"/><text:bookmark-start text:name="__DdeLink__4030_1434952532"/><text:span text:style-name="T48">curl -X </text:span><text:span text:style-name="T49">GET</text:span><text:span text:style-name="T48"> http</text:span><text:span text:style-name="T48">://localhost:15555/</text:span><text:span text:style-name="T56">databases</text:span><text:bookmark-end text:name="__DdeLink__4038_1434952532"/><text:bookmark-end text:name="__DdeLink__4032_1434952532"/><text:bookmark-end text:name="__DdeLink__4030_1434952532"/></text:p>
      <text:p text:style-name="P360"/>
      <text:p text:style-name="P565">[</text:p>
      <text:p text:style-name="P806"><text:s text:c="4"/><text:span text:style-name="T139">{</text:span></text:p>
      <text:p text:style-name="P806"><text:s text:c="8"/><text:span text:style-name="T126">"name"</text:span><text:span text:style-name="T144">:</text:span> <text:span text:style-name="T126">"mydb"</text:span><text:span text:style-name="T144">,</text:span></text:p>
      <text:p text:style-name="P806"><text:s text:c="8"/><text:span text:style-name="T126">"state"</text:span><text:span text:style-name="T144">:</text:span> <text:span text:style-name="T126">"opened"</text:span></text:p>
      <text:p text:style-name="P806"><text:s text:c="4"/><text:span text:style-name="T139">}</text:span></text:p>
      <text:p text:style-name="P857">]</text:p>
      <text:p text:style-name="P784">POST <text:span text:style-name="T254">databases</text:span></text:p>
      <text:p text:style-name="P224"><draw:line text:anchor-type="paragraph" draw:z-index="20" draw:style-name="gr1" draw:text-style-name="P876" svg:x1="0.011cm" svg:y1="0.083cm" svg:x2="17.553cm" svg:y2="0.083cm"><text:p/></draw:line></text:p>
      <text:p text:style-name="P77"><text:span text:style-name="T254">C</text:span>reates <text:span text:style-name="T256">and opens </text:span>a new database.</text:p>
      <text:p text:style-name="P77"><text:bookmark-start text:name="__DdeLink__4988_16891604902"/></text:p>
      <text:h text:style-name="P718" text:outline-level="2">Resource URL</text:h>
      <text:p text:style-name="P294"><text:bookmark-start text:name="__DdeLink__604_13120518412"/><text:bookmark-start text:name="__DdeLink__841_18081870232"/><text:bookmark-start text:name="__DdeLink__812_5825272073"/><text:a xlink:type="simple" xlink:href="http://server.com:15555/databases">http</text:a><text:bookmark-end text:name="__DdeLink__812_5825272073"/><text:a xlink:type="simple" xlink:href="http://server.com:15555/databases">://server.com:15555/</text:a><text:bookmark-end text:name="__DdeLink__4988_16891604902"/><text:bookmark-end text:name="__DdeLink__604_13120518412"/><text:bookmark-end text:name="__DdeLink__841_18081870232"/><text:a xlink:type="simple" xlink:href="http://server.com:15555/databases"><text:span text:style-name="T255">databases</text:span></text:a></text:p>
      <text:p text:style-name="P294"/>
      <text:p text:style-name="P294"/>
      <text:h text:style-name="P495" text:outline-level="2"><text:bookmark-start text:name="__DdeLink__606_13120518413"/>Parameters<text:bookmark-end text:name="__DdeLink__606_13120518413"/></text:h>
      <text:p text:style-name="P334"/>
      <table:table table:name="Таблиця29" table:style-name="Таблиця29">
        <table:table-column table:style-name="Таблиця29.A"/>
        <table:table-column table:style-name="Таблиця29.B"/>
        <table:table-row>
          <table:table-cell table:style-name="Таблиця29.A1" office:value-type="string">
            <text:p text:style-name="P13">name</text:p>
            <text:p text:style-name="P183">required</text:p>
          </table:table-cell>
          <table:table-cell table:style-name="Таблиця29.A1" office:value-type="string">
            <text:p text:style-name="P116">Name for new <text:span text:style-name="T256">database.</text:span><text:span text:style-name="T160"> Name cannot starts from '.' and '_' characters.</text:span></text:p>
            <text:p text:style-name="P77"/>
            <text:p text:style-name="P116"><text:span text:style-name="T82">Example Value:</text:span><text:span text:style-name="T160"> <text:s/>mydb</text:span></text:p>
          </table:table-cell>
        </table:table-row>
      </table:table>
      <text:p text:style-name="P77"/>
      <text:h text:style-name="P670" text:outline-level="2">Returns</text:h>
      <text:p text:style-name="P142">20<text:span text:style-name="T253">1</text:span> <text:span text:style-name="T253">Created</text:span></text:p>
      <text:p text:style-name="P173"><text:span text:style-name="T190">400 </text:span><text:span text:style-name="T184">Bad Request</text:span></text:p>
      <text:p text:style-name="P142">401 Unauthorized</text:p>
      <text:p text:style-name="P142">500 Internal Server Error</text:p>
      <text:p text:style-name="P334"/>
      <text:h text:style-name="P718" text:outline-level="2">Example Request</text:h>
      <text:p text:style-name="P432"><text:span text:style-name="T85">POST</text:span><text:span text:style-name="T1"><text:tab/><text:tab/></text:span><text:a xlink:type="simple" xlink:href="http://localhost:15555/databases"><text:span text:style-name="T1">http://localhost:15555/</text:span></text:a><text:a xlink:type="simple" xlink:href="http://localhost:15555/databases"><text:span text:style-name="T18">databases</text:span></text:a></text:p>
      <text:p text:style-name="P432"><text:span text:style-name="T85">POST Data<text:tab/></text:span><text:span text:style-name="T100">None</text:span></text:p>
      <text:p text:style-name="P484"/>
      <text:p text:style-name="P393"><text:bookmark-start text:name="__DdeLink__4090_1434952532"/><text:bookmark-start text:name="__DdeLink__3743_14349525321"/><text:span text:style-name="T112">curl -X </text:span><text:span text:style-name="T113">POST</text:span><text:span text:style-name="T112"> http://localhost:15555/</text:span><text:span text:style-name="T114">databases</text:span><text:span text:style-name="T113">\?</text:span><text:span text:style-name="T114">name</text:span><text:span text:style-name="T113">=m</text:span><text:bookmark-end text:name="__DdeLink__4090_1434952532"/><text:bookmark-end text:name="__DdeLink__3743_14349525321"/><text:span text:style-name="T113">ydb</text:span></text:p>
      <text:p text:style-name="P361"/>
      <text:p text:style-name="P538">{</text:p>
      <text:p text:style-name="P871"><text:s text:c="4"/><text:span text:style-name="T126">"message"</text:span><text:span text:style-name="T144">:</text:span> <text:span text:style-name="T126">"</text:span><text:span text:style-name="T133">ok</text:span><text:span text:style-name="T126">"</text:span></text:p>
      <text:p text:style-name="P866">}</text:p>
      <text:p text:style-name="P538"/>
      <text:p text:style-name="P784"><text:span text:style-name="T204">DELETE</text:span> <text:span text:style-name="T256">databases</text:span><text:span text:style-name="T204">/</text:span><text:span text:style-name="T208">&lt;</text:span><text:span text:style-name="T256">db</text:span><text:span text:style-name="T208">&gt;</text:span></text:p>
      <text:p text:style-name="P224"><draw:line text:anchor-type="paragraph" draw:z-index="21" draw:style-name="gr1" draw:text-style-name="P876" svg:x1="0.011cm" svg:y1="0.083cm" svg:x2="17.553cm" svg:y2="0.083cm"><text:p/></draw:line></text:p>
      <text:p text:style-name="P77"><text:span text:style-name="T256">D</text:span><text:span text:style-name="T208">rops a database from a disk.</text:span></text:p>
      <text:p text:style-name="P77"><text:bookmark-start text:name="__DdeLink__4988_1689160490122"/></text:p>
      <text:h text:style-name="P718" text:outline-level="2">Resource URL</text:h>
      <text:p text:style-name="P294"><text:bookmark-start text:name="__DdeLink__604_1312051841122"/><text:bookmark-start text:name="__DdeLink__841_1808187023122"/><text:bookmark-start text:name="__DdeLink__812_582527207222"/><text:a xlink:type="simple" xlink:href="https://server.com:15555/databases/%3Cdb%3E">h</text:a><text:bookmark-end text:name="__DdeLink__812_582527207222"/><text:a xlink:type="simple" xlink:href="https://server.com:15555/databases/%3Cdb%3E">ttp://server.com:15555/</text:a><text:bookmark-end text:name="__DdeLink__4988_1689160490122"/><text:bookmark-end text:name="__DdeLink__604_1312051841122"/><text:bookmark-end text:name="__DdeLink__841_1808187023122"/><text:a xlink:type="simple" xlink:href="https://server.com:15555/databases/%3Cdb%3E"><text:span text:style-name="T256">databases/&lt;db&gt;</text:span></text:a></text:p>
      <text:p text:style-name="P319"/>
      <text:h text:style-name="P496" text:outline-level="2">Parameters</text:h>
      <text:p text:style-name="P335"/>
      <table:table table:name="Таблиця30" table:style-name="Таблиця30">
        <table:table-column table:style-name="Таблиця30.A"/>
        <table:table-column table:style-name="Таблиця30.B"/>
        <table:table-row>
          <table:table-cell table:style-name="Таблиця30.A1" office:value-type="string">
            <text:p text:style-name="P14"><text:bookmark-start text:name="__DdeLink__865_18081870231"/>confirmation<text:bookmark-end text:name="__DdeLink__865_18081870231"/></text:p>
            <text:p text:style-name="P184">required</text:p>
          </table:table-cell>
          <table:table-cell table:style-name="Таблиця30.A1" office:value-type="string">
            <text:p text:style-name="P117">Must be added to confirm that database really must be <text:bookmark-start text:name="__DdeLink__863_18081870231"/>dropped<text:bookmark-end text:name="__DdeLink__863_18081870231"/>, and no mistake there.</text:p>
            <text:p text:style-name="P117"/>
            <text:p text:style-name="P117"><text:span text:style-name="T82">Possible Values: <text:s text:c="2"/></text:span><text:span text:style-name="T160">yes</text:span></text:p>
          </table:table-cell>
        </table:table-row>
      </table:table>
      <text:p text:style-name="P462"/>
      <text:h text:style-name="P670" text:outline-level="2">Returns</text:h>
      <text:p text:style-name="P142">200 OK</text:p>
      <text:p text:style-name="P142">400 <text:span text:style-name="T184">Bad Request</text:span></text:p>
      <text:p text:style-name="P142">401 Unauthorized</text:p>
      <text:p text:style-name="P142"><text:bookmark-start text:name="__DdeLink__4206_1434952532"/>500 Internal Server Error<text:bookmark-end text:name="__DdeLink__4206_1434952532"/></text:p>
      <text:p text:style-name="P142"/>
      <text:h text:style-name="P718" text:outline-level="2">Example Request</text:h>
      <text:p text:style-name="P433"><text:span text:style-name="T88">DELETE </text:span><text:a xlink:type="simple" xlink:href="http://localhost:15555/databases/dbname?confirmation=yes"><text:span text:style-name="T1">http://localhost:15555/</text:span></text:a><text:a xlink:type="simple" xlink:href="http://localhost:15555/databases/dbname?confirmation=yes"><text:span text:style-name="T18">databases/mydb?confirmation</text:span></text:a><text:a xlink:type="simple" xlink:href="http://localhost:15555/databases/dbname?confirmation=yes"><text:span text:style-name="T19">=yes</text:span></text:a></text:p>
      <text:p text:style-name="P411"/>
      <text:p text:style-name="P393"><text:bookmark-start text:name="__DdeLink__3781_14349525322"/><text:span text:style-name="T48">curl -X DELETE http://localhost:15555/</text:span><text:span text:style-name="T57">databases</text:span><text:span text:style-name="T48">/</text:span><text:bookmark-end text:name="__DdeLink__3781_14349525322"/><text:span text:style-name="T57">mydb</text:span><text:span text:style-name="T58">\?confirmation=yes</text:span></text:p>
      <text:p text:style-name="P361"/>
      <text:p text:style-name="P516">{</text:p>
      <text:p text:style-name="P806"><text:s text:c="4"/><text:span text:style-name="T126">"message"</text:span><text:span text:style-name="T144">:</text:span> <text:span text:style-name="T126">"</text:span><text:span text:style-name="T132">ok</text:span><text:span text:style-name="T126">"</text:span></text:p>
      <text:p text:style-name="P839">}</text:p>
      <text:p text:style-name="P555"/>
      <text:p text:style-name="P785"><text:span text:style-name="T260">POST</text:span> <text:span text:style-name="T260">databases</text:span><text:span text:style-name="T244">/</text:span><text:span text:style-name="T248">&lt;</text:span><text:span text:style-name="T260">db</text:span><text:span text:style-name="T248">&gt;/</text:span><text:span text:style-name="T260">check</text:span></text:p>
      <text:p text:style-name="P225"><draw:line text:anchor-type="paragraph" draw:z-index="22" draw:style-name="gr1" draw:text-style-name="P876" svg:x1="0.011cm" svg:y1="0.083cm" svg:x2="17.553cm" svg:y2="0.083cm"><text:p/></draw:line></text:p>
      <text:p text:style-name="P44"><text:span text:style-name="T260">D</text:span><text:span text:style-name="T202">oes an integrity check of the entire database.</text:span></text:p>
      <text:p text:style-name="P78"><text:bookmark-start text:name="__DdeLink__4988_168916049013112"/></text:p>
      <text:h text:style-name="P719" text:outline-level="2">Resource URL</text:h>
      <text:p text:style-name="P295"><text:bookmark-start text:name="__DdeLink__604_131205184114112"/><text:bookmark-start text:name="__DdeLink__841_180818702314112"/><text:bookmark-start text:name="__DdeLink__812_58252720724112"/><text:a xlink:type="simple" xlink:href="http://server.com:15555/%3Cdb%3E/check">http</text:a><text:bookmark-end text:name="__DdeLink__812_58252720724112"/><text:a xlink:type="simple" xlink:href="http://server.com:15555/%3Cdb%3E/check">://server.com:15555/</text:a><text:bookmark-end text:name="__DdeLink__4988_168916049013112"/><text:bookmark-end text:name="__DdeLink__604_131205184114112"/><text:bookmark-end text:name="__DdeLink__841_180818702314112"/><text:a xlink:type="simple" xlink:href="http://server.com:15555/%3Cdb%3E/check"><text:span text:style-name="T260">&lt;db&gt;/check</text:span></text:a></text:p>
      <text:p text:style-name="P320"/>
      <text:h text:style-name="P747" text:outline-level="2">Parameters</text:h>
      <text:p text:style-name="P463">None</text:p>
      <text:p text:style-name="P463"/>
      <text:h text:style-name="P681" text:outline-level="2">Returns</text:h>
      <text:p text:style-name="P143">200 OK</text:p>
      <text:p text:style-name="P143">400 <text:span text:style-name="T184">Bad Request</text:span></text:p>
      <text:p text:style-name="P143">401 Unauthorized</text:p>
      <text:p text:style-name="P143"/>
      <text:h text:style-name="P719" text:outline-level="2">Example Request</text:h>
      <text:p text:style-name="P434"><text:span text:style-name="T85">POST</text:span><text:span text:style-name="T1"><text:tab/><text:tab/></text:span><text:a xlink:type="simple" xlink:href="http://localhost:15555/databases/dbname/check"><text:span text:style-name="T1">http://localhost:15555/</text:span></text:a><text:a xlink:type="simple" xlink:href="http://localhost:15555/databases/dbname/check"><text:span text:style-name="T18">databases/</text:span></text:a><text:bookmark-start text:name="__DdeLink__4173_1434952532"/><text:a xlink:type="simple" xlink:href="http://localhost:15555/databases/dbname/check"><text:span text:style-name="T20">m</text:span></text:a><text:bookmark-end text:name="__DdeLink__4173_1434952532"/><text:a xlink:type="simple" xlink:href="http://localhost:15555/databases/dbname/check"><text:span text:style-name="T20">ydb/check</text:span></text:a></text:p>
      <text:p text:style-name="P434"><text:span text:style-name="T93">POST Data<text:tab/></text:span><text:span text:style-name="T108">None</text:span></text:p>
      <text:p text:style-name="P412"/>
      <text:p text:style-name="P394"><text:bookmark-start text:name="__DdeLink__3927_14349525322"/><text:bookmark-start text:name="__DdeLink__3894_143495253212"/><text:bookmark-start text:name="__DdeLink__3879_1434952532112"/><text:span text:style-name="T48">curl -X </text:span><text:span text:style-name="T59">POST</text:span><text:span text:style-name="T48"> </text:span><text:bookmark-end text:name="__DdeLink__3894_143495253212"/><text:bookmark-end text:name="__DdeLink__3879_1434952532112"/><text:span text:style-name="T48">http://localhost:15555/</text:span><text:span text:style-name="T59">databases</text:span><text:span text:style-name="T51">/</text:span><text:bookmark-end text:name="__DdeLink__3927_14349525322"/><text:span text:style-name="T59">mydb/check</text:span></text:p>
      <text:p text:style-name="P362"><text:bookmark-start text:name="__DdeLink__4181_1434952532"/></text:p>
      <text:p text:style-name="P517">{</text:p>
      <text:p text:style-name="P824"><text:s text:c="4"/><text:span text:style-name="T126">"message"</text:span><text:span text:style-name="T144">:</text:span> <text:span text:style-name="T126">"ok"</text:span></text:p>
      <text:p text:style-name="P855">}<text:bookmark-end text:name="__DdeLink__4181_1434952532"/></text:p>
      <text:p text:style-name="P517"/>
      <text:p text:style-name="P779"><text:bookmark-start text:name="__DdeLink__876_1808187023"/><text:bookmark text:name="POST cursor"/>POST <text:span text:style-name="T261">databases/&lt;db&gt;/</text:span>close</text:p>
      <text:p text:style-name="P191"><draw:line text:anchor-type="paragraph" draw:z-index="0" draw:style-name="gr1" draw:text-style-name="P876" svg:x1="0.011cm" svg:y1="0.083cm" svg:x2="17.553cm" svg:y2="0.083cm"><text:p/></draw:line></text:p>
      <text:p text:style-name="P30"><text:span text:style-name="T191">C</text:span>loses a database, <text:span text:style-name="T191">so it can be moved to another place.</text:span></text:p>
      <text:p text:style-name="P21"/>
      <text:h text:style-name="P748" text:outline-level="2">Parameters</text:h>
      <text:p text:style-name="P464">None</text:p>
      <text:p text:style-name="P464"/>
      <text:h text:style-name="P682" text:outline-level="2">Returns</text:h>
      <text:p text:style-name="P144">200 OK</text:p>
      <text:p text:style-name="P144">400 <text:span text:style-name="T184">Bad Request</text:span></text:p>
      <text:p text:style-name="P144">401 Unauthorized</text:p>
      <text:p text:style-name="P144"/>
      <text:h text:style-name="P664" text:outline-level="2">Example Request</text:h>
      <text:p text:style-name="P276"><text:span text:style-name="T85">POST</text:span><text:span text:style-name="T1"><text:tab/><text:tab/></text:span><text:a xlink:type="simple" xlink:href="http://localhost:15555/databases/mydb/close"><text:span text:style-name="T1">http://localhost:15555/</text:span></text:a><text:a xlink:type="simple" xlink:href="http://localhost:15555/databases/mydb/close"><text:span text:style-name="T21">databases/mydb/close</text:span></text:a></text:p>
      <text:p text:style-name="P276"><text:bookmark-start text:name="__DdeLink__3825_1434952532"/><text:span text:style-name="T85">POST </text:span><text:span text:style-name="T85">Data<text:tab/></text:span><text:span text:style-name="T100">None</text:span><text:bookmark-end text:name="__DdeLink__3825_1434952532"/></text:p>
      <text:p text:style-name="P413"/>
      <text:p text:style-name="P603"><text:span text:style-name="T73">curl -X </text:span><text:span text:style-name="T74">POST</text:span><text:span text:style-name="T73"> http://localhost:15555/</text:span><text:span text:style-name="T74">databases</text:span><text:span text:style-name="T75">/</text:span><text:span text:style-name="T74">mydb/</text:span><text:span text:style-name="T76">close</text:span></text:p>
      <text:p text:style-name="P363"/>
      <text:p text:style-name="P518">{</text:p>
      <text:p text:style-name="P825"><text:s text:c="4"/><text:span text:style-name="T126">"message"</text:span><text:span text:style-name="T144">:</text:span> <text:span text:style-name="T126">"</text:span><text:span text:style-name="T131">ok</text:span><text:span text:style-name="T126">"</text:span></text:p>
      <text:p text:style-name="P849"><text:bookmark-end text:name="__DdeLink__876_1808187023"/>}</text:p>
      <text:p text:style-name="P786">POST <text:span text:style-name="T261">databases/&lt;db&gt;/</text:span><text:span text:style-name="T262">flush</text:span></text:p>
      <text:p text:style-name="P226"><draw:line text:anchor-type="paragraph" draw:z-index="23" draw:style-name="gr1" draw:text-style-name="P876" svg:x1="0.011cm" svg:y1="0.083cm" svg:x2="17.553cm" svg:y2="0.083cm"><text:p/></draw:line></text:p>
      <text:p text:style-name="P99">Force flushes all changes to disk.</text:p>
      <text:p text:style-name="P79"/>
      <text:h text:style-name="P749" text:outline-level="2">Parameters</text:h>
      <text:p text:style-name="P465">None</text:p>
      <text:p text:style-name="P465"/>
      <text:h text:style-name="P683" text:outline-level="2">Returns</text:h>
      <text:p text:style-name="P145">200 OK</text:p>
      <text:p text:style-name="P145">400 <text:span text:style-name="T184">Bad Request</text:span></text:p>
      <text:p text:style-name="P145">401 Unauthorized</text:p>
      <text:p text:style-name="P148">500 Internal Server Error</text:p>
      <text:p text:style-name="P174"/>
      <text:h text:style-name="P720" text:outline-level="2">Example Request</text:h>
      <text:p text:style-name="P435"><text:span text:style-name="T85">POST</text:span><text:span text:style-name="T1"><text:tab/><text:tab/></text:span><text:a xlink:type="simple" xlink:href="http://localhost:15555/databases/mydb/flush"><text:span text:style-name="T1">http://localhost:15555/</text:span></text:a><text:a xlink:type="simple" xlink:href="http://localhost:15555/databases/mydb/flush"><text:span text:style-name="T21">databases/mydb/</text:span></text:a><text:a xlink:type="simple" xlink:href="http://localhost:15555/databases/mydb/flush"><text:span text:style-name="T22">flush</text:span></text:a></text:p>
      <text:p text:style-name="P435"><text:bookmark-start text:name="__DdeLink__3825_14349525321"/><text:span text:style-name="T85">POST Data<text:tab/></text:span><text:span text:style-name="T100">None</text:span><text:bookmark-end text:name="__DdeLink__3825_14349525321"/></text:p>
      <text:p text:style-name="P414"/>
      <text:p text:style-name="P604"><text:bookmark-start text:name="__DdeLink__4189_1434952532"/><text:span text:style-name="T73">curl -X </text:span><text:span text:style-name="T74">POST</text:span><text:span text:style-name="T73"> http://localhost:15555/</text:span><text:span text:style-name="T74">databases</text:span><text:span text:style-name="T75">/</text:span><text:span text:style-name="T74">mydb/</text:span><text:span text:style-name="T77">flush</text:span><text:bookmark-end text:name="__DdeLink__4189_1434952532"/></text:p>
      <text:p text:style-name="P364"/>
      <text:p text:style-name="P519"><text:bookmark-start text:name="__DdeLink__4191_1434952532"/>{</text:p>
      <text:p text:style-name="P826"><text:s text:c="4"/><text:span text:style-name="T126">"message"</text:span><text:span text:style-name="T144">:</text:span> <text:span text:style-name="T126">"</text:span><text:span text:style-name="T130">ok</text:span><text:span text:style-name="T126">"</text:span></text:p>
      <text:p text:style-name="P850">}</text:p>
      <text:p text:style-name="P793">POST <text:span text:style-name="T261">databases/&lt;db&gt;/</text:span><text:span text:style-name="T283">interrupt</text:span></text:p>
      <text:p text:style-name="P233"><draw:line text:anchor-type="paragraph" draw:z-index="32" draw:style-name="gr1" draw:text-style-name="P876" svg:x1="0.011cm" svg:y1="0.083cm" svg:x2="17.553cm" svg:y2="0.083cm"><text:p/></draw:line></text:p>
      <text:p text:style-name="P87"><text:bookmark-start text:name="__DdeLink__4477_1434952532"/><text:span text:style-name="T283">C</text:span><text:span text:style-name="T262">auses any pending database operation to abort </text:span><text:bookmark-end text:name="__DdeLink__4477_1434952532"/><text:span text:style-name="T262">and return at its earliest opportunity.</text:span></text:p>
      <text:p text:style-name="P87"/>
      <text:h text:style-name="P750" text:outline-level="2">Parameters</text:h>
      <text:p text:style-name="P466">None</text:p>
      <text:p text:style-name="P466"/>
      <text:h text:style-name="P684" text:outline-level="2">Returns</text:h>
      <text:p text:style-name="P160">200 OK</text:p>
      <text:p text:style-name="P160">400 <text:span text:style-name="T184">Bad Request</text:span></text:p>
      <text:p text:style-name="P160">401 Unauthorized</text:p>
      <text:p text:style-name="P160">500 Internal Server Error</text:p>
      <text:p text:style-name="P176"/>
      <text:h text:style-name="P731" text:outline-level="2">Example Request</text:h>
      <text:p text:style-name="P444"><text:span text:style-name="T85">POST</text:span><text:span text:style-name="T1"><text:tab/><text:tab/></text:span><text:a xlink:type="simple" xlink:href="http://localhost:15555/databases/mydb/interrupt"><text:span text:style-name="T1">http://localhost:15555/</text:span></text:a><text:a xlink:type="simple" xlink:href="http://localhost:15555/databases/mydb/interrupt"><text:span text:style-name="T21">databases/mydb/</text:span></text:a><text:a xlink:type="simple" xlink:href="http://localhost:15555/databases/mydb/interrupt"><text:span text:style-name="T40">interrupt</text:span></text:a></text:p>
      <text:p text:style-name="P444"><text:bookmark-start text:name="__DdeLink__3825_143495253212"/><text:span text:style-name="T85">POST Data<text:tab/></text:span><text:span text:style-name="T100">None</text:span><text:bookmark-end text:name="__DdeLink__3825_143495253212"/></text:p>
      <text:p text:style-name="P415"/>
      <text:p text:style-name="P607"><text:bookmark-start text:name="__DdeLink__4189_14349525322"/><text:span text:style-name="T73">curl -X </text:span><text:span text:style-name="T74">POST</text:span><text:span text:style-name="T73"> http://localhost:15555/</text:span><text:span text:style-name="T74">databases</text:span><text:span text:style-name="T75">/</text:span><text:span text:style-name="T74">mydb/</text:span><text:bookmark-end text:name="__DdeLink__4189_14349525322"/><text:span text:style-name="T81">interrupt</text:span></text:p>
      <text:p text:style-name="P370"/>
      <text:p text:style-name="P520">{</text:p>
      <text:p text:style-name="P828"><text:s text:c="4"/><text:span text:style-name="T126">"message"</text:span><text:span text:style-name="T144">:</text:span> <text:span text:style-name="T126">"</text:span><text:span text:style-name="T130">ok</text:span><text:span text:style-name="T126">"</text:span></text:p>
      <text:p text:style-name="P852"><text:bookmark-end text:name="__DdeLink__4191_1434952532"/>}</text:p>
      <text:p text:style-name="P803"><text:span text:style-name="T82">POST </text:span><text:span text:style-name="T83">databases/&lt;db&gt;/</text:span><text:span text:style-name="T82">open</text:span></text:p>
      <text:p text:style-name="P191"><draw:line text:anchor-type="paragraph" draw:z-index="3" draw:style-name="gr1" draw:text-style-name="P876" svg:x1="0.011cm" svg:y1="0.083cm" svg:x2="17.553cm" svg:y2="0.083cm"><text:p/></draw:line></text:p>
      <text:p text:style-name="P30"><text:span text:style-name="T191">O</text:span>pens an existing database, <text:span text:style-name="T191">which can be add during server work.</text:span></text:p>
      <text:p text:style-name="P21"/>
      <text:h text:style-name="P664" text:outline-level="2">Resource URL</text:h>
      <text:p text:style-name="P281"><text:bookmark-start text:name="__DdeLink__812_58252720712"/><text:span text:style-name="T145">h</text:span><text:bookmark-end text:name="__DdeLink__812_58252720712"/><text:span text:style-name="T145">ttp://server.com:15555/</text:span><text:span text:style-name="T146">databases</text:span><text:span text:style-name="T145">/&lt;db&gt;/</text:span><text:span text:style-name="T146">open</text:span></text:p>
      <text:p text:style-name="P277"/>
      <text:h text:style-name="P751" text:outline-level="2">Parameters</text:h>
      <text:p text:style-name="P467">None</text:p>
      <text:p text:style-name="P467"/>
      <text:h text:style-name="P685" text:outline-level="2">Returns</text:h>
      <text:p text:style-name="P146">200 OK</text:p>
      <text:p text:style-name="P146">400 <text:span text:style-name="T184">Bad Request</text:span></text:p>
      <text:p text:style-name="P646">401 Unauthorized</text:p>
      <text:p text:style-name="P641">500 Internal Server Error</text:p>
      <text:p text:style-name="P646"/>
      <text:h text:style-name="P664" text:outline-level="2"><text:bookmark-start text:name="__DdeLink__1664_1461242481"/>Example Request</text:h>
      <text:p text:style-name="P376"><text:span text:style-name="T85">POST</text:span><text:span text:style-name="T1"><text:tab/><text:tab/></text:span><text:a xlink:type="simple" xlink:href="http://localhost:15555/databases/mydb/open"><text:span text:style-name="T1">http://localhost:15555/</text:span></text:a><text:a xlink:type="simple" xlink:href="http://localhost:15555/databases/mydb/open"><text:span text:style-name="T23">databases</text:span></text:a><text:a xlink:type="simple" xlink:href="http://localhost:15555/databases/mydb/open"><text:span text:style-name="T1">/mydb/</text:span></text:a><text:a xlink:type="simple" xlink:href="http://localhost:15555/databases/mydb/open"><text:span text:style-name="T23">open</text:span></text:a></text:p>
      <text:p text:style-name="P276"><text:bookmark-end text:name="__DdeLink__1664_1461242481"/><text:span text:style-name="T85">POST </text:span><text:span text:style-name="T85">Data<text:tab/></text:span><text:span text:style-name="T100">None</text:span></text:p>
      <text:p text:style-name="P600"/>
      <text:p text:style-name="P605"><text:span text:style-name="T73">curl -X </text:span><text:span text:style-name="T74">POST</text:span><text:span text:style-name="T73"> http://localhost:15555/</text:span><text:span text:style-name="T74">databases</text:span><text:span text:style-name="T75">/</text:span><text:span text:style-name="T74">mydb/</text:span><text:span text:style-name="T78">open</text:span></text:p>
      <text:p text:style-name="P611"/>
      <text:p text:style-name="P521">{</text:p>
      <text:p text:style-name="P827"><text:s text:c="4"/><text:span text:style-name="T126">"message"</text:span><text:span text:style-name="T144">:</text:span> <text:span text:style-name="T126">"</text:span><text:span text:style-name="T130">ok</text:span><text:span text:style-name="T126">"</text:span></text:p>
      <text:p text:style-name="P856">}</text:p>
      <text:p text:style-name="P770">POST <text:span text:style-name="T263">databases/&lt;db&gt;/</text:span>query</text:p>
      <text:p text:style-name="P191"><draw:line text:anchor-type="paragraph" draw:z-index="2" draw:style-name="gr1" draw:text-style-name="P876" svg:x1="0.011cm" svg:y1="0.083cm" svg:x2="17.553cm" svg:y2="0.083cm"><text:p/></draw:line></text:p>
      <text:p text:style-name="P21">Executes query and returns result. </text:p>
      <text:p text:style-name="P21"/>
      <text:h text:style-name="P664" text:outline-level="2">Resource URL</text:h>
      <text:p text:style-name="P281"><text:bookmark-start text:name="__DdeLink__812_582527207121"/><text:span text:style-name="T145">h</text:span><text:bookmark-end text:name="__DdeLink__812_582527207121"/><text:span text:style-name="T145">ttp://server.com:15555/</text:span><text:span text:style-name="T147">databases/&lt;db&gt;/</text:span><text:span text:style-name="T145">query</text:span></text:p>
      <text:p text:style-name="P277"/>
      <text:p text:style-name="P277"/>
      <text:h text:style-name="P489" text:outline-level="2">Parameters</text:h>
      <text:p text:style-name="P327"/>
      <table:table table:name="Таблиця7" table:style-name="Таблиця7">
        <table:table-column table:style-name="Таблиця7.A"/>
        <table:table-column table:style-name="Таблиця7.B"/>
        <table:table-row>
          <table:table-cell table:style-name="Таблиця7.A1" office:value-type="string">
            <text:p text:style-name="P1">sql</text:p>
            <text:p text:style-name="P178">required</text:p>
          </table:table-cell>
          <table:table-cell table:style-name="Таблиця7.A1" office:value-type="string">
            <text:p text:style-name="P111">Source query.</text:p>
            <text:p text:style-name="P111"/>
            <text:p text:style-name="P111"><text:span text:style-name="T82">Example Value:</text:span> SELECT * FROM t1</text:p>
          </table:table-cell>
        </table:table-row>
      </table:table>
      <text:p text:style-name="P327"/>
      <text:h text:style-name="P686" text:outline-level="2">Returns</text:h>
      <text:p text:style-name="P147">200 OK</text:p>
      <text:p text:style-name="P147">400 <text:span text:style-name="T184">Bad Request</text:span></text:p>
      <text:p text:style-name="P647">401 Unauthorized</text:p>
      <text:p text:style-name="P641">500 Internal Server Error</text:p>
      <text:p text:style-name="P647"/>
      <text:h text:style-name="P686" text:outline-level="2">Example Request</text:h>
      <text:p text:style-name="P376"><text:span text:style-name="T85">POST</text:span><text:span text:style-name="T1"><text:tab/><text:tab/></text:span><text:a xlink:type="simple" xlink:href="http://localhost:15555/databases/mydb/query?sql=SELECT+*+FROM+t1"><text:span text:style-name="T1">http://localhost:15555/</text:span></text:a><text:a xlink:type="simple" xlink:href="http://localhost:15555/databases/mydb/query?sql=SELECT+*+FROM+t1"><text:span text:style-name="T24">databases/mydb/</text:span></text:a><text:a xlink:type="simple" xlink:href="http://localhost:15555/databases/mydb/query?sql=SELECT+*+FROM+t1"><text:span text:style-name="T1">query?sql=SELECT</text:span></text:a><text:bookmark-start text:name="__DdeLink__1666_1461242481"/><text:a xlink:type="simple" xlink:href="http://localhost:15555/databases/mydb/query?sql=SELECT+*+FROM+t1"><text:span text:style-name="T27">+</text:span></text:a><text:bookmark-end text:name="__DdeLink__1666_1461242481"/><text:a xlink:type="simple" xlink:href="http://localhost:15555/databases/mydb/query?sql=SELECT+*+FROM+t1"><text:span text:style-name="T1">*</text:span></text:a><text:a xlink:type="simple" xlink:href="http://localhost:15555/databases/mydb/query?sql=SELECT+*+FROM+t1"><text:span text:style-name="T27">+</text:span></text:a><text:a xlink:type="simple" xlink:href="http://localhost:15555/databases/mydb/query?sql=SELECT+*+FROM+t1"><text:span text:style-name="T1">FROM</text:span></text:a><text:a xlink:type="simple" xlink:href="http://localhost:15555/databases/mydb/query?sql=SELECT+*+FROM+t1"><text:span text:style-name="T27">+</text:span></text:a><text:a xlink:type="simple" xlink:href="http://localhost:15555/databases/mydb/query?sql=SELECT+*+FROM+t1"><text:span text:style-name="T1">t1</text:span></text:a></text:p>
      <text:p text:style-name="P276"><text:span text:style-name="T85">POST </text:span><text:span text:style-name="T85">Data<text:tab/></text:span><text:span text:style-name="T100">None</text:span></text:p>
      <text:p text:style-name="P571"/>
      <text:p text:style-name="P630"><text:bookmark-start text:name="__DdeLink__4255_1434952532"/><text:bookmark-start text:name="__DdeLink__4197_1434952532"/><text:span text:style-name="T210">curl -X </text:span><text:span text:style-name="T211">POST</text:span><text:span text:style-name="T210"> http://localhost:15555/</text:span><text:span text:style-name="T211">databases</text:span><text:span text:style-name="T212">/</text:span><text:span text:style-name="T211">mydb/</text:span><text:span text:style-name="T213">query?sql=SELECT</text:span><text:span text:style-name="T214">+</text:span><text:span text:style-name="T213">*</text:span><text:span text:style-name="T214">+</text:span><text:span text:style-name="T213">FROM</text:span><text:span text:style-name="T214">+</text:span><text:span text:style-name="T213">t1</text:span><text:bookmark-end text:name="__DdeLink__4255_1434952532"/><text:bookmark-end text:name="__DdeLink__4197_1434952532"/></text:p>
      <text:p text:style-name="P612"/>
      <text:p text:style-name="P832">[</text:p>
      <text:p text:style-name="P806"><text:s text:c="4"/><text:span text:style-name="T139">{</text:span></text:p>
      <text:p text:style-name="P806"><text:s text:c="8"/><text:span text:style-name="T126">"f1"</text:span><text:span text:style-name="T144">:</text:span> <text:span text:style-name="T126">"A"</text:span></text:p>
      <text:p text:style-name="P806"><text:s text:c="4"/><text:span text:style-name="T139">}</text:span>,</text:p>
      <text:p text:style-name="P806"><text:s text:c="4"/><text:span text:style-name="T139">{</text:span></text:p>
      <text:p text:style-name="P806"><text:s text:c="8"/><text:span text:style-name="T126">"f1"</text:span><text:span text:style-name="T144">:</text:span> <text:span text:style-name="T126">"B"</text:span></text:p>
      <text:p text:style-name="P806"><text:s text:c="4"/><text:span text:style-name="T139">}</text:span></text:p>
      <text:p text:style-name="P832">]</text:p>
      <text:p text:style-name="P832"/>
      <text:p text:style-name="P832"/>
      <text:p text:style-name="P630"><text:span text:style-name="T85">POST</text:span><text:span text:style-name="T1"><text:tab/><text:tab/></text:span><text:a xlink:type="simple" xlink:href="http://localhost:15555/databases/mydb/query?sql=INSERT%20INTO"><text:span text:style-name="T1">http://localhost:15555/</text:span></text:a><text:a xlink:type="simple" xlink:href="http://localhost:15555/databases/mydb/query?sql=INSERT%20INTO"><text:span text:style-name="T25">databases/mydb/</text:span></text:a><text:a xlink:type="simple" xlink:href="http://localhost:15555/databases/mydb/query?sql=INSERT%20INTO"><text:span text:style-name="T1">query?sql=INSERT</text:span></text:a><text:a xlink:type="simple" xlink:href="https://localhost:15555/query/dbname/?sql=INSERT%20INTO%20t1(f1)%20VALUES(1)"><text:span text:style-name="T26">+</text:span></text:a><text:a xlink:type="simple" xlink:href="http://localhost:15555/databases/mydb/query?sql=INSERT%20INTO"><text:span text:style-name="T1">INTO</text:span></text:a><text:a xlink:type="simple" xlink:href="https://localhost:15555/query/dbname/?sql=INSERT%20INTO%20t1(f1)%20VALUES(1)"><text:span text:style-name="T26">+</text:span></text:a><text:a xlink:type="simple" xlink:href="http://localhost:15555/databases/mydb/query?sql=INSERT%20INTO%20t1(f1"><text:span text:style-name="T1">t1(f1</text:span></text:a><text:a xlink:type="simple" xlink:href="https://localhost:15555/query/dbname/?sql=INSERT%20INTO%20t1(f1)%20VALUES(1)"><text:span text:style-name="T1">)</text:span></text:a><text:a xlink:type="simple" xlink:href="https://localhost:15555/query/dbname/?sql=INSERT%20INTO%20t1(f1)%20VALUES(1)"><text:span text:style-name="T26">+</text:span></text:a><text:a xlink:type="simple" xlink:href="https://localhost:15555/query/dbname/?sql=INSERT%20INTO%20t1(f1)%20VALUES(1)"><text:span text:style-name="T1">VALUES(1)</text:span></text:a></text:p>
      <text:p text:style-name="P570"><text:span text:style-name="T85">POST </text:span><text:span text:style-name="T85">Data<text:tab/></text:span><text:span text:style-name="T100">None</text:span></text:p>
      <text:p text:style-name="P543"/>
      <text:p text:style-name="P574"><text:span text:style-name="T227">curl -X </text:span><text:span text:style-name="T230">GET</text:span><text:span text:style-name="T227"> http://localhost:15555/</text:span><text:span text:style-name="T228">databases</text:span><text:span text:style-name="T229">/</text:span><text:span text:style-name="T228">mydb/</text:span><text:span text:style-name="T230">stats</text:span></text:p>
      <text:p text:style-name="P613"/>
      <text:p text:style-name="P501">{</text:p>
      <text:p text:style-name="P806"><text:s text:c="4"/><text:span text:style-name="T126">"changed"</text:span><text:span text:style-name="T144">:</text:span> <text:span text:style-name="T140">1,</text:span></text:p>
      <text:p text:style-name="P806"><text:s text:c="4"/><text:span text:style-name="T126">"last_insert_id"</text:span><text:span text:style-name="T144">:</text:span> <text:span text:style-name="T140">4</text:span></text:p>
      <text:p text:style-name="P839"><text:bookmark-start text:name="__DdeLink__1695_1461242481"/>}</text:p>
      <text:p text:style-name="P599"/>
      <text:p text:style-name="P787"><text:span text:style-name="T266">GET</text:span> <text:span text:style-name="T261">databases/&lt;db&gt;/</text:span><text:span text:style-name="T264">stats</text:span></text:p>
      <text:p text:style-name="P227"><draw:line text:anchor-type="paragraph" draw:z-index="24" draw:style-name="gr1" draw:text-style-name="P876" svg:x1="0.011cm" svg:y1="0.083cm" svg:x2="17.553cm" svg:y2="0.083cm"><text:p/></draw:line></text:p>
      <text:p text:style-name="P81"><text:span text:style-name="T265">R</text:span><text:span text:style-name="T262">eturns statistics for a </text:span><text:span text:style-name="T200">database.</text:span></text:p>
      <text:p text:style-name="P80"/>
      <text:h text:style-name="P752" text:outline-level="2">Parameters</text:h>
      <text:p text:style-name="P468">None</text:p>
      <text:p text:style-name="P468"/>
      <text:h text:style-name="P687" text:outline-level="2">Returns</text:h>
      <text:p text:style-name="P149">200 OK</text:p>
      <text:p text:style-name="P149">400 <text:span text:style-name="T184">Bad Request</text:span></text:p>
      <text:p text:style-name="P149">401 Unauthorized</text:p>
      <text:p text:style-name="P175"/>
      <text:h text:style-name="P721" text:outline-level="2">Example Request</text:h>
      <text:p text:style-name="P436"><text:span text:style-name="T94">GET</text:span><text:span text:style-name="T1"><text:tab/></text:span><text:a xlink:type="simple" xlink:href="http://localhost:15555/databases/mydb/stats"><text:span text:style-name="T1">http://localhost:15555/</text:span></text:a><text:a xlink:type="simple" xlink:href="http://localhost:15555/databases/mydb/stats"><text:span text:style-name="T21">databases/mydb/</text:span></text:a><text:a xlink:type="simple" xlink:href="http://localhost:15555/databases/mydb/stats"><text:span text:style-name="T28">stats</text:span></text:a></text:p>
      <text:p text:style-name="P416"><text:bookmark text:name="__DdeLink__3825_143495253211"/></text:p>
      <text:p text:style-name="P606"><text:bookmark-start text:name="__DdeLink__4252_1434952532"/><text:bookmark-start text:name="__DdeLink__4189_14349525321"/><text:span text:style-name="T73">curl -X </text:span><text:span text:style-name="T80">GET</text:span><text:span text:style-name="T73"> http://localhost:15555/</text:span><text:span text:style-name="T74">databases</text:span><text:span text:style-name="T75">/</text:span><text:span text:style-name="T74">mydb/</text:span><text:bookmark-end text:name="__DdeLink__4189_14349525321"/><text:span text:style-name="T79">stats</text:span><text:bookmark-end text:name="__DdeLink__4252_1434952532"/></text:p>
      <text:p text:style-name="P365"/>
      <text:p text:style-name="P522">{</text:p>
      <text:p text:style-name="P806"><text:s text:c="4"/><text:span text:style-name="T126">"executed_queries"</text:span><text:span text:style-name="T144">:</text:span> <text:span text:style-name="T140">10</text:span><text:span text:style-name="T144">,</text:span></text:p>
      <text:p text:style-name="P806"><text:s text:c="4"/><text:span text:style-name="T126">"queries_cache_hit_count"</text:span><text:span text:style-name="T144">:</text:span> <text:span text:style-name="T140">5</text:span><text:span text:style-name="T144">,</text:span></text:p>
      <text:p text:style-name="P806"><text:s text:c="4"/><text:span text:style-name="T126">"size_bytes"</text:span><text:span text:style-name="T144">:</text:span> <text:span text:style-name="T140">9216</text:span><text:span text:style-name="T144">,</text:span></text:p>
      <text:p text:style-name="P806"><text:s text:c="4"/><text:span text:style-name="T126">"sqlite_cache_bytes"</text:span><text:span text:style-name="T144">:</text:span> <text:span text:style-name="T140">8120</text:span><text:span text:style-name="T144">,</text:span></text:p>
      <text:p text:style-name="P806"><text:s text:c="4"/><text:span text:style-name="T126">"sqlite_cache_hit_count"</text:span><text:span text:style-name="T144">:</text:span> <text:span text:style-name="T140">16</text:span><text:span text:style-name="T144">,</text:span></text:p>
      <text:p text:style-name="P806"><text:s text:c="4"/><text:span text:style-name="T126">"sqlite_lookaside_hit_count"</text:span><text:span text:style-name="T144">:</text:span> <text:span text:style-name="T140">249</text:span><text:span text:style-name="T144">,</text:span></text:p>
      <text:p text:style-name="P806"><text:s text:c="4"/><text:span text:style-name="T126">"sqlite_total_changes"</text:span><text:span text:style-name="T144">:</text:span> <text:span text:style-name="T140">4</text:span></text:p>
      <text:p text:style-name="P839">}</text:p>
      <text:p text:style-name="P522"/>
      <text:p text:style-name="P788"><text:span text:style-name="T204">DELETE</text:span> <text:span text:style-name="T267">logs</text:span></text:p>
      <text:p text:style-name="P228"><draw:line text:anchor-type="paragraph" draw:z-index="25" draw:style-name="gr1" draw:text-style-name="P876" svg:x1="0.011cm" svg:y1="0.083cm" svg:x2="17.553cm" svg:y2="0.083cm"><text:p/></draw:line></text:p>
      <text:p text:style-name="P82"><text:span text:style-name="T205">Deletes all </text:span><text:span text:style-name="T267">logs</text:span><text:span text:style-name="T205">.</text:span></text:p>
      <text:p text:style-name="P82"><text:bookmark-start text:name="__DdeLink__4988_168916049014"/></text:p>
      <text:h text:style-name="P722" text:outline-level="2">Resource URL</text:h>
      <text:p text:style-name="P296"><text:bookmark-start text:name="__DdeLink__604_131205184115"/><text:bookmark-start text:name="__DdeLink__841_180818702315"/><text:bookmark-start text:name="__DdeLink__812_58252720725"/><text:a xlink:type="simple" xlink:href="http://server.com:15555/logs">http</text:a><text:bookmark-end text:name="__DdeLink__812_58252720725"/><text:a xlink:type="simple" xlink:href="http://server.com:15555/logs">://server.com:15555/</text:a><text:bookmark-end text:name="__DdeLink__4988_168916049014"/><text:bookmark-end text:name="__DdeLink__604_131205184115"/><text:bookmark-end text:name="__DdeLink__841_180818702315"/><text:a xlink:type="simple" xlink:href="http://server.com:15555/logs"><text:span text:style-name="T267">logs</text:span></text:a></text:p>
      <text:p text:style-name="P321"/>
      <text:h text:style-name="P753" text:outline-level="2">Parameters</text:h>
      <text:p text:style-name="P469">None</text:p>
      <text:p text:style-name="P469"/>
      <text:h text:style-name="P688" text:outline-level="2">Returns</text:h>
      <text:p text:style-name="P150">200 OK</text:p>
      <text:p text:style-name="P150">401 Unauthorized</text:p>
      <text:p text:style-name="P150">500 Internal Server Error</text:p>
      <text:p text:style-name="P150"/>
      <text:h text:style-name="P722" text:outline-level="2">Example Request</text:h>
      <text:p text:style-name="P437"><text:span text:style-name="T88">DELETE </text:span><text:a xlink:type="simple" xlink:href="http://localhost:15555/logs"><text:span text:style-name="T1">http://localhost:15555/</text:span></text:a><text:a xlink:type="simple" xlink:href="http://localhost:15555/logs"><text:span text:style-name="T29">logs</text:span></text:a></text:p>
      <text:p text:style-name="P417"/>
      <text:p text:style-name="P395"><text:bookmark-start text:name="__DdeLink__4257_1434952532"/><text:span text:style-name="T48">curl -X DELETE http://localhost:15555/</text:span><text:span text:style-name="T60">logs</text:span><text:bookmark-end text:name="__DdeLink__4257_1434952532"/></text:p>
      <text:p text:style-name="P366"/>
      <text:p text:style-name="P530">{ </text:p>
      <text:p text:style-name="P817"><text:span text:style-name="T127"><text:s text:c="4"/>"message": "</text:span><text:span text:style-name="T134">2</text:span><text:span text:style-name="T205"> </text:span><text:span text:style-name="T127">files</text:span><text:span text:style-name="T205"> </text:span><text:span text:style-name="T127">were</text:span><text:span text:style-name="T205"> </text:span><text:span text:style-name="T127">deleted"</text:span></text:p>
      <text:p text:style-name="P530">} </text:p>
      <text:p text:style-name="P551"/>
      <text:p text:style-name="P789"><text:span text:style-name="T206">GET</text:span> <text:span text:style-name="T268">logs</text:span></text:p>
      <text:p text:style-name="P229"><draw:line text:anchor-type="paragraph" draw:z-index="26" draw:style-name="gr1" draw:text-style-name="P876" svg:x1="0.011cm" svg:y1="0.083cm" svg:x2="17.553cm" svg:y2="0.083cm"><text:p/></draw:line></text:p>
      <text:p text:style-name="P83"><text:span text:style-name="T206">Returns list of </text:span><text:span text:style-name="T269">log files</text:span><text:span text:style-name="T206">.</text:span></text:p>
      <text:p text:style-name="P83"><text:bookmark-start text:name="__DdeLink__4988_1689160490113"/></text:p>
      <text:h text:style-name="P723" text:outline-level="2">Resource URL</text:h>
      <text:p text:style-name="P297"><text:bookmark-start text:name="__DdeLink__604_1312051841113"/><text:bookmark-start text:name="__DdeLink__841_1808187023113"/><text:bookmark-start text:name="__DdeLink__812_582527207213"/><text:a xlink:type="simple" xlink:href="http://server.com:15555/logs">h</text:a><text:bookmark-end text:name="__DdeLink__812_582527207213"/><text:a xlink:type="simple" xlink:href="http://server.com:15555/logs">ttp://server.com:15555/</text:a><text:bookmark-end text:name="__DdeLink__4988_1689160490113"/><text:bookmark-end text:name="__DdeLink__604_1312051841113"/><text:bookmark-end text:name="__DdeLink__841_1808187023113"/><text:a xlink:type="simple" xlink:href="http://server.com:15555/logs"><text:span text:style-name="T269">logs</text:span></text:a></text:p>
      <text:p text:style-name="P322"/>
      <text:h text:style-name="P754" text:outline-level="2">Parameters</text:h>
      <text:p text:style-name="P470">None</text:p>
      <text:p text:style-name="P470"/>
      <text:h text:style-name="P689" text:outline-level="2">Returns</text:h>
      <text:p text:style-name="P151">200 OK</text:p>
      <text:p text:style-name="P151">401 Unauthorized</text:p>
      <text:p text:style-name="P151"/>
      <text:h text:style-name="P723" text:outline-level="2">Example Request</text:h>
      <text:p text:style-name="P438"><text:span text:style-name="T89">GET</text:span><text:span text:style-name="T88"> </text:span><text:a xlink:type="simple" xlink:href="http://localhost:15555/logs"><text:span text:style-name="T1">http://localhost:15555/</text:span></text:a><text:a xlink:type="simple" xlink:href="http://localhost:15555/logs"><text:span text:style-name="T30">logs</text:span></text:a></text:p>
      <text:p text:style-name="P418"/>
      <text:p text:style-name="P396"><text:span text:style-name="T48">curl -X </text:span><text:span text:style-name="T49">GET</text:span><text:span text:style-name="T48"> http://localhost:15555/</text:span><text:span text:style-name="T61">logs</text:span></text:p>
      <text:p text:style-name="P367"/>
      <text:p text:style-name="P566">[</text:p>
      <text:p text:style-name="P806"><text:s text:c="4"/><text:span text:style-name="T139">{</text:span></text:p>
      <text:p text:style-name="P806"><text:s text:c="8"/><text:span text:style-name="T126">"Name"</text:span><text:span text:style-name="T144">:</text:span> <text:span text:style-name="T126">"sqlited"</text:span><text:span text:style-name="T144">,</text:span></text:p>
      <text:p text:style-name="P806"><text:s text:c="8"/><text:span text:style-name="T126">"Size"</text:span><text:span text:style-name="T144">:</text:span> <text:span text:style-name="T140">85</text:span></text:p>
      <text:p text:style-name="P806"><text:s text:c="4"/><text:span text:style-name="T139">}</text:span>,</text:p>
      <text:p text:style-name="P806"><text:s text:c="4"/><text:span text:style-name="T139">{</text:span></text:p>
      <text:p text:style-name="P806"><text:s text:c="8"/><text:span text:style-name="T126">"Name"</text:span><text:span text:style-name="T144">:</text:span> <text:span text:style-name="T126">"sqlited</text:span><text:span text:style-name="T137">1</text:span><text:span text:style-name="T126">"</text:span><text:span text:style-name="T144">,</text:span></text:p>
      <text:p text:style-name="P806"><text:s text:c="8"/><text:span text:style-name="T126">"Size"</text:span><text:span text:style-name="T144">:</text:span> <text:span text:style-name="T143">1000</text:span><text:span text:style-name="T140">40</text:span></text:p>
      <text:p text:style-name="P806"><text:s text:c="4"/><text:span text:style-name="T139">}</text:span></text:p>
      <text:p text:style-name="P857">]</text:p>
      <text:p text:style-name="P790"><text:span text:style-name="T204">DELETE</text:span> <text:span text:style-name="T270">logs</text:span><text:span text:style-name="T204">/</text:span><text:span text:style-name="T208">&lt;</text:span><text:span text:style-name="T270">log</text:span><text:span text:style-name="T208">&gt;</text:span></text:p>
      <text:p text:style-name="P230"><draw:line text:anchor-type="paragraph" draw:z-index="27" draw:style-name="gr1" draw:text-style-name="P876" svg:x1="0.011cm" svg:y1="0.083cm" svg:x2="17.553cm" svg:y2="0.083cm"><text:p/></draw:line></text:p>
      <text:p text:style-name="P84"><text:span text:style-name="T205">Deletes </text:span><text:span text:style-name="T208">single </text:span><text:span text:style-name="T271">log file</text:span><text:span text:style-name="T208"> by file name.</text:span></text:p>
      <text:p text:style-name="P84"><text:bookmark-start text:name="__DdeLink__4988_1689160490123"/></text:p>
      <text:h text:style-name="P724" text:outline-level="2">Resource URL</text:h>
      <text:p text:style-name="P298"><text:bookmark-start text:name="__DdeLink__604_1312051841123"/><text:bookmark-start text:name="__DdeLink__841_1808187023123"/><text:bookmark-start text:name="__DdeLink__812_582527207223"/><text:a xlink:type="simple" xlink:href="https://server.com:15555/backups/%3Cbackup%3E">h</text:a><text:bookmark-end text:name="__DdeLink__812_582527207223"/><text:a xlink:type="simple" xlink:href="https://server.com:15555/backups/%3Cbackup%3E">ttp://server.com:15555/</text:a><text:bookmark-end text:name="__DdeLink__4988_1689160490123"/><text:bookmark-end text:name="__DdeLink__604_1312051841123"/><text:bookmark-end text:name="__DdeLink__841_1808187023123"/><text:a xlink:type="simple" xlink:href="https://server.com:15555/backups/%3Cbackup%3E"><text:span text:style-name="T271">logs</text:span></text:a><text:a xlink:type="simple" xlink:href="https://server.com:15555/backups/%3Cbackup%3E"><text:span text:style-name="T204">/</text:span></text:a><text:a xlink:type="simple" xlink:href="https://server.com:15555/backups/%3Cbackup%3E"><text:span text:style-name="T208">&lt;</text:span></text:a><text:a xlink:type="simple" xlink:href="https://server.com:15555/backups/%3Cbackup%3E"><text:span text:style-name="T271">log</text:span></text:a><text:a xlink:type="simple" xlink:href="https://server.com:15555/backups/%3Cbackup%3E"><text:span text:style-name="T208">&gt;</text:span></text:a></text:p>
      <text:p text:style-name="P323"/>
      <text:h text:style-name="P755" text:outline-level="2">Parameters</text:h>
      <text:p text:style-name="P471">None</text:p>
      <text:p text:style-name="P471"/>
      <text:h text:style-name="P690" text:outline-level="2">Returns</text:h>
      <text:p text:style-name="P152">200 OK</text:p>
      <text:p text:style-name="P152">400 <text:span text:style-name="T184">Bad Request</text:span></text:p>
      <text:p text:style-name="P152">401 Unauthorized</text:p>
      <text:p text:style-name="P152">500 Internal Server Error</text:p>
      <text:p text:style-name="P152"/>
      <text:h text:style-name="P724" text:outline-level="2">Example Request</text:h>
      <text:p text:style-name="P439"><text:span text:style-name="T88">DELETE </text:span><text:a xlink:type="simple" xlink:href="http://localhost:15555/logs/sqlited1"><text:span text:style-name="T1">http://localhost:15555/</text:span></text:a><text:a xlink:type="simple" xlink:href="http://localhost:15555/logs/sqlited1"><text:span text:style-name="T31">logs/sqlited</text:span></text:a><text:a xlink:type="simple" xlink:href="http://localhost:15555/logs/sqlited1"><text:span text:style-name="T32">1</text:span></text:a></text:p>
      <text:p text:style-name="P421"/>
      <text:p text:style-name="P397"><text:bookmark-start text:name="__DdeLink__4275_1434952532"/><text:bookmark-start text:name="__DdeLink__3781_14349525323"/><text:span text:style-name="T48">curl -X DELETE http://localhost:15555/</text:span><text:bookmark-end text:name="__DdeLink__4275_1434952532"/><text:bookmark-end text:name="__DdeLink__3781_14349525323"/><text:span text:style-name="T62">logs/sqlited1</text:span></text:p>
      <text:p text:style-name="P368"/>
      <text:p text:style-name="P523">{</text:p>
      <text:p text:style-name="P821"><text:s text:c="4"/><text:span text:style-name="T126">"message"</text:span><text:span text:style-name="T144">:</text:span> <text:span text:style-name="T126">"</text:span><text:span text:style-name="T135">ok</text:span><text:span text:style-name="T126">"</text:span></text:p>
      <text:p text:style-name="P851">}</text:p>
      <text:p text:style-name="P556"/>
      <text:p text:style-name="P791"><text:span text:style-name="T206">GET</text:span> <text:span text:style-name="T268">logs/</text:span><text:span text:style-name="T272">&lt;log&gt;</text:span></text:p>
      <text:p text:style-name="P231"><draw:line text:anchor-type="paragraph" draw:z-index="28" draw:style-name="gr1" draw:text-style-name="P876" svg:x1="0.011cm" svg:y1="0.083cm" svg:x2="17.553cm" svg:y2="0.083cm"><text:p/></draw:line></text:p>
      <text:p text:style-name="P85"><text:span text:style-name="T206">Returns </text:span><text:span text:style-name="T273">raw </text:span><text:span text:style-name="T272">content of single log file </text:span><text:span text:style-name="T273">without XML or JSON encoding.</text:span></text:p>
      <text:p text:style-name="P85"><text:bookmark-start text:name="__DdeLink__4988_16891604901131"/></text:p>
      <text:h text:style-name="P725" text:outline-level="2">Resource URL</text:h>
      <text:p text:style-name="P299"><text:bookmark-start text:name="__DdeLink__604_13120518411131"/><text:bookmark-start text:name="__DdeLink__841_18081870231131"/><text:bookmark-start text:name="__DdeLink__812_5825272072131"/><text:a xlink:type="simple" xlink:href="http://server.com:15555/logs/%3Clog%3E">h</text:a><text:bookmark-end text:name="__DdeLink__812_5825272072131"/><text:a xlink:type="simple" xlink:href="http://server.com:15555/logs/%3Clog%3E">ttp://server.com:15555/</text:a><text:bookmark-end text:name="__DdeLink__4988_16891604901131"/><text:bookmark-end text:name="__DdeLink__604_13120518411131"/><text:bookmark-end text:name="__DdeLink__841_18081870231131"/><text:a xlink:type="simple" xlink:href="http://server.com:15555/logs/%3Clog%3E"><text:span text:style-name="T269">logs/</text:span></text:a><text:a xlink:type="simple" xlink:href="http://server.com:15555/logs/%3Clog%3E"><text:span text:style-name="T272">&lt;log&gt;</text:span></text:a></text:p>
      <text:p text:style-name="P324"/>
      <text:h text:style-name="P756" text:outline-level="2"><text:bookmark-start text:name="__DdeLink__4322_1434952532"/>Parameters</text:h>
      <text:p text:style-name="P472">None<text:bookmark-end text:name="__DdeLink__4322_1434952532"/></text:p>
      <text:p text:style-name="P472"/>
      <text:h text:style-name="P691" text:outline-level="2">Returns</text:h>
      <text:p text:style-name="P153">200 OK</text:p>
      <text:p text:style-name="P153">400 <text:span text:style-name="T184">Bad Request</text:span></text:p>
      <text:p text:style-name="P153">401 Unauthorized</text:p>
      <text:p text:style-name="P153">500 Internal Server Error</text:p>
      <text:p text:style-name="P153"/>
      <text:h text:style-name="P725" text:outline-level="2">Example Request</text:h>
      <text:p text:style-name="P440"><text:a xlink:type="simple" xlink:href="../GET%20http://localhost:15555/logs/sqlited"><text:span text:style-name="T89">GET</text:span></text:a><text:a xlink:type="simple" xlink:href="../GET%20http://localhost:15555/logs/sqlited"><text:span text:style-name="T88"> </text:span></text:a><text:a xlink:type="simple" xlink:href="../GET%20http://localhost:15555/logs/sqlited"><text:span text:style-name="T1">http://localhost:15555/</text:span></text:a><text:a xlink:type="simple" xlink:href="../GET%20http://localhost:15555/logs/sqlited"><text:span text:style-name="T30">logs/</text:span></text:a><text:a xlink:type="simple" xlink:href="../GET%20http://localhost:15555/logs/sqlited"><text:span text:style-name="T32">sqlited</text:span></text:a></text:p>
      <text:p text:style-name="P419"/>
      <text:p text:style-name="P398"><text:span text:style-name="T48">curl -X </text:span><text:span text:style-name="T49">GET</text:span><text:span text:style-name="T48"> http://localhost:15555/</text:span><text:span text:style-name="T61">logs/</text:span><text:span text:style-name="T62">sqlited</text:span></text:p>
      <text:p text:style-name="P369"/>
      <text:p text:style-name="P567"><text:bookmark-end text:name="__DdeLink__1695_1461242481"/>12-09-23 02:01:45 DELETE /logs/sqlited1 <text:s text:c="24"/>from 127.0.0.1:49885 </text:p>
      <text:p text:style-name="P567">12-09-23 02:07:24 GET <text:s text:c="3"/>/logs/sqlited <text:s text:c="25"/>from 127.0.0.1:49889</text:p>
      <text:p text:style-name="P769"><text:bookmark text:name="__DdeLink__1704_1461242481"/><text:span text:style-name="T170">DELETE</text:span> <text:bookmark-start text:name="__DdeLink__4318_1434952532"/><text:span text:style-name="T274">records</text:span><text:bookmark-end text:name="__DdeLink__4318_1434952532"/><text:span text:style-name="T178">/</text:span>&lt;db&gt;/&lt;table&gt;</text:p>
      <text:p text:style-name="P192"><draw:line text:anchor-type="paragraph" draw:z-index="4" draw:style-name="gr1" draw:text-style-name="P876" svg:x1="0.011cm" svg:y1="0.083cm" svg:x2="17.553cm" svg:y2="0.083cm"><text:p/></draw:line></text:p>
      <text:p text:style-name="P22">Deletes record<text:span text:style-name="T183">s</text:span> from table by filter or deletes all records in table.</text:p>
      <text:p text:style-name="P22"/>
      <text:h text:style-name="P665" text:outline-level="2">Resource URL</text:h>
      <text:p text:style-name="P278"><text:bookmark-start text:name="__DdeLink__812_5825272071111111"/><text:span text:style-name="T145">h</text:span><text:bookmark-end text:name="__DdeLink__812_5825272071111111"/><text:span text:style-name="T145">ttp://server.com:15555/</text:span><text:bookmark-start text:name="__DdeLink__4320_1434952532"/><text:span text:style-name="T148">records</text:span><text:bookmark-end text:name="__DdeLink__4320_1434952532"/><text:span text:style-name="T145">/&lt;db&gt;/&lt;table&gt;</text:span></text:p>
      <text:p text:style-name="P341"/>
      <text:p text:style-name="P278"/>
      <text:h text:style-name="P490" text:outline-level="2">Parameters</text:h>
      <text:p text:style-name="P328"/>
      <table:table table:name="Таблиця20" table:style-name="Таблиця20">
        <table:table-column table:style-name="Таблиця20.A"/>
        <table:table-column table:style-name="Таблиця20.B"/>
        <table:table-row>
          <table:table-cell table:style-name="Таблиця20.A1" office:value-type="string">
            <text:p text:style-name="P2">filter</text:p>
            <text:p text:style-name="P179">optional</text:p>
          </table:table-cell>
          <table:table-cell table:style-name="Таблиця20.A1" office:value-type="string">
            <text:p text:style-name="P112">Allows delete only part of records in the table.</text:p>
            <text:p text:style-name="P112"/>
            <text:p text:style-name="P112"><text:span text:style-name="T82">Example Value:</text:span> <text:s/>f1&lt;20 AND f2='text'</text:p>
            <text:p text:style-name="P112"><text:span text:style-name="T82">Possible Values:</text:span> <text:s/>any expression like in WHERE clause</text:p>
          </table:table-cell>
        </table:table-row>
      </table:table>
      <text:p text:style-name="P328"/>
      <text:h text:style-name="P692" text:outline-level="2">Returns</text:h>
      <text:p text:style-name="P154">200 OK</text:p>
      <text:p text:style-name="P154">400 <text:span text:style-name="T184">Bad Request</text:span></text:p>
      <text:p text:style-name="P154">401 Unauthorized</text:p>
      <text:p text:style-name="P154">500 Internal Server Error</text:p>
      <text:p text:style-name="P154"/>
      <text:h text:style-name="P727" text:outline-level="2">Example Requests</text:h>
      <text:p text:style-name="P442"><text:span text:style-name="T86">DELETE</text:span><text:bookmark-start text:name="__DdeLink__3067_8005573641"/><text:span text:style-name="T1"><text:tab/></text:span><text:a xlink:type="simple" xlink:href="http://localhost:15555/databases/mydb/t1?filter=f1=1"><text:span text:style-name="T5">http://localhost:15555/</text:span></text:a><text:a xlink:type="simple" xlink:href="http://localhost:15555/databases/mydb/t1?filter=f1=1"><text:span text:style-name="T33">records</text:span></text:a><text:a xlink:type="simple" xlink:href="http://localhost:15555/databases/mydb/t1?filter=f1=1"><text:span text:style-name="T5">/mydb/t1?filter=f1=1</text:span></text:a></text:p>
      <text:p text:style-name="P347"/>
      <text:p text:style-name="P399"><text:bookmark-start text:name="__DdeLink__4316_1434952532"/><text:span text:style-name="T48">curl -X </text:span><text:span text:style-name="T63">DELETE</text:span><text:span text:style-name="T48"> http://localhost:15555/</text:span><text:span text:style-name="T63">records</text:span><text:span text:style-name="T61">/</text:span><text:span text:style-name="T63">mydb/t1?filter=f1=1</text:span><text:bookmark-end text:name="__DdeLink__4316_1434952532"/></text:p>
      <text:p text:style-name="P348"/>
      <text:p text:style-name="P502">{</text:p>
      <text:p text:style-name="P807"><text:s text:c="4"/><text:span text:style-name="T126">"changed"</text:span><text:span text:style-name="T144">:</text:span> <text:span text:style-name="T140">1</text:span></text:p>
      <text:p text:style-name="P840">}</text:p>
      <text:p text:style-name="P531"><text:bookmark-end text:name="__DdeLink__3067_8005573641"/></text:p>
      <text:p text:style-name="P771"><text:span text:style-name="T170">DELETE</text:span> <text:span text:style-name="T178">re</text:span><text:span text:style-name="T276">cords</text:span><text:span text:style-name="T178">/</text:span>&lt;db&gt;/&lt;table&gt;/<text:span text:style-name="T179">&lt;</text:span><text:span text:style-name="T275">rec_</text:span><text:span text:style-name="T179">id&gt;</text:span></text:p>
      <text:p text:style-name="P194"><draw:line text:anchor-type="paragraph" draw:z-index="7" draw:style-name="gr1" draw:text-style-name="P876" svg:x1="0.011cm" svg:y1="0.083cm" svg:x2="17.553cm" svg:y2="0.083cm"><text:p/></draw:line></text:p>
      <text:p text:style-name="P26">Deletes record from table by id (RowID).</text:p>
      <text:p text:style-name="P26"/>
      <text:h text:style-name="P667" text:outline-level="2">Resource URL</text:h>
      <text:p text:style-name="P301"><text:bookmark-start text:name="__DdeLink__812_582527207111111111"/><text:span text:style-name="T145">h</text:span><text:bookmark-end text:name="__DdeLink__812_582527207111111111"/><text:span text:style-name="T145">ttp://server.com:15555/</text:span><text:span text:style-name="T148">records</text:span><text:span text:style-name="T145">/&lt;db&gt;/&lt;table&gt;/&lt;</text:span><text:span text:style-name="T148">rec_</text:span><text:span text:style-name="T145">id&gt;</text:span></text:p>
      <text:p text:style-name="P282"/>
      <text:p text:style-name="P282"/>
      <text:h text:style-name="P757" text:outline-level="2"><text:bookmark-start text:name="__DdeLink__4322_14349525321"/>Parameters</text:h>
      <text:p text:style-name="P473">None<text:bookmark-end text:name="__DdeLink__4322_14349525321"/></text:p>
      <text:p text:style-name="P473"/>
      <text:h text:style-name="P693" text:outline-level="2">Returns</text:h>
      <text:p text:style-name="P155">200 OK</text:p>
      <text:p text:style-name="P155">400 <text:span text:style-name="T184">Bad Request</text:span></text:p>
      <text:p text:style-name="P155">401 Unauthorized</text:p>
      <text:p text:style-name="P155">500 Internal Server Error</text:p>
      <text:p text:style-name="P642"/>
      <text:h text:style-name="P667" text:outline-level="2">Example Requests</text:h>
      <text:p text:style-name="P442"><text:span text:style-name="T86">DELETE</text:span><text:span text:style-name="T1"><text:tab/></text:span><text:a xlink:type="simple" xlink:href="http://localhost:15555/records/mydb/t1/1"><text:span text:style-name="T5">http://localhost:15555/</text:span></text:a><text:a xlink:type="simple" xlink:href="http://localhost:15555/records/mydb/t1/1"><text:span text:style-name="T34">records</text:span></text:a><text:a xlink:type="simple" xlink:href="http://localhost:15555/records/mydb/t1/1"><text:span text:style-name="T5">/mydb/t1/1</text:span></text:a></text:p>
      <text:p text:style-name="P339"/>
      <text:p text:style-name="P400"><text:bookmark-start text:name="__DdeLink__4330_1434952532"/><text:span text:style-name="T48">curl -X </text:span><text:span text:style-name="T63">DELETE</text:span><text:span text:style-name="T48"> http://localhost:15555/</text:span><text:span text:style-name="T63">records</text:span><text:span text:style-name="T61">/</text:span><text:span text:style-name="T63">mydb/t1/</text:span><text:span text:style-name="T64">1</text:span><text:bookmark-end text:name="__DdeLink__4330_1434952532"/></text:p>
      <text:p text:style-name="P349"/>
      <text:p text:style-name="P505">{</text:p>
      <text:p text:style-name="P810"><text:s text:c="4"/><text:span text:style-name="T126">"changed"</text:span><text:span text:style-name="T144">:</text:span> <text:span text:style-name="T140">1</text:span></text:p>
      <text:p text:style-name="P842"><text:bookmark-start text:name="__DdeLink__3079_8005573642"/>}</text:p>
      <text:p text:style-name="P533"/>
      <text:p text:style-name="P773">GET <text:span text:style-name="T277">records</text:span><text:span text:style-name="T180">/</text:span>&lt;db&gt;/&lt;table&gt;</text:p>
      <text:p text:style-name="P195"><draw:line text:anchor-type="paragraph" draw:z-index="8" draw:style-name="gr1" draw:text-style-name="P876" svg:x1="0.011cm" svg:y1="0.083cm" svg:x2="17.553cm" svg:y2="0.083cm"><text:p/></draw:line></text:p>
      <text:p text:style-name="P27"><text:span text:style-name="T169">R</text:span>eturns records from a table.</text:p>
      <text:p text:style-name="P27"/>
      <text:h text:style-name="P668" text:outline-level="2">Resource URL</text:h>
      <text:p text:style-name="P283"><text:bookmark-start text:name="__DdeLink__812_582527207111112"/><text:span text:style-name="T145">h</text:span><text:bookmark-end text:name="__DdeLink__812_582527207111112"/><text:span text:style-name="T145">ttp://server.com:15555/</text:span><text:span text:style-name="T149">records</text:span><text:span text:style-name="T145">/&lt;db&gt;/&lt;table&gt;</text:span></text:p>
      <text:p text:style-name="P342"/>
      <text:p text:style-name="P283"/>
      <text:h text:style-name="P492" text:outline-level="2">Parameters</text:h>
      <text:p text:style-name="P330"/>
      <table:table table:name="Таблиця8" table:style-name="Таблиця8">
        <table:table-column table:style-name="Таблиця8.A"/>
        <table:table-column table:style-name="Таблиця8.B"/>
        <table:table-row>
          <table:table-cell table:style-name="Таблиця8.A1" office:value-type="string">
            <text:p text:style-name="P3">filter</text:p>
            <text:p text:style-name="P180">optional</text:p>
          </table:table-cell>
          <table:table-cell table:style-name="Таблиця8.A1" office:value-type="string">
            <text:p text:style-name="P113">Allows <text:span text:style-name="T169">select</text:span> only part of records in the table.</text:p>
            <text:p text:style-name="P113"/>
            <text:p text:style-name="P113"><text:bookmark-start text:name="__DdeLink__4206_19530227641"/><text:span text:style-name="T82">Example Value:</text:span> <text:s/>f1&lt;20 AND f2='text'</text:p>
            <text:p text:style-name="P113"><text:bookmark-start text:name="__DdeLink__3076_8005573641"/><text:span text:style-name="T82">Possible Values:</text:span> <text:s/><text:bookmark-end text:name="__DdeLink__3076_8005573641"/>any expression like in WHERE clause<text:bookmark-end text:name="__DdeLink__4206_19530227641"/></text:p>
          </table:table-cell>
        </table:table-row>
      </table:table>
      <text:p text:style-name="P330"/>
      <text:h text:style-name="P694" text:outline-level="2">Returns</text:h>
      <text:p text:style-name="P156">200 OK</text:p>
      <text:p text:style-name="P156">400 <text:span text:style-name="T184">Bad Request</text:span></text:p>
      <text:p text:style-name="P156">401 Unauthorized</text:p>
      <text:p text:style-name="P156">500 Internal Server Error</text:p>
      <text:p text:style-name="P156"/>
      <text:h text:style-name="P728" text:outline-level="2">Example Requests</text:h>
      <text:p text:style-name="P378"><text:bookmark-start text:name="__DdeLink__3072_8005573641"/><text:span text:style-name="T85">GET</text:span><text:bookmark-end text:name="__DdeLink__3072_8005573641"/><text:span text:style-name="T1"><text:tab/></text:span><text:a xlink:type="simple" xlink:href="https://localhost:15555/res/dbname/t1"><text:span text:style-name="T1">http://localhost:15555/</text:span></text:a><text:a xlink:type="simple" xlink:href="https://localhost:15555/res/dbname/t1"><text:span text:style-name="T35">records</text:span></text:a><text:a xlink:type="simple" xlink:href="https://localhost:15555/res/dbname/t1"><text:span text:style-name="T1">/</text:span></text:a><text:a xlink:type="simple" xlink:href="https://localhost:15555/res/dbname/t1"><text:span text:style-name="T6">mydb/t1</text:span></text:a></text:p>
      <text:p text:style-name="P572"/>
      <text:p text:style-name="P631"><text:span text:style-name="T210">curl -X </text:span><text:span text:style-name="T215">GET</text:span><text:span text:style-name="T210"> http://localhost:15555/</text:span><text:span text:style-name="T216">records</text:span><text:span text:style-name="T217">/</text:span><text:span text:style-name="T216">mydb/t1</text:span></text:p>
      <text:p text:style-name="P614"/>
      <text:p text:style-name="P833">[</text:p>
      <text:p text:style-name="P811"><text:s text:c="4"/><text:span text:style-name="T139">{</text:span></text:p>
      <text:p text:style-name="P811"><text:s text:c="8"/><text:span text:style-name="T126">"f1"</text:span><text:span text:style-name="T144">:</text:span> <text:span text:style-name="T126">"1"</text:span></text:p>
      <text:p text:style-name="P811"><text:s text:c="4"/><text:span text:style-name="T139">}</text:span></text:p>
      <text:p text:style-name="P833">]</text:p>
      <text:p text:style-name="P870"/>
      <text:p text:style-name="P542"/>
      <text:p text:style-name="P378"><text:span text:style-name="T85">GET</text:span><text:span text:style-name="T1"><text:tab/></text:span><text:a xlink:type="simple" xlink:href="https://localhost:15555/res/dbname/t1?filter=f1=1"><text:span text:style-name="T2">http://localhost:15555/</text:span></text:a><text:a xlink:type="simple" xlink:href="https://localhost:15555/res/dbname/t1?filter=f1=1"><text:span text:style-name="T35">records</text:span></text:a><text:a xlink:type="simple" xlink:href="https://localhost:15555/res/dbname/t1?filter=f1=1"><text:span text:style-name="T2">/</text:span></text:a><text:a xlink:type="simple" xlink:href="https://localhost:15555/res/dbname/t1?filter=f1=1"><text:span text:style-name="T6">mydb/t1?filter=f1=1</text:span></text:a></text:p>
      <text:p text:style-name="P572"/>
      <text:p text:style-name="P631"><text:bookmark-start text:name="__DdeLink__4335_1434952532"/><text:span text:style-name="T210">curl -X </text:span><text:span text:style-name="T215">GET</text:span><text:span text:style-name="T210"> http://localhost:15555/</text:span><text:span text:style-name="T216">records</text:span><text:span text:style-name="T217">/</text:span><text:span text:style-name="T216">mydb/t1</text:span><text:span text:style-name="T215">\?filter=f1=1</text:span><text:bookmark-end text:name="__DdeLink__4335_1434952532"/></text:p>
      <text:p text:style-name="P614"/>
      <text:p text:style-name="P833">[</text:p>
      <text:p text:style-name="P811"><text:s text:c="4"/><text:span text:style-name="T139">{</text:span></text:p>
      <text:p text:style-name="P811"><text:s text:c="8"/><text:span text:style-name="T126">"f1"</text:span><text:span text:style-name="T144">:</text:span> <text:span text:style-name="T126">"1"</text:span></text:p>
      <text:p text:style-name="P811"><text:s text:c="4"/><text:span text:style-name="T139">}</text:span></text:p>
      <text:p text:style-name="P536">]</text:p>
      <text:p text:style-name="P773">GET <text:span text:style-name="T278">records</text:span><text:span text:style-name="T181">/</text:span>&lt;db&gt;/&lt;table&gt;/&lt;id&gt;</text:p>
      <text:p text:style-name="P195"><draw:line text:anchor-type="paragraph" draw:z-index="9" draw:style-name="gr1" draw:text-style-name="P876" svg:x1="0.011cm" svg:y1="0.083cm" svg:x2="17.553cm" svg:y2="0.083cm"><text:p/></draw:line></text:p>
      <text:p text:style-name="P27"><text:span text:style-name="T169">R</text:span>eturns <text:span text:style-name="T181">single </text:span>record <text:span text:style-name="T180">by id(RowID)</text:span> from a table.</text:p>
      <text:p text:style-name="P27"/>
      <text:h text:style-name="P668" text:outline-level="2">Resource URL</text:h>
      <text:p text:style-name="P283"><text:bookmark-start text:name="__DdeLink__812_58252720711111211"/><text:span text:style-name="T145">h</text:span><text:bookmark-end text:name="__DdeLink__812_58252720711111211"/><text:span text:style-name="T145">ttp://server.com:15555/</text:span><text:span text:style-name="T150">records</text:span><text:span text:style-name="T145">/&lt;db&gt;/&lt;table&gt;/&lt;id&gt;</text:span></text:p>
      <text:p text:style-name="P283"/>
      <text:p text:style-name="P283"/>
      <text:h text:style-name="P758" text:outline-level="2"><text:bookmark-start text:name="__DdeLink__4322_143495253211"/>Parameters</text:h>
      <text:p text:style-name="P474">None<text:bookmark-end text:name="__DdeLink__4322_143495253211"/></text:p>
      <text:p text:style-name="P474"/>
      <text:h text:style-name="P695" text:outline-level="2">Returns</text:h>
      <text:p text:style-name="P157">200 OK</text:p>
      <text:p text:style-name="P157">400 <text:span text:style-name="T184">Bad Request</text:span></text:p>
      <text:p text:style-name="P157">401 Unauthorized</text:p>
      <text:p text:style-name="P643">500 Internal Server Error</text:p>
      <text:p text:style-name="P663"/>
      <text:h text:style-name="P668" text:outline-level="2">Example Requests</text:h>
      <text:p text:style-name="P378"><text:bookmark-start text:name="__DdeLink__3072_80055736411"/><text:span text:style-name="T85">GET</text:span><text:bookmark-end text:name="__DdeLink__3072_80055736411"/><text:span text:style-name="T1"><text:tab/></text:span><text:a xlink:type="simple" xlink:href="https://localhost:15555/res/dbname/t1/1"><text:span text:style-name="T1">http://localhost:15555/</text:span></text:a><text:a xlink:type="simple" xlink:href="https://localhost:15555/res/dbname/t1/1"><text:span text:style-name="T35">records</text:span></text:a><text:a xlink:type="simple" xlink:href="https://localhost:15555/res/dbname/t1/1"><text:span text:style-name="T1">/</text:span></text:a><text:a xlink:type="simple" xlink:href="https://localhost:15555/res/dbname/t1/1"><text:span text:style-name="T7">mydb/t1/1</text:span></text:a></text:p>
      <text:p text:style-name="P572"/>
      <text:p text:style-name="P631"><text:bookmark-start text:name="__DdeLink__4466_1434952532"/><text:span text:style-name="T210">curl -X </text:span><text:span text:style-name="T215">GET</text:span><text:span text:style-name="T210"> http://localhost:15555/</text:span><text:span text:style-name="T216">records</text:span><text:span text:style-name="T217">/</text:span><text:span text:style-name="T216">mydb/t1/</text:span><text:span text:style-name="T218">1</text:span><text:bookmark-end text:name="__DdeLink__4466_1434952532"/></text:p>
      <text:p text:style-name="P624"/>
      <text:p text:style-name="P833">[</text:p>
      <text:p text:style-name="P811"><text:s text:c="4"/><text:span text:style-name="T139">{</text:span></text:p>
      <text:p text:style-name="P811"><text:s text:c="8"/><text:span text:style-name="T126">"f1"</text:span><text:span text:style-name="T144">:</text:span> <text:span text:style-name="T126">"1"</text:span></text:p>
      <text:p text:style-name="P811"><text:s text:c="4"/><text:span text:style-name="T139">}</text:span></text:p>
      <text:p text:style-name="P532">]</text:p>
      <text:p text:style-name="P552"><text:bookmark-end text:name="__DdeLink__3079_8005573642"/></text:p>
      <text:p text:style-name="P769"><text:bookmark-start text:name="__DdeLink__3067_800557364"/><text:span text:style-name="T168">POST</text:span> <text:span text:style-name="T279">records</text:span><text:span text:style-name="T179">/</text:span>&lt;db&gt;/&lt;table&gt;</text:p>
      <text:p text:style-name="P192"><draw:line text:anchor-type="paragraph" draw:z-index="5" draw:style-name="gr1" draw:text-style-name="P876" svg:x1="0.011cm" svg:y1="0.083cm" svg:x2="17.553cm" svg:y2="0.083cm"><text:p/></draw:line></text:p>
      <text:p text:style-name="P24"><text:span text:style-name="T171">I</text:span>nsert a new record into a table.</text:p>
      <text:p text:style-name="P22"/>
      <text:h text:style-name="P665" text:outline-level="2">Resource URL</text:h>
      <text:p text:style-name="P278"><text:bookmark-start text:name="__DdeLink__812_58252720711111112"/><text:span text:style-name="T145">h</text:span><text:bookmark-end text:name="__DdeLink__812_58252720711111112"/><text:span text:style-name="T145">ttp://server.com:15555/</text:span><text:span text:style-name="T151">records</text:span><text:span text:style-name="T145">/&lt;db&gt;/&lt;table&gt;</text:span></text:p>
      <text:p text:style-name="P340"/>
      <text:p text:style-name="P278"/>
      <text:h text:style-name="P759" text:outline-level="2"><text:bookmark-start text:name="__DdeLink__4322_1434952532111"/>Parameters</text:h>
      <text:p text:style-name="P475">None<text:bookmark-end text:name="__DdeLink__4322_1434952532111"/></text:p>
      <text:p text:style-name="P475"/>
      <text:h text:style-name="P696" text:outline-level="2">Returns</text:h>
      <text:p text:style-name="P158">200 OK</text:p>
      <text:p text:style-name="P158">400 <text:span text:style-name="T184">Bad Request</text:span></text:p>
      <text:p text:style-name="P158">401 Unauthorized</text:p>
      <text:p text:style-name="P644">500 Internal Server Error</text:p>
      <text:p text:style-name="P644"/>
      <text:h text:style-name="P665" text:outline-level="2">Example Requests</text:h>
      <text:p text:style-name="P371"><text:span text:style-name="T85">POST</text:span><text:span text:style-name="T1"><text:tab/><text:tab/></text:span><text:a xlink:type="simple" xlink:href="https://localhost:15555/dbname/insert/t1"><text:span text:style-name="T1">http://localhost:15555/</text:span></text:a><text:a xlink:type="simple" xlink:href="https://localhost:15555/dbname/insert/t1"><text:span text:style-name="T39">records</text:span></text:a><text:a xlink:type="simple" xlink:href="https://localhost:15555/dbname/insert/t1"><text:span text:style-name="T1">/</text:span></text:a><text:a xlink:type="simple" xlink:href="https://localhost:15555/dbname/insert/t1"><text:span text:style-name="T1">mydb/</text:span></text:a><text:a xlink:type="simple" xlink:href="https://localhost:15555/dbname/insert/t1"><text:span text:style-name="T3">t1</text:span></text:a></text:p>
      <text:p text:style-name="P371"><text:span text:style-name="T85">POST Data<text:tab/></text:span><text:span text:style-name="T104">f1=1</text:span></text:p>
      <text:p text:style-name="P585"/>
      <text:p text:style-name="P586"><text:bookmark-start text:name="__DdeLink__4363_143495253232"/><text:bookmark-start text:name="__DdeLink__4361_143495253232"/><text:span text:style-name="T233">curl -d "</text:span><text:span text:style-name="T237">f1=1</text:span><text:span text:style-name="T233">" -X P</text:span><text:span text:style-name="T238">OST</text:span><text:span text:style-name="T233"> http://localhost:15555/records/mydb/t1</text:span><text:bookmark-end text:name="__DdeLink__4363_143495253232"/><text:bookmark-end text:name="__DdeLink__4361_143495253232"/></text:p>
      <text:p text:style-name="P625"/>
      <text:p text:style-name="P534">{</text:p>
      <text:p text:style-name="P806"><text:s text:c="4"/><text:span text:style-name="T126">"changed"</text:span><text:span text:style-name="T144">:</text:span> <text:span text:style-name="T140">1</text:span><text:span text:style-name="T144">,</text:span></text:p>
      <text:p text:style-name="P806"><text:s text:c="4"/><text:span text:style-name="T126">"last_insert_id"</text:span><text:span text:style-name="T144">:</text:span> <text:span text:style-name="T142">1</text:span></text:p>
      <text:p text:style-name="P839">}</text:p>
      <text:p text:style-name="P549"><text:bookmark-start text:name="__DdeLink__3079_8005573641"/></text:p>
      <text:p text:style-name="P443"><text:bookmark-start text:name="__DdeLink__3067_80055736411"/><text:span text:style-name="T85">POST</text:span><text:bookmark-end text:name="__DdeLink__3079_8005573641"/><text:span text:style-name="T1"><text:tab/><text:tab/></text:span><text:a xlink:type="simple" xlink:href="https://localhost:15555/dbname/insert/t1"><text:span text:style-name="T1">http://localhost:15555/</text:span></text:a><text:a xlink:type="simple" xlink:href="https://localhost:15555/dbname/insert/t1"><text:span text:style-name="T39">records</text:span></text:a><text:a xlink:type="simple" xlink:href="https://localhost:15555/dbname/insert/t1"><text:span text:style-name="T1">/</text:span></text:a><text:a xlink:type="simple" xlink:href="https://localhost:15555/dbname/insert/t1"><text:span text:style-name="T1">mydb/</text:span></text:a><text:a xlink:type="simple" xlink:href="https://localhost:15555/dbname/insert/t1"><text:span text:style-name="T3">t1</text:span></text:a></text:p>
      <text:p text:style-name="P371"><text:span text:style-name="T85">POST Data<text:tab/></text:span><text:span text:style-name="T104">{ "f1": 1 }</text:span></text:p>
      <text:p text:style-name="P585"/>
      <text:p text:style-name="P586"><text:span text:style-name="T233">curl -d "</text:span><text:span text:style-name="T237">{ \</text:span><text:span text:style-name="T233">"</text:span><text:span text:style-name="T237">f1\</text:span><text:span text:style-name="T233">"</text:span><text:span text:style-name="T237">: 1 }</text:span><text:span text:style-name="T233">" -X P</text:span><text:span text:style-name="T238">OST</text:span><text:span text:style-name="T233"> http://localhost:15555/records/mydb/t1</text:span></text:p>
      <text:p text:style-name="P609"/>
      <text:p text:style-name="P535">{</text:p>
      <text:p text:style-name="P814"><text:s text:c="4"/><text:span text:style-name="T126">"changed"</text:span><text:span text:style-name="T144">:</text:span> <text:span text:style-name="T140">1</text:span><text:span text:style-name="T144">,</text:span></text:p>
      <text:p text:style-name="P814"><text:s text:c="4"/><text:span text:style-name="T126">"last_insert_id"</text:span><text:span text:style-name="T144">:</text:span> <text:span text:style-name="T142">1</text:span></text:p>
      <text:p text:style-name="P844">}</text:p>
      <text:p text:style-name="P546"/>
      <text:p text:style-name="P443"><text:span text:style-name="T85">POST</text:span><text:span text:style-name="T1"><text:tab/><text:tab/></text:span><text:a xlink:type="simple" xlink:href="https://localhost:15555/dbname/insert/t1"><text:span text:style-name="T1">http://localhost:15555/</text:span></text:a><text:a xlink:type="simple" xlink:href="https://localhost:15555/dbname/insert/t1"><text:span text:style-name="T39">records</text:span></text:a><text:a xlink:type="simple" xlink:href="https://localhost:15555/dbname/insert/t1"><text:span text:style-name="T1">/</text:span></text:a><text:a xlink:type="simple" xlink:href="https://localhost:15555/dbname/insert/t1"><text:span text:style-name="T1">mydb/</text:span></text:a><text:a xlink:type="simple" xlink:href="https://localhost:15555/dbname/insert/t1"><text:span text:style-name="T3">t1</text:span></text:a></text:p>
      <text:p text:style-name="P377"><text:span text:style-name="T85">POST Data<text:tab/></text:span><text:span text:style-name="T102">&lt;t1&gt;&lt;f1&gt;</text:span><text:span text:style-name="T104">1</text:span><text:span text:style-name="T102">&lt;/f1&gt;&lt;/t1&gt;</text:span></text:p>
      <text:p text:style-name="P587"/>
      <text:p text:style-name="P588"><text:span text:style-name="T233">curl -d "</text:span><text:span text:style-name="T238">&lt;t1&gt;&lt;f1&gt;1&lt;/f1&gt;&lt;/t1&gt;</text:span><text:span text:style-name="T233">" -X P</text:span><text:span text:style-name="T238">OST</text:span><text:span text:style-name="T233"> http://localhost:15555/records/mydb/t1</text:span></text:p>
      <text:p text:style-name="P610"/>
      <text:p text:style-name="P535">{</text:p>
      <text:p text:style-name="P814"><text:s text:c="4"/><text:span text:style-name="T126">"changed"</text:span><text:span text:style-name="T144">:</text:span> <text:span text:style-name="T140">1</text:span><text:span text:style-name="T144">,</text:span></text:p>
      <text:p text:style-name="P814"><text:s text:c="4"/><text:span text:style-name="T126">"last_insert_id"</text:span><text:span text:style-name="T144">:</text:span> <text:span text:style-name="T142">1</text:span></text:p>
      <text:p text:style-name="P844">}</text:p>
      <text:p text:style-name="P531"/>
      <text:p text:style-name="P772"><text:span text:style-name="T170">PUT</text:span> <text:span text:style-name="T282">records</text:span><text:span text:style-name="T181">/</text:span>&lt;db&gt;/&lt;table&gt;</text:p>
      <text:p text:style-name="P193"><draw:line text:anchor-type="paragraph" draw:z-index="6" draw:style-name="gr1" draw:text-style-name="P876" svg:x1="0.011cm" svg:y1="0.083cm" svg:x2="17.553cm" svg:y2="0.083cm"><text:p/></draw:line></text:p>
      <text:p text:style-name="P23"><text:span text:style-name="T170">U</text:span>pdate record<text:span text:style-name="T183">s</text:span> into a table <text:span text:style-name="T174">using POST data, </text:span><text:span text:style-name="T175">method accepts data in URL encoding, XML </text:span><text:span text:style-name="T181">and JSON</text:span><text:span text:style-name="T175">. </text:span></text:p>
      <text:p text:style-name="P23"/>
      <text:h text:style-name="P666" text:outline-level="2">Resource URL</text:h>
      <text:p text:style-name="P279"><text:bookmark-start text:name="__DdeLink__812_582527207111111121"/><text:span text:style-name="T145">h</text:span><text:bookmark-end text:name="__DdeLink__812_582527207111111121"/><text:span text:style-name="T145">ttp://server.com:15555/</text:span><text:span text:style-name="T153">records</text:span><text:span text:style-name="T145">/&lt;db&gt;/&lt;table&gt;</text:span></text:p>
      <text:p text:style-name="P343"/>
      <text:p text:style-name="P279"/>
      <text:h text:style-name="P491" text:outline-level="2">Parameters</text:h>
      <text:p text:style-name="P329"/>
      <table:table table:name="Таблиця23" table:style-name="Таблиця23">
        <table:table-column table:style-name="Таблиця23.A"/>
        <table:table-column table:style-name="Таблиця23.B"/>
        <table:table-row>
          <table:table-cell table:style-name="Таблиця23.A1" office:value-type="string">
            <text:p text:style-name="P15">filter</text:p>
            <text:p text:style-name="P185">optional</text:p>
          </table:table-cell>
          <table:table-cell table:style-name="Таблиця23.A1" office:value-type="string">
            <text:p text:style-name="P118">Allows <text:span text:style-name="T173">update</text:span> only part of records in the table.</text:p>
            <text:p text:style-name="P118"/>
            <text:p text:style-name="P118"><text:span text:style-name="T82">Example Value:</text:span> <text:s/>f1&lt;20 AND f2='text'</text:p>
            <text:p text:style-name="P118"><text:span text:style-name="T82">Possible Values:</text:span> <text:s/>any expression like in WHERE clause</text:p>
          </table:table-cell>
        </table:table-row>
      </table:table>
      <text:p text:style-name="P329"/>
      <text:h text:style-name="P697" text:outline-level="2">Returns</text:h>
      <text:p text:style-name="P165">200 OK</text:p>
      <text:p text:style-name="P655">400 Bad Request</text:p>
      <text:p text:style-name="P648">401 Unauthorized</text:p>
      <text:p text:style-name="P648">500 Internal Server Error</text:p>
      <text:p text:style-name="P648"/>
      <text:h text:style-name="P730" text:outline-level="2">Example Requests</text:h>
      <text:p text:style-name="P373"><text:bookmark text:name="__DdeLink__3079_80055736411"/><text:span text:style-name="T86">PUT</text:span><text:span text:style-name="T1"><text:tab/><text:tab/></text:span><text:a xlink:type="simple" xlink:href="http://localhost:15555/records/mydb/t1?filter=f1='A'"><text:span text:style-name="T1">http://localhost:15555/</text:span></text:a><text:a xlink:type="simple" xlink:href="http://localhost:15555/records/mydb/t1?filter=f1='A'"><text:span text:style-name="T38">records/</text:span></text:a><text:a xlink:type="simple" xlink:href="http://localhost:15555/records/mydb/t1?filter=f1='A'"><text:span text:style-name="T1">mydb/t1?</text:span></text:a><text:a xlink:type="simple" xlink:href="http://localhost:15555/records/mydb/t1?filter=f1='A'"><text:span text:style-name="T4">filter=f1='A'</text:span></text:a></text:p>
      <text:p text:style-name="P372"><text:span text:style-name="T86">PUT</text:span><text:span text:style-name="T85"> Data<text:tab/></text:span><text:bookmark-start text:name="__DdeLink__4722_1689160490"/><text:span text:style-name="T102">&lt;t1&gt;&lt;f1&gt;B&lt;/f1&gt;&lt;/t1&gt;</text:span><text:bookmark-end text:name="__DdeLink__4722_1689160490"/></text:p>
      <text:p text:style-name="P581"/>
      <text:p text:style-name="P582"><text:bookmark-start text:name="__DdeLink__4363_14349525323"/><text:bookmark-start text:name="__DdeLink__4361_14349525323"/><text:span text:style-name="T233">curl -d "</text:span><text:span text:style-name="T235">&lt;t1&gt;&lt;f1&gt;B&lt;/f1&gt;&lt;/t1&gt;</text:span><text:span text:style-name="T233">" -X PUT http://localhost:15555/records/mydb/t1</text:span><text:bookmark-end text:name="__DdeLink__4363_14349525323"/><text:bookmark-end text:name="__DdeLink__4361_14349525323"/><text:span text:style-name="T239">\</text:span><text:span text:style-name="T233">?</text:span><text:span text:style-name="T236">filter=f1=1</text:span></text:p>
      <text:p text:style-name="P626"/>
      <text:p text:style-name="P503">{</text:p>
      <text:p text:style-name="P808"><text:s text:c="4"/><text:span text:style-name="T126">"changed"</text:span><text:span text:style-name="T144">:</text:span> <text:span text:style-name="T140">1</text:span></text:p>
      <text:p text:style-name="P841">}</text:p>
      <text:p text:style-name="P545"/>
      <text:p text:style-name="P374"><text:span text:style-name="T86">PUT</text:span><text:span text:style-name="T1"><text:tab/><text:tab/></text:span><text:a xlink:type="simple" xlink:href="http://localhost:15555/records/mydb/t1"><text:span text:style-name="T1">http://localhost:15555/</text:span></text:a><text:a xlink:type="simple" xlink:href="http://localhost:15555/records/mydb/t1"><text:span text:style-name="T38">records/</text:span></text:a><text:a xlink:type="simple" xlink:href="http://localhost:15555/records/mydb/t1"><text:span text:style-name="T1">mydb/t1</text:span></text:a></text:p>
      <text:p text:style-name="P374"><text:span text:style-name="T86">PUT</text:span><text:span text:style-name="T85"> Data<text:tab/></text:span><text:bookmark-start text:name="__DdeLink__4722_16891604901"/><text:span text:style-name="T103">{</text:span><text:bookmark-end text:name="__DdeLink__4722_16891604901"/><text:span text:style-name="T103"> "f1": 123 }</text:span></text:p>
      <text:p text:style-name="P583"/>
      <text:p text:style-name="P584"><text:bookmark-start text:name="__DdeLink__4437_1434952532"/><text:bookmark-start text:name="__DdeLink__4427_1434952532"/><text:bookmark-start text:name="__DdeLink__4363_143495253231"/><text:bookmark-start text:name="__DdeLink__4361_143495253231"/><text:span text:style-name="T233">curl -d "</text:span><text:bookmark-start text:name="__DdeLink__4722_168916049011"/><text:span text:style-name="T233">{</text:span><text:bookmark-end text:name="__DdeLink__4722_168916049011"/><text:span text:style-name="T233"> </text:span><text:span text:style-name="T235">\</text:span><text:span text:style-name="T233">"f1</text:span><text:span text:style-name="T235">\</text:span><text:span text:style-name="T233">":</text:span><text:span text:style-name="T119"> </text:span><text:span text:style-name="T233">123 }" -X PUT http://localhost:15555/records/mydb/t1</text:span><text:bookmark-end text:name="__DdeLink__4437_1434952532"/><text:bookmark-end text:name="__DdeLink__4427_1434952532"/><text:bookmark-end text:name="__DdeLink__4363_143495253231"/><text:bookmark-end text:name="__DdeLink__4361_143495253231"/></text:p>
      <text:p text:style-name="P608"/>
      <text:p text:style-name="P504">{</text:p>
      <text:p text:style-name="P809"><text:s text:c="4"/><text:span text:style-name="T126">"changed"</text:span><text:span text:style-name="T144">:</text:span> <text:span text:style-name="T141">4</text:span></text:p>
      <text:p text:style-name="P841">}</text:p>
      <text:p text:style-name="P841"/>
      <text:p text:style-name="P773"><text:span text:style-name="T170">PUT</text:span> <text:span text:style-name="T280">records</text:span><text:span text:style-name="T181">/</text:span>&lt;db&gt;/&lt;table&gt;/&lt;<text:span text:style-name="T281">row_</text:span>id&gt;</text:p>
      <text:p text:style-name="P195"><draw:line text:anchor-type="paragraph" draw:z-index="10" draw:style-name="gr1" draw:text-style-name="P876" svg:x1="0.011cm" svg:y1="0.083cm" svg:x2="17.553cm" svg:y2="0.083cm"><text:p/></draw:line></text:p>
      <text:p text:style-name="P28"><text:span text:style-name="T170">U</text:span>pdate record<text:span text:style-name="T172"> </text:span><text:span text:style-name="T182">by id (RowID)</text:span> <text:span text:style-name="T174">using POST data, </text:span><text:span text:style-name="T175">method accepts data in URL encoding, XML </text:span><text:span text:style-name="T181">and JSON</text:span><text:span text:style-name="T175">.</text:span></text:p>
      <text:p text:style-name="P27"/>
      <text:h text:style-name="P668" text:outline-level="2">Resource URL</text:h>
      <text:p text:style-name="P283"><text:bookmark-start text:name="__DdeLink__812_58252720711111111111"/><text:span text:style-name="T145">h</text:span><text:bookmark-end text:name="__DdeLink__812_58252720711111111111"/><text:span text:style-name="T145">ttp://server.com:15555/</text:span><text:span text:style-name="T152">records</text:span><text:span text:style-name="T145">/&lt;db&gt;/&lt;table&gt;/&lt;</text:span><text:span text:style-name="T152">row_</text:span><text:span text:style-name="T145">id&gt;</text:span></text:p>
      <text:p text:style-name="P283"/>
      <text:h text:style-name="P760" text:outline-level="2">Parameters</text:h>
      <text:p text:style-name="P476">None</text:p>
      <text:p text:style-name="P476"/>
      <text:h text:style-name="P698" text:outline-level="2">Returns</text:h>
      <text:p text:style-name="P166">200 OK</text:p>
      <text:p text:style-name="P656">400 Bad Request</text:p>
      <text:p text:style-name="P649">401 Unauthorized</text:p>
      <text:p text:style-name="P645">500 Internal Server Error</text:p>
      <text:p text:style-name="P649"/>
      <text:h text:style-name="P668" text:outline-level="2">Example Requests</text:h>
      <text:p text:style-name="P378"><text:span text:style-name="T86">PUT</text:span><text:span text:style-name="T1"><text:tab/><text:tab/></text:span><text:bookmark-start text:name="__DdeLink__4982_1689160490"/><text:a xlink:type="simple" xlink:href="https://localhost:15555/res/dbname/t1/1"><text:span text:style-name="T1">http://localhost:15555/</text:span></text:a><text:a xlink:type="simple" xlink:href="https://localhost:15555/res/dbname/t1/1"><text:span text:style-name="T37">records</text:span></text:a><text:a xlink:type="simple" xlink:href="https://localhost:15555/res/dbname/t1/1"><text:span text:style-name="T1">/</text:span></text:a><text:a xlink:type="simple" xlink:href="https://localhost:15555/res/dbname/t1/1"><text:span text:style-name="T1">mydb/t1/1</text:span></text:a><text:bookmark-end text:name="__DdeLink__4982_1689160490"/></text:p>
      <text:p text:style-name="P378"><text:span text:style-name="T86">PUT</text:span><text:span text:style-name="T85"> Data<text:tab/></text:span><text:span text:style-name="T101">f1=1</text:span></text:p>
      <text:p text:style-name="P485"/>
      <text:p text:style-name="P577"><text:bookmark-start text:name="__DdeLink__4363_1434952532"/><text:bookmark-start text:name="__DdeLink__4361_1434952532"/><text:span text:style-name="T233">curl -d "f1=1" -X PUT http://localhost:15555/records/mydb/t1/</text:span><text:bookmark-end text:name="__DdeLink__4363_1434952532"/><text:bookmark-end text:name="__DdeLink__4361_1434952532"/><text:span text:style-name="T234">1</text:span></text:p>
      <text:p text:style-name="P572"/>
      <text:p text:style-name="P506">{</text:p>
      <text:p text:style-name="P811"><text:s text:c="4"/><text:span text:style-name="T126">"changed"</text:span><text:span text:style-name="T144">:</text:span> <text:span text:style-name="T140">1</text:span></text:p>
      <text:p text:style-name="P843">}</text:p>
      <text:p text:style-name="P547"/>
      <text:p text:style-name="P379"><text:span text:style-name="T86">PUT</text:span><text:span text:style-name="T1"><text:tab/><text:tab/></text:span><text:a xlink:type="simple" xlink:href="https://localhost:15555/res/dbname/t1/1"><text:span text:style-name="T1">http://localhost:15555/</text:span></text:a><text:a xlink:type="simple" xlink:href="https://localhost:15555/res/dbname/t1/1"><text:span text:style-name="T37">records</text:span></text:a><text:a xlink:type="simple" xlink:href="https://localhost:15555/res/dbname/t1/1"><text:span text:style-name="T1">/</text:span></text:a><text:a xlink:type="simple" xlink:href="https://localhost:15555/res/dbname/t1/1"><text:span text:style-name="T1">mydb/t1/1</text:span></text:a></text:p>
      <text:p text:style-name="P379"><text:span text:style-name="T86">PUT</text:span><text:span text:style-name="T85"> Data<text:tab/></text:span><text:span text:style-name="T105">{</text:span><text:span text:style-name="T87"> "</text:span><text:span text:style-name="T101">f1": 1 </text:span><text:span text:style-name="T105">}</text:span></text:p>
      <text:p text:style-name="P578"/>
      <text:p text:style-name="P579"><text:bookmark-start text:name="__DdeLink__4388_1434952532"/><text:bookmark-start text:name="__DdeLink__4363_14349525321"/><text:bookmark-start text:name="__DdeLink__4361_14349525321"/><text:span text:style-name="T233">curl -d "</text:span><text:span text:style-name="T115">{ </text:span><text:span text:style-name="T117">\</text:span><text:span text:style-name="T233">"</text:span><text:span text:style-name="T116">f1</text:span><text:span text:style-name="T117">\</text:span><text:span text:style-name="T233">"</text:span><text:span text:style-name="T116">: 1 </text:span><text:span text:style-name="T115">}</text:span><text:span text:style-name="T233">" -X PUT http://localhost:15555/records/mydb/t1/</text:span><text:bookmark-end text:name="__DdeLink__4363_14349525321"/><text:bookmark-end text:name="__DdeLink__4361_14349525321"/><text:span text:style-name="T234">1</text:span><text:bookmark-end text:name="__DdeLink__4388_1434952532"/></text:p>
      <text:p text:style-name="P627"/>
      <text:p text:style-name="P507">{</text:p>
      <text:p text:style-name="P812"><text:s text:c="4"/><text:span text:style-name="T126">"changed"</text:span><text:span text:style-name="T144">:</text:span> <text:span text:style-name="T140">1</text:span></text:p>
      <text:p text:style-name="P845"><text:bookmark-end text:name="__DdeLink__3067_800557364"/><text:bookmark-end text:name="__DdeLink__3067_80055736411"/>}</text:p>
      <text:p text:style-name="P548"/>
      <text:p text:style-name="P381"><text:span text:style-name="T86">PUT</text:span><text:span text:style-name="T1"><text:tab/><text:tab/></text:span><text:a xlink:type="simple" xlink:href="https://localhost:15555/res/dbname/t1/1"><text:span text:style-name="T1">http://localhost:15555/</text:span></text:a><text:a xlink:type="simple" xlink:href="https://localhost:15555/res/dbname/t1/1"><text:span text:style-name="T37">records</text:span></text:a><text:a xlink:type="simple" xlink:href="https://localhost:15555/res/dbname/t1/1"><text:span text:style-name="T1">/</text:span></text:a><text:a xlink:type="simple" xlink:href="https://localhost:15555/res/dbname/t1/1"><text:span text:style-name="T1">mydb/t1/1</text:span></text:a></text:p>
      <text:p text:style-name="P381"><text:span text:style-name="T86">PUT</text:span><text:span text:style-name="T85"> Data<text:tab/></text:span><text:span text:style-name="T106">&lt;t1&gt;&lt;f1&gt;1&lt;/f1&gt;&lt;/t1&gt;</text:span></text:p>
      <text:p text:style-name="P580"/>
      <text:p text:style-name="P579"><text:bookmark-start text:name="__DdeLink__4382_1434952532"/><text:bookmark-start text:name="__DdeLink__4363_143495253211"/><text:bookmark-start text:name="__DdeLink__4361_143495253211"/><text:span text:style-name="T233">curl -d "</text:span><text:span text:style-name="T118">&lt;t1&gt;&lt;f1&gt;1&lt;/f1&gt;&lt;/t1&gt;</text:span><text:span text:style-name="T233">" -X PUT http://localhost:15555/records/mydb/t1/</text:span><text:bookmark-end text:name="__DdeLink__4363_143495253211"/><text:bookmark-end text:name="__DdeLink__4361_143495253211"/><text:span text:style-name="T234">1</text:span><text:bookmark-end text:name="__DdeLink__4382_1434952532"/></text:p>
      <text:p text:style-name="P627"/>
      <text:p text:style-name="P508">{</text:p>
      <text:p text:style-name="P813"><text:s text:c="4"/><text:span text:style-name="T126">"changed"</text:span><text:span text:style-name="T144">:</text:span> <text:span text:style-name="T140">1</text:span></text:p>
      <text:p text:style-name="P845">}</text:p>
      <text:p text:style-name="P861"/>
      <text:p text:style-name="P792">POST <text:span text:style-name="T279">server/</text:span><text:bookmark-start text:name="__DdeLink__1707_1461242481"/>shutdown<text:bookmark-end text:name="__DdeLink__1707_1461242481"/></text:p>
      <text:p text:style-name="P232"><draw:line text:anchor-type="paragraph" draw:z-index="29" draw:style-name="gr1" draw:text-style-name="P876" svg:x1="0.011cm" svg:y1="0.083cm" svg:x2="17.553cm" svg:y2="0.083cm"><text:p/></draw:line></text:p>
      <text:p text:style-name="P86">Wait for last active connections and shutdown server.</text:p>
      <text:p text:style-name="P86"/>
      <text:h text:style-name="P726" text:outline-level="2">Resource URL</text:h>
      <text:p text:style-name="P300"><text:bookmark-start text:name="__DdeLink__812_5825272071211111"/><text:span text:style-name="T145">h</text:span><text:bookmark-end text:name="__DdeLink__812_5825272071211111"/><text:span text:style-name="T145">ttp://server.com:15555/</text:span><text:span text:style-name="T151">server/</text:span><text:span text:style-name="T145">shutdown</text:span></text:p>
      <text:p text:style-name="P300"/>
      <text:h text:style-name="P761" text:outline-level="2">Parameters</text:h>
      <text:p text:style-name="P477">None</text:p>
      <text:p text:style-name="P477"/>
      <text:h text:style-name="P699" text:outline-level="2">Returns</text:h>
      <text:p text:style-name="P159">200 OK</text:p>
      <text:p text:style-name="P159">401 Unauthorized</text:p>
      <text:p text:style-name="P159"/>
      <text:h text:style-name="P729" text:outline-level="2">Example Request</text:h>
      <text:p text:style-name="P441"><text:span text:style-name="T85">POST</text:span><text:span text:style-name="T1"><text:tab/><text:tab/></text:span><text:a xlink:type="simple" xlink:href="http://localhost:15555/server/shutdown"><text:span text:style-name="T1">http://localhost:15555/</text:span></text:a><text:a xlink:type="simple" xlink:href="http://localhost:15555/server/shutdown"><text:span text:style-name="T36">server/</text:span></text:a><text:a xlink:type="simple" xlink:href="http://localhost:15555/server/shutdown"><text:span text:style-name="T1">shutdown</text:span></text:a></text:p>
      <text:p text:style-name="P441"><text:span text:style-name="T85">POST Data<text:tab/></text:span><text:span text:style-name="T100">None</text:span></text:p>
      <text:p text:style-name="P601"/>
      <text:p text:style-name="P576"><text:span text:style-name="T227">curl -X </text:span><text:span text:style-name="T232">POST</text:span><text:span text:style-name="T227"> http://localhost:15555/</text:span><text:span text:style-name="T232">server/shudown</text:span></text:p>
      <text:p text:style-name="P792">GET <text:span text:style-name="T279">server/</text:span>stats</text:p>
      <text:p text:style-name="P232"><draw:line text:anchor-type="paragraph" draw:z-index="30" draw:style-name="gr1" draw:text-style-name="P876" svg:x1="0.011cm" svg:y1="0.083cm" svg:x2="17.553cm" svg:y2="0.083cm"><text:p/></draw:line></text:p>
      <text:p text:style-name="P86">Returns statistics for server.</text:p>
      <text:p text:style-name="P86"/>
      <text:h text:style-name="P726" text:outline-level="2">Resource URL</text:h>
      <text:p text:style-name="P300"><text:bookmark-start text:name="__DdeLink__812_5825272071211112"/><text:span text:style-name="T145">h</text:span><text:bookmark-end text:name="__DdeLink__812_5825272071211112"/><text:span text:style-name="T145">ttp://server.com:15555/</text:span><text:span text:style-name="T151">server/</text:span><text:span text:style-name="T145">stats</text:span></text:p>
      <text:p text:style-name="P300"/>
      <text:h text:style-name="P761" text:outline-level="2">Parameters</text:h>
      <text:p text:style-name="P477">None</text:p>
      <text:p text:style-name="P477"/>
      <text:h text:style-name="P699" text:outline-level="2">Returns</text:h>
      <text:p text:style-name="P159">200 OK</text:p>
      <text:p text:style-name="P159">401 Unauthorized</text:p>
      <text:p text:style-name="P159"/>
      <text:h text:style-name="P729" text:outline-level="2">Example Request</text:h>
      <text:p text:style-name="P441"><text:span text:style-name="T85">GET</text:span><text:span text:style-name="T1"><text:tab/></text:span><text:a xlink:type="simple" xlink:href="http://localhost:15555/server/stats"><text:span text:style-name="T1">http://localhost:15555/</text:span></text:a><text:a xlink:type="simple" xlink:href="http://localhost:15555/server/stats"><text:span text:style-name="T36">server/</text:span></text:a><text:a xlink:type="simple" xlink:href="http://localhost:15555/server/stats"><text:span text:style-name="T1">stats</text:span></text:a></text:p>
      <text:p text:style-name="P575"/>
      <text:p text:style-name="P576"><text:bookmark-start text:name="__DdeLink__4351_1434952532"/><text:span text:style-name="T227">curl -X </text:span><text:span text:style-name="T231">GET</text:span><text:span text:style-name="T227"> http://localhost:15555/</text:span><text:span text:style-name="T232">server/stats</text:span><text:bookmark-end text:name="__DdeLink__4351_1434952532"/></text:p>
      <text:p text:style-name="P629"/>
      <text:p text:style-name="P524">{</text:p>
      <text:p text:style-name="P806"><text:s text:c="4"/><text:span text:style-name="T126">"bytes_sent"</text:span><text:span text:style-name="T144">:</text:span> <text:span text:style-name="T140">0</text:span><text:span text:style-name="T144">,</text:span></text:p>
      <text:p text:style-name="P806"><text:s text:c="4"/><text:span text:style-name="T126">"queries_cache_hit_count"</text:span><text:span text:style-name="T144">:</text:span> <text:span text:style-name="T140">0</text:span><text:span text:style-name="T144">,</text:span></text:p>
      <text:p text:style-name="P806"><text:s text:c="4"/><text:span text:style-name="T126">"requests"</text:span><text:span text:style-name="T144">:</text:span> <text:span text:style-name="T140">1</text:span><text:span text:style-name="T144">,</text:span></text:p>
      <text:p text:style-name="P806"><text:s text:c="4"/><text:span text:style-name="T126">"uptime"</text:span><text:span text:style-name="T144">:</text:span> <text:span text:style-name="T126">"2.0 second(s)"</text:span></text:p>
      <text:p text:style-name="P839">}</text:p>
      <text:p text:style-name="P544"/>
      <text:p text:style-name="P792">GET <text:span text:style-name="T279">server/</text:span>version</text:p>
      <text:p text:style-name="P232"><draw:line text:anchor-type="paragraph" draw:z-index="31" draw:style-name="gr1" draw:text-style-name="P876" svg:x1="0.011cm" svg:y1="0.083cm" svg:x2="17.553cm" svg:y2="0.083cm"><text:p/></draw:line></text:p>
      <text:p text:style-name="P86">Returns version of server<text:bookmark-start text:name="__DdeLink__1718_1461242481"/> and it components<text:bookmark-end text:name="__DdeLink__1718_1461242481"/>.</text:p>
      <text:p text:style-name="P86"/>
      <text:h text:style-name="P726" text:outline-level="2">Resource URL</text:h>
      <text:p text:style-name="P300"><text:bookmark-start text:name="__DdeLink__812_5825272071211113"/><text:span text:style-name="T145">h</text:span><text:bookmark-end text:name="__DdeLink__812_5825272071211113"/><text:span text:style-name="T145">ttp://server.com:15555/</text:span><text:span text:style-name="T151">server/</text:span><text:span text:style-name="T145">version</text:span></text:p>
      <text:p text:style-name="P300"/>
      <text:h text:style-name="P761" text:outline-level="2">Parameters</text:h>
      <text:p text:style-name="P477">None</text:p>
      <text:p text:style-name="P477"/>
      <text:h text:style-name="P699" text:outline-level="2">Returns</text:h>
      <text:p text:style-name="P159">200 OK</text:p>
      <text:p text:style-name="P159">401 Unauthorized</text:p>
      <text:p text:style-name="P159"/>
      <text:h text:style-name="P729" text:outline-level="2">Example Request</text:h>
      <text:p text:style-name="P441"><text:span text:style-name="T85">GET</text:span><text:span text:style-name="T1"><text:tab/></text:span><text:a xlink:type="simple" xlink:href="http://localhost:15555/server/version"><text:span text:style-name="T1">http</text:span></text:a><text:a xlink:type="simple" xlink:href="http://localhost:15555/server/version">://</text:a><text:a xlink:type="simple" xlink:href="http://localhost:15555/server/version"><text:span text:style-name="T1">localhost:15555/</text:span></text:a><text:a xlink:type="simple" xlink:href="http://localhost:15555/server/version"><text:span text:style-name="T36">server/</text:span></text:a><text:a xlink:type="simple" xlink:href="http://localhost:15555/server/version"><text:span text:style-name="T1">version</text:span></text:a></text:p>
      <text:p text:style-name="P575"/>
      <text:p text:style-name="P632"><text:span text:style-name="T210">curl -X </text:span><text:span text:style-name="T215">GET</text:span><text:span text:style-name="T210"> http://localhost:15555/</text:span><text:span text:style-name="T219">server/version</text:span></text:p>
      <text:p text:style-name="P615"/>
      <text:p text:style-name="P537">{</text:p>
      <text:p text:style-name="P818"><text:s text:c="4"/><text:span text:style-name="T126">"SQLited"</text:span><text:span text:style-name="T144">:</text:span> <text:span text:style-name="T126">"1"</text:span><text:span text:style-name="T144">,</text:span></text:p>
      <text:p text:style-name="P818"><text:s text:c="4"/><text:span text:style-name="T126">"SQLite"</text:span><text:span text:style-name="T144">:</text:span> <text:span text:style-name="T126">"3.7.14"</text:span></text:p>
      <text:p text:style-name="P846">}</text:p>
      <text:p text:style-name="P794">GET <text:span text:style-name="T284">procedures/&lt;db&gt;</text:span></text:p>
      <text:p text:style-name="P234"><draw:line text:anchor-type="paragraph" draw:z-index="33" draw:style-name="gr1" draw:text-style-name="P876" svg:x1="0.011cm" svg:y1="0.083cm" svg:x2="17.553cm" svg:y2="0.083cm"><text:p/></draw:line></text:p>
      <text:p text:style-name="P89"><text:span text:style-name="T284">R</text:span>eturns a list of <text:span text:style-name="T285">procedures in database</text:span>.</text:p>
      <text:p text:style-name="P88"/>
      <text:h text:style-name="P732" text:outline-level="2">Resource URL</text:h>
      <text:p text:style-name="P302"><text:bookmark-start text:name="__DdeLink__812_58252720712111131"/><text:span text:style-name="T145">h</text:span><text:bookmark-end text:name="__DdeLink__812_58252720712111131"/><text:span text:style-name="T145">ttp://server.com:15555/</text:span><text:span text:style-name="T154">procedures/&lt;db&gt;</text:span></text:p>
      <text:p text:style-name="P302"/>
      <text:h text:style-name="P762" text:outline-level="2">Parameters</text:h>
      <text:p text:style-name="P478">None</text:p>
      <text:p text:style-name="P478"/>
      <text:h text:style-name="P700" text:outline-level="2">Returns</text:h>
      <text:p text:style-name="P161">200 OK</text:p>
      <text:p text:style-name="P161">401 Unauthorized</text:p>
      <text:p text:style-name="P161"/>
      <text:h text:style-name="P732" text:outline-level="2">Example Request</text:h>
      <text:p text:style-name="P445"><text:span text:style-name="T85">GET</text:span><text:span text:style-name="T1"><text:tab/></text:span><text:a xlink:type="simple" xlink:href="http://localhost:15555/procedures/mydb"><text:span text:style-name="T1">http</text:span></text:a><text:a xlink:type="simple" xlink:href="http://localhost:15555/procedures/mydb">://</text:a><text:a xlink:type="simple" xlink:href="http://localhost:15555/procedures/mydb"><text:span text:style-name="T1">localhost:15555/</text:span></text:a><text:a xlink:type="simple" xlink:href="http://localhost:15555/procedures/mydb"><text:span text:style-name="T41">procedures/mydb</text:span></text:a></text:p>
      <text:p text:style-name="P589"/>
      <text:p text:style-name="P633"><text:span text:style-name="T210">curl -X </text:span><text:span text:style-name="T215">GET</text:span><text:span text:style-name="T210"> http://localhost:15555/</text:span><text:span text:style-name="T221">procedures/mydb</text:span></text:p>
      <text:p text:style-name="P616"/>
      <text:p text:style-name="P557">[</text:p>
      <text:p text:style-name="P806"><text:s text:c="4"/><text:span text:style-name="T139">{</text:span></text:p>
      <text:p text:style-name="P806"><text:s text:c="8"/><text:span text:style-name="T126">"name"</text:span><text:span text:style-name="T144">:</text:span> <text:span text:style-name="T126">"p1"</text:span></text:p>
      <text:p text:style-name="P806"><text:s text:c="4"/><text:span text:style-name="T139">}</text:span></text:p>
      <text:p text:style-name="P857">]</text:p>
      <text:p text:style-name="P795"><text:span text:style-name="T286">POST</text:span> <text:span text:style-name="T286">procedures</text:span><text:span text:style-name="T181">/</text:span>&lt;db&gt;</text:p>
      <text:p text:style-name="P235"><draw:line text:anchor-type="paragraph" draw:z-index="34" draw:style-name="gr1" draw:text-style-name="P876" svg:x1="0.011cm" svg:y1="0.083cm" svg:x2="17.553cm" svg:y2="0.083cm"><text:p/></draw:line></text:p>
      <text:p text:style-name="P47"><text:span text:style-name="T286">Creates a new </text:span><text:span text:style-name="T199">stored procedure.</text:span></text:p>
      <text:p text:style-name="P90"/>
      <text:h text:style-name="P733" text:outline-level="2">Resource URL</text:h>
      <text:p text:style-name="P303"><text:bookmark-start text:name="__DdeLink__812_5825272071111111211"/><text:span text:style-name="T145">h</text:span><text:bookmark-end text:name="__DdeLink__812_5825272071111111211"/><text:span text:style-name="T145">ttp://server.com:15555/</text:span><text:span text:style-name="T155">procedures</text:span><text:span text:style-name="T145">/&lt;db&gt;</text:span></text:p>
      <text:p text:style-name="P344"/>
      <text:p text:style-name="P303"/>
      <text:h text:style-name="P497" text:outline-level="2"><text:bookmark-start text:name="__DdeLink__4573_1434952532"/>Parameters</text:h>
      <text:p text:style-name="P336"/>
      <table:table table:name="Таблиця2" table:style-name="Таблиця2">
        <table:table-column table:style-name="Таблиця2.A"/>
        <table:table-column table:style-name="Таблиця2.B"/>
        <table:table-row>
          <table:table-cell table:style-name="Таблиця2.A1" office:value-type="string">
            <text:p text:style-name="P17">name</text:p>
            <text:p text:style-name="P186">required</text:p>
          </table:table-cell>
          <table:table-cell table:style-name="Таблиця2.A1" office:value-type="string">
            <text:p text:style-name="P123">Name of new procedure.</text:p>
            <text:p text:style-name="P119"/>
            <text:p text:style-name="P119"><text:span text:style-name="T82">Example Value:</text:span> <text:s/><text:span text:style-name="T286">p1</text:span></text:p>
          </table:table-cell>
        </table:table-row>
      </table:table>
      <text:p text:style-name="P336"/>
      <text:h text:style-name="P701" text:outline-level="2">Returns</text:h>
      <text:p text:style-name="P167">200 OK</text:p>
      <text:p text:style-name="P657"><text:bookmark-start text:name="__DdeLink__4552_1434952532"/>400 Bad Request<text:bookmark-end text:name="__DdeLink__4552_1434952532"/></text:p>
      <text:p text:style-name="P650">401 Unauthorized</text:p>
      <text:p text:style-name="P650">500 Internal Server Error<text:bookmark-end text:name="__DdeLink__4573_1434952532"/></text:p>
      <text:p text:style-name="P650"/>
      <text:h text:style-name="P733" text:outline-level="2">Example Requests</text:h>
      <text:p text:style-name="P446"><text:bookmark text:name="__DdeLink__3079_800557364111"/><text:span text:style-name="T86">P</text:span><text:span text:style-name="T95">OST</text:span><text:span text:style-name="T1"><text:tab/><text:tab/></text:span><text:a xlink:type="simple" xlink:href="http://localhost:15555/procedures/mydb?name=p1"><text:span text:style-name="T1">http://localhost:15555/</text:span></text:a><text:a xlink:type="simple" xlink:href="http://localhost:15555/procedures/mydb?name=p1"><text:span text:style-name="T42">procedures/mydb?name=p1</text:span></text:a></text:p>
      <text:p text:style-name="P446"><text:span text:style-name="T86">P</text:span><text:span text:style-name="T95">OS</text:span><text:span text:style-name="T86">T</text:span><text:span text:style-name="T85"> Data<text:tab/></text:span><text:bookmark-start text:name="__DdeLink__4578_1434952532"/><text:span text:style-name="T102">BEGIN</text:span><text:span text:style-name="T109">\n</text:span><text:span text:style-name="T47">DBMS_OUTPUT.put_line(</text:span><text:span text:style-name="T65">'hello'</text:span><text:span text:style-name="T47">);</text:span><text:span text:style-name="T65">\n</text:span><text:span text:style-name="T47">END;</text:span><text:bookmark-end text:name="__DdeLink__4578_1434952532"/></text:p>
      <text:p text:style-name="P486"><text:bookmark text:name="__DdeLink__4722_16891604902"/></text:p>
      <text:p text:style-name="P590"/>
      <text:p text:style-name="P594"><text:bookmark-start text:name="__DdeLink__4563_1434952532"/><text:bookmark-start text:name="__DdeLink__4363_143495253233"/><text:bookmark-start text:name="__DdeLink__4361_143495253233"/><text:span text:style-name="T233">curl </text:span><text:span text:style-name="T241">--data-binary $'BEGIN\nRETURN 1;\nEND;'</text:span><text:span text:style-name="T233"> -X </text:span><text:span text:style-name="T240">POST</text:span><text:span text:style-name="T233"> http://localhost:15555/</text:span><text:span text:style-name="T239">procedures</text:span><text:span text:style-name="T233">/mydb</text:span><text:bookmark-end text:name="__DdeLink__4363_143495253233"/><text:bookmark-end text:name="__DdeLink__4361_143495253233"/><text:span text:style-name="T239">\?name=p1</text:span><text:bookmark-end text:name="__DdeLink__4563_1434952532"/></text:p>
      <text:p text:style-name="P628"/>
      <text:p text:style-name="P509">{</text:p>
      <text:p text:style-name="P819"><text:s text:c="4"/><text:span text:style-name="T126">"</text:span><text:span text:style-name="T138">message</text:span><text:span text:style-name="T126">"</text:span><text:span text:style-name="T144">:</text:span> <text:span text:style-name="T126">"</text:span><text:span text:style-name="T138">ok</text:span><text:span text:style-name="T126">"</text:span></text:p>
      <text:p text:style-name="P847">}</text:p>
      <text:p text:style-name="P847"/>
      <text:p text:style-name="P796"><text:span text:style-name="T287">DELETE</text:span> <text:span text:style-name="T284">procedures/&lt;db&gt;/</text:span><text:span text:style-name="T287">&lt;proc&gt;</text:span></text:p>
      <text:p text:style-name="P236"><draw:line text:anchor-type="paragraph" draw:z-index="35" draw:style-name="gr1" draw:text-style-name="P876" svg:x1="0.011cm" svg:y1="0.083cm" svg:x2="17.553cm" svg:y2="0.083cm"><text:p/></draw:line></text:p>
      <text:p text:style-name="P91"><text:span text:style-name="T287">D</text:span><text:span text:style-name="T194">rop</text:span><text:span text:style-name="T195">s</text:span><text:span text:style-name="T194"> a </text:span><text:span text:style-name="T122">procedure.</text:span></text:p>
      <text:p text:style-name="P91"/>
      <text:h text:style-name="P734" text:outline-level="2">Resource URL</text:h>
      <text:p text:style-name="P304"><text:bookmark-start text:name="__DdeLink__812_582527207121111311"/><text:span text:style-name="T145">h</text:span><text:bookmark-end text:name="__DdeLink__812_582527207121111311"/><text:span text:style-name="T145">ttp://server.com:15555/</text:span><text:span text:style-name="T154">procedures/&lt;db&gt;/</text:span><text:span text:style-name="T156">&lt;proc&gt;</text:span></text:p>
      <text:p text:style-name="P304"/>
      <text:h text:style-name="P763" text:outline-level="2">Parameters</text:h>
      <text:p text:style-name="P479">None</text:p>
      <text:p text:style-name="P479"/>
      <text:h text:style-name="P702" text:outline-level="2">Returns</text:h>
      <text:p text:style-name="P162">200 OK</text:p>
      <text:p text:style-name="P658">400 Bad Request</text:p>
      <text:p text:style-name="P162">401 Unauthorized</text:p>
      <text:p text:style-name="P162"/>
      <text:h text:style-name="P734" text:outline-level="2">Example Request</text:h>
      <text:p text:style-name="P447"><text:span text:style-name="T96">DELETE</text:span><text:span text:style-name="T1"><text:tab/></text:span><text:a xlink:type="simple" xlink:href="http://localhost:15555/procedures/mydb/p1"><text:span text:style-name="T1">http</text:span></text:a><text:a xlink:type="simple" xlink:href="http://localhost:15555/procedures/mydb/p1">://</text:a><text:a xlink:type="simple" xlink:href="http://localhost:15555/procedures/mydb/p1"><text:span text:style-name="T1">localhost:15555/</text:span></text:a><text:a xlink:type="simple" xlink:href="http://localhost:15555/procedures/mydb/p1"><text:span text:style-name="T41">procedures/mydb/</text:span></text:a><text:a xlink:type="simple" xlink:href="http://localhost:15555/procedures/mydb/p1"><text:span text:style-name="T43">p1</text:span></text:a></text:p>
      <text:p text:style-name="P591"/>
      <text:p text:style-name="P634"><text:span text:style-name="T210">curl -X </text:span><text:span text:style-name="T222">DELETE</text:span><text:span text:style-name="T210"> http://localhost:15555/</text:span><text:span text:style-name="T221">procedures/mydb/</text:span><text:span text:style-name="T222">p1</text:span></text:p>
      <text:p text:style-name="P617"/>
      <text:p text:style-name="P539">{</text:p>
      <text:p text:style-name="P806"><text:s text:c="4"/><text:span text:style-name="T126">"</text:span><text:bookmark-start text:name="__DdeLink__7712_1282572632"/><text:span text:style-name="T126">message</text:span><text:bookmark-end text:name="__DdeLink__7712_1282572632"/><text:span text:style-name="T126">"</text:span><text:span text:style-name="T144">:</text:span> <text:span text:style-name="T126">"ok"</text:span></text:p>
      <text:p text:style-name="P839">}</text:p>
      <text:p text:style-name="P558"/>
      <text:p text:style-name="P796"><text:span text:style-name="T287">GET</text:span> <text:span text:style-name="T284">procedures/&lt;db&gt;/</text:span><text:span text:style-name="T287">&lt;proc&gt;</text:span></text:p>
      <text:p text:style-name="P236"><draw:line text:anchor-type="paragraph" draw:z-index="36" draw:style-name="gr1" draw:text-style-name="P876" svg:x1="0.011cm" svg:y1="0.083cm" svg:x2="17.553cm" svg:y2="0.083cm"><text:p/></draw:line></text:p>
      <text:p text:style-name="P48"><text:span text:style-name="T123">R</text:span><text:span text:style-name="T122">eturns text of procedure.</text:span></text:p>
      <text:p text:style-name="P91"/>
      <text:h text:style-name="P734" text:outline-level="2">Resource URL</text:h>
      <text:p text:style-name="P304"><text:bookmark-start text:name="__DdeLink__812_5825272071211113111"/><text:span text:style-name="T145">h</text:span><text:bookmark-end text:name="__DdeLink__812_5825272071211113111"/><text:span text:style-name="T145">ttp://server.com:15555/</text:span><text:span text:style-name="T154">procedures/&lt;db&gt;/</text:span><text:span text:style-name="T156">&lt;proc&gt;</text:span></text:p>
      <text:p text:style-name="P304"/>
      <text:h text:style-name="P763" text:outline-level="2"><text:bookmark-start text:name="__DdeLink__4615_1434952532"/>Parameters</text:h>
      <text:p text:style-name="P479">None</text:p>
      <text:p text:style-name="P479"/>
      <text:h text:style-name="P702" text:outline-level="2">Returns</text:h>
      <text:p text:style-name="P162">200 OK</text:p>
      <text:p text:style-name="P658">400 Bad Request</text:p>
      <text:p text:style-name="P162">401 Unauthorized<text:bookmark-end text:name="__DdeLink__4615_1434952532"/></text:p>
      <text:p text:style-name="P162"/>
      <text:h text:style-name="P734" text:outline-level="2">Example Request</text:h>
      <text:p text:style-name="P447"><text:span text:style-name="T96">GET</text:span><text:span text:style-name="T1"><text:tab/></text:span><text:a xlink:type="simple" xlink:href="http://localhost:15555/procedures/mydb/p1"><text:span text:style-name="T1">http</text:span></text:a><text:a xlink:type="simple" xlink:href="http://localhost:15555/procedures/mydb/p1">://</text:a><text:a xlink:type="simple" xlink:href="http://localhost:15555/procedures/mydb/p1"><text:span text:style-name="T1">localhost:15555/</text:span></text:a><text:a xlink:type="simple" xlink:href="http://localhost:15555/procedures/mydb/p1"><text:span text:style-name="T41">procedures/mydb/</text:span></text:a><text:a xlink:type="simple" xlink:href="http://localhost:15555/procedures/mydb/p1"><text:span text:style-name="T43">p1</text:span></text:a></text:p>
      <text:p text:style-name="P591"/>
      <text:p text:style-name="P634"><text:bookmark-start text:name="__DdeLink__4559_1434952532"/><text:span text:style-name="T210">curl -X </text:span><text:span text:style-name="T222">GET</text:span><text:span text:style-name="T210"> http://localhost:15555/</text:span><text:span text:style-name="T221">procedures/mydb/</text:span><text:span text:style-name="T222">p1</text:span><text:bookmark-end text:name="__DdeLink__4559_1434952532"/></text:p>
      <text:p text:style-name="P617"/>
      <text:p text:style-name="P539">{</text:p>
      <text:p text:style-name="P806"><text:s text:c="4"/><text:span text:style-name="T126">"text"</text:span><text:span text:style-name="T144">:</text:span> <text:span text:style-name="T126">"BEGIN</text:span><text:span text:style-name="T167">\n</text:span><text:span text:style-name="T126">RETURN 1;</text:span><text:span text:style-name="T167">\n</text:span><text:span text:style-name="T126">END;"</text:span></text:p>
      <text:p text:style-name="P839">}</text:p>
      <text:p text:style-name="P558"/>
      <text:p text:style-name="P797"><text:span text:style-name="T288">PUT</text:span> <text:span text:style-name="T284">procedures/&lt;db&gt;/</text:span><text:span text:style-name="T287">&lt;proc&gt;</text:span></text:p>
      <text:p text:style-name="P237"><draw:line text:anchor-type="paragraph" draw:z-index="37" draw:style-name="gr1" draw:text-style-name="P876" svg:x1="0.011cm" svg:y1="0.083cm" svg:x2="17.553cm" svg:y2="0.083cm"><text:p/></draw:line></text:p>
      <text:p text:style-name="P49"><text:span text:style-name="T124">Changes</text:span><text:span text:style-name="T122"> text of procedure.</text:span></text:p>
      <text:p text:style-name="P92"/>
      <text:h text:style-name="P735" text:outline-level="2">Resource URL</text:h>
      <text:p text:style-name="P305"><text:bookmark-start text:name="__DdeLink__812_58252720712111131111"/><text:span text:style-name="T145">h</text:span><text:bookmark-end text:name="__DdeLink__812_58252720712111131111"/><text:span text:style-name="T145">ttp://server.com:15555/</text:span><text:span text:style-name="T154">procedures/&lt;db&gt;/</text:span><text:span text:style-name="T156">&lt;proc&gt;</text:span></text:p>
      <text:p text:style-name="P305"/>
      <text:p text:style-name="P305"/>
      <text:h text:style-name="P498" text:outline-level="2">Parameters</text:h>
      <text:p text:style-name="P337"/>
      <table:table table:name="Таблиця9" table:style-name="Таблиця9">
        <table:table-column table:style-name="Таблиця9.A"/>
        <table:table-column table:style-name="Таблиця9.B"/>
        <table:table-row>
          <table:table-cell table:style-name="Таблиця9.A1" office:value-type="string">
            <text:p text:style-name="P18">name</text:p>
            <text:p text:style-name="P187">required</text:p>
          </table:table-cell>
          <table:table-cell table:style-name="Таблиця9.A1" office:value-type="string">
            <text:p text:style-name="P124">Name of new procedure.</text:p>
            <text:p text:style-name="P120"/>
            <text:p text:style-name="P120"><text:span text:style-name="T82">Example Value:</text:span> <text:s/><text:span text:style-name="T286">p1</text:span></text:p>
          </table:table-cell>
        </table:table-row>
      </table:table>
      <text:p text:style-name="P337"/>
      <text:h text:style-name="P703" text:outline-level="2">Returns</text:h>
      <text:p text:style-name="P168">200 OK</text:p>
      <text:p text:style-name="P659"><text:bookmark-start text:name="__DdeLink__4552_14349525321"/>400 Bad Request<text:bookmark-end text:name="__DdeLink__4552_14349525321"/></text:p>
      <text:p text:style-name="P651">401 Unauthorized</text:p>
      <text:p text:style-name="P651">500 Internal Server Error</text:p>
      <text:p text:style-name="P169"/>
      <text:h text:style-name="P735" text:outline-level="2">Example Request</text:h>
      <text:p text:style-name="P448"><text:span text:style-name="T97">PUT<text:tab/></text:span><text:span text:style-name="T1"><text:tab/></text:span><text:a xlink:type="simple" xlink:href="http://localhost:15555/procedures/mydb/p1"><text:span text:style-name="T1">http</text:span></text:a><text:a xlink:type="simple" xlink:href="http://localhost:15555/procedures/mydb/p1">://</text:a><text:a xlink:type="simple" xlink:href="http://localhost:15555/procedures/mydb/p1"><text:span text:style-name="T1">localhost:15555/</text:span></text:a><text:a xlink:type="simple" xlink:href="http://localhost:15555/procedures/mydb/p1"><text:span text:style-name="T41">procedures/mydb/</text:span></text:a><text:a xlink:type="simple" xlink:href="http://localhost:15555/procedures/mydb/p1"><text:span text:style-name="T43">p1</text:span></text:a></text:p>
      <text:p text:style-name="P449"><text:span text:style-name="T97">PUT DATA<text:tab/></text:span><text:span text:style-name="T102">BEGIN</text:span><text:span text:style-name="T109">\n</text:span><text:span text:style-name="T110">END;</text:span></text:p>
      <text:p text:style-name="P592"/>
      <text:p text:style-name="P636"><text:bookmark-start text:name="__DdeLink__4622_1434952532"/><text:bookmark-start text:name="__DdeLink__4620_1434952532"/><text:bookmark-start text:name="__DdeLink__4559_14349525321"/><text:span text:style-name="T210">curl </text:span><text:span text:style-name="T224">--data-binary $'BEGIN\nRETURN 1;\nEND;'</text:span><text:span text:style-name="T220"> </text:span><text:span text:style-name="T210">-X </text:span><text:span text:style-name="T223">PUT</text:span><text:span text:style-name="T210"> http://localhost:15555/</text:span><text:span text:style-name="T221">procedures/mydb/</text:span><text:span text:style-name="T222">p1</text:span><text:bookmark-end text:name="__DdeLink__4622_1434952532"/><text:bookmark-end text:name="__DdeLink__4620_1434952532"/><text:bookmark-end text:name="__DdeLink__4559_14349525321"/></text:p>
      <text:p text:style-name="P618"/>
      <text:p text:style-name="P540">{</text:p>
      <text:p text:style-name="P806"><text:s text:c="4"/><text:span text:style-name="T126">"message"</text:span><text:span text:style-name="T144">:</text:span> <text:span text:style-name="T126">"ok"</text:span></text:p>
      <text:p text:style-name="P839">}</text:p>
      <text:p text:style-name="P559"/>
      <text:p text:style-name="P798"><text:span text:style-name="T289">POST</text:span> <text:span text:style-name="T284">procedures/&lt;db&gt;/</text:span><text:span text:style-name="T287">&lt;proc&gt;/</text:span><text:span text:style-name="T289">call</text:span></text:p>
      <text:p text:style-name="P238"><draw:line text:anchor-type="paragraph" draw:z-index="38" draw:style-name="gr1" draw:text-style-name="P876" svg:x1="0.011cm" svg:y1="0.083cm" svg:x2="17.553cm" svg:y2="0.083cm"><text:p/></draw:line></text:p>
      <text:p text:style-name="P64"><text:span text:style-name="T125">C</text:span><text:span text:style-name="T122">alls procedure.</text:span></text:p>
      <text:p text:style-name="P93"/>
      <text:h text:style-name="P736" text:outline-level="2">Resource URL</text:h>
      <text:p text:style-name="P306"><text:bookmark-start text:name="__DdeLink__812_582527207121111311111"/><text:span text:style-name="T145">h</text:span><text:bookmark-end text:name="__DdeLink__812_582527207121111311111"/><text:span text:style-name="T145">ttp://server.com:15555/</text:span><text:span text:style-name="T154">procedures/&lt;db&gt;/</text:span><text:span text:style-name="T156">&lt;proc&gt;/</text:span><text:span text:style-name="T157">call</text:span></text:p>
      <text:p text:style-name="P306"/>
      <text:h text:style-name="P764" text:outline-level="2">Parameters</text:h>
      <text:p text:style-name="P480">None</text:p>
      <text:p text:style-name="P480"/>
      <text:h text:style-name="P704" text:outline-level="2">Returns</text:h>
      <text:p text:style-name="P163">200 OK</text:p>
      <text:p text:style-name="P660">400 Bad Request</text:p>
      <text:p text:style-name="P652">401 Unauthorized</text:p>
      <text:p text:style-name="P652"/>
      <text:h text:style-name="P736" text:outline-level="2">Example Request</text:h>
      <text:p text:style-name="P450"><text:span text:style-name="T98">POST</text:span><text:span text:style-name="T97"><text:tab/></text:span><text:span text:style-name="T1"><text:tab/></text:span><text:a xlink:type="simple" xlink:href="http://localhost:15555/procedures/mydb/p1/call"><text:span text:style-name="T1">http</text:span></text:a><text:a xlink:type="simple" xlink:href="http://localhost:15555/procedures/mydb/p1/call">://</text:a><text:a xlink:type="simple" xlink:href="http://localhost:15555/procedures/mydb/p1/call"><text:span text:style-name="T1">localhost:15555/</text:span></text:a><text:a xlink:type="simple" xlink:href="http://localhost:15555/procedures/mydb/p1/call"><text:span text:style-name="T41">procedures/mydb/</text:span></text:a><text:a xlink:type="simple" xlink:href="http://localhost:15555/procedures/mydb/p1/call"><text:span text:style-name="T43">p1/</text:span></text:a><text:a xlink:type="simple" xlink:href="http://localhost:15555/procedures/mydb/p1/call"><text:span text:style-name="T44">call</text:span></text:a></text:p>
      <text:p text:style-name="P450"><text:span text:style-name="T97">P</text:span><text:span text:style-name="T98">OST</text:span><text:span text:style-name="T97"> DATA<text:tab/></text:span><text:span text:style-name="T111">None</text:span></text:p>
      <text:p text:style-name="P593"/>
      <text:p text:style-name="P635"><text:bookmark-start text:name="__DdeLink__4559_143495253211"/><text:span text:style-name="T210">curl -X </text:span><text:span text:style-name="T223">P</text:span><text:span text:style-name="T224">OST</text:span><text:span text:style-name="T210"> http://localhost:15555/</text:span><text:span text:style-name="T221">procedures/mydb/</text:span><text:span text:style-name="T222">p1</text:span><text:bookmark-end text:name="__DdeLink__4559_143495253211"/><text:span text:style-name="T222">/</text:span><text:span text:style-name="T224">call</text:span></text:p>
      <text:p text:style-name="P619"/>
      <text:p text:style-name="P541">{</text:p>
      <text:p text:style-name="P806"><text:s text:c="4"/><text:span text:style-name="T126">"result"</text:span><text:span text:style-name="T144">:</text:span> <text:span text:style-name="T140">1</text:span></text:p>
      <text:p text:style-name="P839">}</text:p>
      <text:p text:style-name="P560"/>
      <text:p text:style-name="P799">GET <text:span text:style-name="T290">users</text:span></text:p>
      <text:p text:style-name="P239"><draw:line text:anchor-type="paragraph" draw:z-index="39" draw:style-name="gr1" draw:text-style-name="P876" svg:x1="0.011cm" svg:y1="0.083cm" svg:x2="17.553cm" svg:y2="0.083cm"><text:p/></draw:line></text:p>
      <text:p text:style-name="P94"><text:span text:style-name="T284">R</text:span>eturns a list of <text:span text:style-name="T290">users</text:span></text:p>
      <text:p text:style-name="P94"/>
      <text:h text:style-name="P737" text:outline-level="2">Resource URL</text:h>
      <text:p text:style-name="P307"><text:bookmark-start text:name="__DdeLink__812_582527207121111312"/><text:span text:style-name="T145">h</text:span><text:bookmark-end text:name="__DdeLink__812_582527207121111312"/><text:span text:style-name="T145">ttp://server.com:15555/</text:span><text:span text:style-name="T158">users</text:span></text:p>
      <text:p text:style-name="P307"/>
      <text:h text:style-name="P765" text:outline-level="2">Parameters</text:h>
      <text:p text:style-name="P481">None</text:p>
      <text:p text:style-name="P481"/>
      <text:h text:style-name="P705" text:outline-level="2">Returns</text:h>
      <text:p text:style-name="P164">200 OK</text:p>
      <text:p text:style-name="P164">401 Unauthorized</text:p>
      <text:p text:style-name="P164"/>
      <text:h text:style-name="P737" text:outline-level="2">Example Request</text:h>
      <text:p text:style-name="P451"><text:span text:style-name="T85">GET</text:span><text:span text:style-name="T1"><text:tab/></text:span><text:a xlink:type="simple" xlink:href="http://localhost:15555/procedures/mydb"><text:span text:style-name="T1">http</text:span></text:a><text:a xlink:type="simple" xlink:href="http://localhost:15555/procedures/mydb">://</text:a><text:a xlink:type="simple" xlink:href="http://localhost:15555/procedures/mydb"><text:span text:style-name="T1">localhost:15555/</text:span></text:a><text:a xlink:type="simple" xlink:href="http://localhost:15555/procedures/mydb"><text:span text:style-name="T45">u</text:span></text:a><text:span text:style-name="T45">sers</text:span></text:p>
      <text:p text:style-name="P595"/>
      <text:p text:style-name="P637"><text:span text:style-name="T210">curl -X </text:span><text:span text:style-name="T215">GET</text:span><text:span text:style-name="T210"> http://localhost:15555/</text:span><text:span text:style-name="T225">users</text:span></text:p>
      <text:p text:style-name="P620"/>
      <text:p text:style-name="P561">[</text:p>
      <text:p text:style-name="P806"><text:s text:c="4"/><text:span text:style-name="T139">{</text:span></text:p>
      <text:p text:style-name="P806"><text:s text:c="8"/><text:span text:style-name="T126">"Name"</text:span><text:span text:style-name="T144">:</text:span> <text:span text:style-name="T126">"root"</text:span><text:span text:style-name="T144">,</text:span></text:p>
      <text:p text:style-name="P806"><text:s text:c="8"/><text:span text:style-name="T126">"IsAdmin"</text:span><text:span text:style-name="T144">:</text:span> <text:span text:style-name="T140">1</text:span></text:p>
      <text:p text:style-name="P806"><text:s text:c="4"/><text:span text:style-name="T139">}</text:span></text:p>
      <text:p text:style-name="P857">]</text:p>
      <text:p text:style-name="P561"/>
      <text:p text:style-name="P800"><text:span text:style-name="T291">POST</text:span> <text:span text:style-name="T290">users</text:span></text:p>
      <text:p text:style-name="P240"><draw:line text:anchor-type="paragraph" draw:z-index="40" draw:style-name="gr1" draw:text-style-name="P876" svg:x1="0.011cm" svg:y1="0.083cm" svg:x2="17.553cm" svg:y2="0.083cm"><text:p/></draw:line></text:p>
      <text:p text:style-name="P100">Creates new user.</text:p>
      <text:p text:style-name="P95"/>
      <text:h text:style-name="P738" text:outline-level="2">Resource URL</text:h>
      <text:p text:style-name="P308"><text:bookmark-start text:name="__DdeLink__812_5825272071211113121"/><text:span text:style-name="T145">h</text:span><text:bookmark-end text:name="__DdeLink__812_5825272071211113121"/><text:span text:style-name="T145">ttp://server.com:15555/</text:span><text:span text:style-name="T158">users</text:span></text:p>
      <text:p text:style-name="P308"/>
      <text:p text:style-name="P308"/>
      <text:h text:style-name="P499" text:outline-level="2">Parameters</text:h>
      <text:p text:style-name="P338"/>
      <table:table table:name="Таблиця36" table:style-name="Таблиця36">
        <table:table-column table:style-name="Таблиця36.A"/>
        <table:table-column table:style-name="Таблиця36.B"/>
        <table:table-row>
          <table:table-cell table:style-name="Таблиця36.A1" office:value-type="string">
            <text:p text:style-name="P20">admin</text:p>
            <text:p text:style-name="P188">required</text:p>
          </table:table-cell>
          <table:table-cell table:style-name="Таблиця36.A1" office:value-type="string">
            <text:p text:style-name="P126">Is new user will have admin rights.</text:p>
            <text:p text:style-name="P121"/>
            <text:p text:style-name="P121"><text:span text:style-name="T84">Possible</text:span><text:span text:style-name="T82"> Value</text:span><text:span text:style-name="T84">s</text:span><text:span text:style-name="T82">:</text:span> <text:s/><text:span text:style-name="T291">0 and 1</text:span></text:p>
            <text:p text:style-name="P121"><text:span text:style-name="T82">Example Value:</text:span> <text:s/><text:span text:style-name="T291">1</text:span></text:p>
          </table:table-cell>
        </table:table-row>
        <table:table-row>
          <table:table-cell table:style-name="Таблиця36.A1" office:value-type="string">
            <text:p text:style-name="P19">name</text:p>
            <text:p text:style-name="P188">required</text:p>
          </table:table-cell>
          <table:table-cell table:style-name="Таблиця36.A1" office:value-type="string">
            <text:p text:style-name="P125">Name of new procedure.</text:p>
            <text:p text:style-name="P121"/>
            <text:p text:style-name="P121"><text:span text:style-name="T82">Example Value:</text:span> <text:s/><text:span text:style-name="T286">p1</text:span></text:p>
          </table:table-cell>
        </table:table-row>
        <table:table-row>
          <table:table-cell table:style-name="Таблиця36.A1" office:value-type="string">
            <text:p text:style-name="P20">password</text:p>
            <text:p text:style-name="P188">required</text:p>
          </table:table-cell>
          <table:table-cell table:style-name="Таблиця36.A1" office:value-type="string">
            <text:p text:style-name="P126">Password for new user.</text:p>
            <text:p text:style-name="P121"/>
            <text:p text:style-name="P121"><text:span text:style-name="T82">Example Value:</text:span> <text:s/><text:span text:style-name="T291">h7%K:d</text:span></text:p>
          </table:table-cell>
        </table:table-row>
      </table:table>
      <text:p text:style-name="P338"/>
      <text:h text:style-name="P706" text:outline-level="2">Returns</text:h>
      <text:p text:style-name="P170"><text:bookmark-start text:name="__DdeLink__9170_1737632093"/>200 OK</text:p>
      <text:p text:style-name="P661"><text:bookmark-start text:name="__DdeLink__4552_143495253212"/>400 Bad Request<text:bookmark-end text:name="__DdeLink__4552_143495253212"/></text:p>
      <text:p text:style-name="P653">401 Unauthorized<text:bookmark-end text:name="__DdeLink__9170_1737632093"/></text:p>
      <text:p text:style-name="P653">500 Internal Server Error</text:p>
      <text:p text:style-name="P170"/>
      <text:h text:style-name="P738" text:outline-level="2">Example Request</text:h>
      <text:p text:style-name="P452"><text:span text:style-name="T85">GET</text:span><text:span text:style-name="T1"><text:tab/></text:span><text:a xlink:type="simple" xlink:href="http://localhost:15555/procedures/mydb"><text:span text:style-name="T1">http</text:span></text:a><text:a xlink:type="simple" xlink:href="http://localhost:15555/procedures/mydb">://</text:a><text:a xlink:type="simple" xlink:href="http://localhost:15555/procedures/mydb"><text:span text:style-name="T1">localhost:15555/</text:span></text:a><text:a xlink:type="simple" xlink:href="http://localhost:15555/procedures/mydb"><text:span text:style-name="T45">u</text:span></text:a><text:span text:style-name="T45">sers</text:span></text:p>
      <text:p text:style-name="P596"/>
      <text:p text:style-name="P638"><text:span text:style-name="T210">curl -X </text:span><text:span text:style-name="T215">GET</text:span><text:span text:style-name="T210"> http://localhost:15555/</text:span><text:span text:style-name="T225">users</text:span></text:p>
      <text:p text:style-name="P621"/>
      <text:p text:style-name="P562">[</text:p>
      <text:p text:style-name="P829"><text:s text:c="4"/><text:span text:style-name="T139">{</text:span></text:p>
      <text:p text:style-name="P829"><text:s text:c="8"/><text:span text:style-name="T126">"Name"</text:span><text:span text:style-name="T144">:</text:span> <text:span text:style-name="T126">"root"</text:span><text:span text:style-name="T144">,</text:span></text:p>
      <text:p text:style-name="P829"><text:s text:c="8"/><text:span text:style-name="T126">"IsAdmin"</text:span><text:span text:style-name="T144">:</text:span> <text:span text:style-name="T140">1</text:span></text:p>
      <text:p text:style-name="P829"><text:s text:c="4"/><text:span text:style-name="T139">}</text:span></text:p>
      <text:p text:style-name="P858">]</text:p>
      <text:p text:style-name="P562"/>
      <text:p text:style-name="P801"><text:span text:style-name="T292">DELETE</text:span> <text:span text:style-name="T290">users/</text:span><text:span text:style-name="T292">&lt;user&gt;</text:span></text:p>
      <text:p text:style-name="P241"><draw:line text:anchor-type="paragraph" draw:z-index="41" draw:style-name="gr1" draw:text-style-name="P876" svg:x1="0.011cm" svg:y1="0.083cm" svg:x2="17.553cm" svg:y2="0.083cm"><text:p/></draw:line></text:p>
      <text:p text:style-name="P104">Deletes user.</text:p>
      <text:p text:style-name="P102"/>
      <text:h text:style-name="P767" text:outline-level="2">Resource URL</text:h>
      <text:p text:style-name="P325"><text:bookmark-start text:name="__DdeLink__812_58252720712111131211"/><text:a xlink:type="simple" xlink:href="http://server.com:15555/users/%3Cuser%3E"><text:span text:style-name="T145">h</text:span></text:a><text:bookmark-end text:name="__DdeLink__812_58252720712111131211"/><text:a xlink:type="simple" xlink:href="http://server.com:15555/users/%3Cuser%3E"><text:span text:style-name="T145">ttp://server.com:15555/</text:span></text:a><text:a xlink:type="simple" xlink:href="http://server.com:15555/users/%3Cuser%3E"><text:span text:style-name="T158">users/</text:span></text:a><text:a xlink:type="simple" xlink:href="http://server.com:15555/users/%3Cuser%3E"><text:span text:style-name="T159">&lt;user&gt;</text:span></text:a></text:p>
      <text:p text:style-name="P345"/>
      <text:p text:style-name="P325"/>
      <text:h text:style-name="P766" text:outline-level="2">Parameters</text:h>
      <text:p text:style-name="P482">None</text:p>
      <text:p text:style-name="P482"/>
      <text:h text:style-name="P707" text:outline-level="2">Returns</text:h>
      <text:p text:style-name="P172">200 OK</text:p>
      <text:p text:style-name="P662"><text:bookmark-start text:name="__DdeLink__4552_1434952532122"/>400 Bad Request<text:bookmark-end text:name="__DdeLink__4552_1434952532122"/></text:p>
      <text:p text:style-name="P654">401 Unauthorized</text:p>
      <text:p text:style-name="P171"/>
      <text:h text:style-name="P767" text:outline-level="2">Example Request</text:h>
      <text:p text:style-name="P487"><text:span text:style-name="T99">DELETE</text:span><text:span text:style-name="T1"><text:tab/></text:span><text:a xlink:type="simple" xlink:href="http://localhost:15555/procedures/mydb"><text:span text:style-name="T1">http</text:span></text:a><text:a xlink:type="simple" xlink:href="http://localhost:15555/procedures/mydb">://</text:a><text:a xlink:type="simple" xlink:href="http://localhost:15555/procedures/mydb"><text:span text:style-name="T1">localhost:15555/</text:span></text:a><text:a xlink:type="simple" xlink:href="http://localhost:15555/procedures/mydb"><text:span text:style-name="T45">u</text:span></text:a><text:span text:style-name="T45">sers</text:span><text:span text:style-name="T46">/&lt;user&gt;</text:span></text:p>
      <text:p text:style-name="P597"/>
      <text:p text:style-name="P639"><text:span text:style-name="T210">curl -X </text:span><text:span text:style-name="T226">DELETE</text:span><text:span text:style-name="T210"> http://localhost:15555/</text:span><text:span text:style-name="T225">users/</text:span><text:span text:style-name="T226">user</text:span></text:p>
      <text:p text:style-name="P622"/>
      <text:p text:style-name="P568">[</text:p>
      <text:p text:style-name="P830"><text:s text:c="4"/><text:span text:style-name="T139">{</text:span></text:p>
      <text:p text:style-name="P830"><text:s text:c="8"/><text:span text:style-name="T126">"Name"</text:span><text:span text:style-name="T144">:</text:span> <text:span text:style-name="T126">"root"</text:span><text:span text:style-name="T144">,</text:span></text:p>
      <text:p text:style-name="P830"><text:s text:c="8"/><text:span text:style-name="T126">"IsAdmin"</text:span><text:span text:style-name="T144">:</text:span> <text:span text:style-name="T140">1</text:span></text:p>
      <text:p text:style-name="P830"><text:s text:c="4"/><text:span text:style-name="T139">}</text:span></text:p>
      <text:p text:style-name="P859">]</text:p>
      <text:p text:style-name="P568"/>
      <text:p text:style-name="P802"><text:span text:style-name="T293">PUT</text:span> <text:span text:style-name="T290">users/</text:span><text:span text:style-name="T292">&lt;user&gt;</text:span></text:p>
      <text:p text:style-name="P242"><draw:line text:anchor-type="paragraph" draw:z-index="42" draw:style-name="gr1" draw:text-style-name="P876" svg:x1="0.011cm" svg:y1="0.083cm" svg:x2="17.553cm" svg:y2="0.083cm"><text:p/></draw:line></text:p>
      <text:p text:style-name="P101"><text:span text:style-name="T293">Changes password for</text:span><text:span text:style-name="T292"> user.</text:span></text:p>
      <text:p text:style-name="P103"/>
      <text:h text:style-name="P768" text:outline-level="2">Resource URL</text:h>
      <text:p text:style-name="P326"><text:bookmark-start text:name="__DdeLink__812_582527207121111312111"/><text:a xlink:type="simple" xlink:href="http://server.com:15555/users/%3Cuser%3E"><text:span text:style-name="T145">h</text:span></text:a><text:bookmark-end text:name="__DdeLink__812_582527207121111312111"/><text:a xlink:type="simple" xlink:href="http://server.com:15555/users/%3Cuser%3E"><text:span text:style-name="T145">ttp://server.com:15555/</text:span></text:a><text:a xlink:type="simple" xlink:href="http://server.com:15555/users/%3Cuser%3E"><text:span text:style-name="T158">users/</text:span></text:a><text:a xlink:type="simple" xlink:href="http://server.com:15555/users/%3Cuser%3E"><text:span text:style-name="T159">&lt;user&gt;</text:span></text:a></text:p>
      <text:p text:style-name="P346"/>
      <text:p text:style-name="P326"/>
      <text:h text:style-name="P766" text:outline-level="2">Parameters</text:h>
      <text:p text:style-name="P482">None</text:p>
      <text:p text:style-name="P482"/>
      <text:h text:style-name="P707" text:outline-level="2">Returns</text:h>
      <text:p text:style-name="P172">200 OK</text:p>
      <text:p text:style-name="P662"><text:bookmark-start text:name="__DdeLink__4552_14349525321221"/>400 Bad Request<text:bookmark-end text:name="__DdeLink__4552_14349525321221"/></text:p>
      <text:p text:style-name="P654">401 Unauthorized</text:p>
      <text:p text:style-name="P172"/>
      <text:h text:style-name="P768" text:outline-level="2">Example Request</text:h>
      <text:p text:style-name="P488"><text:span text:style-name="T99">DELETE</text:span><text:span text:style-name="T1"><text:tab/></text:span><text:a xlink:type="simple" xlink:href="http://localhost:15555/procedures/mydb"><text:span text:style-name="T1">http</text:span></text:a><text:a xlink:type="simple" xlink:href="http://localhost:15555/procedures/mydb">://</text:a><text:a xlink:type="simple" xlink:href="http://localhost:15555/procedures/mydb"><text:span text:style-name="T1">localhost:15555/</text:span></text:a><text:a xlink:type="simple" xlink:href="http://localhost:15555/procedures/mydb"><text:span text:style-name="T45">u</text:span></text:a><text:span text:style-name="T45">sers</text:span><text:span text:style-name="T46">/&lt;user&gt;</text:span></text:p>
      <text:p text:style-name="P598"/>
      <text:p text:style-name="P640"><text:span text:style-name="T210">curl -X </text:span><text:span text:style-name="T226">DELETE</text:span><text:span text:style-name="T210"> http://localhost:15555/</text:span><text:span text:style-name="T225">users/</text:span><text:span text:style-name="T226">user</text:span></text:p>
      <text:p text:style-name="P623"/>
      <text:p text:style-name="P569">[</text:p>
      <text:p text:style-name="P831"><text:s text:c="4"/><text:span text:style-name="T139">{</text:span></text:p>
      <text:p text:style-name="P831"><text:s text:c="8"/><text:span text:style-name="T126">"Name"</text:span><text:span text:style-name="T144">:</text:span> <text:span text:style-name="T126">"root"</text:span><text:span text:style-name="T144">,</text:span></text:p>
      <text:p text:style-name="P831"><text:s text:c="8"/><text:span text:style-name="T126">"IsAdmin"</text:span><text:span text:style-name="T144">:</text:span> <text:span text:style-name="T140">1</text:span></text:p>
      <text:p text:style-name="P831"><text:s text:c="4"/><text:span text:style-name="T139">}</text:span></text:p>
      <text:p text:style-name="P860">]</text:p>
      <text:p text:style-name="P569"/>
      <text:p text:style-name="P867">Error Codes &amp; Responses</text:p>
      <text:p text:style-name="P271"/>
      <text:p text:style-name="P863">HTTP Status Codes</text:p>
      <text:p text:style-name="P862"><text:span text:style-name="T185">The </text:span><text:bookmark-start text:name="__DdeLink__4943_1689160490"/><text:span text:style-name="T185">SQLited</text:span><text:bookmark-end text:name="__DdeLink__4943_1689160490"/><text:span text:style-name="T185"> returns such HTTP status codes for every request. </text:span></text:p>
      <table:table table:name="Таблиця24" table:style-name="Таблиця24">
        <table:table-column table:style-name="Таблиця24.A"/>
        <table:table-column table:style-name="Таблиця24.B"/>
        <table:table-column table:style-name="Таблиця24.C"/>
        <table:table-row>
          <table:table-cell table:style-name="Таблиця24.A1" office:value-type="string">
            <text:p text:style-name="P7">Code</text:p>
          </table:table-cell>
          <table:table-cell table:style-name="Таблиця24.A1" office:value-type="string">
            <text:p text:style-name="P1"><text:span text:style-name="T184">Text</text:span> </text:p>
          </table:table-cell>
          <table:table-cell table:style-name="Таблиця24.A1" office:value-type="string">
            <text:p text:style-name="P7">Description</text:p>
          </table:table-cell>
        </table:table-row>
        <table:table-row>
          <table:table-cell table:style-name="Таблиця24.A1" office:value-type="string">
            <text:p text:style-name="P256">200</text:p>
          </table:table-cell>
          <table:table-cell table:style-name="Таблиця24.A1" office:value-type="string">
            <text:p text:style-name="P247">OK</text:p>
          </table:table-cell>
          <table:table-cell table:style-name="Таблиця24.A1" office:value-type="string">
            <text:p text:style-name="P256">Success.</text:p>
          </table:table-cell>
        </table:table-row>
        <table:table-row>
          <table:table-cell table:style-name="Таблиця24.A1" office:value-type="string">
            <text:p text:style-name="P257">201</text:p>
          </table:table-cell>
          <table:table-cell table:style-name="Таблиця24.A1" office:value-type="string">
            <text:p text:style-name="P257">Created</text:p>
          </table:table-cell>
          <table:table-cell table:style-name="Таблиця24.A1" office:value-type="string">
            <text:p text:style-name="P249">The request has been fulfilled and resulted in a new resource being created.</text:p>
          </table:table-cell>
        </table:table-row>
        <table:table-row>
          <table:table-cell table:style-name="Таблиця24.A1" office:value-type="string">
            <text:p text:style-name="P256">304</text:p>
          </table:table-cell>
          <table:table-cell table:style-name="Таблиця24.A1" office:value-type="string">
            <text:p text:style-name="P256">Not Modified</text:p>
          </table:table-cell>
          <table:table-cell table:style-name="Таблиця24.A1" office:value-type="string">
            <text:p text:style-name="P249">Indicates the resource has not been modified since last requested.</text:p>
          </table:table-cell>
        </table:table-row>
        <table:table-row>
          <table:table-cell table:style-name="Таблиця24.A1" office:value-type="string">
            <text:p text:style-name="P256">400</text:p>
          </table:table-cell>
          <table:table-cell table:style-name="Таблиця24.A1" office:value-type="string">
            <text:p text:style-name="P256"><text:bookmark-start text:name="__DdeLink__4991_1689160490"/>Bad Request<text:bookmark-end text:name="__DdeLink__4991_1689160490"/></text:p>
          </table:table-cell>
          <table:table-cell table:style-name="Таблиця24.A1" office:value-type="string">
            <text:p text:style-name="P249">The request was invalid. An accompanying error message will explain why. </text:p>
          </table:table-cell>
        </table:table-row>
        <table:table-row>
          <table:table-cell table:style-name="Таблиця24.A1" office:value-type="string">
            <text:p text:style-name="P256">401</text:p>
          </table:table-cell>
          <table:table-cell table:style-name="Таблиця24.A1" office:value-type="string">
            <text:p text:style-name="P249">Unauthorized</text:p>
          </table:table-cell>
          <table:table-cell table:style-name="Таблиця24.A1" office:value-type="string">
            <text:p text:style-name="P249"><text:span text:style-name="T184">A</text:span>uthentication is required and has failed or has not yet been provided.</text:p>
          </table:table-cell>
        </table:table-row>
        <table:table-row>
          <table:table-cell table:style-name="Таблиця24.A1" office:value-type="string">
            <text:p text:style-name="P256">404</text:p>
          </table:table-cell>
          <table:table-cell table:style-name="Таблиця24.A1" office:value-type="string">
            <text:p text:style-name="P256">Not Found</text:p>
          </table:table-cell>
          <table:table-cell table:style-name="Таблиця24.A1" office:value-type="string">
            <text:p text:style-name="P249">The requested resource could not be found but may be available again in the future.</text:p>
          </table:table-cell>
        </table:table-row>
        <table:table-row>
          <table:table-cell table:style-name="Таблиця24.A1" office:value-type="string">
            <text:p text:style-name="P256">405</text:p>
          </table:table-cell>
          <table:table-cell table:style-name="Таблиця24.A1" office:value-type="string">
            <text:p text:style-name="P249">Method Not Allowed</text:p>
          </table:table-cell>
          <table:table-cell table:style-name="Таблиця24.A1" office:value-type="string">
            <text:p text:style-name="P249">A request was made of a resource using a request method not supported by that resource</text:p>
          </table:table-cell>
        </table:table-row>
        <table:table-row>
          <table:table-cell table:style-name="Таблиця24.A1" office:value-type="string">
            <text:p text:style-name="P256">411</text:p>
          </table:table-cell>
          <table:table-cell table:style-name="Таблиця24.A1" office:value-type="string">
            <text:p text:style-name="P256">Length Required</text:p>
          </table:table-cell>
          <table:table-cell table:style-name="Таблиця24.A1" office:value-type="string">
            <text:p text:style-name="P249">The request did not specify the length of its content, which is required by the requested resource.</text:p>
          </table:table-cell>
        </table:table-row>
        <table:table-row>
          <table:table-cell table:style-name="Таблиця24.A1" office:value-type="string">
            <text:p text:style-name="P256">500</text:p>
          </table:table-cell>
          <table:table-cell table:style-name="Таблиця24.A1" office:value-type="string">
            <text:p text:style-name="P249">Internal Server Error</text:p>
          </table:table-cell>
          <table:table-cell table:style-name="Таблиця24.A1" office:value-type="string">
            <text:p text:style-name="P249">A generic error message, given when no more specific message is suitable.</text:p>
          </table:table-cell>
        </table:table-row>
      </table:table>
      <text:p text:style-name="P864"/>
      <text:h text:style-name="P865" text:outline-level="2">Error Messages</text:h>
      <text:p text:style-name="P868">When the <text:span text:style-name="T186">SQLited</text:span> returns error messages, it does so in your requested format. For example, an error might look like this:</text:p>
      <text:p text:style-name="P869"/>
      <text:p text:style-name="P380"><text:span text:style-name="T85">POST</text:span><text:span text:style-name="T1"><text:tab/><text:tab/></text:span><text:a xlink:type="simple" xlink:href="https://localhost:15555/query/dbname?sql=ERROR"><text:span text:style-name="T1">http://localhost:15555/query/mydb?sql=</text:span></text:a><text:a xlink:type="simple" xlink:href="https://localhost:15555/query/dbname?sql=ERROR"><text:span text:style-name="T8">ERROR</text:span></text:a></text:p>
      <text:p text:style-name="P380"><text:span text:style-name="T85">POST Data<text:tab/></text:span><text:span text:style-name="T100">None</text:span></text:p>
      <text:p text:style-name="P573"/>
      <text:p text:style-name="P834">{ </text:p>
      <text:p text:style-name="P834"><text:tab/>"message": "near \"ERROR\": syntax error" </text:p>
      <text:p text:style-name="P835">} </text:p>
      <text:p text:style-name="P8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Ubuntu Light1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DejaVu Sans" style:font-size-asian="18pt" style:font-weight-asian="bold" style:font-name-complex="DejaVu Sans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2.25pt" style:font-name-complex="OpenSymbol" style:font-size-complex="14pt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gor </meta:initial-creator>
    <meta:creation-date>2012-09-01T14:57:00</meta:creation-date>
    <dc:date>2013-01-13T10:20:08</dc:date>
    <dc:creator>Igor </dc:creator>
    <meta:editing-duration>P3DT12H33M37S</meta:editing-duration>
    <meta:editing-cycles>320</meta:editing-cycles>
    <meta:generator>LibreOffice/3.6$Linux_X86_64 LibreOffice_project/360m1$Build-2</meta:generator>
    <meta:document-statistic meta:table-count="22" meta:image-count="0" meta:object-count="0" meta:page-count="49" meta:paragraph-count="1078" meta:word-count="2672" meta:character-count="21873" meta:non-whitespace-character-count="19636"/>
  </office:meta>
</office:document-meta>
</file>